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7000000195A576949.png"/>
  <manifest:file-entry manifest:media-type="image/png" manifest:full-path="Pictures/1000000000000270000001967CBAFF30.png"/>
  <manifest:file-entry manifest:media-type="image/png" manifest:full-path="Pictures/10000000000002EE0000016107C16BB2.png"/>
  <manifest:file-entry manifest:media-type="image/png" manifest:full-path="Pictures/10000000000002630000012B4F1A13FC.png"/>
  <manifest:file-entry manifest:media-type="image/png" manifest:full-path="Pictures/10000201000002E2000001B6391B2CB2.png"/>
  <manifest:file-entry manifest:media-type="image/png" manifest:full-path="Pictures/100000000000026A0000010543BC01CA.png"/>
  <manifest:file-entry manifest:media-type="image/jpeg" manifest:full-path="Pictures/1000000000000337000001B5FAE94223.jpg"/>
  <manifest:file-entry manifest:media-type="image/png" manifest:full-path="Pictures/10000000000001FF0000031699E3A14D.png"/>
  <manifest:file-entry manifest:media-type="image/jpeg" manifest:full-path="Pictures/1000000000000306000000CF90902A34.jpg"/>
  <manifest:file-entry manifest:media-type="image/png" manifest:full-path="Pictures/10000200000003B8000001209D22A64E.png"/>
  <manifest:file-entry manifest:media-type="image/png" manifest:full-path="Pictures/10000000000002CD00000132B011E246.png"/>
  <manifest:file-entry manifest:media-type="image/png" manifest:full-path="Pictures/10000000000003D400000221BF86839F.png"/>
  <manifest:file-entry manifest:media-type="image/jpeg" manifest:full-path="Pictures/1000000000000306000000D809BEF10B.jpg"/>
  <manifest:file-entry manifest:media-type="image/jpeg" manifest:full-path="Pictures/10000000000002760000021E155A8456.jpg"/>
  <manifest:file-entry manifest:media-type="image/jpeg" manifest:full-path="Pictures/100000000000030800000121C714EAC8.jpg"/>
  <manifest:file-entry manifest:media-type="image/png" manifest:full-path="Pictures/10000000000002E4000001958C9A28E1.png"/>
  <manifest:file-entry manifest:media-type="image/png" manifest:full-path="Pictures/100000000000008D0000001217293034.png"/>
  <manifest:file-entry manifest:media-type="image/png" manifest:full-path="Pictures/1000000000000267000002798BB1B0A8.png"/>
  <manifest:file-entry manifest:media-type="image/tiff" manifest:full-path="Pictures/10000201000002F7000001DE9F1FF4E3.tif"/>
  <manifest:file-entry manifest:media-type="image/png" manifest:full-path="Pictures/100000000000038B000000DB01D7AB81.png"/>
  <manifest:file-entry manifest:media-type="image/png" manifest:full-path="Pictures/100000000000036B0000019921A32ABC.png"/>
  <manifest:file-entry manifest:media-type="image/png" manifest:full-path="Pictures/10000000000002F2000001F1A034CAC7.png"/>
  <manifest:file-entry manifest:media-type="image/tiff" manifest:full-path="Pictures/10000000000002FF000001ED9025CC8A.tif"/>
  <manifest:file-entry manifest:media-type="image/png" manifest:full-path="Pictures/10000200000003B7000000BC2EA7A871.png"/>
  <manifest:file-entry manifest:media-type="image/png" manifest:full-path="Pictures/1000000000000382000000DE4A46BC12.png"/>
  <manifest:file-entry manifest:media-type="image/png" manifest:full-path="Pictures/100000000000028B000002B4039F7991.png"/>
  <manifest:file-entry manifest:media-type="image/png" manifest:full-path="Pictures/100000000000026A000001A2CCC08907.png"/>
  <manifest:file-entry manifest:media-type="image/jpeg" manifest:full-path="Pictures/100000000000027600000254CA01DA03.jpg"/>
  <manifest:file-entry manifest:media-type="image/png" manifest:full-path="Pictures/100000000000021A000001E4AEF8C2A0.png"/>
  <manifest:file-entry manifest:media-type="image/jpeg" manifest:full-path="Pictures/10000000000002770000021B19B9853A.jpg"/>
  <manifest:file-entry manifest:media-type="image/png" manifest:full-path="Pictures/100000000000026200000242AB1C3199.png"/>
  <manifest:file-entry manifest:media-type="image/png" manifest:full-path="Pictures/10000200000003B70000015EA9D89000.png"/>
  <manifest:file-entry manifest:media-type="image/tiff" manifest:full-path="Pictures/10000000000002E7000000E278120B15.tif"/>
  <manifest:file-entry manifest:media-type="image/png" manifest:full-path="Pictures/100000000000026F00000154BB3CABB3.png"/>
  <manifest:file-entry manifest:media-type="image/png" manifest:full-path="Pictures/10000000000003660000015EDD2662D6.png"/>
  <manifest:file-entry manifest:media-type="image/png" manifest:full-path="Pictures/1000000000000320000002AAC4228846.png"/>
  <manifest:file-entry manifest:media-type="image/png" manifest:full-path="Pictures/1000000000000380000000B387E4BE56.png"/>
  <manifest:file-entry manifest:media-type="image/jpeg" manifest:full-path="Pictures/10000000000005780000012C1B1747CA.jpg"/>
  <manifest:file-entry manifest:media-type="image/png" manifest:full-path="Pictures/100000000000029D000001D8579150A6.png"/>
  <manifest:file-entry manifest:media-type="image/png" manifest:full-path="Pictures/1000000000000389000000F2D15BA74C.png"/>
  <manifest:file-entry manifest:media-type="image/png" manifest:full-path="Pictures/10000000000000800000003B681950C6.png"/>
  <manifest:file-entry manifest:media-type="image/png" manifest:full-path="Pictures/100000000000026800000172E80014B4.png"/>
  <manifest:file-entry manifest:media-type="image/png" manifest:full-path="Pictures/100000000000026500000139215FFCF1.png"/>
  <manifest:file-entry manifest:media-type="image/png" manifest:full-path="Pictures/10000000000003480000007314E2663C.png"/>
  <manifest:file-entry manifest:media-type="image/png" manifest:full-path="Pictures/10000000000002F700000152F9F435C0.png"/>
  <manifest:file-entry manifest:media-type="image/png" manifest:full-path="Pictures/100000000000026D00000167BC19F265.png"/>
  <manifest:file-entry manifest:media-type="image/png" manifest:full-path="Pictures/10000000000002640000012DA79E04D8.png"/>
  <manifest:file-entry manifest:media-type="image/png" manifest:full-path="Pictures/1000000000000183000000D8943A7282.png"/>
  <manifest:file-entry manifest:media-type="image/png" manifest:full-path="Pictures/10000000000001B5000000C3B7E2C714.png"/>
  <manifest:file-entry manifest:media-type="image/png" manifest:full-path="Pictures/10000201000002E20000021853C2F594.png"/>
  <manifest:file-entry manifest:media-type="image/png" manifest:full-path="Pictures/10000000000002680000025932E34A27.png"/>
  <manifest:file-entry manifest:media-type="image/png" manifest:full-path="Pictures/10000000000002E30000016E3A11E87B.png"/>
  <manifest:file-entry manifest:media-type="image/png" manifest:full-path="Pictures/10000201000003B9000002C3E2EFE4EC.png"/>
  <manifest:file-entry manifest:media-type="image/png" manifest:full-path="Pictures/100000000000031F000002640D7E89F2.png"/>
  <manifest:file-entry manifest:media-type="image/png" manifest:full-path="Pictures/100000000000029C00000219833CB0FC.png"/>
  <manifest:file-entry manifest:media-type="image/jpeg" manifest:full-path="Pictures/10000000000003A80000014828B9BB42.jpg"/>
  <manifest:file-entry manifest:media-type="image/tiff" manifest:full-path="Pictures/100000000000017C000000916C975BF0.tif"/>
  <manifest:file-entry manifest:media-type="image/png" manifest:full-path="Pictures/1000000000000269000001D74745B3A8.png"/>
  <manifest:file-entry manifest:media-type="image/png" manifest:full-path="Pictures/1000000000000094000000C4042C6527.png"/>
  <manifest:file-entry manifest:media-type="image/png" manifest:full-path="Pictures/100000000000038300000116A236B261.png"/>
  <manifest:file-entry manifest:media-type="image/png" manifest:full-path="Pictures/100000000000026900000124242D46A9.png"/>
  <manifest:file-entry manifest:media-type="image/png" manifest:full-path="Pictures/1000000000000275000001D37652ADD1.png"/>
  <manifest:file-entry manifest:media-type="image/png" manifest:full-path="Pictures/10000201000003C90000029290B99ECE.png"/>
  <manifest:file-entry manifest:media-type="image/png" manifest:full-path="Pictures/10000000000002530000001EEF5DF1F6.png"/>
  <manifest:file-entry manifest:media-type="image/png" manifest:full-path="Pictures/10000000000002F0000000C1D23AD1B5.png"/>
  <manifest:file-entry manifest:media-type="image/png" manifest:full-path="Pictures/10000000000003B30000037FCD86C0CD.png"/>
  <manifest:file-entry manifest:media-type="image/png" manifest:full-path="Pictures/10000200000002A400000241AF7CE5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BookAntiqua" svg:font-family="BookAntiqua, 'Book Antiqua'" style:font-family-generic="roman"/>
    <style:font-face style:name="Courier New1" svg:font-family="'Courier New'"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SMSC_5f_conf" style:display-name="SMSC_conf" style:family="table">
      <style:table-properties style:width="6.3in" table:align="right" style:may-break-between-rows="false" style:writing-mode="lr-tb"/>
    </style:style>
    <style:style style:name="SMSC_5f_conf.A" style:display-name="SMSC_conf.A" style:family="table-column">
      <style:table-column-properties style:column-width="1.4958in"/>
    </style:style>
    <style:style style:name="SMSC_5f_conf.B" style:display-name="SMSC_conf.B" style:family="table-column">
      <style:table-column-properties style:column-width="4.2132in"/>
    </style:style>
    <style:style style:name="SMSC_5f_conf.C" style:display-name="SMSC_conf.C" style:family="table-column">
      <style:table-column-properties style:column-width="0.591in"/>
    </style:style>
    <style:style style:name="SMSC_5f_conf.A1" style:display-name="SMSC_conf.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SMSC_5f_conf.C1" style:display-name="SMSC_conf.C1" style:family="table-cell">
      <style:table-cell-properties fo:background-color="#cccccc" fo:padding="0.0382in" fo:border="0.0007in solid #000000">
        <style:background-image/>
      </style:table-cell-properties>
    </style:style>
    <style:style style:name="SMSC_5f_conf.A2" style:display-name="SMSC_conf.A2" style:family="table-cell">
      <style:table-cell-properties fo:padding="0.0382in" fo:border-left="0.0007in solid #000000" fo:border-right="0.0007in solid #000000" fo:border-top="none" fo:border-bottom="0.0007in solid #000000"/>
    </style:style>
    <style:style style:name="SMSC_5f_conf.A3" style:display-name="SMSC_conf.A3" style:family="table-cell">
      <style:table-cell-properties fo:padding="0.0382in" fo:border-left="0.0007in solid #000000" fo:border-right="none" fo:border-top="none" fo:border-bottom="0.0007in solid #000000"/>
    </style:style>
    <style:style style:name="SMSC_5f_conf.B50" style:display-name="SMSC_conf.B50" style:family="table-cell">
      <style:table-cell-properties fo:background-color="transparent" fo:padding="0.0382in" fo:border-left="0.0007in solid #000000" fo:border-right="none" fo:border-top="none" fo:border-bottom="0.0007in solid #000000">
        <style:background-image/>
      </style:table-cell-properties>
    </style:style>
    <style:style style:name="SMSC_5f_conf.A77" style:display-name="SMSC_conf.A77" style:family="table-cell">
      <style:table-cell-properties fo:background-color="transparent" fo:padding="0.0396in" fo:border-left="0.0007in solid #000000" fo:border-right="none" fo:border-top="none" fo:border-bottom="0.0007in solid #000000">
        <style:background-image/>
      </style:table-cell-properties>
    </style:style>
    <style:style style:name="SMSC_5f_conf.B77" style:display-name="SMSC_conf.B77" style:family="table-cell">
      <style:table-cell-properties fo:padding="0.0396in" fo:border-left="0.0007in solid #000000" fo:border-right="none" fo:border-top="none" fo:border-bottom="0.0007in solid #000000"/>
    </style:style>
    <style:style style:name="SMSC_5f_conf.C77" style:display-name="SMSC_conf.C77" style:family="table-cell">
      <style:table-cell-properties fo:padding="0.0396in" fo:border-left="0.0007in solid #000000" fo:border-right="0.0007in solid #000000" fo:border-top="none" fo:border-bottom="0.0007in solid #000000"/>
    </style:style>
    <style:style style:name="SMSC_5f_conf.A82" style:display-name="SMSC_conf.A82"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Routes" style:family="table">
      <style:table-properties style:width="6.15in" table:align="right" style:writing-mode="lr-tb"/>
    </style:style>
    <style:style style:name="Routes.A" style:family="table-column">
      <style:table-column-properties style:column-width="1.3368in"/>
    </style:style>
    <style:style style:name="Routes.B" style:family="table-column">
      <style:table-column-properties style:column-width="4.8132in"/>
    </style:style>
    <style:style style:name="Routes.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Routes.B1" style:family="table-cell">
      <style:table-cell-properties fo:background-color="#e6e6e6" fo:padding="0.0382in" fo:border="0.0007in solid #000000">
        <style:background-image/>
      </style:table-cell-properties>
    </style:style>
    <style:style style:name="Routes.A2" style:family="table-cell">
      <style:table-cell-properties fo:padding="0.0382in" fo:border-left="0.0007in solid #000000" fo:border-right="none" fo:border-top="none" fo:border-bottom="0.0007in solid #000000"/>
    </style:style>
    <style:style style:name="Routes.B2" style:family="table-cell">
      <style:table-cell-properties fo:padding="0.0382in" fo:border-left="0.0007in solid #000000" fo:border-right="0.0007in solid #000000" fo:border-top="none" fo:border-bottom="0.0007in solid #000000"/>
    </style:style>
    <style:style style:name="Таблица3" style:family="table">
      <style:table-properties style:width="6.1979in" fo:margin-left="0.4139in" fo:margin-right="0.0819in" table:align="margins" style:writing-mode="lr-tb"/>
    </style:style>
    <style:style style:name="Таблица3.A" style:family="table-column">
      <style:table-column-properties style:column-width="0.9722in" style:rel-column-width="10280*"/>
    </style:style>
    <style:style style:name="Таблица3.B" style:family="table-column">
      <style:table-column-properties style:column-width="0.9118in" style:rel-column-width="9641*"/>
    </style:style>
    <style:style style:name="Таблица3.C" style:family="table-column">
      <style:table-column-properties style:column-width="4.3139in" style:rel-column-width="45614*"/>
    </style:style>
    <style:style style:name="Таблица3.1" style:family="table-row">
      <style:table-row-properties style:keep-together="true" fo:keep-together="auto"/>
    </style:style>
    <style:style style:name="Таблица3.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3.C1" style:family="table-cell">
      <style:table-cell-properties style:vertical-align="top" fo:background-color="#cccccc" fo:padding="0.0396in" fo:border="0.0069in solid #000000" style:writing-mode="lr-tb">
        <style:background-image/>
      </style:table-cell-properties>
    </style:style>
    <style:style style:name="Таблица3.A2" style:family="table-cell">
      <style:table-cell-properties style:vertical-align="top" fo:padding="0.0396in" fo:border-left="0.0069in solid #000000" fo:border-right="none" fo:border-top="none" fo:border-bottom="0.0069in solid #000000" style:writing-mode="lr-tb"/>
    </style:style>
    <style:style style:name="Таблица3.C2" style:family="table-cell">
      <style:table-cell-properties style:vertical-align="top" fo:padding="0.0396in" fo:border-left="0.0069in solid #000000" fo:border-right="0.0069in solid #000000" fo:border-top="none" fo:border-bottom="0.0069in solid #000000" style:writing-mode="lr-tb"/>
    </style:style>
    <style:style style:name="Таблица3.5" style:family="table-row">
      <style:table-row-properties style:min-row-height="0.0472in" style:keep-together="true" fo:keep-together="auto"/>
    </style:style>
    <style:style style:name="Таблица4" style:family="table">
      <style:table-properties style:width="6.1542in" fo:margin-left="0.4139in" fo:margin-right="0.1257in" table:align="margins" style:writing-mode="lr-tb"/>
    </style:style>
    <style:style style:name="Таблица4.A" style:family="table-column">
      <style:table-column-properties style:column-width="1.2153in" style:rel-column-width="12941*"/>
    </style:style>
    <style:style style:name="Таблица4.B" style:family="table-column">
      <style:table-column-properties style:column-width="4.9389in" style:rel-column-width="52594*"/>
    </style:style>
    <style:style style:name="Таблица4.1" style:family="table-row">
      <style:table-row-properties style:keep-together="true" fo:keep-together="auto"/>
    </style:style>
    <style:style style:name="Таблица4.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4.B1" style:family="table-cell">
      <style:table-cell-properties style:vertical-align="top" fo:background-color="#cccccc" fo:padding="0.0396in" fo:border="0.0069in solid #000000" style:writing-mode="lr-tb">
        <style:background-image/>
      </style:table-cell-properties>
    </style:style>
    <style:style style:name="Таблица4.A2" style:family="table-cell">
      <style:table-cell-properties style:vertical-align="top" fo:padding="0.0396in" fo:border-left="0.0069in solid #000000" fo:border-right="none" fo:border-top="none" fo:border-bottom="0.0069in solid #000000" style:writing-mode="lr-tb"/>
    </style:style>
    <style:style style:name="Таблица4.B2" style:family="table-cell">
      <style:table-cell-properties style:vertical-align="top" fo:padding="0.0396in" fo:border-left="0.0069in solid #000000" fo:border-right="0.0069in solid #000000" fo:border-top="none" fo:border-bottom="0.0069in solid #000000" style:writing-mode="lr-tb"/>
    </style:style>
    <style:style style:name="Таблица5" style:family="table">
      <style:table-properties style:width="6.2069in" fo:margin-left="0.3965in" fo:margin-right="0.0903in" table:align="margins" style:writing-mode="lr-tb"/>
    </style:style>
    <style:style style:name="Таблица5.A" style:family="table-column">
      <style:table-column-properties style:column-width="1.0764in" style:rel-column-width="11364*"/>
    </style:style>
    <style:style style:name="Таблица5.B" style:family="table-column">
      <style:table-column-properties style:column-width="5.1306in" style:rel-column-width="54171*"/>
    </style:style>
    <style:style style:name="Таблица5.1" style:family="table-row">
      <style:table-row-properties style:keep-together="true" fo:keep-together="auto"/>
    </style:style>
    <style:style style:name="Таблица5.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5.B1" style:family="table-cell">
      <style:table-cell-properties style:vertical-align="top" fo:background-color="#cccccc" fo:padding="0.0396in" fo:border="0.0069in solid #000000" style:writing-mode="lr-tb">
        <style:background-image/>
      </style:table-cell-properties>
    </style:style>
    <style:style style:name="Таблица5.A2" style:family="table-cell">
      <style:table-cell-properties style:vertical-align="top" fo:padding="0.0396in" fo:border-left="0.0069in solid #000000" fo:border-right="none" fo:border-top="none" fo:border-bottom="0.0069in solid #000000" style:writing-mode="lr-tb"/>
    </style:style>
    <style:style style:name="Таблица5.B2" style:family="table-cell">
      <style:table-cell-properties style:vertical-align="top" fo:padding="0.0396in" fo:border-left="0.0069in solid #000000" fo:border-right="0.0069in solid #000000" fo:border-top="none" fo:border-bottom="0.0069in solid #000000" style:writing-mode="lr-tb"/>
    </style:style>
    <style:style style:name="Таблица6" style:family="table">
      <style:table-properties style:width="6.1806in" fo:margin-left="0.4222in" fo:margin-right="0.091in" table:align="margins" style:writing-mode="lr-tb"/>
    </style:style>
    <style:style style:name="Таблица6.A" style:family="table-column">
      <style:table-column-properties style:column-width="0.8681in" style:rel-column-width="9204*"/>
    </style:style>
    <style:style style:name="Таблица6.B" style:family="table-column">
      <style:table-column-properties style:column-width="5.3125in" style:rel-column-width="56331*"/>
    </style:style>
    <style:style style:name="Таблица6.1" style:family="table-row">
      <style:table-row-properties style:keep-together="true" fo:keep-together="auto"/>
    </style:style>
    <style:style style:name="Таблица6.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6.B1" style:family="table-cell">
      <style:table-cell-properties style:vertical-align="top" fo:background-color="#cccccc" fo:padding="0.0396in" fo:border="0.0069in solid #000000" style:writing-mode="lr-tb">
        <style:background-image/>
      </style:table-cell-properties>
    </style:style>
    <style:style style:name="Таблица6.A2" style:family="table-cell">
      <style:table-cell-properties style:vertical-align="top" fo:padding="0.0396in" fo:border-left="0.0069in solid #000000" fo:border-right="none" fo:border-top="none" fo:border-bottom="0.0069in solid #000000" style:writing-mode="lr-tb"/>
    </style:style>
    <style:style style:name="Таблица6.B2" style:family="table-cell">
      <style:table-cell-properties style:vertical-align="top" fo:padding="0.0396in" fo:border-left="0.0069in solid #000000" fo:border-right="0.0069in solid #000000" fo:border-top="none" fo:border-bottom="0.0069in solid #000000" style:writing-mode="lr-tb"/>
    </style:style>
    <style:style style:name="Таблица7" style:family="table">
      <style:table-properties style:width="6.1111in" fo:margin-left="0.4139in" fo:margin-right="0.1688in" table:align="margins" style:writing-mode="lr-tb"/>
    </style:style>
    <style:style style:name="Таблица7.A" style:family="table-column">
      <style:table-column-properties style:column-width="1.3632in" style:rel-column-width="14618*"/>
    </style:style>
    <style:style style:name="Таблица7.B" style:family="table-column">
      <style:table-column-properties style:column-width="4.7479in" style:rel-column-width="50917*"/>
    </style:style>
    <style:style style:name="Таблица7.1" style:family="table-row">
      <style:table-row-properties style:keep-together="true" fo:keep-together="auto"/>
    </style:style>
    <style:style style:name="Таблица7.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7.B1" style:family="table-cell">
      <style:table-cell-properties style:vertical-align="top" fo:background-color="#cccccc" fo:padding="0.0396in" fo:border="0.0069in solid #000000" style:writing-mode="lr-tb">
        <style:background-image/>
      </style:table-cell-properties>
    </style:style>
    <style:style style:name="Таблица7.A2" style:family="table-cell">
      <style:table-cell-properties style:vertical-align="top" fo:padding="0.0396in" fo:border-left="0.0069in solid #000000" fo:border-right="none" fo:border-top="none" fo:border-bottom="0.0069in solid #000000" style:writing-mode="lr-tb"/>
    </style:style>
    <style:style style:name="Таблица7.B2" style:family="table-cell">
      <style:table-cell-properties style:vertical-align="top" fo:padding="0.0396in" fo:border-left="0.0069in solid #000000" fo:border-right="0.0069in solid #000000" fo:border-top="none" fo:border-bottom="0.0069in solid #000000" style:writing-mode="lr-tb"/>
    </style:style>
    <style:style style:name="Таблица7.9" style:family="table-row">
      <style:table-row-properties style:min-row-height="0.2361in" style:keep-together="true" fo:keep-together="auto"/>
    </style:style>
    <style:style style:name="Таблица7.11" style:family="table-row">
      <style:table-row-properties style:min-row-height="0.3333in" style:keep-together="true" fo:keep-together="auto"/>
    </style:style>
    <style:style style:name="Таблица7.12" style:family="table-row">
      <style:table-row-properties style:min-row-height="0.5in" style:keep-together="true" fo:keep-together="auto"/>
    </style:style>
    <style:style style:name="Таблица7.14" style:family="table-row">
      <style:table-row-properties style:min-row-height="0.0431in" style:keep-together="true" fo:keep-together="auto"/>
    </style:style>
    <style:style style:name="Таблица7.16" style:family="table-row">
      <style:table-row-properties style:min-row-height="0.4028in" style:keep-together="true" fo:keep-together="auto"/>
    </style:style>
    <style:style style:name="Таблица7.18" style:family="table-row">
      <style:table-row-properties style:min-row-height="0.4188in" style:keep-together="true" fo:keep-together="auto"/>
    </style:style>
    <style:style style:name="Таблица7.20" style:family="table-row">
      <style:table-row-properties style:min-row-height="0.0396in" style:keep-together="true" fo:keep-together="auto"/>
    </style:style>
    <style:style style:name="Таблица7.21" style:family="table-row">
      <style:table-row-properties style:min-row-height="0.0451in" style:keep-together="true" fo:keep-together="auto"/>
    </style:style>
    <style:style style:name="Таблица8" style:family="table">
      <style:table-properties style:width="6.2069in" fo:margin-left="0.4139in" fo:margin-right="0.0729in" table:align="margins" style:writing-mode="lr-tb"/>
    </style:style>
    <style:style style:name="Таблица8.A" style:family="table-column">
      <style:table-column-properties style:column-width="1.8146in" style:rel-column-width="19158*"/>
    </style:style>
    <style:style style:name="Таблица8.B" style:family="table-column">
      <style:table-column-properties style:column-width="4.3924in" style:rel-column-width="46377*"/>
    </style:style>
    <style:style style:name="Таблица8.1" style:family="table-row">
      <style:table-row-properties style:min-row-height="0.25in" style:keep-together="true" fo:keep-together="auto"/>
    </style:style>
    <style:style style:name="Таблица8.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8.B1" style:family="table-cell">
      <style:table-cell-properties style:vertical-align="top" fo:background-color="#cccccc" fo:padding="0.0396in" fo:border="0.0069in solid #000000" style:writing-mode="lr-tb">
        <style:background-image/>
      </style:table-cell-properties>
    </style:style>
    <style:style style:name="Таблица8.2" style:family="table-row">
      <style:table-row-properties style:min-row-height="0.2222in" style:keep-together="true" fo:keep-together="auto"/>
    </style:style>
    <style:style style:name="Таблица8.A2" style:family="table-cell">
      <style:table-cell-properties style:vertical-align="top" fo:padding="0.0396in" fo:border-left="0.0069in solid #000000" fo:border-right="none" fo:border-top="none" fo:border-bottom="0.0069in solid #000000" style:writing-mode="lr-tb"/>
    </style:style>
    <style:style style:name="Таблица8.B2" style:family="table-cell">
      <style:table-cell-properties style:vertical-align="top" fo:padding="0.0396in" fo:border-left="0.0069in solid #000000" fo:border-right="0.0069in solid #000000" fo:border-top="none" fo:border-bottom="0.0069in solid #000000" style:writing-mode="lr-tb"/>
    </style:style>
    <style:style style:name="Таблица8.3" style:family="table-row">
      <style:table-row-properties style:min-row-height="0.0403in" style:keep-together="true" fo:keep-together="auto"/>
    </style:style>
    <style:style style:name="Таблица8.4" style:family="table-row">
      <style:table-row-properties style:min-row-height="0.3056in" style:keep-together="true" fo:keep-together="auto"/>
    </style:style>
    <style:style style:name="Таблица8.6" style:family="table-row">
      <style:table-row-properties style:min-row-height="0.0417in" style:keep-together="true" fo:keep-together="auto"/>
    </style:style>
    <style:style style:name="Таблица8.7" style:family="table-row">
      <style:table-row-properties style:min-row-height="0.0396in" style:keep-together="true" fo:keep-together="auto"/>
    </style:style>
    <style:style style:name="Таблица8.15" style:family="table-row">
      <style:table-row-properties style:min-row-height="0.6667in" style:keep-together="true" fo:keep-together="auto"/>
    </style:style>
    <style:style style:name="Таблица8.16" style:family="table-row">
      <style:table-row-properties style:min-row-height="0.2639in" style:keep-together="true" fo:keep-together="auto"/>
    </style:style>
    <style:style style:name="Таблица9" style:family="table">
      <style:table-properties style:width="6.2417in" fo:margin-left="0.4139in" fo:margin-right="0.0382in" table:align="margins" style:writing-mode="lr-tb"/>
    </style:style>
    <style:style style:name="Таблица9.A" style:family="table-column">
      <style:table-column-properties style:column-width="1.0333in" style:rel-column-width="10849*"/>
    </style:style>
    <style:style style:name="Таблица9.B" style:family="table-column">
      <style:table-column-properties style:column-width="5.2083in" style:rel-column-width="54686*"/>
    </style:style>
    <style:style style:name="Таблица9.1" style:family="table-row">
      <style:table-row-properties style:min-row-height="0.25in" style:keep-together="true" fo:keep-together="auto"/>
    </style:style>
    <style:style style:name="Таблица9.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9.B1" style:family="table-cell">
      <style:table-cell-properties style:vertical-align="top" fo:background-color="#cccccc" fo:padding="0.0396in" fo:border="0.0069in solid #000000" style:writing-mode="lr-tb">
        <style:background-image/>
      </style:table-cell-properties>
    </style:style>
    <style:style style:name="Таблица9.2" style:family="table-row">
      <style:table-row-properties style:min-row-height="0.2361in" style:keep-together="true" fo:keep-together="auto"/>
    </style:style>
    <style:style style:name="Таблица9.A2" style:family="table-cell">
      <style:table-cell-properties style:vertical-align="top" fo:padding="0.0396in" fo:border-left="0.0069in solid #000000" fo:border-right="none" fo:border-top="none" fo:border-bottom="0.0069in solid #000000" style:writing-mode="lr-tb"/>
    </style:style>
    <style:style style:name="Таблица9.B2" style:family="table-cell">
      <style:table-cell-properties style:vertical-align="top" fo:padding="0.0396in" fo:border-left="0.0069in solid #000000" fo:border-right="0.0069in solid #000000" fo:border-top="none" fo:border-bottom="0.0069in solid #000000" style:writing-mode="lr-tb"/>
    </style:style>
    <style:style style:name="Таблица9.7" style:family="table-row">
      <style:table-row-properties style:min-row-height="0.1389in" style:keep-together="true" fo:keep-together="auto"/>
    </style:style>
    <style:style style:name="Таблица9.8" style:family="table-row">
      <style:table-row-properties style:min-row-height="0.4778in" style:keep-together="true" fo:keep-together="auto"/>
    </style:style>
    <style:style style:name="Таблица9.14" style:family="table-row">
      <style:table-row-properties style:min-row-height="0.3333in" style:keep-together="true" fo:keep-together="auto"/>
    </style:style>
    <style:style style:name="Таблица9.17" style:family="table-row">
      <style:table-row-properties style:min-row-height="0.5in" style:keep-together="true" fo:keep-together="auto"/>
    </style:style>
    <style:style style:name="Таблица9.18" style:family="table-row">
      <style:table-row-properties style:min-row-height="0.0403in" style:keep-together="true" fo:keep-together="auto"/>
    </style:style>
    <style:style style:name="Таблица9.19" style:family="table-row">
      <style:table-row-properties style:min-row-height="0.0458in" style:keep-together="true" fo:keep-together="auto"/>
    </style:style>
    <style:style style:name="Таблица9.24" style:family="table-row">
      <style:table-row-properties style:min-row-height="0.0451in" style:keep-together="true" fo:keep-together="auto"/>
    </style:style>
    <style:style style:name="Таблица10" style:family="table">
      <style:table-properties style:width="6.1896in" fo:margin-left="0.4139in" fo:margin-right="0.0903in" table:align="margins" style:writing-mode="lr-tb"/>
    </style:style>
    <style:style style:name="Таблица10.A" style:family="table-column">
      <style:table-column-properties style:column-width="1.5625in" style:rel-column-width="16543*"/>
    </style:style>
    <style:style style:name="Таблица10.B" style:family="table-column">
      <style:table-column-properties style:column-width="4.6271in" style:rel-column-width="48992*"/>
    </style:style>
    <style:style style:name="Таблица10.1" style:family="table-row">
      <style:table-row-properties style:keep-together="true" fo:keep-together="auto"/>
    </style:style>
    <style:style style:name="Таблица10.A1" style:family="table-cell">
      <style:table-cell-properties style:vertical-align="top" fo:background-color="#cccccc" fo:padding="0.0396in" fo:border="0.0007in solid #000000" style:writing-mode="lr-tb">
        <style:background-image/>
      </style:table-cell-properties>
    </style:style>
    <style:style style:name="Таблица10.B1" style:family="table-cell">
      <style:table-cell-properties style:vertical-align="top" fo:background-color="#cccccc" fo:padding="0.0396in" fo:border-left="none" fo:border-right="0.0007in solid #000000" fo:border-top="0.0007in solid #000000" fo:border-bottom="0.0007in solid #000000" style:writing-mode="lr-tb">
        <style:background-image/>
      </style:table-cell-properties>
    </style:style>
    <style:style style:name="Таблица10.A2" style:family="table-cell">
      <style:table-cell-properties style:vertical-align="top" fo:padding="0.0396in" fo:border-left="0.0069in solid #000000" fo:border-right="0.0069in solid #000000" fo:border-top="none" fo:border-bottom="0.0069in solid #000000" style:writing-mode="lr-tb"/>
    </style:style>
    <style:style style:name="Таблица10.A3" style:family="table-cell">
      <style:table-cell-properties style:vertical-align="top" fo:padding="0.0396in" fo:border-left="0.0069in solid #000000" fo:border-right="none" fo:border-top="none" fo:border-bottom="0.0069in solid #000000" style:writing-mode="lr-tb"/>
    </style:style>
    <style:style style:name="Таблица10.A8" style:family="table-cell">
      <style:table-cell-properties style:vertical-align="top" fo:padding="0.0396in" fo:border="0.0069in solid #000000" style:writing-mode="lr-tb"/>
    </style:style>
    <style:style style:name="Таблица11" style:family="table">
      <style:table-properties style:width="6.1896in" fo:margin-left="0.4139in" fo:margin-right="0.0903in" table:align="margins" style:writing-mode="lr-tb"/>
    </style:style>
    <style:style style:name="Таблица11.A" style:family="table-column">
      <style:table-column-properties style:column-width="1.1375in" style:rel-column-width="12043*"/>
    </style:style>
    <style:style style:name="Таблица11.B" style:family="table-column">
      <style:table-column-properties style:column-width="5.0521in" style:rel-column-width="53492*"/>
    </style:style>
    <style:style style:name="Таблица11.1" style:family="table-row">
      <style:table-row-properties style:keep-together="true" fo:keep-together="auto"/>
    </style:style>
    <style:style style:name="Таблица11.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11.B1" style:family="table-cell">
      <style:table-cell-properties style:vertical-align="top" fo:background-color="#cccccc" fo:padding="0.0396in" fo:border="0.0069in solid #000000" style:writing-mode="lr-tb">
        <style:background-image/>
      </style:table-cell-properties>
    </style:style>
    <style:style style:name="Таблица11.A2" style:family="table-cell">
      <style:table-cell-properties style:vertical-align="top" fo:padding="0.0396in" fo:border-left="0.0069in solid #000000" fo:border-right="none" fo:border-top="none" fo:border-bottom="0.0069in solid #000000" style:writing-mode="lr-tb"/>
    </style:style>
    <style:style style:name="Таблица11.B2" style:family="table-cell">
      <style:table-cell-properties style:vertical-align="top" fo:padding="0.0396in" fo:border-left="0.0069in solid #000000" fo:border-right="0.0069in solid #000000" fo:border-top="none" fo:border-bottom="0.0069in solid #000000" style:writing-mode="lr-tb"/>
    </style:style>
    <style:style style:name="Таблица11.A12" style:family="table-cell">
      <style:table-cell-properties style:vertical-align="top" fo:padding="0.0396in" fo:border="0.0069in solid #000000" style:writing-mode="lr-tb"/>
    </style:style>
    <style:style style:name="Таблица12" style:family="table">
      <style:table-properties style:width="6.1896in" fo:margin-left="0.4139in" fo:margin-right="0.0903in" table:align="margins" style:writing-mode="lr-tb"/>
    </style:style>
    <style:style style:name="Таблица12.A" style:family="table-column">
      <style:table-column-properties style:column-width="1.1896in" style:rel-column-width="12595*"/>
    </style:style>
    <style:style style:name="Таблица12.B" style:family="table-column">
      <style:table-column-properties style:column-width="5in" style:rel-column-width="52940*"/>
    </style:style>
    <style:style style:name="Таблица12.1" style:family="table-row">
      <style:table-row-properties style:keep-together="true" fo:keep-together="auto"/>
    </style:style>
    <style:style style:name="Таблица12.A1" style:family="table-cell">
      <style:table-cell-properties style:vertical-align="top" fo:padding="0.0396in" fo:border="0.0069in solid #000000" style:writing-mode="lr-tb"/>
    </style:style>
    <style:style style:name="Таблица12.A2" style:family="table-cell">
      <style:table-cell-properties style:vertical-align="top" fo:padding="0.0396in" fo:border-left="0.0069in solid #000000" fo:border-right="none" fo:border-top="none" fo:border-bottom="0.0069in solid #000000" style:writing-mode="lr-tb"/>
    </style:style>
    <style:style style:name="Таблица12.B2" style:family="table-cell">
      <style:table-cell-properties style:vertical-align="top" fo:padding="0.0396in" fo:border-left="0.0069in solid #000000" fo:border-right="0.0069in solid #000000" fo:border-top="none" fo:border-bottom="0.0069in solid #000000" style:writing-mode="lr-tb"/>
    </style:style>
    <style:style style:name="Таблица23" style:family="table">
      <style:table-properties style:width="6.1979in" fo:margin-left="0.4049in" fo:margin-right="0.091in" table:align="margins" style:writing-mode="lr-tb"/>
    </style:style>
    <style:style style:name="Таблица23.A" style:family="table-column">
      <style:table-column-properties style:column-width="1.5799in" style:rel-column-width="16705*"/>
    </style:style>
    <style:style style:name="Таблица23.B" style:family="table-column">
      <style:table-column-properties style:column-width="4.6181in" style:rel-column-width="48830*"/>
    </style:style>
    <style:style style:name="Таблица23.1" style:family="table-row">
      <style:table-row-properties style:keep-together="true" fo:keep-together="auto"/>
    </style:style>
    <style:style style:name="Таблица23.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23.B1" style:family="table-cell">
      <style:table-cell-properties style:vertical-align="top" fo:background-color="#cccccc" fo:padding="0.0396in" fo:border="0.0069in solid #000000" style:writing-mode="lr-tb">
        <style:background-image/>
      </style:table-cell-properties>
    </style:style>
    <style:style style:name="Таблица23.A2" style:family="table-cell">
      <style:table-cell-properties style:vertical-align="top" fo:padding="0.0396in" fo:border-left="0.0069in solid #000000" fo:border-right="0.0069in solid #000000" fo:border-top="none" fo:border-bottom="0.0069in solid #000000" style:writing-mode="lr-tb"/>
    </style:style>
    <style:style style:name="Таблица23.A3" style:family="table-cell">
      <style:table-cell-properties style:vertical-align="top" fo:padding="0.0396in" fo:border-left="0.0069in solid #000000" fo:border-right="none" fo:border-top="none" fo:border-bottom="0.0069in solid #000000" style:writing-mode="lr-tb"/>
    </style:style>
    <style:style style:name="Таблица32" style:family="table">
      <style:table-properties style:width="6.1896in" fo:margin-left="0.4139in" fo:margin-right="0.0903in" table:align="margins" style:writing-mode="lr-tb"/>
    </style:style>
    <style:style style:name="Таблица32.A" style:family="table-column">
      <style:table-column-properties style:column-width="1.3285in" style:rel-column-width="14065*"/>
    </style:style>
    <style:style style:name="Таблица32.B" style:family="table-column">
      <style:table-column-properties style:column-width="4.8611in" style:rel-column-width="51470*"/>
    </style:style>
    <style:style style:name="Таблица32.1" style:family="table-row">
      <style:table-row-properties style:keep-together="true" fo:keep-together="auto"/>
    </style:style>
    <style:style style:name="Таблица32.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32.B1" style:family="table-cell">
      <style:table-cell-properties style:vertical-align="top" fo:background-color="#cccccc" fo:padding="0.0396in" fo:border="0.0069in solid #000000" style:writing-mode="lr-tb">
        <style:background-image/>
      </style:table-cell-properties>
    </style:style>
    <style:style style:name="Таблица32.2" style:family="table-row">
      <style:table-row-properties style:min-row-height="0.1715in" style:keep-together="true" fo:keep-together="auto"/>
    </style:style>
    <style:style style:name="Таблица32.A2" style:family="table-cell">
      <style:table-cell-properties style:vertical-align="top" fo:padding="0.0396in" fo:border-left="0.0069in solid #000000" fo:border-right="0.0069in solid #000000" fo:border-top="none" fo:border-bottom="0.0069in solid #000000" style:writing-mode="lr-tb"/>
    </style:style>
    <style:style style:name="Таблица32.A3" style:family="table-cell">
      <style:table-cell-properties style:vertical-align="middle" fo:padding="0.0396in" fo:border-left="0.0069in solid #000000" fo:border-right="none" fo:border-top="none" fo:border-bottom="0.0069in solid #000000" style:writing-mode="lr-tb"/>
    </style:style>
    <style:style style:name="Таблица32.B3" style:family="table-cell">
      <style:table-cell-properties style:vertical-align="middle" fo:padding="0.0396in" fo:border-left="0.0069in solid #000000" fo:border-right="0.0069in solid #000000" fo:border-top="none" fo:border-bottom="0.0069in solid #000000" style:writing-mode="lr-tb"/>
    </style:style>
    <style:style style:name="Таблица41" style:family="table">
      <style:table-properties style:width="6.191in" fo:margin-left="0.4083in" fo:margin-right="0.0944in" table:align="margins" style:writing-mode="lr-tb"/>
    </style:style>
    <style:style style:name="Таблица41.A" style:family="table-column">
      <style:table-column-properties style:column-width="0.909in" style:rel-column-width="9622*"/>
    </style:style>
    <style:style style:name="Таблица41.B" style:family="table-column">
      <style:table-column-properties style:column-width="5.2819in" style:rel-column-width="55913*"/>
    </style:style>
    <style:style style:name="Таблица41.1" style:family="table-row">
      <style:table-row-properties style:keep-together="true" fo:keep-together="auto"/>
    </style:style>
    <style:style style:name="Таблица41.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41.B1" style:family="table-cell">
      <style:table-cell-properties style:vertical-align="top" fo:background-color="#cccccc" fo:padding="0.0396in" fo:border="0.0069in solid #000000" style:writing-mode="lr-tb">
        <style:background-image/>
      </style:table-cell-properties>
    </style:style>
    <style:style style:name="Таблица41.A2" style:family="table-cell">
      <style:table-cell-properties style:vertical-align="middle" fo:padding="0.0396in" fo:border-left="0.0069in solid #000000" fo:border-right="none" fo:border-top="none" fo:border-bottom="0.0069in solid #000000" style:writing-mode="lr-tb"/>
    </style:style>
    <style:style style:name="Таблица41.B2" style:family="table-cell">
      <style:table-cell-properties style:vertical-align="middle" fo:padding="0.0396in" fo:border-left="0.0069in solid #000000" fo:border-right="0.0069in solid #000000" fo:border-top="none" fo:border-bottom="0.0069in solid #000000" style:writing-mode="lr-tb"/>
    </style:style>
    <style:style style:name="Таблица42" style:family="table">
      <style:table-properties style:width="6.1896in" fo:margin-left="0.4139in" fo:margin-right="0.0903in" table:align="margins" style:writing-mode="lr-tb"/>
    </style:style>
    <style:style style:name="Таблица42.A" style:family="table-column">
      <style:table-column-properties style:column-width="1.8146in" style:rel-column-width="19212*"/>
    </style:style>
    <style:style style:name="Таблица42.B" style:family="table-column">
      <style:table-column-properties style:column-width="4.375in" style:rel-column-width="46323*"/>
    </style:style>
    <style:style style:name="Таблица42.1" style:family="table-row">
      <style:table-row-properties style:keep-together="true" fo:keep-together="auto"/>
    </style:style>
    <style:style style:name="Таблица42.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42.B1" style:family="table-cell">
      <style:table-cell-properties style:vertical-align="top" fo:background-color="#cccccc" fo:padding="0.0396in" fo:border="0.0069in solid #000000" style:writing-mode="lr-tb">
        <style:background-image/>
      </style:table-cell-properties>
    </style:style>
    <style:style style:name="Таблица42.A2" style:family="table-cell">
      <style:table-cell-properties style:vertical-align="middle" fo:padding="0.0396in" fo:border-left="0.0069in solid #000000" fo:border-right="none" fo:border-top="none" fo:border-bottom="0.0069in solid #000000" style:writing-mode="lr-tb"/>
    </style:style>
    <style:style style:name="Таблица42.B2" style:family="table-cell">
      <style:table-cell-properties style:vertical-align="middle" fo:padding="0.0396in" fo:border-left="0.0069in solid #000000" fo:border-right="0.0069in solid #000000" fo:border-top="none" fo:border-bottom="0.0069in solid #000000" style:writing-mode="lr-tb"/>
    </style:style>
    <style:style style:name="Table1" style:family="table">
      <style:table-properties style:width="5.9063in" fo:margin-left="0.4333in" fo:margin-right="0.3542in" fo:margin-top="0.0396in" fo:margin-bottom="0.0396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0.6382in" style:rel-column-width="7082*"/>
    </style:style>
    <style:style style:name="Table1.B" style:family="table-column">
      <style:table-column-properties style:column-width="1.3708in" style:rel-column-width="15212*"/>
    </style:style>
    <style:style style:name="Table1.C" style:family="table-column">
      <style:table-column-properties style:column-width="3.8972in" style:rel-column-width="43241*"/>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top" fo:background-color="#c0c0c0" fo:padding="0.0396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0c0c0" fo:padding="0.0396in" fo:border="0.0069in solid #000000" style:writing-mode="lr-tb">
        <style:background-image/>
      </style:table-cell-properties>
    </style:style>
    <style:style style:name="Table1.A2" style:family="table-cell">
      <style:table-cell-properties style:vertical-align="top" fo:background-color="transparent" fo:padding="0.0396in" fo:border-left="0.0069in solid #000000" fo:border-right="none" fo:border-top="none" fo:border-bottom="0.0069in solid #000000" style:writing-mode="lr-tb">
        <style:background-image/>
      </style:table-cell-properties>
    </style:style>
    <style:style style:name="Table1.C2" style:family="table-cell">
      <style:table-cell-properties style:vertical-align="top" fo:background-color="transparent" fo:padding="0.0396in" fo:border-left="0.0069in solid #000000" fo:border-right="0.0069in solid #000000" fo:border-top="none" fo:border-bottom="0.0069in solid #000000" style:writing-mode="lr-tb">
        <style:background-image/>
      </style:table-cell-properties>
    </style:style>
    <style:style style:name="Table17" style:family="table">
      <style:table-properties style:width="6.2688in" fo:margin-left="0.4361in" fo:margin-right="-0.0111in"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0.7104in" style:rel-column-width="7426*"/>
    </style:style>
    <style:style style:name="Table17.B" style:family="table-column">
      <style:table-column-properties style:column-width="0.6438in" style:rel-column-width="6729*"/>
    </style:style>
    <style:style style:name="Table17.C" style:family="table-column">
      <style:table-column-properties style:column-width="1.4111in" style:rel-column-width="14752*"/>
    </style:style>
    <style:style style:name="Table17.D" style:family="table-column">
      <style:table-column-properties style:column-width="3.5035in" style:rel-column-width="36628*"/>
    </style:style>
    <style:style style:name="Table17.1" style:family="table-row">
      <style:table-row-properties fo:background-color="transparent" style:keep-together="true" fo:keep-together="auto">
        <style:background-image/>
      </style:table-row-properties>
    </style:style>
    <style:style style:name="Table17.A1" style:family="table-cell">
      <style:table-cell-properties style:vertical-align="top" fo:background-color="#c0c0c0" fo:padding="0.0396in" fo:border-left="0.0069in solid #000000" fo:border-right="none" fo:border-top="0.0069in solid #000000" fo:border-bottom="0.0069in solid #000000" style:writing-mode="lr-tb">
        <style:background-image/>
      </style:table-cell-properties>
    </style:style>
    <style:style style:name="Table17.D1" style:family="table-cell">
      <style:table-cell-properties style:vertical-align="top" fo:background-color="#c0c0c0" fo:padding="0.0396in" fo:border="0.0069in solid #000000" style:writing-mode="lr-tb">
        <style:background-image/>
      </style:table-cell-properties>
    </style:style>
    <style:style style:name="Table17.A2" style:family="table-cell">
      <style:table-cell-properties style:vertical-align="top" fo:background-color="transparent" fo:padding="0.0396in" fo:border-left="0.0069in solid #000000" fo:border-right="none" fo:border-top="none" fo:border-bottom="0.0069in solid #000000" style:writing-mode="lr-tb">
        <style:background-image/>
      </style:table-cell-properties>
    </style:style>
    <style:style style:name="Table17.D2" style:family="table-cell">
      <style:table-cell-properties style:vertical-align="top" fo:background-color="transparent" fo:padding="0.0396in" fo:border-left="0.0069in solid #000000" fo:border-right="0.0069in solid #000000" fo:border-top="none" fo:border-bottom="0.0069in solid #000000" style:writing-mode="lr-tb">
        <style:background-image/>
      </style:table-cell-properties>
    </style:style>
    <style:style style:name="Таблица43" style:family="table">
      <style:table-properties style:width="6.25in" fo:margin-left="0.4222in" fo:margin-right="0.0215in" table:align="margins" style:writing-mode="lr-tb"/>
    </style:style>
    <style:style style:name="Таблица43.A" style:family="table-column">
      <style:table-column-properties style:column-width="2.8382in" style:rel-column-width="29760*"/>
    </style:style>
    <style:style style:name="Таблица43.B" style:family="table-column">
      <style:table-column-properties style:column-width="0.7201in" style:rel-column-width="7551*"/>
    </style:style>
    <style:style style:name="Таблица43.C" style:family="table-column">
      <style:table-column-properties style:column-width="2.6917in" style:rel-column-width="28224*"/>
    </style:style>
    <style:style style:name="Таблица43.1" style:family="table-row">
      <style:table-row-properties style:min-row-height="0.2778in" style:keep-together="true" fo:keep-together="auto"/>
    </style:style>
    <style:style style:name="Таблица43.A1" style:family="table-cell">
      <style:table-cell-properties style:vertical-align="top" fo:background-color="#c0c0c0" fo:padding="0.0396in" fo:border-left="0.0069in solid #000000" fo:border-right="none" fo:border-top="0.0069in solid #000000" fo:border-bottom="0.0069in solid #000000" style:writing-mode="lr-tb">
        <style:background-image/>
      </style:table-cell-properties>
    </style:style>
    <style:style style:name="Таблица43.C1" style:family="table-cell">
      <style:table-cell-properties style:vertical-align="top" fo:background-color="#c0c0c0" fo:padding="0.0396in" fo:border="0.0069in solid #000000" style:writing-mode="lr-tb">
        <style:background-image/>
      </style:table-cell-properties>
    </style:style>
    <style:style style:name="Таблица43.2" style:family="table-row">
      <style:table-row-properties style:min-row-height="0.2361in" style:keep-together="true" fo:keep-together="auto"/>
    </style:style>
    <style:style style:name="Таблица43.A2" style:family="table-cell">
      <style:table-cell-properties style:vertical-align="top" fo:padding="0.0396in" fo:border-left="0.0069in solid #000000" fo:border-right="none" fo:border-top="none" fo:border-bottom="0.0069in solid #000000" style:writing-mode="lr-tb"/>
    </style:style>
    <style:style style:name="Таблица43.C2" style:family="table-cell">
      <style:table-cell-properties style:vertical-align="top" fo:padding="0.0396in" fo:border-left="0.0069in solid #000000" fo:border-right="0.0069in solid #000000" fo:border-top="none" fo:border-bottom="0.0069in solid #000000" style:writing-mode="lr-tb"/>
    </style:style>
    <style:style style:name="Таблица43.B50" style:family="table-cell" style:data-style-name="N0">
      <style:table-cell-properties style:vertical-align="top" fo:padding="0.0396in" fo:border-left="0.0069in solid #000000" fo:border-right="none" fo:border-top="none" fo:border-bottom="0.0069in solid #000000" style:writing-mode="lr-tb"/>
    </style:style>
    <style:style style:name="Таблица43.79" style:family="table-row">
      <style:table-row-properties style:min-row-height="0.1389in" style:keep-together="true" fo:keep-together="auto"/>
    </style:style>
    <style:style style:name="Таблица43.107" style:family="table-row">
      <style:table-row-properties style:min-row-height="0.3056in" style:keep-together="true" fo:keep-together="auto"/>
    </style:style>
    <style:style style:name="Таблица45" style:family="table">
      <style:table-properties style:width="6.2597in" fo:margin-left="0.4139in" fo:margin-right="0.0201in" table:align="margins" style:writing-mode="lr-tb"/>
    </style:style>
    <style:style style:name="Таблица45.A" style:family="table-column">
      <style:table-column-properties style:column-width="1.1889in" style:rel-column-width="12446*"/>
    </style:style>
    <style:style style:name="Таблица45.B" style:family="table-column">
      <style:table-column-properties style:column-width="3.1944in" style:rel-column-width="33443*"/>
    </style:style>
    <style:style style:name="Таблица45.C" style:family="table-column">
      <style:table-column-properties style:column-width="1.8764in" style:rel-column-width="19646*"/>
    </style:style>
    <style:style style:name="Таблица45.1" style:family="table-row">
      <style:table-row-properties style:keep-together="true" fo:keep-together="auto"/>
    </style:style>
    <style:style style:name="Таблица45.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45.C1" style:family="table-cell">
      <style:table-cell-properties style:vertical-align="top" fo:background-color="#cccccc" fo:padding="0.0396in" fo:border="0.0069in solid #000000" style:writing-mode="lr-tb">
        <style:background-image/>
      </style:table-cell-properties>
    </style:style>
    <style:style style:name="Таблица45.A2" style:family="table-cell">
      <style:table-cell-properties style:vertical-align="top" fo:padding="0.0396in" fo:border-left="0.0069in solid #000000" fo:border-right="none" fo:border-top="none" fo:border-bottom="0.0069in solid #000000" style:writing-mode="lr-tb"/>
    </style:style>
    <style:style style:name="Таблица45.C2" style:family="table-cell">
      <style:table-cell-properties style:vertical-align="top" fo:padding="0.0396in" fo:border-left="0.0069in solid #000000" fo:border-right="0.0069in solid #000000" fo:border-top="none" fo:border-bottom="0.0069in solid #000000" style:writing-mode="lr-tb"/>
    </style:style>
    <style:style style:name="Таблица46" style:family="table">
      <style:table-properties style:width="6.2597in" fo:margin-left="0.4139in" fo:margin-right="0.0201in" table:align="margins" style:writing-mode="lr-tb"/>
    </style:style>
    <style:style style:name="Таблица46.A" style:family="table-column">
      <style:table-column-properties style:column-width="1.1972in" style:rel-column-width="12534*"/>
    </style:style>
    <style:style style:name="Таблица46.B" style:family="table-column">
      <style:table-column-properties style:column-width="3.1944in" style:rel-column-width="33443*"/>
    </style:style>
    <style:style style:name="Таблица46.C" style:family="table-column">
      <style:table-column-properties style:column-width="1.8681in" style:rel-column-width="19558*"/>
    </style:style>
    <style:style style:name="Таблица46.1" style:family="table-row">
      <style:table-row-properties style:keep-together="true" fo:keep-together="auto"/>
    </style:style>
    <style:style style:name="Таблица46.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46.C1" style:family="table-cell">
      <style:table-cell-properties style:vertical-align="top" fo:background-color="#cccccc" fo:padding="0.0396in" fo:border="0.0069in solid #000000" style:writing-mode="lr-tb">
        <style:background-image/>
      </style:table-cell-properties>
    </style:style>
    <style:style style:name="Таблица46.A2" style:family="table-cell">
      <style:table-cell-properties style:vertical-align="top" fo:padding="0.0396in" fo:border-left="0.0069in solid #000000" fo:border-right="none" fo:border-top="none" fo:border-bottom="0.0069in solid #000000" style:writing-mode="lr-tb"/>
    </style:style>
    <style:style style:name="Таблица46.C2" style:family="table-cell">
      <style:table-cell-properties style:vertical-align="top" fo:padding="0.0396in" fo:border-left="0.0069in solid #000000" fo:border-right="0.0069in solid #000000" fo:border-top="none" fo:border-bottom="0.0069in solid #000000" style:writing-mode="lr-tb"/>
    </style:style>
    <style:style style:name="Таблица47" style:family="table">
      <style:table-properties style:width="6.2597in" fo:margin-left="0.4139in" fo:margin-right="0.0201in" table:align="margins" style:writing-mode="lr-tb"/>
    </style:style>
    <style:style style:name="Таблица47.A" style:family="table-column">
      <style:table-column-properties style:column-width="1.1972in" style:rel-column-width="12534*"/>
    </style:style>
    <style:style style:name="Таблица47.B" style:family="table-column">
      <style:table-column-properties style:column-width="3.1944in" style:rel-column-width="33443*"/>
    </style:style>
    <style:style style:name="Таблица47.C" style:family="table-column">
      <style:table-column-properties style:column-width="1.8681in" style:rel-column-width="19558*"/>
    </style:style>
    <style:style style:name="Таблица47.1" style:family="table-row">
      <style:table-row-properties style:keep-together="true" fo:keep-together="auto"/>
    </style:style>
    <style:style style:name="Таблица47.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47.C1" style:family="table-cell">
      <style:table-cell-properties style:vertical-align="top" fo:background-color="#cccccc" fo:padding="0.0396in" fo:border="0.0069in solid #000000" style:writing-mode="lr-tb">
        <style:background-image/>
      </style:table-cell-properties>
    </style:style>
    <style:style style:name="Таблица47.A2" style:family="table-cell">
      <style:table-cell-properties style:vertical-align="top" fo:padding="0.0396in" fo:border-left="0.0069in solid #000000" fo:border-right="none" fo:border-top="none" fo:border-bottom="0.0069in solid #000000" style:writing-mode="lr-tb"/>
    </style:style>
    <style:style style:name="Таблица47.C2" style:family="table-cell">
      <style:table-cell-properties style:vertical-align="top" fo:padding="0.0396in" fo:border-left="0.0069in solid #000000" fo:border-right="0.0069in solid #000000" fo:border-top="none" fo:border-bottom="0.0069in solid #000000" style:writing-mode="lr-tb"/>
    </style:style>
    <style:style style:name="Таблица48" style:family="table">
      <style:table-properties style:width="6.2597in" fo:margin-left="0.4139in" fo:margin-right="0.0201in" table:align="margins" style:writing-mode="lr-tb"/>
    </style:style>
    <style:style style:name="Таблица48.A" style:family="table-column">
      <style:table-column-properties style:column-width="1.1972in" style:rel-column-width="12534*"/>
    </style:style>
    <style:style style:name="Таблица48.B" style:family="table-column">
      <style:table-column-properties style:column-width="3.1944in" style:rel-column-width="33443*"/>
    </style:style>
    <style:style style:name="Таблица48.C" style:family="table-column">
      <style:table-column-properties style:column-width="1.8681in" style:rel-column-width="19558*"/>
    </style:style>
    <style:style style:name="Таблица48.1" style:family="table-row">
      <style:table-row-properties style:keep-together="true" fo:keep-together="auto"/>
    </style:style>
    <style:style style:name="Таблица48.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48.C1" style:family="table-cell">
      <style:table-cell-properties style:vertical-align="top" fo:background-color="#cccccc" fo:padding="0.0396in" fo:border="0.0069in solid #000000" style:writing-mode="lr-tb">
        <style:background-image/>
      </style:table-cell-properties>
    </style:style>
    <style:style style:name="Таблица48.A2" style:family="table-cell">
      <style:table-cell-properties style:vertical-align="top" fo:padding="0.0396in" fo:border-left="0.0069in solid #000000" fo:border-right="none" fo:border-top="none" fo:border-bottom="0.0069in solid #000000" style:writing-mode="lr-tb"/>
    </style:style>
    <style:style style:name="Таблица48.C2" style:family="table-cell">
      <style:table-cell-properties style:vertical-align="top" fo:padding="0.0396in" fo:border-left="0.0069in solid #000000" fo:border-right="0.0069in solid #000000" fo:border-top="none" fo:border-bottom="0.0069in solid #000000" style:writing-mode="lr-tb"/>
    </style:style>
    <style:style style:name="Таблица49" style:family="table">
      <style:table-properties style:width="6.2597in" fo:margin-left="0.4139in" fo:margin-right="0.0201in" table:align="margins" style:writing-mode="lr-tb"/>
    </style:style>
    <style:style style:name="Таблица49.A" style:family="table-column">
      <style:table-column-properties style:column-width="1.1972in" style:rel-column-width="12534*"/>
    </style:style>
    <style:style style:name="Таблица49.B" style:family="table-column">
      <style:table-column-properties style:column-width="3.1944in" style:rel-column-width="33443*"/>
    </style:style>
    <style:style style:name="Таблица49.C" style:family="table-column">
      <style:table-column-properties style:column-width="1.8681in" style:rel-column-width="19558*"/>
    </style:style>
    <style:style style:name="Таблица49.1" style:family="table-row">
      <style:table-row-properties style:keep-together="true" fo:keep-together="auto"/>
    </style:style>
    <style:style style:name="Таблица49.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49.C1" style:family="table-cell">
      <style:table-cell-properties style:vertical-align="top" fo:background-color="#cccccc" fo:padding="0.0396in" fo:border="0.0069in solid #000000" style:writing-mode="lr-tb">
        <style:background-image/>
      </style:table-cell-properties>
    </style:style>
    <style:style style:name="Таблица49.A2" style:family="table-cell">
      <style:table-cell-properties style:vertical-align="top" fo:padding="0.0396in" fo:border-left="0.0069in solid #000000" fo:border-right="none" fo:border-top="none" fo:border-bottom="0.0069in solid #000000" style:writing-mode="lr-tb"/>
    </style:style>
    <style:style style:name="Таблица49.C2" style:family="table-cell">
      <style:table-cell-properties style:vertical-align="top" fo:padding="0.0396in" fo:border-left="0.0069in solid #000000" fo:border-right="0.0069in solid #000000" fo:border-top="none" fo:border-bottom="0.0069in solid #000000" style:writing-mode="lr-tb"/>
    </style:style>
    <style:style style:name="Таблица50" style:family="table">
      <style:table-properties style:width="6.2597in" fo:margin-left="0.4139in" fo:margin-right="0.0201in" table:align="margins" style:writing-mode="lr-tb"/>
    </style:style>
    <style:style style:name="Таблица50.A" style:family="table-column">
      <style:table-column-properties style:column-width="1.1972in" style:rel-column-width="12534*"/>
    </style:style>
    <style:style style:name="Таблица50.B" style:family="table-column">
      <style:table-column-properties style:column-width="3.1944in" style:rel-column-width="33443*"/>
    </style:style>
    <style:style style:name="Таблица50.C" style:family="table-column">
      <style:table-column-properties style:column-width="1.8681in" style:rel-column-width="19558*"/>
    </style:style>
    <style:style style:name="Таблица50.1" style:family="table-row">
      <style:table-row-properties style:keep-together="true" fo:keep-together="auto"/>
    </style:style>
    <style:style style:name="Таблица50.A1" style:family="table-cell">
      <style:table-cell-properties style:vertical-align="top" fo:background-color="#cccccc" fo:padding="0.0396in" fo:border-left="0.0069in solid #000000" fo:border-right="none" fo:border-top="0.0069in solid #000000" fo:border-bottom="0.0069in solid #000000" style:writing-mode="lr-tb">
        <style:background-image/>
      </style:table-cell-properties>
    </style:style>
    <style:style style:name="Таблица50.C1" style:family="table-cell">
      <style:table-cell-properties style:vertical-align="top" fo:background-color="#cccccc" fo:padding="0.0396in" fo:border="0.0069in solid #000000" style:writing-mode="lr-tb">
        <style:background-image/>
      </style:table-cell-properties>
    </style:style>
    <style:style style:name="Таблица50.A2" style:family="table-cell">
      <style:table-cell-properties style:vertical-align="top" fo:padding="0.0396in" fo:border-left="0.0069in solid #000000" fo:border-right="none" fo:border-top="none" fo:border-bottom="0.0069in solid #000000" style:writing-mode="lr-tb"/>
    </style:style>
    <style:style style:name="Таблица50.C2" style:family="table-cell">
      <style:table-cell-properties style:vertical-align="top" fo:padding="0.0396in" fo:border-left="0.0069in solid #000000" fo:border-right="0.0069in solid #000000" fo:border-top="none" fo:border-bottom="0.0069in solid #000000" style:writing-mode="lr-tb"/>
    </style:style>
    <style:style style:name="P1" style:family="paragraph" style:parent-style-name="Header">
      <style:paragraph-properties>
        <style:tab-stops>
          <style:tab-stop style:position="3.248in" style:type="center"/>
          <style:tab-stop style:position="6.6854in" style:type="right"/>
        </style:tab-stops>
      </style:paragraph-properties>
    </style:style>
    <style:style style:name="P2" style:family="paragraph" style:parent-style-name="Footer">
      <style:text-properties fo:color="#808080"/>
    </style:style>
    <style:style style:name="P3" style:family="paragraph" style:parent-style-name="Footnote">
      <style:paragraph-properties fo:margin-top="0.028in" fo:margin-bottom="0.028in" style:line-height-at-least="0.1665in" fo:keep-together="always" fo:orphans="0" fo:widows="0" fo:padding="0in" fo:border-left="none" fo:border-right="none" fo:border-top="none" fo:border-bottom="0.0071in solid #000000" fo:keep-with-next="always"/>
    </style:style>
    <style:style style:name="P4" style:family="paragraph" style:parent-style-name="Standard">
      <style:paragraph-properties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5" style:family="paragraph" style:parent-style-name="Standard">
      <style:paragraph-properties fo:text-align="center" style:justify-single-word="false"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6" style:family="paragraph" style:parent-style-name="Standard">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7"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8" style:family="paragraph" style:parent-style-name="Standard">
      <style:paragraph-properties fo:orphans="0" fo:widows="0"/>
      <style:text-properties style:use-window-font-color="true" fo:font-size="12pt" fo:language="ru" fo:country="RU" fo:font-weight="normal" style:font-name-asian="Times New Roman" style:font-size-asian="12pt" style:language-asian="zxx" style:country-asian="none" style:font-weight-asian="normal" style:font-name-complex="Arial1" style:font-size-complex="12pt" style:language-complex="ar" style:country-complex="SA" style:font-weight-complex="normal"/>
    </style:style>
    <style:style style:name="P9" style:family="paragraph" style:parent-style-name="Standard">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0" style:family="paragraph" style:parent-style-name="Standard">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1" style:family="paragraph" style:parent-style-name="Standard">
      <style:text-properties style:use-window-font-color="true" style:font-name="Verdana" fo:font-size="10pt" fo:language="en" fo:country="U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2" style:family="paragraph" style:parent-style-name="Standard">
      <style:text-properties style:use-window-font-color="true" style:font-name="BookAntiqu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 style:family="paragraph" style:parent-style-name="Standard">
      <style:paragraph-properties>
        <style:tab-stops>
          <style:tab-stop style:position="0.1972in"/>
          <style:tab-stop style:position="0.3945in"/>
          <style:tab-stop style:position="0.5917in"/>
          <style:tab-stop style:position="0.789in"/>
          <style:tab-stop style:position="0.9862in"/>
          <style:tab-stop style:position="1.1835in"/>
          <style:tab-stop style:position="1.3807in"/>
          <style:tab-stop style:position="1.578in"/>
          <style:tab-stop style:position="1.7752in"/>
          <style:tab-stop style:position="1.972in"/>
          <style:tab-stop style:position="2.1693in"/>
          <style:tab-stop style:position="2.3665in"/>
          <style:tab-stop style:position="2.5638in"/>
          <style:tab-stop style:position="2.761in"/>
          <style:tab-stop style:position="2.9583in"/>
          <style:tab-stop style:position="3.1555in"/>
          <style:tab-stop style:position="3.3528in"/>
          <style:tab-stop style:position="3.55in"/>
          <style:tab-stop style:position="3.7472in"/>
          <style:tab-stop style:position="3.9445in"/>
          <style:tab-stop style:position="4.1417in"/>
          <style:tab-stop style:position="4.339in"/>
          <style:tab-stop style:position="4.5362in"/>
          <style:tab-stop style:position="4.7335in"/>
          <style:tab-stop style:position="4.9307in"/>
          <style:tab-stop style:position="5.128in"/>
          <style:tab-stop style:position="5.3252in"/>
          <style:tab-stop style:position="5.522in"/>
          <style:tab-stop style:position="5.7193in"/>
          <style:tab-stop style:position="5.9165in"/>
          <style:tab-stop style:position="6.1138in"/>
          <style:tab-stop style:position="6.311in"/>
        </style:tab-stops>
      </style:paragraph-properties>
    </style:style>
    <style:style style:name="P14" style:family="paragraph" style:parent-style-name="Standard">
      <style:paragraph-properties fo:text-align="end" style:justify-single-word="false"/>
      <style:text-properties style:font-name="Arial1" fo:font-size="22pt" style:font-size-asian="22pt" style:font-size-complex="22pt"/>
    </style:style>
    <style:style style:name="P15" style:family="paragraph" style:parent-style-name="Standard">
      <style:text-properties fo:language="ru" fo:country="RU" style:language-asian="zxx" style:country-asian="none" style:language-complex="ar" style:country-complex="SA"/>
    </style:style>
    <style:style style:name="P16" style:family="paragraph" style:parent-style-name="Standard">
      <style:paragraph-properties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 style:family="paragraph" style:parent-style-name="Standard">
      <style:paragraph-properties fo:margin-top="0.0835in" fo:margin-bottom="0.0835in">
        <style:tab-stops>
          <style:tab-stop style:position="6.4957in" style:type="right" style:leader-style="dotted" style:leader-text="."/>
        </style:tab-stops>
      </style:paragraph-properties>
    </style:style>
    <style:style style:name="P18" style:family="paragraph" style:parent-style-name="Text_20_body">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9" style:family="paragraph" style:parent-style-name="Text_20_body">
      <style:text-properties fo:language="ru" fo:country="RU" style:language-asian="zxx" style:country-asian="none" style:language-complex="ar" style:country-complex="SA"/>
    </style:style>
    <style:style style:name="P20" style:family="paragraph" style:parent-style-name="Text_20_body">
      <style:text-properties fo:language="ru" fo:country="RU" fo:font-weight="normal" style:language-asian="zxx" style:country-asian="none" style:font-weight-asian="normal" style:language-complex="ar" style:country-complex="SA"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font-name="Courier New1"/>
    </style:style>
    <style:style style:name="P23" style:family="paragraph" style:parent-style-name="Text_20_body">
      <style:text-properties style:font-name="Courier New1" fo:font-size="10pt" style:font-size-asian="10pt" style:font-size-complex="10pt"/>
    </style:style>
    <style:style style:name="P24" style:family="paragraph" style:parent-style-name="Text_20_body">
      <style:text-properties style:font-name="Courier New1" fo:font-size="10pt" fo:font-weight="bold" style:font-size-asian="10pt" style:font-weight-asian="bold" style:font-size-complex="10pt" style:font-weight-complex="bold"/>
    </style:style>
    <style:style style:name="P25" style:family="paragraph" style:parent-style-name="Text_20_body">
      <style:text-properties style:font-name="Courier New1" fo:font-size="10pt" fo:font-weight="normal" style:font-size-asian="10pt" style:font-weight-asian="normal" style:font-size-complex="10pt" style:font-weight-complex="normal"/>
    </style:style>
    <style:style style:name="P26" style:family="paragraph" style:parent-style-name="Text_20_body">
      <style:text-properties style:font-name="Courier New1" fo:font-size="10pt" fo:language="en" fo:country="US" style:font-size-asian="10pt" style:font-size-complex="10pt"/>
    </style:style>
    <style:style style:name="P27" style:family="paragraph" style:parent-style-name="Text_20_body">
      <style:paragraph-properties fo:text-align="start" style:justify-single-word="false"/>
      <style:text-properties style:font-name="Courier New1" fo:font-size="9pt" style:font-size-asian="9pt" style:font-size-complex="9pt"/>
    </style:style>
    <style:style style:name="P28" style:family="paragraph" style:parent-style-name="Text_20_body">
      <style:text-properties fo:font-style="normal" style:font-style-asian="normal" style:font-style-complex="normal"/>
    </style:style>
    <style:style style:name="P29" style:family="paragraph" style:parent-style-name="Table_20_Contents">
      <style:text-properties fo:language="ru" fo:country="RU"/>
    </style:style>
    <style:style style:name="P30" style:family="paragraph" style:parent-style-name="Table_20_Contents">
      <style:paragraph-properties fo:text-align="center" style:justify-single-word="false"/>
      <style:text-properties fo:language="ru" fo:country="RU" fo:font-weight="bold" style:font-weight-asian="bold" style:font-weight-complex="bold"/>
    </style:style>
    <style:style style:name="P31" style:family="paragraph" style:parent-style-name="Table_20_Contents">
      <style:text-properties fo:language="ru" fo:country="RU" fo:font-weight="bold" style:language-asian="zxx" style:country-asian="none" style:font-weight-asian="bold" style:language-complex="ar" style:country-complex="SA" style:font-weight-complex="bold"/>
    </style:style>
    <style:style style:name="P32" style:family="paragraph" style:parent-style-name="Table_20_Contents">
      <style:text-properties fo:language="ru" fo:country="RU" style:language-asian="zxx" style:country-asian="none" style:language-complex="ar" style:country-complex="SA"/>
    </style:style>
    <style:style style:name="P33" style:family="paragraph" style:parent-style-name="Table_20_Contents">
      <style:text-properties fo:font-weight="bold" style:font-weight-asian="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style:font-weight-asian="bold" style:font-weight-complex="bold"/>
    </style:style>
    <style:style style:name="P37" style:family="paragraph" style:parent-style-name="Table_20_Contents">
      <style:text-properties fo:language="en" fo:country="US"/>
    </style:style>
    <style:style style:name="P38" style:family="paragraph" style:parent-style-name="Table_20_Contents">
      <style:text-properties fo:language="en" fo:country="US" fo:font-weight="bold" style:language-asian="zxx" style:country-asian="none" style:font-weight-asian="bold" style:language-complex="ar" style:country-complex="SA" style:font-weight-complex="bold"/>
    </style:style>
    <style:style style:name="P39" style:family="paragraph" style:parent-style-name="Table_20_Contents">
      <style:text-properties fo:language="en" fo:country="US" fo:font-weight="bold" style:font-weight-asian="bold" style:font-weight-complex="bold"/>
    </style:style>
    <style:style style:name="P40" style:family="paragraph" style:parent-style-name="Table_20_Contents">
      <style:paragraph-properties fo:text-align="start" style:justify-single-word="false"/>
      <style:text-properties fo:language="en" fo:country="US"/>
    </style:style>
    <style:style style:name="P41" style:family="paragraph" style:parent-style-name="Table_20_Contents">
      <style:text-properties fo:background-color="transparent"/>
    </style:style>
    <style:style style:name="P42" style:family="paragraph" style:parent-style-name="Table_20_Contents">
      <style:paragraph-properties fo:text-align="start" style:justify-single-word="false"/>
    </style:style>
    <style:style style:name="P43" style:family="paragraph" style:parent-style-name="Основной_20_текст_20_ссылка">
      <style:paragraph-properties fo:margin-left="0in" fo:margin-right="0in" fo:text-indent="0in" style:auto-text-indent="false"/>
      <style:text-properties fo:font-size="10pt" fo:language="ru" fo:country="RU" style:font-size-asian="10pt" style:language-asian="zxx" style:country-asian="none" style:font-size-complex="10pt" style:language-complex="ar" style:country-complex="SA"/>
    </style:style>
    <style:style style:name="P44" style:family="paragraph" style:parent-style-name="Text_20_body">
      <style:paragraph-properties fo:margin-left="0.3937in" fo:margin-right="0in" fo:text-indent="0in" style:auto-text-indent="false"/>
    </style:style>
    <style:style style:name="P45" style:family="paragraph" style:parent-style-name="List_20_1">
      <style:text-properties fo:language="ru" fo:country="RU" style:language-asian="zxx" style:country-asian="none" style:language-complex="ar" style:country-complex="SA"/>
    </style:style>
    <style:style style:name="P46" style:family="paragraph" style:parent-style-name="Table_20_Contents">
      <style:paragraph-properties fo:orphans="2" fo:widows="2" fo:hyphenation-ladder-count="no-limit" style:writing-mode="lr-tb"/>
      <style:text-properties style:use-window-font-color="true" style:font-name="Times New Roman"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7" style:family="paragraph" style:parent-style-name="Table_20_Contents">
      <style:paragraph-properties fo:orphans="2" fo:widows="2" fo:hyphenation-ladder-count="no-limit" style:writing-mode="lr-tb"/>
      <style:text-properties style:use-window-font-color="true" style:font-name="Times New Roman" fo:font-weight="bol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48" style:family="paragraph" style:parent-style-name="Table_20_Contents">
      <style:paragraph-properties fo:text-align="start" style:justify-single-word="false" fo:orphans="2" fo:widows="2" fo:hyphenation-ladder-count="no-limit" style:writing-mode="lr-tb"/>
      <style:text-properties style:use-window-font-color="true" style:font-name="Times New Roman"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9" style:family="paragraph" style:parent-style-name="Table_20_Contents">
      <style:paragraph-properties fo:text-align="center" style:justify-single-word="false" fo:orphans="2" fo:widows="2" fo:hyphenation-ladder-count="no-limit" style:writing-mode="lr-tb"/>
      <style:text-properties style:use-window-font-color="true" style:font-name="Times New Roman"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50" style:family="paragraph" style:parent-style-name="Contents_20_5">
      <style:paragraph-properties>
        <style:tab-stops>
          <style:tab-stop style:position="6.0272in" style:type="right" style:leader-style="dotted" style:leader-text="."/>
        </style:tab-stops>
      </style:paragraph-properties>
    </style:style>
    <style:style style:name="P51" style:family="paragraph" style:parent-style-name="Contents_20_2">
      <style:paragraph-properties>
        <style:tab-stops>
          <style:tab-stop style:position="6.5283in" style:type="right" style:leader-style="dotted" style:leader-text="."/>
        </style:tab-stops>
      </style:paragraph-properties>
    </style:style>
    <style:style style:name="P52" style:family="paragraph" style:parent-style-name="Text_20_body" style:list-style-name="List_20_1"/>
    <style:style style:name="P53" style:family="paragraph" style:parent-style-name="Text_20_body" style:list-style-name="WW8Num20"/>
    <style:style style:name="P54" style:family="paragraph" style:parent-style-name="Text_20_body" style:list-style-name="L5">
      <style:text-properties fo:language="ru" fo:country="RU" style:language-asian="zxx" style:country-asian="none" style:language-complex="ar" style:country-complex="SA"/>
    </style:style>
    <style:style style:name="P55" style:family="paragraph" style:parent-style-name="Text_20_body" style:list-style-name="L6">
      <style:text-properties fo:language="ru" fo:country="RU" style:language-asian="zxx" style:country-asian="none" style:language-complex="ar" style:country-complex="SA"/>
    </style:style>
    <style:style style:name="P56" style:family="paragraph" style:parent-style-name="Text_20_body" style:list-style-name="L11"/>
    <style:style style:name="P57" style:family="paragraph" style:parent-style-name="Text_20_body" style:list-style-name="L22"/>
    <style:style style:name="P58" style:family="paragraph" style:parent-style-name="Text_20_body" style:list-style-name="L23"/>
    <style:style style:name="P59" style:family="paragraph" style:parent-style-name="Text_20_body" style:list-style-name="L24"/>
    <style:style style:name="P60" style:family="paragraph" style:parent-style-name="Text_20_body" style:list-style-name="L25"/>
    <style:style style:name="P61" style:family="paragraph" style:parent-style-name="Text_20_body" style:list-style-name="L26"/>
    <style:style style:name="P62" style:family="paragraph" style:parent-style-name="Text_20_body" style:list-style-name="L27"/>
    <style:style style:name="P63" style:family="paragraph" style:parent-style-name="Text_20_body" style:list-style-name="L30"/>
    <style:style style:name="P64" style:family="paragraph" style:parent-style-name="Text_20_body" style:list-style-name="L33"/>
    <style:style style:name="P65" style:family="paragraph" style:parent-style-name="Heading_20_4">
      <style:text-properties fo:language="ru" fo:country="RU" style:language-asian="zxx" style:country-asian="none" style:language-complex="ar" style:country-complex="SA"/>
    </style:style>
    <style:style style:name="P66" style:family="paragraph" style:parent-style-name="Heading_20_4">
      <style:paragraph-properties>
        <style:tab-stops>
          <style:tab-stop style:position="0.6in"/>
        </style:tab-stops>
      </style:paragraph-properties>
    </style:style>
    <style:style style:name="P67" style:family="paragraph" style:parent-style-name="Contents_20_4">
      <style:paragraph-properties>
        <style:tab-stops>
          <style:tab-stop style:position="6.1937in" style:type="right" style:leader-style="dotted" style:leader-text="."/>
        </style:tab-stops>
      </style:paragraph-properties>
    </style:style>
    <style:style style:name="P68" style:family="paragraph" style:parent-style-name="Contents_20_1">
      <style:paragraph-properties>
        <style:tab-stops>
          <style:tab-stop style:position="6.6937in" style:type="right" style:leader-style="dotted" style:leader-text="."/>
        </style:tab-stops>
      </style:paragraph-properties>
    </style:style>
    <style:style style:name="P69" style:family="paragraph" style:parent-style-name="Numbering_20_1" style:list-style-name="WW8Num24"/>
    <style:style style:name="P70" style:family="paragraph" style:parent-style-name="Numbering_20_1" style:list-style-name="WW8Num18"/>
    <style:style style:name="P71" style:family="paragraph" style:parent-style-name="Numbering_20_1" style:list-style-name="L16">
      <style:text-properties fo:font-style="normal" style:font-style-asian="normal" style:font-style-complex="normal"/>
    </style:style>
    <style:style style:name="P72" style:family="paragraph" style:parent-style-name="Contents_20_3">
      <style:paragraph-properties>
        <style:tab-stops>
          <style:tab-stop style:position="6.3591in" style:type="right" style:leader-style="dotted" style:leader-text="."/>
        </style:tab-stops>
      </style:paragraph-properties>
    </style:style>
    <style:style style:name="P73" style:family="paragraph" style:parent-style-name="Heading_20_3">
      <style:paragraph-properties>
        <style:tab-stops>
          <style:tab-stop style:position="0.5in"/>
        </style:tab-stops>
      </style:paragraph-properties>
      <style:text-properties style:use-window-font-color="true" fo:font-size="12pt" fo:language="ru" fo:country="RU" style:font-name-asian="Times New Roman" style:font-size-asian="12pt" style:language-asian="zxx" style:country-asian="none" style:font-name-complex="Arial1" style:font-size-complex="13pt" style:language-complex="ar" style:country-complex="SA" style:font-weight-complex="bold"/>
    </style:style>
    <style:style style:name="P74" style:family="paragraph" style:parent-style-name="Heading_20_3">
      <style:paragraph-properties>
        <style:tab-stops>
          <style:tab-stop style:position="0.5in"/>
        </style:tab-stops>
      </style:paragraph-properties>
    </style:style>
    <style:style style:name="P75" style:family="paragraph" style:parent-style-name="Standard" style:master-page-name="First_20_Page">
      <style:paragraph-properties style:page-number="auto"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76" style:family="paragraph" style:parent-style-name="Contents_20_Heading" style:master-page-name="Standard">
      <style:paragraph-properties style:page-number="1"/>
    </style:style>
    <style:style style:name="P77" style:family="paragraph" style:parent-style-name="List_20_1" style:list-style-name="WW8Num2"/>
    <style:style style:name="P78" style:family="paragraph" style:parent-style-name="List_20_1" style:list-style-name="WW8Num2">
      <style:text-properties style:language-asian="zxx" style:country-asian="none" style:language-complex="ar" style:country-complex="SA"/>
    </style:style>
    <style:style style:name="P79" style:family="paragraph" style:parent-style-name="List_20_1" style:list-style-name="List_20_1"/>
    <style:style style:name="P80" style:family="paragraph" style:parent-style-name="List_20_1" style:list-style-name="List_20_1">
      <style:text-properties fo:language="ru" fo:country="RU" style:language-asian="zxx" style:country-asian="none" style:language-complex="ar" style:country-complex="SA"/>
    </style:style>
    <style:style style:name="P81" style:family="paragraph" style:parent-style-name="List_20_1" style:list-style-name="L1">
      <style:text-properties fo:language="ru" fo:country="RU" style:language-asian="zxx" style:country-asian="none" style:language-complex="ar" style:country-complex="SA"/>
    </style:style>
    <style:style style:name="P82" style:family="paragraph" style:parent-style-name="List_20_1" style:list-style-name="L10">
      <style:text-properties fo:language="ru" fo:country="RU" style:language-asian="zxx" style:country-asian="none" style:language-complex="ar" style:country-complex="SA"/>
    </style:style>
    <style:style style:name="P83" style:family="paragraph" style:parent-style-name="List_20_1" style:list-style-name="L20">
      <style:text-properties fo:language="ru" fo:country="RU" style:language-asian="zxx" style:country-asian="none" style:language-complex="ar" style:country-complex="SA"/>
    </style:style>
    <style:style style:name="P84" style:family="paragraph" style:parent-style-name="List_20_1" style:list-style-name="L31">
      <style:text-properties fo:language="ru" fo:country="RU" style:language-asian="zxx" style:country-asian="none" style:language-complex="ar" style:country-complex="SA"/>
    </style:style>
    <style:style style:name="P85" style:family="paragraph" style:parent-style-name="List_20_1" style:list-style-name="L2"/>
    <style:style style:name="P86" style:family="paragraph" style:parent-style-name="List_20_1" style:list-style-name="L3">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87" style:family="paragraph" style:parent-style-name="List_20_1" style:list-style-name="L4"/>
    <style:style style:name="P88" style:family="paragraph" style:parent-style-name="List_20_1" style:list-style-name="L7"/>
    <style:style style:name="P89" style:family="paragraph" style:parent-style-name="List_20_1" style:list-style-name="L8"/>
    <style:style style:name="P90" style:family="paragraph" style:parent-style-name="List_20_1" style:list-style-name="L9"/>
    <style:style style:name="P91" style:family="paragraph" style:parent-style-name="List_20_1" style:list-style-name="L12"/>
    <style:style style:name="P92" style:family="paragraph" style:parent-style-name="List_20_1" style:list-style-name="L13"/>
    <style:style style:name="P93" style:family="paragraph" style:parent-style-name="List_20_1" style:list-style-name="L14"/>
    <style:style style:name="P94" style:family="paragraph" style:parent-style-name="List_20_1" style:list-style-name="L15"/>
    <style:style style:name="P95" style:family="paragraph" style:parent-style-name="List_20_1" style:list-style-name="L17"/>
    <style:style style:name="P96" style:family="paragraph" style:parent-style-name="List_20_1" style:list-style-name="L18"/>
    <style:style style:name="P97" style:family="paragraph" style:parent-style-name="List_20_1" style:list-style-name="L19"/>
    <style:style style:name="P98" style:family="paragraph" style:parent-style-name="List_20_1" style:list-style-name="L21"/>
    <style:style style:name="P99" style:family="paragraph" style:parent-style-name="List_20_1" style:list-style-name="L28"/>
    <style:style style:name="P100" style:family="paragraph" style:parent-style-name="List_20_1" style:list-style-name="L29"/>
    <style:style style:name="P101" style:family="paragraph" style:parent-style-name="List_20_1" style:list-style-name="L32"/>
    <style:style style:name="P102" style:family="paragraph" style:parent-style-name="Heading_20_1">
      <style:paragraph-properties fo:break-before="page"/>
    </style:style>
    <style:style style:name="P103" style:family="paragraph" style:parent-style-name="Heading_20_1">
      <style:paragraph-properties fo:break-before="page"/>
      <style:text-properties fo:language="ru" fo:country="RU" style:language-asian="zxx" style:country-asian="none" style:language-complex="ar" style:country-complex="SA"/>
    </style:style>
    <style:style style:name="P104" style:family="paragraph" style:parent-style-name="Heading_20_2" style:list-style-name="">
      <style:paragraph-properties fo:text-align="start" style:justify-single-word="false" fo:orphans="2" fo:widows="2" fo:hyphenation-ladder-count="no-limit" style:text-autospace="none"/>
      <style:text-properties fo:language="en" fo:country="US" fo:hyphenate="false" fo:hyphenation-remain-char-count="2" fo:hyphenation-push-char-count="2"/>
    </style:style>
    <style:style style:name="P105" style:family="paragraph" style:parent-style-name="Heading_20_2">
      <style:paragraph-properties fo:margin-left="2.8in" fo:margin-right="0in" fo:text-indent="0in" style:auto-text-indent="false"/>
    </style:style>
    <style:style style:name="P106" style:family="paragraph" style:parent-style-name="Heading_20_2">
      <style:paragraph-properties fo:margin-left="2.8in" fo:margin-right="0in" fo:text-indent="0in" style:auto-text-indent="false"/>
      <style:text-properties style:use-window-font-color="true" fo:font-size="13pt" fo:language="ru" fo:country="RU" fo:font-weight="bold" style:font-name-asian="Times New Roman" style:font-size-asian="13pt" style:language-asian="zxx" style:country-asian="none" style:font-weight-asian="bold" style:font-name-complex="Arial1" style:font-size-complex="12pt" style:language-complex="ar" style:country-complex="SA" style:font-weight-complex="bold"/>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fo:language="ru" fo:country="RU" style:language-asian="zxx" style:country-asian="none" style:language-complex="ar" style:country-complex="SA"/>
    </style:style>
    <style:style style:name="T1" style:family="text">
      <style:text-properties fo:language="ru" fo:country="RU"/>
    </style:style>
    <style:style style:name="T2" style:family="text">
      <style:text-properties fo:language="ru" fo:country="RU" style:font-name-asian="Times New Roman" style:language-asian="zxx" style:country-asian="none" style:font-name-complex="Times New Roman" style:language-complex="ar" style:country-complex="SA"/>
    </style:style>
    <style:style style:name="T3" style:family="text">
      <style:text-properties fo:language="ru" fo:country="RU" fo:font-weight="bold" style:font-name-asian="Times New Roman" style:language-asian="zxx" style:country-asian="none" style:font-weight-asian="bold" style:font-name-complex="Times New Roman" style:language-complex="ar" style:country-complex="SA" style:font-weight-complex="bold"/>
    </style:style>
    <style:style style:name="T4" style:family="text">
      <style:text-properties fo:language="ru" fo:country="RU" fo:font-weight="bold" style:language-asian="zxx" style:country-asian="none" style:font-weight-asian="bold" style:language-complex="ar" style:country-complex="SA" style:font-weight-complex="bold"/>
    </style:style>
    <style:style style:name="T5" style:family="text">
      <style:text-properties fo:language="ru" fo:country="RU" fo:font-weight="bold" style:font-weight-asian="bold" style:font-weight-complex="bold"/>
    </style:style>
    <style:style style:name="T6" style:family="text">
      <style:text-properties fo:language="ru" fo:country="RU" style:language-asian="zxx" style:country-asian="none" style:language-complex="ar" style:country-complex="SA"/>
    </style:style>
    <style:style style:name="T7" style:family="text">
      <style:text-properties fo:language="ru" fo:country="RU" style:language-complex="ar" style:country-complex="SA"/>
    </style:style>
    <style:style style:name="T8" style:family="text">
      <style:text-properties fo:language="ru" fo:country="RU" style:text-underline-style="solid" style:text-underline-width="auto" style:text-underline-color="font-color" style:language-asian="zxx" style:country-asian="none" style:language-complex="ar" style:country-complex="SA"/>
    </style:style>
    <style:style style:name="T9" style:family="text">
      <style:text-properties style:use-window-font-color="true"/>
    </style:style>
    <style:style style:name="T10"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11" style:family="text">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T12"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3" style:family="tex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14"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15" style:family="text">
      <style:text-properties style:use-window-font-color="true" fo:font-size="12pt" fo:language="ru" fo:country="RU" style:font-name-asian="Times New Roman" style:font-size-asian="12pt" style:language-asian="zxx" style:country-asian="none" style:font-name-complex="Arial1" style:font-size-complex="13pt" style:language-complex="ar" style:country-complex="SA" style:font-weight-complex="bold"/>
    </style:style>
    <style:style style:name="T16" style:family="text">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17" style:family="text">
      <style:text-properties style:use-window-font-color="true" fo:font-size="12pt" fo:language="en" fo:country="US" style:font-name-asian="Times New Roman" style:font-size-asian="12pt" style:language-asian="zxx" style:country-asian="none" style:font-name-complex="Arial1" style:font-size-complex="13pt" style:language-complex="ar" style:country-complex="SA" style:font-weight-complex="bold"/>
    </style:style>
    <style:style style:name="T18" style:family="text">
      <style:text-properties style:use-window-font-color="true" fo:font-size="12pt" fo:language="en" fo:country="US" style:font-name-asian="Times New Roman" style:font-size-asian="12pt" style:font-name-complex="Times New Roman" style:font-size-complex="12pt"/>
    </style:style>
    <style:style style:name="T19"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20" style:family="text">
      <style:text-properties style:use-window-font-color="true" fo:font-size="12pt" fo:language="de" fo:country="DE" style:font-name-asian="Times New Roman" style:font-size-asian="12pt" style:language-asian="zxx" style:country-asian="none" style:font-name-complex="Arial1" style:font-size-complex="13pt" style:language-complex="ar" style:country-complex="SA" style:font-weight-complex="bold"/>
    </style:style>
    <style:style style:name="T21" style:family="text">
      <style:text-properties style:use-window-font-color="true" fo:font-size="12pt" style:font-name-asian="Times New Roman" style:font-size-asian="12pt" style:font-name-complex="Times New Roman" style:font-size-complex="12pt"/>
    </style:style>
    <style:style style:name="T22" style:family="text">
      <style:text-properties style:use-window-font-color="true" fo:font-size="13pt" fo:language="ru" fo:country="RU" style:font-name-asian="Times New Roman" style:font-size-asian="13pt" style:language-asian="zxx" style:country-asian="none" style:font-name-complex="Arial1" style:font-size-complex="12pt" style:language-complex="ar" style:country-complex="SA"/>
    </style:style>
    <style:style style:name="T23" style:family="text">
      <style:text-properties style:use-window-font-color="true" fo:font-size="13pt" fo:language="en" fo:country="US" style:font-name-asian="Times New Roman" style:font-size-asian="13pt" style:language-asian="zxx" style:country-asian="none" style:font-name-complex="Arial1" style:font-size-complex="12pt" style:language-complex="ar" style:country-complex="SA"/>
    </style:style>
    <style:style style:name="T24" style:family="text">
      <style:text-properties style:use-window-font-color="true" fo:font-size="11pt" fo:font-style="normal" fo:font-weight="normal" style:font-name-asian="Times New Roman" style:font-size-asian="11pt" style:font-style-asian="normal" style:font-weight-asian="normal" style:font-name-complex="Times New Roman" style:font-size-complex="13pt" style:font-style-complex="normal" style:font-weight-complex="normal"/>
    </style:style>
    <style:style style:name="T25" style:family="text">
      <style:text-properties style:use-window-font-color="true" fo:font-size="8pt" fo:language="ru" fo:country="RU" style:font-name-asian="Times New Roman" style:font-size-asian="8pt" style:language-asian="zxx" style:country-asian="none" style:font-name-complex="Times New Roman" style:font-size-complex="10pt" style:language-complex="ar" style:country-complex="SA"/>
    </style:style>
    <style:style style:name="T26" style:family="text">
      <style:text-properties style:use-window-font-color="true" style:font-name="Times New Roman" fo:font-size="8pt" fo:language="ru" fo:country="RU" style:font-name-asian="Times New Roman" style:font-size-asian="8pt" style:language-asian="zxx" style:country-asian="none" style:font-name-complex="Times New Roman" style:font-size-complex="10pt" style:language-complex="ar" style:country-complex="SA"/>
    </style:style>
    <style:style style:name="T27" style:family="text">
      <style:text-properties style:use-window-font-color="true" style:text-underline-style="solid" style:text-underline-width="auto" style:text-underline-color="font-color"/>
    </style:style>
    <style:style style:name="T28" style:family="text">
      <style:text-properties style:use-window-font-color="true" style:font-name="Courier New1"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29" style:family="text">
      <style:text-properties fo:language="en" fo:country="US"/>
    </style:style>
    <style:style style:name="T30" style:family="text">
      <style:text-properties fo:language="en" fo:country="US" fo:font-weight="bold" style:font-weight-asian="bold"/>
    </style:style>
    <style:style style:name="T31" style:family="text">
      <style:text-properties fo:language="en" fo:country="US" fo:font-weight="bold" style:font-weight-asian="bold" style:font-weight-complex="bold"/>
    </style:style>
    <style:style style:name="T32" style:family="text">
      <style:text-properties fo:language="en" fo:country="US" fo:font-weight="bold" style:language-asian="zxx" style:country-asian="none" style:font-weight-asian="bold" style:language-complex="ar" style:country-complex="SA" style:font-weight-complex="bold"/>
    </style:style>
    <style:style style:name="T33" style:family="text">
      <style:text-properties fo:language="en" fo:country="US" fo:font-style="italic" style:font-style-asian="italic"/>
    </style:style>
    <style:style style:name="T34" style:family="text">
      <style:text-properties fo:language="en" fo:country="US" style:font-weight-complex="bold"/>
    </style:style>
    <style:style style:name="T35" style:family="text">
      <style:text-properties fo:language="en" fo:country="US" style:language-asian="zxx" style:country-asian="none" style:language-complex="ar" style:country-complex="SA"/>
    </style:style>
    <style:style style:name="T36" style:family="text">
      <style:text-properties fo:language="en" fo:country="US" style:text-underline-style="solid" style:text-underline-width="auto" style:text-underline-color="font-color" style:language-asian="zxx" style:country-asian="none" style:language-complex="ar" style:country-complex="SA"/>
    </style:style>
    <style:style style:name="T37" style:family="text">
      <style:text-properties fo:language="en" fo:country="US" fo:background-color="transparent"/>
    </style:style>
    <style:style style:name="T38" style:family="text">
      <style:text-properties fo:language="en" fo:country="US" fo:font-style="normal" style:font-style-asian="normal" style:font-style-complex="normal"/>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style:text-underline-style="solid" style:text-underline-width="auto" style:text-underline-color="font-color"/>
    </style:style>
    <style:style style:name="T44" style:family="text">
      <style:text-properties fo:font-weight="normal" style:font-weight-asian="normal" style:font-weight-complex="normal"/>
    </style:style>
    <style:style style:name="T45" style:family="text">
      <style:text-properties style:language-asian="zxx" style:country-asian="none" style:language-complex="ar" style:country-complex="SA"/>
    </style:style>
    <style:style style:name="T46" style:family="text">
      <style:text-properties fo:font-style="normal" style:font-style-asian="normal" style:font-style-complex="normal"/>
    </style:style>
    <style:style style:name="T47" style:family="text">
      <style:text-properties fo:language="de" fo:country="DE" style:language-asian="zxx" style:country-asian="none" style:language-complex="ar" style:country-complex="SA"/>
    </style:style>
    <style:style style:name="T48" style:family="text">
      <style:text-properties fo:language="sv" fo:country="SE" style:language-asian="zxx" style:country-asian="none" style:language-complex="ar" style:country-complex="SA"/>
    </style:style>
    <style:style style:name="T49" style:family="text">
      <style:text-properties fo:background-color="transparent"/>
    </style:style>
    <style:style style:name="T50" style:family="text">
      <style:text-properties style:font-name="Courier New1" fo:font-size="10pt" fo:language="ru" fo:country="RU" style:font-size-asian="10pt" style:language-asian="zxx" style:country-asian="none" style:font-size-complex="10pt" style:language-complex="ar" style:country-complex="SA"/>
    </style:style>
    <style:style style:name="T51" style:family="text">
      <style:text-properties style:font-name="Courier New1" fo:font-size="10pt" fo:language="en" fo:country="US" fo:font-weight="bold" style:font-size-asian="10pt" style:font-weight-asian="bold" style:font-size-complex="10pt"/>
    </style:style>
    <style:style style:name="T52" style:family="text">
      <style:text-properties style:font-name="Courier New1" fo:font-size="10pt" fo:language="en" fo:country="US" style:font-size-asian="10pt" style:font-size-complex="10pt"/>
    </style:style>
    <style:style style:name="T53" style:family="text">
      <style:text-properties style:font-name="Courier New1" fo:font-size="10pt" style:font-size-asian="10pt" style:font-size-complex="10pt"/>
    </style:style>
    <style:style style:name="T54" style:family="text">
      <style:text-properties style:font-name="Courier New1" fo:font-size="10pt" fo:font-weight="bold" style:font-size-asian="10pt" style:font-weight-asian="bold" style:font-size-complex="10pt"/>
    </style:style>
    <style:style style:name="T55" style:family="text">
      <style:text-properties fo:font-size="10pt" fo:language="en" fo:country="US" fo:font-weight="bold" style:font-size-asian="10pt" style:font-weight-asian="bold" style:font-size-complex="10pt" style:font-weight-complex="bold"/>
    </style:style>
    <style:style style:name="T56" style:family="text">
      <style:text-properties fo:font-size="10pt" fo:language="en" fo:country="US" style:font-size-asian="10pt" style:font-size-complex="10pt" style:font-weight-complex="bold"/>
    </style:style>
    <style:style style:name="T57" style:family="text">
      <style:text-properties style:text-underline-style="none" fo:font-weight="bold" style:font-weight-asian="bold" style:font-weight-complex="bold"/>
    </style:style>
    <style:style style:name="T58" style:family="text"/>
    <style:style style:name="fr1" style:family="graphic" style:parent-style-name="Frame">
      <style:graphic-properties style:wrap="dynamic" style:number-wrapped-paragraphs="no-limit" style:vertical-pos="top" style:vertical-rel="paragraph" style:horizontal-pos="center" style:horizontal-rel="paragraph" fo:padding="0in" fo:border="none" style:shadow="none"/>
    </style:style>
    <style:style style:name="fr2" style:family="graphic" style:parent-style-name="Frame">
      <style:graphic-properties style:run-through="foreground" style:wrap="none"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fo:background-color="#ffffff" style:background-transparency="10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10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run-through="foreground"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text:dont-balance-text-columns="true" style:writing-mode="lr-tb" style:editable="false">
        <style:columns fo:column-count="1" fo:column-gap="0in"/>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Схема"/>
      </text:sequence-decls>
      <text:user-field-decls>
        <text:user-field-decl office:value-type="string" office:string-value="Eyeline Communications" text:name="Company"/>
      </text:user-field-decls>
      <text:p text:style-name="P75"><draw:frame draw:style-name="fr3" draw:name="Графический объект76" text:anchor-type="as-char" svg:width="2.8547in" svg:height="0.6071in" draw:z-index="41"><draw:image xlink:href="Pictures/10000000000005780000012C1B1747CA.jpg" xlink:type="simple" xlink:show="embed" xlink:actuate="onLoad"/></draw:frame></text:p>
      <text:p text:style-name="P4"/>
      <text:p text:style-name="P4"/>
      <text:p text:style-name="P4"/>
      <text:p text:style-name="P4"/>
      <text:p text:style-name="P4"/>
      <text:p text:style-name="P5"/>
      <text:p text:style-name="P4"/>
      <text:p text:style-name="P4"/>
      <text:p text:style-name="P4"/>
      <text:p text:style-name="P4"/>
      <text:p text:style-name="P4"/>
      <text:p text:style-name="P14">SMSC</text:p>
      <text:p text:style-name="P14">Руководство администратора</text:p>
      <text:h text:style-name="P106" text:outline-level="2" text:is-list-header="true"/>
      <text:h text:style-name="P105" text:outline-level="2" text:is-list-header="true"/>
      <text:table-of-content text:style-name="Sect1" text:name="Оглавление1">
        <text:table-of-content-source text:outline-level="9" text:use-index-marks="false" text:use-index-source-styles="true" text:relative-tab-stop-position="false">
          <text:index-title-template text:style-name="Contents_20_Heading">Содержание</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index-title text:style-name="Sect3" text:name="Оглавление1_Head">
            <text:p text:style-name="P76">Содержание</text:p>
          </text:index-title>
          <text:p text:style-name="P68"><text:a xlink:type="simple" xlink:href="#__RefHeading__35780_78748477">1 Введение<text:tab/>5</text:a></text:p>
          <text:p text:style-name="P51"><text:a xlink:type="simple" xlink:href="#__RefHeading__35782_78748477">1.1 Цель<text:tab/>5</text:a></text:p>
          <text:p text:style-name="P51"><text:a xlink:type="simple" xlink:href="#__RefHeading__35784_78748477">1.2 Область действия<text:tab/>5</text:a></text:p>
          <text:p text:style-name="P51"><text:a xlink:type="simple" xlink:href="#__RefHeading__35786_78748477">1.3 Определения и сокращения<text:tab/>5</text:a></text:p>
          <text:p text:style-name="P51"><text:a xlink:type="simple" xlink:href="#__RefHeading__35788_78748477">1.4 Ссылки<text:tab/>5</text:a></text:p>
          <text:p text:style-name="P51"><text:a xlink:type="simple" xlink:href="#__RefHeading__35790_78748477">1.5 Краткое описание<text:tab/>5</text:a></text:p>
          <text:p text:style-name="P68"><text:a xlink:type="simple" xlink:href="#__RefHeading__35792_78748477">2 Установка и конфигурирование<text:tab/>6</text:a></text:p>
          <text:p text:style-name="P51"><text:a xlink:type="simple" xlink:href="#__RefHeading__35794_78748477">2.1 Подготовка программы SMS центра к работе<text:tab/>6</text:a></text:p>
          <text:p text:style-name="P51"><text:a xlink:type="simple" xlink:href="#__RefHeading__35796_78748477">2.2 Установка, конфигурирование и запуск административного приложения<text:tab/>6</text:a></text:p>
          <text:p text:style-name="P51"><text:a xlink:type="simple" xlink:href="#__RefHeading__38694_78748477">2.3 Структура директорий<text:tab/>7</text:a></text:p>
          <text:p text:style-name="P51"><text:a xlink:type="simple" xlink:href="#__RefHeading__35800_78748477">2.4 Интеграция SMS центра в сигнальную сеть<text:tab/>8</text:a></text:p>
          <text:p text:style-name="P72"><text:a xlink:type="simple" xlink:href="#__RefHeading__35802_78748477">2.4.1 Требования к соединению с коммутатором<text:tab/>8</text:a></text:p>
          <text:p text:style-name="P72"><text:a xlink:type="simple" xlink:href="#__RefHeading__35804_78748477">2.4.2 Требования к месту установки<text:tab/>8</text:a></text:p>
          <text:p text:style-name="P72"><text:a xlink:type="simple" xlink:href="#__RefHeading__35806_78748477">2.4.3 Конфигурирование коммутатора<text:tab/>8</text:a></text:p>
          <text:p text:style-name="P68"><text:a xlink:type="simple" xlink:href="#__RefHeading__35808_78748477">3 Общие аспекты администрирования<text:tab/>9</text:a></text:p>
          <text:p text:style-name="P51"><text:a xlink:type="simple" xlink:href="#__RefHeading__35810_78748477">3.1 Терминология и сущности<text:tab/>9</text:a></text:p>
          <text:p text:style-name="P72"><text:a xlink:type="simple" xlink:href="#__RefHeading__35812_78748477">3.1.1 Адреса<text:tab/>9</text:a></text:p>
          <text:p text:style-name="P67"><text:a xlink:type="simple" xlink:href="#__RefHeading__35814_78748477">3.1.1.1 Формат адреса для задания номера<text:tab/>9</text:a></text:p>
          <text:p text:style-name="P67"><text:a xlink:type="simple" xlink:href="#__RefHeading__35816_78748477">3.1.1.2 Формат маски для задания номеров<text:tab/>9</text:a></text:p>
          <text:p text:style-name="P72"><text:a xlink:type="simple" xlink:href="#__RefHeading__35818_78748477">3.1.2 Службы (сервисы)<text:tab/>9</text:a></text:p>
          <text:p text:style-name="P67"><text:a xlink:type="simple" xlink:href="#__RefHeading__35820_78748477">3.1.2.1 Типы сервисов<text:tab/>9</text:a></text:p>
          <text:p text:style-name="P72"><text:a xlink:type="simple" xlink:href="#__RefHeading__35822_78748477">3.1.3 Маршруты<text:tab/>10</text:a></text:p>
          <text:p text:style-name="P72"><text:a xlink:type="simple" xlink:href="#__RefHeading__35824_78748477">3.1.4 Режимы доставки сообщений<text:tab/>11</text:a></text:p>
          <text:p text:style-name="P72"><text:a xlink:type="simple" xlink:href="#__RefHeading__35826_78748477">3.1.5 Алиасы (Aliases)<text:tab/>11</text:a></text:p>
          <text:p text:style-name="P67"><text:a xlink:type="simple" xlink:href="#__RefHeading__35828_78748477">3.1.5.1 Порядок трансляции алиасов<text:tab/>11</text:a></text:p>
          <text:p text:style-name="P72"><text:a xlink:type="simple" xlink:href="#__RefHeading__35830_78748477">3.1.6 Субъекты (Subjects)<text:tab/>12</text:a></text:p>
          <text:p text:style-name="P72"><text:a xlink:type="simple" xlink:href="#__RefHeading__35832_78748477">3.1.7 Профили абонентов<text:tab/>12</text:a></text:p>
          <text:p text:style-name="P72"><text:a xlink:type="simple" xlink:href="#__RefHeading__35834_78748477">3.1.8 Групповые профили<text:tab/>12</text:a></text:p>
          <text:p text:style-name="P72"><text:a xlink:type="simple" xlink:href="#__RefHeading__35836_78748477">3.1.9 Коммутаторы<text:tab/>13</text:a></text:p>
          <text:p text:style-name="P72"><text:a xlink:type="simple" xlink:href="#__RefHeading__35838_78748477">3.1.10 Списки рассылки<text:tab/>13</text:a></text:p>
          <text:p text:style-name="P72"><text:a xlink:type="simple" xlink:href="#__RefHeading__35840_78748477">3.1.11 Маски ограничения посылки и приема сообщений<text:tab/>13</text:a></text:p>
          <text:p text:style-name="P72"><text:a xlink:type="simple" xlink:href="#__RefHeading__35842_78748477">3.1.12 Списки доступа<text:tab/>13</text:a></text:p>
          <text:p text:style-name="P72"><text:a xlink:type="simple" xlink:href="#__RefHeading__35844_78748477">3.1.13 Закрытые группы пользователей<text:tab/>14</text:a></text:p>
          <text:p text:style-name="P72"><text:a xlink:type="simple" xlink:href="#__RefHeading__35846_78748477">3.1.14 Категории и провайдеры<text:tab/>14</text:a></text:p>
          <text:p text:style-name="P51"><text:a xlink:type="simple" xlink:href="#__RefHeading__35848_78748477">3.2 Общий обзор и унифицированные механизмы интерфейса<text:tab/>15</text:a></text:p>
          <text:p text:style-name="P72"><text:a xlink:type="simple" xlink:href="#__RefHeading__35850_78748477">3.2.1 Примитивы интерфейса<text:tab/>15</text:a></text:p>
          <text:p text:style-name="P67"><text:a xlink:type="simple" xlink:href="#__RefHeading__35852_78748477">3.2.1.1 Секции<text:tab/>15</text:a></text:p>
          <text:p text:style-name="P67"><text:a xlink:type="simple" xlink:href="#__RefHeading__35854_78748477">3.2.1.2 Деревья<text:tab/>16</text:a></text:p>
          <text:p text:style-name="P67"><text:a xlink:type="simple" xlink:href="#__RefHeading__35856_78748477">3.2.1.3 Функциональные элементы – кнопки<text:tab/>16</text:a></text:p>
          <text:p text:style-name="P67"><text:a xlink:type="simple" xlink:href="#__RefHeading__35858_78748477">3.2.1.4 Поля ввода, <text:s/>редактирования и выбора<text:tab/>16</text:a></text:p>
          <text:p text:style-name="P67"><text:a xlink:type="simple" xlink:href="#__RefHeading__35860_78748477">3.2.1.5 Таблицы, сортировка, фильтры и скроллинг<text:tab/>17</text:a></text:p>
          <text:p text:style-name="P68"><text:a xlink:type="simple" xlink:href="#__RefHeading__35862_78748477">4 Администрирование<text:tab/>18</text:a></text:p>
          <text:p text:style-name="P51"><text:a xlink:type="simple" xlink:href="#__RefHeading__35864_78748477">4.1 Ограничения доступа к системе<text:tab/>18</text:a></text:p>
          <text:p text:style-name="P72"><text:a xlink:type="simple" xlink:href="#__RefHeading__35866_78748477">4.1.1 Администраторы, роли и привилегии доступа<text:tab/>18</text:a></text:p>
          <text:p text:style-name="P72"><text:a xlink:type="simple" xlink:href="#__RefHeading__35868_78748477">4.1.2 Регистрация администраторов и модификация привилегий<text:tab/>18</text:a></text:p>
          <text:p text:style-name="P72"><text:a xlink:type="simple" xlink:href="#__RefHeading__35870_78748477">4.1.3 Аутентификация и авторизация администратора<text:tab/>18</text:a></text:p>
          <text:p text:style-name="P51"><text:a xlink:type="simple" xlink:href="#__RefHeading__12167_2102354822">4.2 <text:s/>Конфигурирование SMSC<text:tab/>20</text:a></text:p>
          <text:p text:style-name="P72"><text:a xlink:type="simple" xlink:href="#__RefHeading__35874_78748477">4.2.1 Применение изменений конфигурации<text:tab/>20</text:a></text:p>
          <text:p text:style-name="P67"><text:a xlink:type="simple" xlink:href="#__RefHeading__35876_78748477">4.2.1.1 Запись в журнал изменений конфигурации<text:tab/>20</text:a></text:p>
          <text:p text:style-name="P72"><text:a xlink:type="simple" xlink:href="#__RefHeading__35878_78748477">4.2.2 Задание основных параметров<text:tab/>21</text:a></text:p>
          <text:p text:style-name="P72"><text:soft-page-break/><text:a xlink:type="simple" xlink:href="#__RefHeading__35880_78748477">4.2.3 Управление маршрутами<text:tab/>26</text:a></text:p>
          <text:p text:style-name="P67"><text:a xlink:type="simple" xlink:href="#__RefHeading__35882_78748477">4.2.3.1 Алиасы (Aliases)<text:tab/>26</text:a></text:p>
          <text:p text:style-name="P67"><text:a xlink:type="simple" xlink:href="#__RefHeading__35884_78748477">4.2.3.2 Субъекты (Subjects)<text:tab/>27</text:a></text:p>
          <text:p text:style-name="P67"><text:a xlink:type="simple" xlink:href="#__RefHeading__35886_78748477">4.2.3.3 Маршруты (Routes) <text:tab/>28</text:a></text:p>
          <text:p text:style-name="P50"><text:a xlink:type="simple" xlink:href="#__RefHeading__35888_78748477">4.2.3.3.1 Добавление маршрута<text:tab/>29</text:a></text:p>
          <text:p text:style-name="P50"><text:a xlink:type="simple" xlink:href="#__RefHeading__35890_78748477">4.2.3.3.2 Модификация маршрута<text:tab/>31</text:a></text:p>
          <text:p text:style-name="P50"><text:a xlink:type="simple" xlink:href="#__RefHeading__35892_78748477">4.2.3.3.3 Удаление маршрута(ов)<text:tab/>31</text:a></text:p>
          <text:p text:style-name="P72"><text:a xlink:type="simple" xlink:href="#__RefHeading__35894_78748477">4.2.4 Запуск и остановка SMSC<text:tab/>32</text:a></text:p>
          <text:p text:style-name="P72"><text:a xlink:type="simple" xlink:href="#__RefHeading__35896_78748477">4.2.5 Управление ресурсами для задания языков и географических зон<text:tab/>32</text:a></text:p>
          <text:p text:style-name="P67"><text:a xlink:type="simple" xlink:href="#__RefHeading__35898_78748477">4.2.5.1 Добавление нового ресурса<text:tab/>32</text:a></text:p>
          <text:p text:style-name="P67"><text:a xlink:type="simple" xlink:href="#__RefHeading__35900_78748477">4.2.5.2 Просмотр и редактирование файла ресурса<text:tab/>32</text:a></text:p>
          <text:p text:style-name="P72"><text:a xlink:type="simple" xlink:href="#__RefHeading__35902_78748477">4.2.6 Управление временными зонами<text:tab/>34</text:a></text:p>
          <text:p text:style-name="P72"><text:a xlink:type="simple" xlink:href="#__RefHeading__35904_78748477">4.2.7 Настройка регионов<text:tab/>34</text:a></text:p>
          <text:p text:style-name="P72"><text:a xlink:type="simple" xlink:href="#__RefHeading__35906_78748477">4.2.8 Форматы уведомлений о доставке<text:tab/>35</text:a></text:p>
          <text:p text:style-name="P67"><text:a xlink:type="simple" xlink:href="#__RefHeading__35908_78748477">4.2.8.1 Шаблоны уведомлений<text:tab/>35</text:a></text:p>
          <text:p text:style-name="P67"><text:a xlink:type="simple" xlink:href="#__RefHeading__35910_78748477">4.2.8.2 Список переменных, доступных в уведомлении<text:tab/>35</text:a></text:p>
          <text:p text:style-name="P67"><text:a xlink:type="simple" xlink:href="#__RefHeading__35912_78748477">4.2.8.3 Промежуточные уведомления<text:tab/>36</text:a></text:p>
          <text:p text:style-name="P72"><text:a xlink:type="simple" xlink:href="#__RefHeading__35914_78748477">4.2.9 Управление подсистемой логгирования<text:tab/>36</text:a></text:p>
          <text:p text:style-name="P72"><text:a xlink:type="simple" xlink:href="#__RefHeading__35916_78748477">4.2.10 Определение политики повторных доставок<text:tab/>37</text:a></text:p>
          <text:p text:style-name="P72"><text:a xlink:type="simple" xlink:href="#__RefHeading__35918_78748477">4.2.11 Задание синонимов для директив<text:tab/>38</text:a></text:p>
          <text:p text:style-name="P51"><text:a xlink:type="simple" xlink:href="#__RefHeading__35920_78748477">4.3 Контроль функционирования SMSC<text:tab/>40</text:a></text:p>
          <text:p text:style-name="P72"><text:a xlink:type="simple" xlink:href="#__RefHeading__35922_78748477">4.3.1 Мониторинг загруженности SMSC<text:tab/>40</text:a></text:p>
          <text:p text:style-name="P72"><text:a xlink:type="simple" xlink:href="#__RefHeading__35924_78748477">4.3.2 Мониторинг трафика по SME<text:tab/>40</text:a></text:p>
          <text:p text:style-name="P72"><text:a xlink:type="simple" xlink:href="#__RefHeading__35926_78748477">4.3.3 Доступ к сообщениям<text:tab/>41</text:a></text:p>
          <text:p text:style-name="P72"><text:a xlink:type="simple" xlink:href="#__RefHeading__35928_78748477">4.3.4 Анализ статистической информации<text:tab/>43</text:a></text:p>
          <text:p text:style-name="P72"><text:a xlink:type="simple" xlink:href="#__RefHeading__35930_78748477">4.3.5 Выгрузка статистической информации<text:tab/>45</text:a></text:p>
          <text:p text:style-name="P67"><text:a xlink:type="simple" xlink:href="#__RefHeading__12146_804523892">4.3.5.1 Выгрузка статистической информации в базу данных<text:tab/>45</text:a></text:p>
          <text:p text:style-name="P67"><text:a xlink:type="simple" xlink:href="#__RefHeading__12148_804523892">4.3.5.2 Выгрузка статистической информации в текстовый файл<text:tab/>46</text:a></text:p>
          <text:p text:style-name="P72"><text:a xlink:type="simple" xlink:href="#__RefHeading__35932_78748477">4.3.6 Проверка конфигурации маршрутов<text:tab/>46</text:a></text:p>
          <text:p text:style-name="P51"><text:a xlink:type="simple" xlink:href="#__RefHeading__35934_78748477">4.4 Управление профилями абонентов<text:tab/>48</text:a></text:p>
          <text:p text:style-name="P72"><text:a xlink:type="simple" xlink:href="#__RefHeading__35936_78748477">4.4.1 Параметры профиля<text:tab/>48</text:a></text:p>
          <text:p text:style-name="P72"><text:a xlink:type="simple" xlink:href="#__RefHeading__35938_78748477">4.4.2 Просмотр профилей<text:tab/>49</text:a></text:p>
          <text:p text:style-name="P72"><text:a xlink:type="simple" xlink:href="#__RefHeading__35940_78748477">4.4.3 Удаление профилей<text:tab/>49</text:a></text:p>
          <text:p text:style-name="P72"><text:a xlink:type="simple" xlink:href="#__RefHeading__35942_78748477">4.4.4 Добавление и модификация профилей<text:tab/>49</text:a></text:p>
          <text:p text:style-name="P72"><text:a xlink:type="simple" xlink:href="#__RefHeading__35944_78748477">4.4.5 Поиск и проверка профиля<text:tab/>49</text:a></text:p>
          <text:p text:style-name="P72"><text:a xlink:type="simple" xlink:href="#__RefHeading__35946_78748477">4.4.6 Модификация профиля с телефона<text:tab/>50</text:a></text:p>
          <text:p text:style-name="P51"><text:a xlink:type="simple" xlink:href="#__RefHeading__35950_78748477">4.5 Работа со службами (сервисами) и хостами<text:tab/>52</text:a></text:p>
          <text:p text:style-name="P72"><text:a xlink:type="simple" xlink:href="#__RefHeading__35952_78748477">4.5.1 Управление службами<text:tab/>52</text:a></text:p>
          <text:p text:style-name="P72"><text:a xlink:type="simple" xlink:href="#__RefHeading__35954_78748477">4.5.2 Добавление нового сервиса<text:tab/>53</text:a></text:p>
          <text:p text:style-name="P67"><text:a xlink:type="simple" xlink:href="#__RefHeading__18090_502142946">4.5.2.1 Выбор типа сервиса<text:tab/>53</text:a></text:p>
          <text:p text:style-name="P67"><text:a xlink:type="simple" xlink:href="#__RefHeading__35956_78748477">4.5.2.2 Задание параметров взаимодействия с SMS центром<text:tab/>53</text:a></text:p>
          <text:p text:style-name="P51"><text:a xlink:type="simple" xlink:href="#__RefHeading__35958_78748477">4.6 Дополнительные сервисы<text:tab/>56</text:a></text:p>
          <text:p text:style-name="P72"><text:a xlink:type="simple" xlink:href="#__RefHeading__35960_78748477">4.6.1 DbSme<text:tab/>56</text:a></text:p>
          <text:p text:style-name="P67"><text:a xlink:type="simple" xlink:href="#__RefHeading__35962_78748477">4.6.1.1 Функциональность сервиса<text:tab/>56</text:a></text:p>
          <text:p text:style-name="P67"><text:a xlink:type="simple" xlink:href="#__RefHeading__35964_78748477">4.6.1.2 Интерфейс администратора<text:tab/>56</text:a></text:p>
          <text:p text:style-name="P50"><text:a xlink:type="simple" xlink:href="#__RefHeading__35966_78748477">4.6.1.2.1 Стартовая страница (Home)<text:tab/>56</text:a></text:p>
          <text:p text:style-name="P50"><text:a xlink:type="simple" xlink:href="#__RefHeading__35968_78748477">4.6.1.2.2 Основные параметры (Parameters)<text:tab/>57</text:a></text:p>
          <text:p text:style-name="P50"><text:a xlink:type="simple" xlink:href="#__RefHeading__35970_78748477">4.6.1.2.3 Драйверы для источников данных (Drivers)<text:tab/>58</text:a></text:p>
          <text:p text:style-name="P50"><text:a xlink:type="simple" xlink:href="#__RefHeading__35972_78748477">4.6.1.2.4 Провайдеры данных и обработчики запросов (Providers)<text:tab/>58</text:a></text:p>
          <text:p text:style-name="P72"><text:a xlink:type="simple" xlink:href="#__RefHeading__35998_78748477">4.6.2 EmailSme<text:tab/>61</text:a></text:p>
          <text:p text:style-name="P67"><text:a xlink:type="simple" xlink:href="#__RefHeading__36000_78748477">4.6.2.1 Функциональность сервиса<text:tab/>61</text:a></text:p>
          <text:p text:style-name="P67"><text:a xlink:type="simple" xlink:href="#__RefHeading__36002_78748477">4.6.2.2 Режим работы HelpDesk<text:tab/>61</text:a></text:p>
          <text:p text:style-name="P67"><text:a xlink:type="simple" xlink:href="#__RefHeading__36004_78748477">4.6.2.3 Интерфейс администратора.<text:tab/>61</text:a></text:p>
          <text:p text:style-name="P50"><text:a xlink:type="simple" xlink:href="#__RefHeading__36006_78748477">4.6.2.3.1 Стартовая страница (Home)<text:tab/>61</text:a></text:p>
          <text:p text:style-name="P50"><text:a xlink:type="simple" xlink:href="#__RefHeading__36008_78748477">4.6.2.3.2 Параметры сервиса (Options)<text:tab/>61</text:a></text:p>
          <text:p text:style-name="P50"><text:a xlink:type="simple" xlink:href="#__RefHeading__36010_78748477">4.6.2.3.3 Профили пользователей (Profiles)<text:tab/>64</text:a></text:p>
          <text:p text:style-name="P50"><text:soft-page-break/><text:a xlink:type="simple" xlink:href="#__RefHeading__17712_1067302538">4.6.2.3.4 Статистика (Statistics)<text:tab/>64</text:a></text:p>
          <text:p text:style-name="P72"><text:a xlink:type="simple" xlink:href="#__RefHeading__36012_78748477">4.6.3 MCISme<text:tab/>65</text:a></text:p>
          <text:p text:style-name="P67"><text:a xlink:type="simple" xlink:href="#__RefHeading__36014_78748477">4.6.3.1 Функциональность сервиса<text:tab/>65</text:a></text:p>
          <text:p text:style-name="P67"><text:a xlink:type="simple" xlink:href="#__RefHeading__36016_78748477">4.6.3.2 Интерфейс администратора<text:tab/>65</text:a></text:p>
          <text:p text:style-name="P50"><text:a xlink:type="simple" xlink:href="#__RefHeading__36018_78748477">4.6.3.2.1 Стартовая страница (Statuses)<text:tab/>65</text:a></text:p>
          <text:p text:style-name="P50"><text:a xlink:type="simple" xlink:href="#__RefHeading__36020_78748477">4.6.3.2.2 Общие параметры работы сервиса<text:tab/>65</text:a></text:p>
          <text:p text:style-name="P50"><text:a xlink:type="simple" xlink:href="#__RefHeading__36022_78748477">4.6.3.2.3 Статистика<text:tab/>66</text:a></text:p>
          <text:p text:style-name="P50"><text:a xlink:type="simple" xlink:href="#__RefHeading__36024_78748477">4.6.3.2.4 Параметры сервиса<text:tab/>66</text:a></text:p>
          <text:p text:style-name="P50"><text:a xlink:type="simple" xlink:href="#__RefHeading__36026_78748477">4.6.3.2.5 Конфигурирование сервиса MCIProf<text:tab/>68</text:a></text:p>
          <text:p text:style-name="P50"><text:a xlink:type="simple" xlink:href="#__RefHeading__36028_78748477">4.6.3.2.6 Параметры ISUP<text:tab/>68</text:a></text:p>
          <text:p text:style-name="P50"><text:a xlink:type="simple" xlink:href="#__RefHeading__36030_78748477">4.6.3.2.7 Настройки шаблонов<text:tab/>69</text:a></text:p>
          <text:p text:style-name="P50"><text:a xlink:type="simple" xlink:href="#__RefHeading__36032_78748477">4.6.3.2.8 Настройки правил обработки событий<text:tab/>70</text:a></text:p>
          <text:p text:style-name="P67"><text:a xlink:type="simple" xlink:href="#__RefHeading__36034_78748477">4.6.3.3 Командный интерфейс по управления профилями абонентов<text:tab/>70</text:a></text:p>
          <text:p text:style-name="P67"><text:a xlink:type="simple" xlink:href="#__RefHeading__36036_78748477">4.6.3.4 Применение изменений конфигурации<text:tab/>71</text:a></text:p>
          <text:p text:style-name="P51"><text:a xlink:type="simple" xlink:href="#__RefHeading__36038_78748477">4.7 Управление коммутаторами<text:tab/>71</text:a></text:p>
          <text:p text:style-name="P72"><text:a xlink:type="simple" xlink:href="#__RefHeading__36040_78748477">4.7.1 Включение режима автоматической блокировки<text:tab/>72</text:a></text:p>
          <text:p text:style-name="P51"><text:a xlink:type="simple" xlink:href="#__RefHeading__36042_78748477">4.8 Управление списками рассылки<text:tab/>72</text:a></text:p>
          <text:p text:style-name="P72"><text:a xlink:type="simple" xlink:href="#__RefHeading__36044_78748477">4.8.1 Добавление нового списка рассылки<text:tab/>72</text:a></text:p>
          <text:p text:style-name="P72"><text:a xlink:type="simple" xlink:href="#__RefHeading__36046_78748477">4.8.2 Модификация списка рассылки<text:tab/>73</text:a></text:p>
          <text:p text:style-name="P72"><text:a xlink:type="simple" xlink:href="#__RefHeading__36048_78748477">4.8.3 Удаление списков рассылки<text:tab/>73</text:a></text:p>
          <text:p text:style-name="P72"><text:a xlink:type="simple" xlink:href="#__RefHeading__36050_78748477">4.8.4 Управление услугой персональных списков рассылки<text:tab/>73</text:a></text:p>
          <text:p text:style-name="P72"><text:a xlink:type="simple" xlink:href="#__RefHeading__36052_78748477">4.8.5 Директивы для операций<text:tab/>74</text:a></text:p>
          <text:p text:style-name="P51"><text:a xlink:type="simple" xlink:href="#__RefHeading__36054_78748477">4.9 Консольное администрирование <text:tab/>76</text:a></text:p>
          <text:p text:style-name="P72"><text:a xlink:type="simple" xlink:href="#__RefHeading__36056_78748477">4.9.1 Соглашение о формате вывода<text:tab/>76</text:a></text:p>
          <text:p text:style-name="P72"><text:a xlink:type="simple" xlink:href="#__RefHeading__36058_78748477">4.9.2 Соглашение о выводе символа приглашения<text:tab/>76</text:a></text:p>
          <text:p text:style-name="P72"><text:a xlink:type="simple" xlink:href="#__RefHeading__36060_78748477">4.9.3 Команды администрирования системы<text:tab/>76</text:a></text:p>
          <text:p text:style-name="P67"><text:a xlink:type="simple" xlink:href="#__RefHeading__36062_78748477">4.9.3.1 Авторизация<text:tab/>76</text:a></text:p>
          <text:p text:style-name="P67"><text:a xlink:type="simple" xlink:href="#__RefHeading__36064_78748477">4.9.3.2 Работа с алиасами<text:tab/>76</text:a></text:p>
          <text:p text:style-name="P67"><text:a xlink:type="simple" xlink:href="#__RefHeading__36066_78748477">4.9.3.3 Работа с профилями<text:tab/>76</text:a></text:p>
          <text:p text:style-name="P67"><text:a xlink:type="simple" xlink:href="#__RefHeading__36068_78748477">4.9.3.4 Работа со списками рассылки<text:tab/>77</text:a></text:p>
          <text:p text:style-name="P67"><text:a xlink:type="simple" xlink:href="#__RefHeading__36070_78748477">4.9.3.5 Работа с направлениями<text:tab/>77</text:a></text:p>
          <text:p text:style-name="P50"><text:a xlink:type="simple" xlink:href="#__RefHeading__36072_78748477">4.9.3.5.1 Субъекты<text:tab/>77</text:a></text:p>
          <text:p text:style-name="P50"><text:a xlink:type="simple" xlink:href="#__RefHeading__36074_78748477">4.9.3.5.2 Направления<text:tab/>77</text:a></text:p>
          <text:p text:style-name="P67"><text:a xlink:type="simple" xlink:href="#__RefHeading__36076_78748477">4.9.3.6 Работа с ACL<text:tab/>78</text:a></text:p>
          <text:p text:style-name="P67"><text:a xlink:type="simple" xlink:href="#__RefHeading__36078_78748477">4.9.3.7 Работа с провайдерами<text:tab/>78</text:a></text:p>
          <text:p text:style-name="P67"><text:a xlink:type="simple" xlink:href="#__RefHeading__36080_78748477">4.9.3.8 Работа с категориями<text:tab/>78</text:a></text:p>
          <text:p text:style-name="P67"><text:a xlink:type="simple" xlink:href="#__RefHeading__36082_78748477">4.9.3.9 Работа с SME<text:tab/>78</text:a></text:p>
          <text:p text:style-name="P67"><text:a xlink:type="simple" xlink:href="#__RefHeading__36084_78748477">4.9.3.10 Работа с закрытыми группами пользователей<text:tab/>79</text:a></text:p>
          <text:p text:style-name="P67"><text:a xlink:type="simple" xlink:href="#__RefHeading__36086_78748477">4.9.3.11 Применение изменений<text:tab/>79</text:a></text:p>
          <text:p text:style-name="P67"><text:a xlink:type="simple" xlink:href="#__RefHeading__36088_78748477">4.9.3.12 Утилитарные команды<text:tab/>79</text:a></text:p>
          <text:p text:style-name="P67"><text:a xlink:type="simple" xlink:href="#__RefHeading__36090_78748477">4.9.3.13 Команды администрирования EmailSme<text:tab/>80</text:a></text:p>
          <text:p text:style-name="P51"><text:a xlink:type="simple" xlink:href="#__RefHeading__18092_502142946">4.10 <text:s/>Нотификация о состоянии центра по SNMP<text:tab/>81</text:a></text:p>
          <text:p text:style-name="P72"><text:a xlink:type="simple" xlink:href="#__RefHeading__18094_502142946">4.10.1 <text:s/>Структура трапа<text:tab/>82</text:a></text:p>
          <text:p text:style-name="P67"><text:a xlink:type="simple" xlink:href="#__RefHeading__18096_502142946">4.10.1.1 <text:s/>Статус<text:tab/>82</text:a></text:p>
          <text:p text:style-name="P67"><text:a xlink:type="simple" xlink:href="#__RefHeading__18098_502142946">4.10.1.2 <text:s/>Важность (Severity)<text:tab/>82</text:a></text:p>
          <text:p text:style-name="P67"><text:a xlink:type="simple" xlink:href="#__RefHeading__18100_502142946">4.10.1.3 <text:s/>Категория аварии<text:tab/>82</text:a></text:p>
          <text:p text:style-name="P67"><text:a xlink:type="simple" xlink:href="#__RefHeading__18102_502142946">4.10.1.4 <text:s/>Идентификатор аварии<text:tab/>83</text:a></text:p>
          <text:p text:style-name="P67"><text:a xlink:type="simple" xlink:href="#__RefHeading__18104_502142946">4.10.1.5 <text:s/>Запрос статистических счетчиков центра по SNMP<text:tab/>83</text:a></text:p>
          <text:p text:style-name="P68"><text:a xlink:type="simple" xlink:href="#__RefHeading__36092_78748477">5 Приложения (Annexes)<text:tab/>84</text:a></text:p>
          <text:p text:style-name="P51"><text:a xlink:type="simple" xlink:href="#__RefHeading__36094_78748477">5.1 Коды для результатов операций и ошибок<text:tab/>84</text:a></text:p>
          <text:p text:style-name="P51"><text:a xlink:type="simple" xlink:href="#__RefHeading__36098_78748477">5.2 Формат статистических таблиц<text:tab/>88</text:a></text:p>
          <text:p text:style-name="P72"><text:a xlink:type="simple" xlink:href="#__RefHeading__36100_78748477">5.2.1 Формат временного интервала (столбец PERIOD)<text:tab/>88</text:a></text:p>
          <text:p text:style-name="P72"><text:a xlink:type="simple" xlink:href="#__RefHeading__36102_78748477">5.2.2 Cтатистика по обработке сообщений общая (SMS_STAT_SMS)<text:tab/>88</text:a></text:p>
          <text:p text:style-name="P72"><text:a xlink:type="simple" xlink:href="#__RefHeading__36104_78748477">5.2.3 Статистика по кодам ошибок общая (SMS_STAT_STATE)<text:tab/>88</text:a></text:p>
          <text:p text:style-name="P72"><text:a xlink:type="simple" xlink:href="#__RefHeading__36106_78748477">5.2.4 Статистика по активности сервисов (SMS_STAT_SME)<text:tab/>88</text:a></text:p>
          <text:p text:style-name="P72"><text:soft-page-break/><text:a xlink:type="simple" xlink:href="#__RefHeading__36108_78748477">5.2.5 Статистика по кодам ошибок для сервисов (SMS_STAT_SME_STATE)<text:tab/>89</text:a></text:p>
          <text:p text:style-name="P72"><text:a xlink:type="simple" xlink:href="#__RefHeading__36110_78748477">5.2.6 Статистика по маршрутам прохождения сообщений (SMS_STAT_ROUTE)<text:tab/>89</text:a></text:p>
          <text:p text:style-name="P72"><text:a xlink:type="simple" xlink:href="#__RefHeading__36112_78748477">5.2.7 Статистика по кодам ошибок для маршрутов (SMS_STAT_ROUTE_STATE)<text:tab/>90</text:a></text:p>
          <text:p text:style-name="P51"><text:a xlink:type="simple" xlink:href="#__RefHeading__36114_78748477">5.3 Диаграмма взаимодействия в ходе USSD сессии<text:tab/>90</text:a></text:p>
          <text:p text:style-name="P51"><text:a xlink:type="simple" xlink:href="#__RefHeading__36116_78748477">5.4 Взаимодействие с сигнальной сетью<text:tab/>91</text:a></text:p>
        </text:index-body>
      </text:table-of-content>
      <text:section text:style-name="Sect2" text:name="Раздел2">
        <text:p text:style-name="P17"/>
        <text:h text:style-name="P103" text:outline-level="1"><text:bookmark text:name="__RefHeading__35780_78748477"/>Введение<text:bookmark-end text:name="__RefHeading__35780_78748477"/></text:h>
        <text:h text:style-name="Heading_20_2" text:outline-level="2"><text:bookmark text:name="__RefHeading__35782_78748477"/>Цель<text:bookmark-end text:name="__RefHeading__35782_78748477"/></text:h>
        <text:p text:style-name="Text_20_body">Данный документ является нормативным руководством и содержит справочные материалы, необходимые для администрирования и технического обслуживания системы <text:subject>SMS центр</text:subject>. Кроме того в документе описаны технические решения, функциональные ограничения и некоторые другие аспекты, необходимые для полного и всестороннего описания процесса внешнего администрирования системы <text:span text:style-name="T29">SMSC</text:span>.</text:p>
        <text:h text:style-name="Heading_20_2" text:outline-level="2"><text:bookmark text:name="__RefHeading__35784_78748477"/>Область действия<text:bookmark-end text:name="__RefHeading__35784_78748477"/></text:h>
        <text:p text:style-name="Text_20_body">Документ подготовлен в рамках проекта <text:span text:style-name="T29">SMSC</text:span> и предназначен для использования администраторами системы, а также участниками и аудиторами данного проекта. </text:p>
        <text:h text:style-name="Heading_20_2" text:outline-level="2"><text:bookmark text:name="__RefHeading__35786_78748477"/><text:span text:style-name="T22">Определения</text:span><text:span text:style-name="T23"> </text:span><text:span text:style-name="T22">и</text:span><text:span text:style-name="T23"> </text:span><text:span text:style-name="T22">сокращения</text:span><text:bookmark-end text:name="__RefHeading__35786_78748477"/></text:h>
        <text:p text:style-name="Text_20_body">Определения и сокращения, используемые в тексте, соответствуют предметному словарю <text:span text:style-name="T29">SMSC</text:span> <text:span text:style-name="T29">Glossary</text:span>.</text:p>
        <text:h text:style-name="Heading_20_2" text:outline-level="2"><text:bookmark text:name="__RefHeading__35788_78748477"/>Ссылки<text:bookmark-end text:name="__RefHeading__35788_78748477"/></text:h>
        <text:p text:style-name="Text_20_body">SMSC Glossary – Словарь терминов используемых в прое<text:span text:style-name="T46">кте </text:span><text:span text:style-name="Document_20_Field_20_Char1"><text:span text:style-name="T46"><text:subject>SMS центр</text:subject></text:span></text:span><text:span text:style-name="Document_20_Field_20_Char1"><text:span text:style-name="T46">.</text:span></text:span></text:p>
        <text:h text:style-name="Heading_20_2" text:outline-level="2"><text:bookmark text:name="__RefHeading__35790_78748477"/>Краткое описание<text:bookmark-end text:name="__RefHeading__35790_78748477"/></text:h>
        <text:p text:style-name="Text_20_body">Документ состоит из нескольких разделов:</text:p>
        <text:list xml:id="list1775948215" text:style-name="WW8Num2">
          <text:list-item>
            <text:p text:style-name="P77"><text:span text:style-name="T45">Установка и конфигурирование</text:span><text:span text:style-name="T45">. Описаны требования и процесс первоначальной установки административного приложения. </text:span></text:p>
          </text:list-item>
          <text:list-item>
            <text:p text:style-name="P78">Общие аспекты администрирования. Содержит описание некоторых конфигурационных сущностей, определяет общие понятия, а также знакомит администратора с базовыми элементами интерфейса системы администрирования.</text:p>
          </text:list-item>
          <text:list-item>
            <text:p text:style-name="P77"><text:span text:style-name="T45">Администрирование</text:span><text:span text:style-name="T45">. Знакомит читателя с процессом администрирования системы </text:span><text:span text:style-name="T45">SMS</text:span><text:span text:style-name="T45"> центр. Раздел организован по принципу выделения логических групп в процессе администрирования. Порядок изложения определяется важностью информации таким образом, что наиболее используемые и критичные моменты описываются раньше. Приводится детальное руководство по способам администрирования системы. Описаны экранные формы, их назначение, управляющие и информационные элементы.</text:span></text:p>
          </text:list-item>
        </text:list>
        <text:h text:style-name="P103" text:outline-level="1"><text:bookmark-start text:name="_%252525252525D0%252525252525A3%25252525"/><text:bookmark text:name="__RefHeading__35792_78748477"/>Установка и конфигурирование<text:bookmark-end text:name="__RefHeading__35792_78748477"/></text:h>
        <text:h text:style-name="Heading_20_2" text:outline-level="2"><text:bookmark text:name="__RefHeading__35794_78748477"/><text:span text:style-name="T6">Подготовка программы </text:span><text:span text:style-name="T35">SMS</text:span><text:span text:style-name="T6"> центра к работе</text:span><text:bookmark-end text:name="__RefHeading__35794_78748477"/></text:h>
        <text:p text:style-name="Text_20_body">Установка программного обеспечения <text:subject>SMS центр</text:subject> производится персоналом компании <text:span text:style-name="T29">Eyeline</text:span>.</text:p>
        <text:h text:style-name="Heading_20_2" text:outline-level="2"><text:bookmark-end text:name="_%252525252525D0%252525252525A3%25252525"/><text:bookmark text:name="__RefHeading__35796_78748477"/>Установка, конфигурирование и запуск административного приложения<text:bookmark-end text:name="__RefHeading__35796_78748477"/></text:h>
        <text:p text:style-name="Text_20_body">Установка программного обеспечения административного приложения <text:subject>SMS центр</text:subject> производится персоналом компании <text:span text:style-name="T29">Eyeline</text:span>.</text:p>
        <text:h text:style-name="Heading_20_2" text:outline-level="2"><text:bookmark text:name="__RefHeading__38694_78748477"/><text:soft-page-break/>Структура директорий<draw:frame draw:style-name="fr4" draw:name="Графический объект1" text:anchor-type="as-char" svg:width="5.3217in" svg:height="8.2272in" draw:z-index="42"><draw:image xlink:href="Pictures/10000000000001FF0000031699E3A14D.png" xlink:type="simple" xlink:show="embed" xlink:actuate="onLoad"/></draw:frame><text:bookmark-end text:name="__RefHeading__38694_78748477"/></text:h>
        <text:p text:style-name="Standard"/>
        <text:h text:style-name="Heading_20_2" text:outline-level="2"><text:bookmark text:name="__RefHeading__35800_78748477"/><text:soft-page-break/><text:span text:style-name="T6">Интеграция </text:span><text:span text:style-name="T35">SMS</text:span><text:span text:style-name="T6"> центра в сигнальную сеть</text:span><text:bookmark-end text:name="__RefHeading__35800_78748477"/></text:h>
        <text:h text:style-name="P73" text:outline-level="3"><text:bookmark text:name="__RefHeading__35802_78748477"/>Требования к соединению с коммутатором<text:bookmark-end text:name="__RefHeading__35802_78748477"/></text:h>
        <text:p text:style-name="Text_20_body">Удалённость сервера от коммутатора не более 100 м. Характеристики кабеля: витая пара, 120 Ом. Подключение <text:span text:style-name="T1">оборудования</text:span> <text:subject>SMS центр</text:subject>а к коммутатору осуществляется потоком E1 (сигнализация SS#7). Возможно подключение по SIGTRAN с использованием уровня адаптации M3UA.</text:p>
        <text:h text:style-name="Heading_20_3" text:outline-level="3"><text:bookmark text:name="__RefHeading__35804_78748477"/>Требования к месту установки<text:bookmark-end text:name="__RefHeading__35804_78748477"/></text:h>
        <text:p text:style-name="Text_20_body">На период проведения установочных мероприятий необходимо предоставить рабочее место для специалиста, расположенное рядом с комплексом <text:subject>SMS центр</text:subject> и удовлетворяющее нормам СНиП и ОТиТБ. По завершении установочных мероприятий комплекс <text:subject>SMS центр</text:subject> может быть перемещен в любое место, удовлетворяющее условиям указанным в разделе "Требования к соединению с коммутатором" (выше).</text:p>
        <text:h text:style-name="P73" text:outline-level="3"><text:bookmark text:name="__RefHeading__35806_78748477"/>Конфигурирование коммутатора<text:bookmark-end text:name="__RefHeading__35806_78748477"/></text:h>
        <text:p text:style-name="Text_20_body">Для настройки коммутатора на работу с <text:subject>SMS центр</text:subject><text:span text:style-name="T1">ом</text:span> следует выполнить следующие действия:</text:p>
        <text:list xml:id="list685290392" text:style-name="WW8Num24">
          <text:list-item>
            <text:p text:style-name="P69"><text:span text:style-name="T6">Выделить point code (PC) для системы </text:span><text:span text:style-name="T6"><text:subject>SMS центр</text:subject></text:span><text:span text:style-name="T6">. </text:span></text:p>
          </text:list-item>
          <text:list-item>
            <text:p text:style-name="P69"><text:span text:style-name="T6">Выделить номер для доступа к сервис-центру </text:span><text:span text:style-name="T6"><text:subject>SMS центр</text:subject></text:span><text:span text:style-name="T6">, обычно мобильный номер в полном формате, например +70958699800.</text:span></text:p>
          </text:list-item>
          <text:list-item>
            <text:p text:style-name="P69">Выделить номер для обслуживания USSD трафика</text:p>
          </text:list-item>
          <text:list-item>
            <text:p text:style-name="P69">Выделить номер для работы с IN платформами.</text:p>
          </text:list-item>
          <text:list-item>
            <text:p text:style-name="P69">Обеспечить перенаправление входящей сигнализации, адресованной на выделенные номера, на выделенный PC.</text:p>
          </text:list-item>
        </text:list>
        <text:p text:style-name="Text_20_body">Обеспечить перенаправление сигнализации, приходящей с номеров сервис-центра, на коммутаторы роуминговых партнёров.</text:p>
        <text:h text:style-name="P102" text:outline-level="1"><text:bookmark-start text:name="_%252525252525D0%2525252525259E%25252525"/><text:bookmark text:name="__RefHeading__35808_78748477"/>Общие аспекты администрирования<text:bookmark-end text:name="_%252525252525D0%2525252525259E%25252525"/><text:bookmark-end text:name="__RefHeading__35808_78748477"/></text:h>
        <text:h text:style-name="Heading_20_2" text:outline-level="2"><text:bookmark text:name="__RefHeading__35810_78748477"/>Терминология и сущности<text:bookmark-end text:name="__RefHeading__35810_78748477"/></text:h>
        <text:h text:style-name="Heading_20_3" text:outline-level="3"><text:bookmark-start text:name="_%252525252525D0%252525252525A4%25252525"/><text:bookmark text:name="__RefHeading__35812_78748477"/>Адреса<text:bookmark-end text:name="__RefHeading__35812_78748477"/></text:h>
        <text:p text:style-name="Text_20_body">Под <text:span text:style-name="T41">адресом </text:span>мы будем подразумевать номер абонента, сущности или службы (сервиса) в сигнальной сети. Под <text:span text:style-name="T41">маской </text:span>мы будем понимать интервал адресов, адрес является простейшей маской.</text:p>
        <text:h text:style-name="Heading_20_4" text:outline-level="4"><text:bookmark text:name="__RefHeading__35814_78748477"/>Формат адреса для задания номера<text:bookmark-end text:name="__RefHeading__35814_78748477"/></text:h>
        <text:p text:style-name="Text_20_body">Формат для определения адреса <text:span text:style-name="T39">.</text:span><text:span text:style-name="T30">TON</text:span><text:span text:style-name="T39">.</text:span><text:span text:style-name="T30">NPI</text:span><text:span text:style-name="T39">.</text:span><text:span text:style-name="T30">S</text:span><text:span text:style-name="T39">ymbols</text:span>, где:</text:p>
        <text:list xml:id="list2120403768" text:style-name="List_20_1">
          <text:list-item>
            <text:p text:style-name="P52"><text:span text:style-name="T12">TON – Type of Number (</text:span><text:span text:style-name="T10">тип</text:span><text:span text:style-name="T12"> </text:span><text:span text:style-name="T10">номера</text:span><text:span text:style-name="T12">), </text:span><text:span text:style-name="T10">цифровой</text:span><text:span text:style-name="T12">;</text:span></text:p>
          </text:list-item>
          <text:list-item>
            <text:p text:style-name="P52"><text:span text:style-name="T12">NPI – Numbering Plan Identifier (</text:span><text:span text:style-name="T10">идентификатор</text:span><text:span text:style-name="T12"> </text:span><text:span text:style-name="T10">плана</text:span><text:span text:style-name="T12"> </text:span><text:span text:style-name="T10">нумерации</text:span><text:span text:style-name="T12">), </text:span><text:span text:style-name="T10">цифровой</text:span><text:span text:style-name="T12">;</text:span></text:p>
          </text:list-item>
          <text:list-item>
            <text:p text:style-name="P52"><text:span text:style-name="T12">Symbols</text:span><text:span text:style-name="T10"> – набор символов (цифры и буквы).</text:span></text:p>
          </text:list-item>
        </text:list>
        <text:p text:style-name="P19">Сокращенная запись «+xxx» эквивалентна «.1.1.xxx» и запись «xxx» эквивалентна «.0.1.xxx». Использование символов «*» запрещено. Алфавитно-цифровые адреса записываются в виде «.5.0.abcd», максимальная длина адреса составляет 20 символов. </text:p>
        <text:h text:style-name="Heading_20_4" text:outline-level="4"><text:bookmark text:name="__RefHeading__35816_78748477"/>Формат маски для задания номеров<text:bookmark-end text:name="__RefHeading__35816_78748477"/></text:h>
        <text:p text:style-name="Text_20_body">Аналогичен заданию единичного номера за исключением того, что последовательность символов может содержать суффикс из нескольких символов «?» или состоять из одних символов «?». Символ «?» задаёт собой любую цифру в данной позиции. Использование символов «?» в типе адреса и плане нумерации недопустимо.</text:p>
        <text:h text:style-name="Heading_20_3" text:outline-level="3"><text:bookmark-start text:name="_%252525252525D0%252525252525A1%25252525"/><text:bookmark-start text:name="Службы (сервисы)"/><text:bookmark text:name="__RefHeading__35818_78748477"/>Службы (сервисы)<text:bookmark-end text:name="Службы (сервисы)"/><text:bookmark-end text:name="__RefHeading__35818_78748477"/></text:h>
        <text:p text:style-name="Text_20_body">С <text:subject>SMS центр</text:subject>ом могут взаимодействовать не только мобильные станции абонентов, но также его клиенты являющиеся программными модулями (<text:span text:style-name="T41">сервисами</text:span>), связывающими его с источниками и потребителями информации и способные обмениваться этой информацией с сервером <text:subject>SMS центр</text:subject> в форме коротких сообщений. Здесь и далее синонимом сервиса (службы) является аббревиатура <text:span text:style-name="T38">SME</text:span><text:span text:style-name="T46"> (</text:span><text:span text:style-name="T38">Short</text:span><text:span text:style-name="T46"> </text:span><text:span text:style-name="T38">Mobile</text:span><text:span text:style-name="T46"> </text:span><text:span text:style-name="T38">Entity</text:span><text:span text:style-name="T46">)</text:span>.</text:p>
        <text:p text:style-name="Text_20_body">Сервер <text:subject>SMS центр</text:subject> предусматривает подключение клиентов:</text:p>
        <text:list xml:id="list1191457714" text:continue-numbering="true" text:style-name="List_20_1">
          <text:list-item>
            <text:p text:style-name="P52"><text:span text:style-name="T6">через локальную или глобальную </text:span><text:span text:style-name="T35">TCP</text:span><text:span text:style-name="T6">/</text:span><text:span text:style-name="T35">IP</text:span><text:span text:style-name="T6"> сеть передачи данных с использованием <text:s/>протокола SMPP (</text:span><text:span text:style-name="T35">Short</text:span><text:span text:style-name="T6"> </text:span><text:span text:style-name="T35">Message</text:span><text:span text:style-name="T6"> </text:span><text:span text:style-name="T35">Pear</text:span><text:span text:style-name="T6"> </text:span><text:span text:style-name="T35">to</text:span><text:span text:style-name="T6"> </text:span><text:span text:style-name="T35">Pear</text:span><text:span text:style-name="T6">);</text:span></text:p>
          </text:list-item>
          <text:list-item>
            <text:p text:style-name="P52">через поток E1 или <text:span text:style-name="T29">SIGTRAN </text:span>(по системе сигнализации SS#7).</text:p>
          </text:list-item>
        </text:list>
        <text:p text:style-name="Text_20_body">Единственно возможным клиентом, соединенным с сервером <text:subject>SMS центр</text:subject> потоком E1 <text:span text:style-name="T1">или </text:span><text:span text:style-name="T29">SIGTRAN</text:span>, является сеть сотовой связи. Примерами <text:span text:style-name="T29">SMPP</text:span> сервисов являются: <text:span text:style-name="T29">DbSme</text:span>, <text:span text:style-name="T29">InfoSme</text:span>, <text:s/><text:span text:style-name="T29">EmailSme</text:span>.</text:p>
        <text:h text:style-name="Heading_20_4" text:outline-level="4"><text:bookmark-start text:name="_%252525252525D0%252525252525A2%25252525"/><text:bookmark text:name="__RefHeading__35820_78748477"/>Типы сервисов<text:bookmark-end text:name="__RefHeading__35820_78748477"/></text:h>
        <text:p text:style-name="Text_20_body">По отношению к <text:subject>SMS центр</text:subject>у сервис может быть:</text:p>
        <text:list xml:id="list1522240315" text:continue-numbering="true" text:style-name="List_20_1">
          <text:list-item>
            <text:p text:style-name="P80">внутренним;</text:p>
          </text:list-item>
          <text:list-item>
            <text:p text:style-name="P79">внешним, которым можно управлять в рамках консоли администратора (менять параметры, запускать и останавливать);</text:p>
          </text:list-item>
          <text:list-item>
            <text:p text:style-name="P79">внешним, которым нельзя управлять в рамках консоли администратора. </text:p>
          </text:list-item>
        </text:list>
        <text:p text:style-name="Text_20_body">Службы администрируются отдельно, но эти интерфейсы могут базироваться на интерфейсе администрирования <text:span text:style-name="T29">SMS</text:span> центра и быть встроены в него. Более детально вопросы администрирования служб обсуждаются в главе <text:span text:style-name="Internet_20_link"><text:bookmark-ref text:reference-format="text" text:ref-name="Работа со службами (сервисами)">Работа со службами (сервисами)</text:bookmark-ref></text:span>.</text:p>
        <text:p text:style-name="Text_20_body"><text:soft-page-break/><text:span text:style-name="T41">Хостами</text:span> мы будем называть список всех компьютеров на которых запущены службы, управление которых может быть осуществлено посредством административного приложения. С помощью специального демона, запущенного на каждом таком хосте любой сервис может быть остановлен или запущен вновь. Также позволяется настройка конфигурации сервиса из административного приложения переходом на административный интерфейс самого клиента (это зависит от реализации конкретного сервиса).</text:p>
        <text:h text:style-name="Heading_20_3" text:outline-level="3"><text:bookmark-start text:name="_%252525252525D0%2525252525259C%25252525"/><text:bookmark text:name="__RefHeading__35822_78748477"/>Маршруты<text:bookmark-end text:name="__RefHeading__35822_78748477"/></text:h>
        <text:p text:style-name="Text_20_body">Администратор SMS центра имеет возможность определять допустимые направления (<text:span text:style-name="T41">маршруты</text:span>) пересылки коротких сообщений. Под <text:span text:style-name="T41">маршрутом</text:span> мы будем понимать набор правил, применимых к сообщениям доставляемых от множества адресов отправителей к множеству адресов получателей. Для удобства администрирования системы также вводится понятие субъектов (<text:span text:style-name="T29">subjects</text:span>), которое будет определено и описано позже.</text:p>
        <text:p text:style-name="P21">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ра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Text_20_body">Итак <text:span text:style-name="T41">маршрут </text:span>определяет совокупность следующих данных:</text:p>
        <text:list xml:id="list1150253239" text:continue-numbering="true" text:style-name="List_20_1">
          <text:list-item>
            <text:p text:style-name="P79">имя-идентификатор маршрута;</text:p>
          </text:list-item>
          <text:list-item>
            <text:p text:style-name="P79">приоритет данного маршрута;</text:p>
          </text:list-item>
          <text:list-item>
            <text:p text:style-name="P79">диапазон номеров отправителей, заданный либо с помощью именованного субъекта для задания диапазона номеров, либо масками диапазона номеров;</text:p>
          </text:list-item>
          <text:list-item>
            <text:p text:style-name="P79">диапазон номеров получателей, заданный либо с помощью именованного субъекта для задания диапазона номеров, либо масками диапазона номеров;</text:p>
          </text:list-item>
          <text:list-item>
            <text:p text:style-name="P79">имя клиента SMS центра, с которого будут доставляться сообщения;</text:p>
          </text:list-item>
          <text:list-item>
            <text:p text:style-name="P79">имя клиента SMS центра, на который будут доставляться сообщения;</text:p>
          </text:list-item>
          <text:list-item>
            <text:p text:style-name="P79"><text:span text:style-name="T6">режим доставки сообщений</text:span><text:span text:style-name="T6">; </text:span></text:p>
          </text:list-item>
          <text:list-item>
            <text:p text:style-name="P79">флаг активности/пассивности данного маршрута для включения маршрута в таблицу маршрутизации или его полного игнорирования;</text:p>
          </text:list-item>
          <text:list-item>
            <text:p text:style-name="P79"><text:span text:style-name="T6">флаг </text:span><text:span text:style-name="T6">разрешения</text:span><text:span text:style-name="T6">/</text:span><text:span text:style-name="T6">запрещения пересылки сообщений по данному направлению, т.е. для придания маршруту статуса разрешающего/запрещающего;</text:span></text:p>
          </text:list-item>
          <text:list-item>
            <text:p text:style-name="P79"><text:span text:style-name="T6">режим</text:span><text:span text:style-name="T6"> тарификации сообщений, пересылаемых по данному направлению;</text:span></text:p>
          </text:list-item>
          <text:list-item>
            <text:p text:style-name="P79">флаг необходимости архивации сообщений, пересылаемых по данному направлению;</text:p>
          </text:list-item>
          <text:list-item>
            <text:p text:style-name="P79">флаг разрешения/запрещения генерации отчётов о доставке;</text:p>
          </text:list-item>
          <text:list-item>
            <text:p text:style-name="P79">флаг разрешения/запрещения скрытия адреса отправителя;</text:p>
          </text:list-item>
          <text:list-item>
            <text:p text:style-name="P79">флаг включения/выключения режима форсированной доставки;</text:p>
          </text:list-item>
          <text:list-item>
            <text:p text:style-name="P79">флаг разрешения/запрещения USSD сообщений от заблокированных абонентов;</text:p>
          </text:list-item>
          <text:list-item>
            <text:p text:style-name="P79">флаг включения/выключения режима транзитного сообщения;</text:p>
          </text:list-item>
          <text:list-item>
            <text:p text:style-name="P79">адрес перенаправления сообщений на другой SMS центр;</text:p>
          </text:list-item>
          <text:list-item>
            <text:p text:style-name="P79">имя категории для анализа статистики;</text:p>
          </text:list-item>
          <text:list-item>
            <text:p text:style-name="P79">имя провайдера для анализа статистики;</text:p>
          </text:list-item>
          <text:list-item>
            <text:p text:style-name="P79">имя списка доступа, для разрешения использования общего маршрута номерами указанными в списке;</text:p>
          </text:list-item>
          <text:list-item>
            <text:p text:style-name="P79">имя клиента SMS центра, который реализует резервный канал доставки сообщений при <text:s/>ошибке доставки по основному маршруту (для сообщений абонент - абонент)</text:p>
          </text:list-item>
          <text:list-item>
            <text:p text:style-name="P79">режим обработки поля reply path.</text:p>
          </text:list-item>
        </text:list>
        <text:p text:style-name="Text_20_body"><text:soft-page-break/>Введение и использование маршрутов необходимо:</text:p>
        <text:list xml:id="list488363324" text:continue-numbering="true" text:style-name="List_20_1">
          <text:list-item>
            <text:p text:style-name="P80">для обеспечения возможности доставки сообщений не только для абонентов сотовой связи, но также и для различных служб (сервисов);</text:p>
          </text:list-item>
          <text:list-item>
            <text:p text:style-name="P79"><text:span text:style-name="T6">для запрещения пересылки сообщений по какому-либо направлению </text:span><text:span text:style-name="T6">(например, если доставка сообщений невозможна по техническим причинам);</text:span></text:p>
          </text:list-item>
          <text:list-item>
            <text:p text:style-name="P79">для обеспечения возможности включения/выключения и управления тарификацией в зависимости от направлений доставки;</text:p>
          </text:list-item>
          <text:list-item>
            <text:p text:style-name="P79"><text:span text:style-name="T6">для обеспечения возможности </text:span><text:span text:style-name="T6">архивации сообщений, пересылаемых по какому-либо направлению;</text:span></text:p>
          </text:list-item>
          <text:list-item>
            <text:p text:style-name="P79"><text:span text:style-name="T6">для реализации различных режимов доставки сообщений </text:span><text:span text:style-name="T6">режимы доставки сообщений</text:span><text:span text:style-name="T6">;</text:span></text:p>
          </text:list-item>
          <text:list-item>
            <text:p text:style-name="P79">для назначения необходимости тарификации и режима тарификации;</text:p>
          </text:list-item>
          <text:list-item>
            <text:p text:style-name="P79">для обеспечения возможности установки разных приоритетов для разных направлений.</text:p>
          </text:list-item>
        </text:list>
        <text:h text:style-name="Heading_20_3" text:outline-level="3"><text:bookmark-start text:name="_%252525252525D0%252525252525A0%25252525"/><text:bookmark-start text:name="_Ref7584386"/><text:bookmark-start text:name="Режим доставки сообщений"/><text:bookmark text:name="__RefHeading__35824_78748477"/>Режимы доставки сообщений<text:bookmark-end text:name="_Ref7584386"/><text:bookmark-end text:name="Режим доставки сообщений"/><text:bookmark-end text:name="__RefHeading__35824_78748477"/></text:h>
        <text:p text:style-name="Text_20_body"><text:span text:style-name="T29">SMS</text:span> центр реализует несколько вариантов доставки сообщений:</text:p>
        <text:list xml:id="list69853379" text:continue-numbering="true" text:style-name="List_20_1">
          <text:list-item>
            <text:p text:style-name="P79"><text:span text:style-name="T32">default</text:span><text:span text:style-name="T6"> – доставка производится так как указано отправителем (поле </text:span><text:span text:style-name="T35">ESM</text:span><text:span text:style-name="T6">_</text:span><text:span text:style-name="T35">CLASS</text:span><text:span text:style-name="T6"> в </text:span><text:span text:style-name="T35">SMPP</text:span><text:span text:style-name="T6">). Если отправитель не выставил режим доставки, </text:span><text:span text:style-name="T35">SMS</text:span><text:span text:style-name="T6"> центр использует режим store and forward. Если отправитель указал конкретный режим доставки см. ниже;</text:span></text:p>
          </text:list-item>
          <text:list-item>
            <text:p text:style-name="P79"><text:span text:style-name="T32">store</text:span><text:span text:style-name="T4"> </text:span><text:span text:style-name="T32">and</text:span><text:span text:style-name="T4"> </text:span><text:span text:style-name="T32">forward</text:span><text:span text:style-name="T6"> – сначала </text:span><text:span text:style-name="T35">SMS</text:span><text:span text:style-name="T6"> центр сохраняет сообщение в оперативном хранилище и отвечает отправителю, что сообщение принято к доставке. Только после этого начинается его доставка;</text:span></text:p>
          </text:list-item>
          <text:list-item>
            <text:p text:style-name="P79"><text:span text:style-name="T32">forward</text:span><text:span text:style-name="T6"> – </text:span><text:span text:style-name="T35">SMS</text:span><text:span text:style-name="T6"> центр не сохраняя сообщение в оперативном хранилище, пытается доставить его получателю и отсылает результат выполнения операции отправителю. В случае ошибки передоставка не производится;</text:span></text:p>
          </text:list-item>
          <text:list-item>
            <text:p text:style-name="P79"><text:span text:style-name="T32">datagram</text:span><text:span text:style-name="T6"> – </text:span><text:span text:style-name="T35">SMS</text:span><text:span text:style-name="T6"> центр отвечает отправителю, что сообщение принято и пытается доставить его получателю не сохраняя в оперативном хранилище. В случае не успеха доставки отправитель не нотифицируется и передоставка не производится.</text:span></text:p>
          </text:list-item>
        </text:list>
        <text:h text:style-name="Heading_20_3" text:outline-level="3"><text:bookmark-start text:name="_%252525252525D0%25252525252590%25252525"/><text:bookmark-start text:name="Алиасы"/><text:bookmark text:name="__RefHeading__35826_78748477"/><text:span text:style-name="T6">Алиасы</text:span><text:bookmark-end text:name="Алиасы"/><text:span text:style-name="T6"> (</text:span><text:span text:style-name="T35">Aliases</text:span><text:span text:style-name="T6">)</text:span><text:bookmark-end text:name="__RefHeading__35826_78748477"/></text:h>
        <text:p text:style-name="Text_20_body">При получении короткого сообщения в системе SMS центр осуществляется преобразование адреса получателя в другой адрес, более предпочтительный для дальнейшей обработки. Поскольку абоненты оператора могут иметь несколько адресов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используется федеральный номер, то есть адрес, заданный с использованием кодов негеографических зон в международном формате. </text:p>
        <text:p text:style-name="Text_20_body">Адрес получателя короткого сообщения считается алиасом, который преобразуется в адрес с предпочтительным форматом. Преобразование алиаса в адрес – это прямое преобразование. При прямом преобразовании более высокий приоритет имеют адреса без использования маски.</text:p>
        <text:p text:style-name="Text_20_body">Преобразование адреса отправителя короткого сообщения (преобразование адреса в алиас) – это обратное преобразование. Оно позволяет обеспечить анонимность абонента. Возможность обратного преобразования определяется признаком сокрытия адреса отправителя. Обратное преобразование производится только в случае, когда выставлен признак сокрытия. Признак сокрытия может быть выставлен только тогда, когда адрес отправителя не является маской. </text:p>
        <text:h text:style-name="Heading_20_4" text:outline-level="4"><text:bookmark text:name="__RefHeading__35828_78748477"/>Порядок трансляции алиасов<text:bookmark-end text:name="__RefHeading__35828_78748477"/></text:h>
        <text:p text:style-name="Text_20_body">Для трансляции адресов в системе SMS центр действует подсистема преобразования адресов. Сценарий ее работы следующий:</text:p>
        <text:list xml:id="list142603078" text:style-name="WW8Num18">
          <text:list-item>
            <text:p text:style-name="P70">Поступление короткого сообщения от клиента.</text:p>
          </text:list-item>
          <text:list-item>
            <text:p text:style-name="P70">Извлечение адресов отправителя и получателя.</text:p>
          </text:list-item>
          <text:list-item>
            <text:p text:style-name="P70"><text:soft-page-break/>Преобразование адреса получателя (прямое преобразование – преобразование алиаса в адрес). Если преобразование невозможно, то адрес не меняется. При поиске подходящих входных адресов адреса, заданные масками, имеют более низкий приоритет по сравнению с конкретными адресами. Полученный после преобразования адрес получателя используется как новый адрес получателя при маршрутизации.</text:p>
          </text:list-item>
          <text:list-item>
            <text:p text:style-name="P70">Преобразование адреса отправителя (обратное преобразование – преобразование адреса в алиас). Если преобразование невозможно, то адрес не меняется. Обратное преобразование производится только по правилам с признаком сокрытия. Полученный после преобразования адрес отправителя не будет использован как новый адрес отправителя при маршрутизации.</text:p>
          </text:list-item>
          <text:list-item>
            <text:p text:style-name="P70">Производится маршрутизация по новому адресу получателя и старому адресу отправителя, то есть, вычисляется клиент, с помощью которого может быть произведена доставка сообщения. Если такой клиент не найден, то делается отказ в обслуживании.</text:p>
          </text:list-item>
          <text:list-item>
            <text:p text:style-name="P70">При сохранении сообщения в хранилище в дополнение к оригинальным адресам получателя и отправителя сохраняется и результат преобразования адреса получателя. Это необходимо для корректной работы при получении уведомления от HLR, поскольку протокол взаимодействия требует использования ISDN номера мобильного абонента.</text:p>
          </text:list-item>
          <text:list-item>
            <text:p text:style-name="P70">Если обратное преобразование на шаге 4 закончилось успешно, то адрес, полученный после преобразования адреса отправителя, подставляется в качестве нового адреса отправителя.</text:p>
          </text:list-item>
          <text:list-item>
            <text:p text:style-name="P70">Сообщение отдается клиенту на доставку.</text:p>
          </text:list-item>
        </text:list>
        <text:p text:style-name="Standard"/>
        <text:p text:style-name="Text_20_body">Итак,<text:span text:style-name="T41"> Алиасы </text:span>это синонимы присвоенные определённой маске адресов или конкретному 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 </text:p>
        <text:h text:style-name="Heading_20_3" text:outline-level="3"><text:bookmark text:name="__RefHeading__35830_78748477"/><text:span text:style-name="T6">Субъекты (</text:span><text:span text:style-name="T35">Subjects</text:span><text:span text:style-name="T6">)</text:span><text:bookmark-end text:name="__RefHeading__35830_78748477"/></text:h>
        <text:p text:style-name="Text_20_body">Для облегчения администрирования <text:span text:style-name="T29">SMS</text:span> центра было введено понятие <text:span text:style-name="T41">субъекта (</text:span><text:span text:style-name="T33">subject</text:span><text:span text:style-name="T41">)</text:span>. Субъект определяет соответствие между символическим именем и набором масок и/или определённой службой (сервисом).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получателя. Субъекты могут быть вложенными, т.е. включать не только маски номеров но и другие субъекты.</text:p>
        <text:h text:style-name="Heading_20_3" text:outline-level="3"><text:bookmark text:name="__RefHeading__35832_78748477"/>Профили абонентов<text:bookmark-end text:name="__RefHeading__35832_78748477"/></text:h>
        <text:p text:style-name="Text_20_body"><text:span text:style-name="T29">SMS</text:span> центр реализует возможности по профилированию абонентов. Под <text:span text:style-name="T41">профилем</text:span> абонента мы будем понимать набор параметров специфичных для абонента и характеризующих его взаимодействие с <text:span text:style-name="T29">SMS</text:span> центром. Так, например, профиль абонента может указывать, что предпочтительной кодировкой для приёма сообщений является <text:span text:style-name="T29">UCS</text:span>2 и абонент не требует подтверждений о доставке своих сообщений. Если профиль для абонента не задан, то используется профиль по-умолчанию <text:span text:style-name="T29">(default profile).</text:span> Таким образом, каждый абонент имеет свой профиль.</text:p>
        <text:h text:style-name="Heading_20_3" text:outline-level="3"><text:bookmark text:name="__RefHeading__35834_78748477"/>Групповые профили<text:bookmark-end text:name="__RefHeading__35834_78748477"/></text:h>
        <text:p text:style-name="Text_20_body">Профиль может быть задан не только для конкретного абонента, но и маской, описывающей некоторую номерную емкость. Такие профили действуют для всех абонентов входящих в такую номерную емкость, за исключением тех, которые имеют конкретный профиль для своего номера.</text:p>
        <text:h text:style-name="Heading_20_3" text:outline-level="3"><text:bookmark text:name="__RefHeading__35836_78748477"/><text:soft-page-break/>Коммутаторы<text:bookmark-end text:name="__RefHeading__35836_78748477"/></text:h>
        <text:p text:style-name="Text_20_body"><text:subject>SMS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сообщение не было доставлено абоненту через какой-то коммутатор со статусом «No response from peer», счетчик не удавшихся попыток для этого <text:s/>коммутатора увеличивается. В случае превышения лимита комутатор переходит в группу с меньшим лимитом диалогов.</text:p>
        <text:p text:style-name="Text_20_body">Если очередное короткое сообщение успешно доставлено абоненту, 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Text_20_body">Соответствующими настройками системы можно автоматически блокировать вновь регистрируемые коммутаторы. В этом случае администратор должен вручную снять блокировку с коммутатора.</text:p>
        <text:p text:style-name="Text_20_body">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Heading_20_3" text:outline-level="3"><text:bookmark text:name="__RefHeading__35838_78748477"/>Списки рассылки<text:bookmark-end text:name="__RefHeading__35838_78748477"/></text:h>
        <text:p text:style-name="Text_20_body"><text:span text:style-name="T41">Список рассылки</text:span> связывает один источник коротких сообщений со множеством адресатов-получателей. С помощью списка рассылки можно, например, организовать одновременную передачу сообщений всем сотрудникам компании, либо осуществлять рассылку периодической информации большому числу абонентов (курсы валют, погода, информация о пробках на дорогах) или реализовать клуб по интересам.</text:p>
        <text:p text:style-name="Text_20_body">Список рассылки определяется своим владельцем, множеством отправителей и множеством получателей (подписчиков рассылки). Отправителем является абонент или сервис, который может посылать сообщения в определённый список рассылки. </text:p>
        <text:p text:style-name="Text_20_body">Список рассылки имеющий владельца мы будем называть <text:span text:style-name="T41">персональным</text:span>. Персональные списки рассылки могут администрироваться их владельцами. Владелец персонального списка рассылки автоматически входит в множество отправителей. Список рассылки не имеющий владельца мы будем называть <text:span text:style-name="T41">системным</text:span>. Системные списки рассылки управляются системой и могут администрироваться только её администраторами.</text:p>
        <text:h text:style-name="Heading_20_3" text:outline-level="3"><text:bookmark text:name="__RefHeading__35840_78748477"/>Маски ограничения посылки и приема сообщений<text:bookmark-end text:name="__RefHeading__35840_78748477"/></text:h>
        <text:p text:style-name="Text_20_body">Маски ограничения позволяют ограничивать доступ абонентов к некоторым сервисам, не прибегая к заданию каждого номера абонента в маршрутизации. Для этого в рамках сервисов присутствует поле «access mask», также профили абонентов имеют поля «input access mask» и «output access mask». Эти поля сравниваются битовой операцией «И» и имеют размерность в 32 бита. Первый бит зарезервирован для указания публичных сервисов, соответственно, в профиле по умолчанию первый бит входящей и исходящей маски установлен, таким образом если абонент не имеет профиля или его маски не были исправлены специально, этот абонент имеет право на обмен с публичными сервисами, то есть, теми сервисами у которых первый бит маски установлен.</text:p>
        <text:h text:style-name="Heading_20_3" text:outline-level="3"><text:bookmark text:name="__RefHeading__35842_78748477"/>Списки доступа<text:bookmark-end text:name="__RefHeading__35842_78748477"/></text:h>
        <text:p text:style-name="Text_20_body">Списки доступа это список задающий точные номера абонентов которым можно пользоваться маршрутом с более широкой маской. Т.е. можно определить маршрут до какого-нибудь не публичного сервиса, в качестве общего правила маршрутизации разрешаем использование маршрута всем абонентам региона, и дополнительно указываем список доступа для этого сервиса, содержащий список, подписанных на сервис, абонентов. Таким образом сначала выберется маршрут по номеру абонента и сервиса, затем будет определено что маршруту назначен список доступа и дополнительно номер абонента будет проверен по списку доступа.</text:p>
        <text:h text:style-name="Heading_20_3" text:outline-level="3"><text:bookmark text:name="__RefHeading__35844_78748477"/><text:soft-page-break/>Закрытые группы пользователей<text:bookmark-end text:name="__RefHeading__35844_78748477"/></text:h>
        <text:p text:style-name="Text_20_body">Закрытые группы пользователей это группа некоторых абонентов, исключенных из общих правил маршрутизации сообщений. Таким группам позволено посылать сообщения только на те номера, которые прописаны для этой группы. Во время приема сообщения от абонента центр находит его профиль и проверяет абонента на принадлежность одной из закрытых групп. Если пользователь включен в какую либо группу, проверяется соответствие адреса получателя с разрешенными адресами группы. Проверка выполняется до маршрутизации, и если адрес получателя не разрешен для группы, то центр дальше обрабатывает сообщение так же, как и в случае возврата NO ROUTE при маршрутизации. Если адрес получателя разрешен, то сообщение дальше маршрутизируется по общим правилам.</text:p>
        <text:h text:style-name="Heading_20_3" text:outline-level="3"><text:bookmark text:name="__RefHeading__35846_78748477"/>Категории и провайдеры<text:bookmark-end text:name="__RefHeading__35846_78748477"/></text:h>
        <text:p text:style-name="Text_20_body">В опциях маршрутов можно задать имя категории к которой относится трафик по этому маршруту, а также назначить провайдера предоставляющего сервис. Информация о категориях и провайдерах используется только при просмотре статистической информации посредством консоли администрирования центра.</text:p>
        <text:h text:style-name="P107" text:outline-level="2"><text:bookmark text:name="__RefHeading__35848_78748477"/>Общий обзор и унифицированные механизмы интерфейса<text:bookmark-end text:name="__RefHeading__35848_78748477"/></text:h>
        <text:p text:style-name="Text_20_body">Административный интерфейс реализован в виде сайта и доступен по <text:span text:style-name="T29">HTTP</text:span>(<text:span text:style-name="T29">s</text:span>) в <text:span text:style-name="T29">HTML</text:span> браузере. Опишем основные элементы предоставляемого интерфейса на примере одной из страниц.</text:p>
        <text:p text:style-name="Text_20_body"><draw:frame draw:style-name="fr5" draw:name="graphics3" text:anchor-type="paragraph" svg:width="5.2717in" svg:height="3.3189in" draw:z-index="31"><draw:image xlink:href="Pictures/10000201000002F7000001DE9F1FF4E3.tif" xlink:type="simple" xlink:show="embed" xlink:actuate="onLoad"/></draw:frame>Основными элементами интерфейса являются:</text:p>
        <text:list xml:id="list1668438065" text:style-name="L1">
          <text:list-item>
            <text:p text:style-name="P81"><text:span text:style-name="T42">Область меню</text:span>. Меню осуществляет основную навигацию по сайту, содержит разделы (элементы меню) для выхода в соответствующие <text:span text:style-name="T42">подменю</text:span>. Элементы в подменю позволяют переключать страницы сайта. Область меню, также может содержать функциональный элемент «Logout» не являющийся разделом.</text:p>
          </text:list-item>
          <text:list-item>
            <text:p text:style-name="P81"><text:span text:style-name="T42">Набор функциональных элементов</text:span>. Группирует логически связанные действия и предоставляет доступ к ним. Как правило, дублируются и располагаются в начале или конце страницы.</text:p>
          </text:list-item>
          <text:list-item>
            <text:p text:style-name="P81"><text:span text:style-name="T42">Рабочая(ие) области</text:span>. Располагаются между наборами функциональных элементов. Содержат основные данные страницы, поля для задания различного рода параметров и в некоторых случаях функциональные элементы.</text:p>
          </text:list-item>
          <text:list-item>
            <text:p text:style-name="P81"><text:span text:style-name="T42">Области статусов</text:span>. Динамически обновляемые элементы, которые позволяют отслеживать состояния активных сущностей в реальном режиме времени. Как правило, используются для визуализации. На примере показан статус SMS.</text:p>
          </text:list-item>
        </text:list>
        <text:h text:style-name="P73" text:outline-level="3"><text:bookmark text:name="__RefHeading__35850_78748477"/>Примитивы интерфейса<text:bookmark-end text:name="__RefHeading__35850_78748477"/></text:h>
        <text:p text:style-name="Text_20_body">Для навигации по страницам, группировки, редактирования и визуализации конфигурационных параметров используется ряд интерфейсных примитивов. Как правило, примитивы располагаются в рабочих областях страниц.</text:p>
        <text:h text:style-name="Heading_20_4" text:outline-level="4"><text:bookmark text:name="__RefHeading__35852_78748477"/>Секции<text:bookmark-end text:name="__RefHeading__35852_78748477"/></text:h>
        <text:p text:style-name="P19">Используются для именования, выделения и группировки логически связанных элементов и/или определённой информации. На рисунке показана часть секции «Search parameters»</text:p>
        <text:p text:style-name="Text_20_body"><text:soft-page-break/><draw:frame draw:style-name="fr4" draw:name="Графический объект3" text:anchor-type="as-char" svg:width="2.8807in" svg:height="1.2811in" draw:z-index="0"><draw:image xlink:href="Pictures/10000000000001B5000000C3B7E2C714.png" xlink:type="simple" xlink:show="embed" xlink:actuate="onLoad"/></draw:frame></text:p>
        <text:h text:style-name="Heading_20_4" text:outline-level="4"><text:bookmark text:name="__RefHeading__35854_78748477"/>Деревья<text:bookmark-end text:name="__RefHeading__35854_78748477"/></text:h>
        <text:p text:style-name="Text_20_body">Для представления «древесных» структур параметров и данных, а также навигации по ним используются примитивы деревьев. Открытие/закрытие определённой ветви происходит по её выбору. На примере видны как открытые, так и закрытые ветви дерева конфигурации.</text:p>
        <text:p text:style-name="Text_20_body"><draw:frame draw:style-name="fr4" draw:name="Графический объект4" text:anchor-type="as-char" svg:width="4.3819in" svg:height="2.6398in" draw:z-index="1"><draw:image xlink:href="Pictures/100000000000026800000172E80014B4.png" xlink:type="simple" xlink:show="embed" xlink:actuate="onLoad"/></draw:frame></text:p>
        <text:h text:style-name="Heading_20_4" text:outline-level="4"><text:bookmark text:name="__RefHeading__35856_78748477"/>Функциональные элементы – кнопки<text:bookmark-end text:name="__RefHeading__35856_78748477"/></text:h>
        <text:p text:style-name="Text_20_body">Ассоциированы с определённым действием, в частных случаях используются для навигации. Могут быть доступными либо нет, в зависимости от логики и контекста.</text:p>
        <text:p text:style-name="Text_20_body">Как правило группируются в наборы функциональных элементов. На примере набор набор функциональных элементов, кнопка ‘<text:span text:style-name="T29">Disconnect</text:span>’ не доступна.</text:p>
        <text:p text:style-name="Text_20_body"><draw:frame draw:style-name="fr4" draw:name="Графический объект5" text:anchor-type="as-char" svg:width="4.6299in" svg:height="0.228in" draw:z-index="2"><draw:image xlink:href="Pictures/10000000000002530000001EEF5DF1F6.png" xlink:type="simple" xlink:show="embed" xlink:actuate="onLoad"/></draw:frame></text:p>
        <text:p text:style-name="Text_20_body">На этом примере показаны кнопки ‘+’ и ‘-’</text:p>
        <text:p text:style-name="Text_20_body"><draw:frame draw:style-name="fr4" draw:name="Графический объект6" text:anchor-type="as-char" svg:width="1.1291in" svg:height="0.5217in" draw:z-index="3"><draw:image xlink:href="Pictures/10000000000000800000003B681950C6.png" xlink:type="simple" xlink:show="embed" xlink:actuate="onLoad"/></draw:frame></text:p>
        <text:h text:style-name="Heading_20_4" text:outline-level="4"><text:bookmark text:name="__RefHeading__35858_78748477"/>Поля ввода, <text:s/>редактирования и выбора<text:bookmark-end text:name="__RefHeading__35858_78748477"/></text:h>
        <text:p text:style-name="Text_20_body">Для редактирования и визуализации различных параметров используется ряд примитивов: </text:p>
        <text:list xml:id="list1238037333" text:style-name="L2">
          <text:list-item>
            <text:p text:style-name="P85">для символьных и цифровых данных,</text:p>
          </text:list-item>
          <text:list-item>
            <text:p text:style-name="P85">радио группы и чекбоксы.</text:p>
          </text:list-item>
          <text:list-item>
            <text:p text:style-name="P85">элемент для задания даты и времени.</text:p>
          </text:list-item>
        </text:list>
        <text:p text:style-name="Text_20_body">Приведем общий вид для сложного элемента выбора даты/времени.</text:p>
        <text:p text:style-name="Text_20_body">Элемент в пассивном состоянии, позволяет вручную вводить дату и время:</text:p>
        <text:p text:style-name="Text_20_body"><draw:frame draw:style-name="fr4" draw:name="Графический объект7" text:anchor-type="as-char" svg:width="1.2437in" svg:height="0.1583in" draw:z-index="4"><draw:image xlink:href="Pictures/100000000000008D0000001217293034.png" xlink:type="simple" xlink:show="embed" xlink:actuate="onLoad"/></draw:frame></text:p>
        <text:p text:style-name="Text_20_body">Элемент в активном состоянии, позволяет производить выбор <text:span text:style-name="T1">даты и времени</text:span>:</text:p>
        <text:p text:style-name="Text_20_body"><text:soft-page-break/><draw:frame draw:style-name="fr4" draw:name="Графический объект8" text:anchor-type="as-char" svg:width="1.2654in" svg:height="1.6756in" draw:z-index="16"><draw:image xlink:href="Pictures/1000000000000094000000C4042C6527.png" xlink:type="simple" xlink:show="embed" xlink:actuate="onLoad"/></draw:frame> </text:p>
        <text:p text:style-name="Text_20_body">Переключение производится кнопкой «<text:span text:style-name="T6">…».</text:span> Наряду с комбинированным вариантом, есть элементы для даты и времени отдельно.</text:p>
        <text:h text:style-name="Heading_20_4" text:outline-level="4"><text:bookmark text:name="__RefHeading__35860_78748477"/>Таблицы, сортировка, фильтры и скроллинг<text:bookmark-end text:name="__RefHeading__35860_78748477"/></text:h>
        <text:p text:style-name="Text_20_body">Ввиду того, что в некоторых случаях визуализируемых данных, может быть много, используются примитивы для организации страниц: табличная структуризация, сортировка по столбцам, фильтровка данных и организация скроллирования страниц.</text:p>
        <text:p text:style-name="Text_20_body">Рассмотрим данные элементы на примере типичной таблицы без фильтрации:</text:p>
        <text:p text:style-name="Text_20_body"><draw:frame draw:style-name="fr4" draw:name="Графический объект9" text:anchor-type="as-char" svg:width="6.489in" svg:height="2.6098in" draw:z-index="10"><draw:image xlink:href="Pictures/10000000000003660000015EDD2662D6.png" xlink:type="simple" xlink:show="embed" xlink:actuate="onLoad"/></draw:frame></text:p>
        <text:p text:style-name="Text_20_body">Данные могут быть отсортированы по некоторому столбцу, в этом случае появляется <text:s/>указатель сортировки: стрелка вниз – по возрастанию, стрелка вверх – по убыванию значений. Для символьных данных и дат используется лексикографический прямой и обратный порядок, для числовых данных обычный порядок больше-меньше.</text:p>
        <text:p text:style-name="Text_20_body">Переключение сортировки по столбцам осуществляется посредством выбора заголовка одного из них. Навигация по страницам реализована с помощью областей навигации, переход на определённую страницу осуществляется посредством её выбора. Некоторые из таблиц имеют возможность фильтрации, в этом случае навигационная область содержит кнопку «<text:span text:style-name="T29">Filter</text:span><text:span text:style-name="T6">»</text:span><text:span text:style-name="T29"> </text:span>и выглядит следующим образом:</text:p>
        <text:p text:style-name="Text_20_body"><draw:frame draw:style-name="fr4" draw:name="Графический объект10" text:anchor-type="as-char" svg:width="4.7528in" svg:height="0.2126in" draw:z-index="12"><draw:image xlink:href="Pictures/1000000000000227000000195A576949.png" xlink:type="simple" xlink:show="embed" xlink:actuate="onLoad"/></draw:frame></text:p>
        <text:p text:style-name="Text_20_body">Выбор кнопки «<text:span text:style-name="T29">Filter</text:span><text:span text:style-name="T6">»</text:span> активизирует ассоциированную страницу с параметрами фильтрации.</text:p>
        <text:h text:style-name="P103" text:outline-level="1"><text:bookmark text:name="__RefHeading__35862_78748477"/>Администрирование<text:bookmark-end text:name="__RefHeading__35862_78748477"/></text:h>
        <text:p text:style-name="Text_20_body">Администратор может управлять рядом конфигурационных параметров, осуществлять контроль за функционированием <text:span text:style-name="T29">SMS</text:span> центра и внешних служб (сервисов) в реальном режиме времени. </text:p>
        <text:h text:style-name="Heading_20_2" text:outline-level="2"><text:bookmark text:name="__RefHeading__35864_78748477"/>Ограничения доступа к системе<text:bookmark-end text:name="__RefHeading__35864_78748477"/></text:h>
        <text:p text:style-name="Text_20_body">Доступ к системе конфигурирования имеют только строго определённые лица – <text:s/>администраторы. Администраторы ответственны за корректное функционирование <text:span text:style-name="T29">SMS</text:span> центра и сопряжённых с ним служб.</text:p>
        <text:h text:style-name="Heading_20_3" text:outline-level="3"><text:bookmark text:name="__RefHeading__35866_78748477"/>Администраторы, роли и привилегии доступа<text:bookmark-end text:name="__RefHeading__35866_78748477"/></text:h>
        <text:p text:style-name="Text_20_body">Администратор может производить ряд административных действий разрешённых его ролью. Роль задаёт совокупность привилегий доступа к определённым конфигурационным параметрам для конкретного администратора.</text:p>
        <text:h text:style-name="Heading_20_3" text:outline-level="3"><text:bookmark text:name="__RefHeading__35868_78748477"/>Регистрация администраторов и модификация привилегий<text:bookmark-end text:name="__RefHeading__35868_78748477"/></text:h>
        <text:p text:style-name="Text_20_body">Существует привилегия для управления набором администраторов системы и их привилегиями, доступная, как правило супер-администратору. Данная привилегия позволяет создавать и удалять администраторов, а также изменять их привилегии.</text:p>
        <text:p text:style-name="Text_20_body">Производить управление набором администраторов можно на странице доступной из меню <text:span text:style-name="T31">SMSC </text:span><text:span text:style-name="T5">- </text:span><text:span text:style-name="T31">Users</text:span><text:span text:style-name="T40">:</text:span></text:p>
        <text:p text:style-name="Text_20_body"><draw:frame draw:style-name="fr6" draw:name="Графический объект12" text:anchor-type="paragraph" svg:width="4.9535in" svg:height="1.5071in" draw:z-index="26"><draw:image xlink:href="Pictures/10000000000002E7000000E278120B15.tif" xlink:type="simple" xlink:show="embed" xlink:actuate="onLoad"/></draw:frame></text:p>
        <text:list xml:id="list217857705" text:style-name="L3">
          <text:list-item>
            <text:p text:style-name="P86">Для добавления администратора выберите «Add user». Далее, на соответствующей странице «Add user», задайте имя и пароль, предоставьте дополнительную информацию, задайте роль администратора указав набор привилегий. Для подтверждения нажмите «Save», для отказа «Cancel».</text:p>
          </text:list-item>
          <text:list-item>
            <text:p text:style-name="P86">Для модификации информации, имени, пароля или роли конкретного администратора перейдите по ссылке соответствующей его имени на страницу «Edit user». Проведите изменения. Для подтверждения нажмите «Save», для отказа «Cancel».</text:p>
          </text:list-item>
          <text:list-item>
            <text:p text:style-name="P86">Для удаления администратора(ов) отметьте их (слева) и выберите «Delete user(s)». Указанные администраторы будут удалены.</text:p>
          </text:list-item>
        </text:list>
        <text:h text:style-name="Heading_20_3" text:outline-level="3"><text:bookmark text:name="__RefHeading__35870_78748477"/>Аутентификация и авторизация администратора<text:bookmark-end text:name="__RefHeading__35870_78748477"/></text:h>
        <text:p text:style-name="Text_20_body">При первом обращении система администрирования производит аутентификацию пользователя его именем и паролем. В случае наличия данного пользователя в списке администраторов и совпадении пароля, производится его авторизация и определяется роль. В противном случае выдаётся сообщение о соответствующей ошибке и процесс повторяется. </text:p>
        <text:p text:style-name="Text_20_body"><draw:frame draw:style-name="fr6" draw:name="Графический объект2" text:anchor-type="paragraph" svg:width="2.5335in" svg:height="0.9665in" draw:z-index="25"><draw:image xlink:href="Pictures/100000000000017C000000916C975BF0.tif" xlink:type="simple" xlink:show="embed" xlink:actuate="onLoad"/></draw:frame><text:soft-page-break/></text:p>
        <text:p text:style-name="Text_20_body">Описанный процесс необходимо повторить если авторизованный пользователь не производил каких-либо административных действий в течение продолжительного периода времени. </text:p>
        <text:p text:style-name="Text_20_body">Администратор может выйти из системы посредством кнопки «<text:span text:style-name="T29">Logout</text:span><text:span text:style-name="T6">»</text:span>. Для последующей регистрации процесс необходимо повторить, возможно, с другим именем и паролем.</text:p>
        <text:h text:style-name="P107" text:outline-level="2"><text:bookmark text:name="__RefHeading__12167_2102354822"/><text:span text:style-name="T14"><text:s/></text:span><text:span text:style-name="T6">Конфигурирование </text:span><text:span text:style-name="T35">SMSC</text:span><text:bookmark-end text:name="__RefHeading__12167_2102354822"/></text:h>
        <text:p text:style-name="Text_20_body">Администратор может управлять <text:span text:style-name="T29">SMS</text:span> центром посредством установки ряда конфигурационных параметров. В этой секции рассмотрены настройки необходимые для корректного функционирования <text:span text:style-name="T29">SMS</text:span> центра, приведен набор основных параметров и описаны механизмы для их модификации. </text:p>
        <text:h text:style-name="Heading_20_3" text:outline-level="3"><text:bookmark-start text:name="Применение изменений конфигурации"/><text:bookmark text:name="__RefHeading__35874_78748477"/>Применение изменений конфигурации<text:bookmark-end text:name="Применение изменений конфигурации"/><text:bookmark-end text:name="__RefHeading__35874_78748477"/></text:h>
        <text:p text:style-name="Text_20_body">В процессе конфигурирования <text:span text:style-name="T29">SMS</text:span> центра администратор может изменять ряд параметров и настроек в различных конфигурируемых сущностях, но не все изменения могут быть применены сразу по факту модификации. Дело в том, что:</text:p>
        <text:list xml:id="list1803910062" text:style-name="WW8Num20">
          <text:list-item>
            <text:p text:style-name="P53"><text:span text:style-name="T6">конфигурация </text:span><text:span text:style-name="T35">SMS</text:span><text:span text:style-name="T6"> центра комплексна и одни сущности могут зависеть от других, а частичное изменение параметров может привести к некорректной конфигурации в целом;</text:span></text:p>
          </text:list-item>
          <text:list-item>
            <text:p text:style-name="P53">администратору позволено произвести ряд изменений в различных конфигурируемых сущностях без промежуточного сохранения и применения результатов.</text:p>
          </text:list-item>
        </text:list>
        <text:p text:style-name="Text_20_body">Все проводимые изменения сохраняются в контексте административного приложения. Для того, чтобы изменения вступили в силу необходимо воспользоваться формой принятия изменений доступной из меню <text:span text:style-name="T31">SMSC - Status</text:span>:</text:p>
        <text:p text:style-name="Text_20_body"/>
        <text:p text:style-name="Text_20_body"><draw:frame draw:style-name="fr4" draw:name="Графический объект13" text:anchor-type="as-char" svg:width="4.3756in" svg:height="3.2583in" draw:z-index="20"><draw:image xlink:href="Pictures/1000000000000275000001D37652ADD1.png" xlink:type="simple" xlink:show="embed" xlink:actuate="onLoad"/></draw:frame></text:p>
        <text:p text:style-name="P19">Если в каких-либо параметрах конфигурации произошли изменения, то статус этих параметров изменится на «changed». Администратор может получить дополнительную информацию о произведённых изменениях выбрав определённую строку (используются возможности журналирования изменений). Изменения можно применить, отметив необходимые и выбрав «Apply».</text:p>
        <text:h text:style-name="Heading_20_4" text:outline-level="4"><text:bookmark text:name="__RefHeading__35876_78748477"/>Запись в журнал изменений конфигурации<text:bookmark-end text:name="__RefHeading__35876_78748477"/></text:h>
        <text:p text:style-name="Text_20_body">В процессе изменения конфигурации <text:span text:style-name="T29">SMS</text:span> центра система администрирования ведёт журнал произведённых изменений в различных конфигурируемых сущностях. В том числе и тех, которые уже были применены в реальном режиме времени. Доступ к журналу изменений осуществляется из меню <text:span text:style-name="T31">SMSC </text:span><text:span text:style-name="T5">- </text:span><text:span text:style-name="T31">Journal</text:span>. Изменения визуализируются в виде таблицы с возможностями скроллинга и сортировки по столбцам.</text:p>
        <text:p text:style-name="Text_20_body"/>
        <text:p text:style-name="Text_20_body"><text:soft-page-break/><draw:frame draw:style-name="fr4" draw:name="Графический объект14" text:anchor-type="as-char" svg:width="3.752in" svg:height="2.5472in" draw:z-index="22"><draw:image xlink:href="Pictures/100000000000026A000001A2CCC08907.png" xlink:type="simple" xlink:show="embed" xlink:actuate="onLoad"/></draw:frame></text:p>
        <text:p text:style-name="Text_20_body"/>
        <text:p text:style-name="Text_20_body">Ряд изменений конфигурации применяется сразу. К таким изменениям относятся изменения в конфигурации:</text:p>
        <text:list xml:id="list1715771204" text:style-name="L4">
          <text:list-item>
            <text:p text:style-name="P87">файлах ресурсов;</text:p>
          </text:list-item>
          <text:list-item>
            <text:p text:style-name="P87">профилей;</text:p>
          </text:list-item>
          <text:list-item>
            <text:p text:style-name="P87">сервисов (служб);</text:p>
          </text:list-item>
          <text:list-item>
            <text:p text:style-name="P87">подсистемы логгирования;</text:p>
          </text:list-item>
          <text:list-item>
            <text:p text:style-name="P87">подсистемы управления коммутаторами;</text:p>
          </text:list-item>
          <text:list-item>
            <text:p text:style-name="P87">списков рассылки.</text:p>
          </text:list-item>
        </text:list>
        <text:p text:style-name="P19">Для удобства администратора эти изменения могут быть исключены из списка изменений посредством кнопки «Clear non-appliable». Журнал изменений очищается по применению изменений на SMS центре.</text:p>
        <text:h text:style-name="P73" text:outline-level="3"><text:bookmark text:name="__RefHeading__35878_78748477"/>Задание основных параметров<text:bookmark-end text:name="__RefHeading__35878_78748477"/></text:h>
        <text:p text:style-name="Text_20_body">Для просмотра и редактирования текущей конфигурации сервера <text:subject>SMS центр</text:subject> выберите через меню <text:span text:style-name="T40">SMSC - </text:span><text:span text:style-name="T31">Configuration</text:span>. Набор конфигурационных параметров представлен в виде дерева. Для доступа и модификации используются примитивы интерфейса:</text:p>
        <text:p text:style-name="P18"><draw:frame draw:style-name="fr7" draw:name="Графический объект11" text:anchor-type="paragraph" svg:width="5.1134in" svg:height="3.2866in" draw:z-index="30"><draw:image xlink:href="Pictures/10000000000002FF000001ED9025CC8A.tif" xlink:type="simple" xlink:show="embed" xlink:actuate="onLoad"/></draw:frame></text:p>
        <table:table table:name="SMSC_conf" table:style-name="SMSC_5f_conf">
          <table:table-column table:style-name="SMSC_5f_conf.A"/>
          <table:table-column table:style-name="SMSC_5f_conf.B"/>
          <table:table-column table:style-name="SMSC_5f_conf.C"/>
          <table:table-header-rows>
            <table:table-row>
              <table:table-cell table:style-name="SMSC_5f_conf.A1" office:value-type="string">
                <text:p text:style-name="P35">Параметр</text:p>
              </table:table-cell>
              <table:table-cell table:style-name="SMSC_5f_conf.A1" office:value-type="string">
                <text:p text:style-name="P35">Назначение</text:p>
              </table:table-cell>
              <table:table-cell table:style-name="SMSC_5f_conf.C1" office:value-type="string">
                <text:p text:style-name="P30">Тип</text:p>
              </table:table-cell>
            </table:table-row>
          </table:table-header-rows>
          <table:table-row>
            <table:table-cell table:style-name="SMSC_5f_conf.A2" table:number-columns-spanned="3" office:value-type="string">
              <text:p text:style-name="P34"/>
              <text:p text:style-name="P34">Administration. Параметры соединения SMSC и административного интерфейса</text:p>
            </table:table-cell>
            <table:covered-table-cell/>
            <table:covered-table-cell/>
          </table:table-row>
          <table:table-row>
            <table:table-cell table:style-name="SMSC_5f_conf.A3" office:value-type="string">
              <text:p text:style-name="Table_20_Contents">host</text:p>
            </table:table-cell>
            <table:table-cell table:style-name="SMSC_5f_conf.A3" office:value-type="string">
              <text:p text:style-name="Table_20_Contents"><text:span text:style-name="T35">TCP</text:span><text:span text:style-name="T6">/</text:span><text:span text:style-name="T35">IP</text:span><text:span text:style-name="T6"> адрес хоста, где работает программа </text:span><text:span text:style-name="T35">SMSC</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ort</text:p>
            </table:table-cell>
            <table:table-cell table:style-name="SMSC_5f_conf.A3" office:value-type="string">
              <text:p text:style-name="Table_20_Contents"><text:span text:style-name="T6">Номер порта программы </text:span><text:span text:style-name="T35">SMSC</text:span><text:span text:style-name="T6"> открытый для администрирования</text:span></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34"/>
              <text:p text:style-name="P34">Core. Параметры ядра системы</text:p>
            </table:table-cell>
            <table:covered-table-cell/>
            <table:covered-table-cell/>
          </table:table-row>
          <table:table-row>
            <table:table-cell table:style-name="SMSC_5f_conf.A3" office:value-type="string">
              <text:p text:style-name="Table_20_Contents">Route on src sme first</text:p>
            </table:table-cell>
            <table:table-cell table:style-name="SMSC_5f_conf.A3" office:value-type="string">
              <text:p text:style-name="Table_20_Contents">Включает режим маршрутизации выбора таблицы по имени SME отправителя</text:p>
            </table:table-cell>
            <table:table-cell table:style-name="SMSC_5f_conf.A2" office:value-type="string">
              <text:p text:style-name="Table_20_Contents">Bool</text:p>
            </table:table-cell>
          </table:table-row>
          <table:table-row>
            <table:table-cell table:style-name="SMSC_5f_conf.A3" office:value-type="string">
              <text:p text:style-name="Table_20_Contents">state machines count</text:p>
            </table:table-cell>
            <table:table-cell table:style-name="SMSC_5f_conf.A3" office:value-type="string">
              <text:p text:style-name="Table_20_Contents">Количество обработчиков событий работающих параллельно. Рекомендации: если оперативное хранилище установлено на той же машине достаточно 5, иначе 15-20</text:p>
            </table:table-cell>
            <table:table-cell table:style-name="SMSC_5f_conf.A2" office:value-type="string">
              <text:p text:style-name="Table_20_Contents">Int</text:p>
            </table:table-cell>
          </table:table-row>
          <table:table-row>
            <table:table-cell table:style-name="SMSC_5f_conf.A3" office:value-type="string">
              <text:p text:style-name="Table_20_Contents">main loops count</text:p>
            </table:table-cell>
            <table:table-cell table:style-name="SMSC_5f_conf.A3" office:value-type="string">
              <text:p text:style-name="Table_20_Contents">Количество потоков выборки событий из клиентов. Рекомендации: больше одного необходимо для конфигурации с большой лицензированной пропускной способностью на серверах T2000</text:p>
            </table:table-cell>
            <table:table-cell table:style-name="SMSC_5f_conf.A2" office:value-type="string">
              <text:p text:style-name="Table_20_Contents">Int</text:p>
            </table:table-cell>
          </table:table-row>
          <table:table-row>
            <table:table-cell table:style-name="SMSC_5f_conf.A3" office:value-type="string">
              <text:p text:style-name="Table_20_Contents">event queue limit</text:p>
            </table:table-cell>
            <table:table-cell table:style-name="SMSC_5f_conf.A3" office:value-type="string">
              <text:p text:style-name="Table_20_Contents"><text:span text:style-name="T6">Максимальный размер очереди событий ожидающих обработки, -1 если не требуется. При лимите в 50 </text:span><text:span text:style-name="T35">sms</text:span><text:span text:style-name="T6"> в сек. нормальное значение 1000</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reschedules config</text:p>
            </table:table-cell>
            <table:table-cell table:style-name="SMSC_5f_conf.A3" office:value-type="string">
              <text:p text:style-name="Table_20_Contents"><text:span text:style-name="T6">Имя конфигурационного файла. Определяет, на какое время надо отложить следующую доставку короткого сообщения в зависимости от последнего кода ошибки и числа предпринятых неудачных попыток доставки. </text:span><text:span text:style-name="T6">Управление политикой передоставк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cheduler soft limit</text:p>
            </table:table-cell>
            <table:table-cell table:style-name="SMSC_5f_conf.A3" office:value-type="string">
              <text:p text:style-name="Table_20_Contents">Нижний уровень ограничения на количество сообщений в оперативной таблице. Если этот порог достигается, центр делает только одну попытку доставки новых сообщений.</text:p>
            </table:table-cell>
            <table:table-cell table:style-name="SMSC_5f_conf.A2" office:value-type="string">
              <text:p text:style-name="Table_20_Contents">Integer</text:p>
            </table:table-cell>
          </table:table-row>
          <table:table-row>
            <table:table-cell table:style-name="SMSC_5f_conf.A3" office:value-type="string">
              <text:p text:style-name="Table_20_Contents">Scheduler hard limit</text:p>
            </table:table-cell>
            <table:table-cell table:style-name="SMSC_5f_conf.A3" office:value-type="string">
              <text:p text:style-name="Table_20_Contents">Верхний уровень ограничения на количество сообщений в оперативной таблице. Если этот порог достигается, центр перестает прием новых сообщений.</text:p>
            </table:table-cell>
            <table:table-cell table:style-name="SMSC_5f_conf.A2" office:value-type="string">
              <text:p text:style-name="Table_20_Contents">Integer</text:p>
            </table:table-cell>
          </table:table-row>
          <table:table-row>
            <table:table-cell table:style-name="SMSC_5f_conf.A3" office:value-type="string">
              <text:p text:style-name="Table_20_Contents">service center address</text:p>
            </table:table-cell>
            <table:table-cell table:style-name="SMSC_5f_conf.A3" office:value-type="string">
              <text:p text:style-name="Table_20_Contents"><text:span text:style-name="T6">Номер </text:span><text:span text:style-name="T35">SMS</text:span><text:span text:style-name="T6"> центра для клиентов как </text:span><text:span text:style-name="T6">адрес</text:span></text:p>
            </table:table-cell>
            <table:table-cell table:style-name="SMSC_5f_conf.A2" office:value-type="string">
              <text:p text:style-name="Table_20_Contents">Mask</text:p>
            </table:table-cell>
          </table:table-row>
          <table:table-row>
            <table:table-cell table:style-name="SMSC_5f_conf.A3" office:value-type="string">
              <text:p text:style-name="Table_20_Contents">USSD center address</text:p>
            </table:table-cell>
            <table:table-cell table:style-name="SMSC_5f_conf.A3" office:value-type="string">
              <text:p text:style-name="Table_20_Contents">Номер центра для переадресации USSD трафика с HLR</text:p>
            </table:table-cell>
            <table:table-cell table:style-name="SMSC_5f_conf.A2" office:value-type="string">
              <text:p text:style-name="Table_20_Contents">Mask</text:p>
            </table:table-cell>
          </table:table-row>
          <table:table-row>
            <table:table-cell table:style-name="SMSC_5f_conf.A3" office:value-type="string">
              <text:p text:style-name="Table_20_Contents">USSD SSN</text:p>
            </table:table-cell>
            <table:table-cell table:style-name="SMSC_5f_conf.A3" office:value-type="string">
              <text:p text:style-name="Table_20_Contents">Номер первичной подсистемы для USSD трафика</text:p>
            </table:table-cell>
            <table:table-cell table:style-name="SMSC_5f_conf.A2" office:value-type="string">
              <text:p text:style-name="Table_20_Contents">Int</text:p>
            </table:table-cell>
          </table:table-row>
          <table:table-row>
            <table:table-cell table:style-name="SMSC_5f_conf.A3" office:value-type="string">
              <text:p text:style-name="Table_20_Contents">Additional USSD SSNs</text:p>
            </table:table-cell>
            <table:table-cell table:style-name="SMSC_5f_conf.A3" office:value-type="string">
              <text:p text:style-name="Table_20_Contents">Список дополнительных подсистем для USSD трафика, символ запятой как разделитель. Опциональны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S</text:span>ystem ID</text:p>
            </table:table-cell>
            <table:table-cell table:style-name="SMSC_5f_conf.A3" office:value-type="string">
              <text:p text:style-name="Table_20_Contents"><text:span text:style-name="T6">Идентификатор системы, для встроенной </text:span><text:span text:style-name="T35">SME</text:span><text:span text:style-name="T6">, отправляющей отчеты о доставке. На данный момент может быть заданно только значение</text:span><text:span text:style-name="T35"> smscsme</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S</text:span>ervice type</text:p>
            </table:table-cell>
            <table:table-cell table:style-name="SMSC_5f_conf.A3" office:value-type="string">
              <text:p text:style-name="Table_20_Contents"><text:span text:style-name="T6">Именованный идентификатор для </text:span><text:span text:style-name="T35">smscsme</text:span><text:span text:style-name="T6">,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rotocol ID</text:p>
            </table:table-cell>
            <table:table-cell table:style-name="SMSC_5f_conf.A3" office:value-type="string">
              <text:p text:style-name="Table_20_Contents"><text:span text:style-name="T6">Идентификатор протокола общения. Подставляется в соответствующее поле при передаче сообщений. Должен быть 34 (</text:span><text:span text:style-name="T35">SMPP v3.4</text:span><text:span text:style-name="T6">).</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L</text:span>ocales</text:p>
            </table:table-cell>
            <table:table-cell table:style-name="SMSC_5f_conf.A3" office:value-type="string">
              <text:p text:style-name="Table_20_Contents"><text:span text:style-name="T6">Список поддерживаемых локалей, которые перечислены через запятую. Детальнее см</text:span><text:span text:style-name="T35">. </text:span><text:span text:style-name="T6">Р</text:span><text:span text:style-name="T35">есурсы</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D</text:span>efault locale</text:p>
            </table:table-cell>
            <table:table-cell table:style-name="SMSC_5f_conf.A3" office:value-type="string">
              <text:p text:style-name="Table_20_Contents">Локаль абонента по-умолчанию (одна из списка локале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merge timeout</text:p>
            </table:table-cell>
            <table:table-cell table:style-name="SMSC_5f_conf.A3" office:value-type="string">
              <text:p text:style-name="Table_20_Contents">Время ожидания фрагментов в случае доставки длинного сообщения разбитого на части мобильной станцией</text:p>
            </table:table-cell>
            <table:table-cell table:style-name="SMSC_5f_conf.A2" office:value-type="string">
              <text:p text:style-name="Table_20_Contents">Int</text:p>
            </table:table-cell>
          </table:table-row>
          <table:table-row>
            <table:table-cell table:style-name="SMSC_5f_conf.A3" office:value-type="string">
              <text:p text:style-name="Table_20_Contents">Timezones config</text:p>
            </table:table-cell>
            <table:table-cell table:style-name="SMSC_5f_conf.A3" office:value-type="string">
              <text:p text:style-name="Table_20_Contents">Имя конфигурационного файла временных зон</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mart multipart forward</text:p>
            </table:table-cell>
            <table:table-cell table:style-name="SMSC_5f_conf.A3" office:value-type="string">
              <text:p text:style-name="Table_20_Contents">Включение режима доставки многосегментных сообщений в случае транзакционного режима. Если выключен, длинные сообщения в <text:soft-page-break/>forward режиме не будут приниматься центром.</text:p>
            </table:table-cell>
            <table:table-cell table:style-name="SMSC_5f_conf.A2" office:value-type="string">
              <text:p text:style-name="Table_20_Contents">Bool</text:p>
            </table:table-cell>
          </table:table-row>
          <table:table-row>
            <table:table-cell table:style-name="SMSC_5f_conf.A3" office:value-type="string">
              <text:p text:style-name="P34">Performance monitor</text:p>
            </table:table-cell>
            <table:table-cell table:style-name="SMSC_5f_conf.A3" office:value-type="string">
              <text:p text:style-name="Table_20_Contents"><text:span text:style-name="T6">Параметры </text:span><text:span text:style-name="T6">монитора производительности</text:span></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9">H</text:span>ost</text:p>
            </table:table-cell>
            <table:table-cell table:style-name="SMSC_5f_conf.A3" office:value-type="string">
              <text:p text:style-name="Table_20_Contents"><text:span text:style-name="T35">TCP</text:span><text:span text:style-name="T6">/</text:span><text:span text:style-name="T35">IP</text:span><text:span text:style-name="T6"> адрес интерфейса на котором </text:span><text:span text:style-name="T35">SMSC</text:span><text:span text:style-name="T6"> будет ожидать соединения от мониторов производительност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ort</text:p>
            </table:table-cell>
            <table:table-cell table:style-name="SMSC_5f_conf.A3" office:value-type="string">
              <text:p text:style-name="Table_20_Contents">Номер порта, на котором ожидаются соединения от мониторов производительности</text:p>
            </table:table-cell>
            <table:table-cell table:style-name="SMSC_5f_conf.A2" office:value-type="string">
              <text:p text:style-name="Table_20_Contents">Int</text:p>
            </table:table-cell>
          </table:table-row>
          <table:table-row>
            <table:table-cell table:style-name="SMSC_5f_conf.A3" office:value-type="string">
              <text:p text:style-name="P34">SME monitor</text:p>
            </table:table-cell>
            <table:table-cell table:style-name="SMSC_5f_conf.A3" office:value-type="string">
              <text:p text:style-name="Table_20_Contents"><text:span text:style-name="T6">Параметры </text:span><text:span text:style-name="T6">монитора производительности клиентов центра</text:span></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9">H</text:span>ost</text:p>
            </table:table-cell>
            <table:table-cell table:style-name="SMSC_5f_conf.A3" office:value-type="string">
              <text:p text:style-name="Table_20_Contents"><text:span text:style-name="T35">TCP</text:span><text:span text:style-name="T6">/</text:span><text:span text:style-name="T35">IP</text:span><text:span text:style-name="T6"> адрес интерфейса на котором </text:span><text:span text:style-name="T35">SMSC</text:span><text:span text:style-name="T6"> будет ожидать соединения от мониторов производительност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ort</text:p>
            </table:table-cell>
            <table:table-cell table:style-name="SMSC_5f_conf.A3" office:value-type="string">
              <text:p text:style-name="Table_20_Contents">Номер порта, на котором ожидаются соединения от мониторов производительности</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34"/>
              <text:p text:style-name="P34">Messages settings. Настройки параметров сообщений</text:p>
            </table:table-cell>
            <table:covered-table-cell/>
            <table:covered-table-cell/>
          </table:table-row>
          <table:table-row>
            <table:table-cell table:style-name="SMSC_5f_conf.A3" office:value-type="string">
              <text:p text:style-name="Table_20_Contents">SMS max valid time</text:p>
            </table:table-cell>
            <table:table-cell table:style-name="SMSC_5f_conf.A3" office:value-type="string">
              <text:p text:style-name="Table_20_Contents">Максимальное время жизни короткого сообщения (в секундах)</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Table_20_Contents"/>
              <text:p text:style-name="P34">MAP parameters. Настройки сигнального модуля</text:p>
            </table:table-cell>
            <table:covered-table-cell/>
            <table:covered-table-cell/>
          </table:table-row>
          <table:table-row>
            <table:table-cell table:style-name="SMSC_5f_conf.A3" office:value-type="string">
              <text:p text:style-name="Table_20_Contents">MapIOTask count</text:p>
            </table:table-cell>
            <table:table-cell table:style-name="SMSC_5f_conf.A3" office:value-type="string">
              <text:p text:style-name="Table_20_Contents">Количество потоков обработки пакетов приходящих из сигнальной сети. </text:p>
            </table:table-cell>
            <table:table-cell table:style-name="SMSC_5f_conf.A2" office:value-type="string">
              <text:p text:style-name="Table_20_Contents"/>
            </table:table-cell>
          </table:table-row>
          <table:table-row>
            <table:table-cell table:style-name="SMSC_5f_conf.A3" office:value-type="string">
              <text:p text:style-name="Table_20_Contents">BusyMT delay</text:p>
            </table:table-cell>
            <table:table-cell table:style-name="SMSC_5f_conf.A3" office:value-type="string">
              <text:p text:style-name="Table_20_Contents">Интервал передоставки в случае когда возникает ошибка BusyMT и статус выставлен в RESCHEDULE_NOW, происходит например в момент отсылки длинной SMS пытается отправится еще одна короткая.</text:p>
            </table:table-cell>
            <table:table-cell table:style-name="SMSC_5f_conf.A2" office:value-type="string">
              <text:p text:style-name="Table_20_Contents">Int</text:p>
            </table:table-cell>
          </table:table-row>
          <table:table-row>
            <table:table-cell table:style-name="SMSC_5f_conf.A3" office:value-type="string">
              <text:p text:style-name="Table_20_Contents">Locked by MO delay</text:p>
            </table:table-cell>
            <table:table-cell table:style-name="SMSC_5f_conf.A3" office:value-type="string">
              <text:p text:style-name="Table_20_Contents">Интервал передоставки MT сообщения если модуль сейчас занят приемом длинного MO сообщения от абонента</text:p>
            </table:table-cell>
            <table:table-cell table:style-name="SMSC_5f_conf.A2" office:value-type="string">
              <text:p text:style-name="Table_20_Contents">Int</text:p>
            </table:table-cell>
          </table:table-row>
          <table:table-row>
            <table:table-cell table:style-name="SMSC_5f_conf.A3" office:value-type="string">
              <text:p text:style-name="Table_20_Contents">MO lock timeout</text:p>
            </table:table-cell>
            <table:table-cell table:style-name="SMSC_5f_conf.A3" office:value-type="string">
              <text:p text:style-name="Table_20_Contents">Максимальное количество времени ожидания всех частей длинного сообщения перед разблокировкой абонента.</text:p>
            </table:table-cell>
            <table:table-cell table:style-name="SMSC_5f_conf.A2" office:value-type="string">
              <text:p text:style-name="Table_20_Contents">Int</text:p>
            </table:table-cell>
          </table:table-row>
          <table:table-row>
            <table:table-cell table:style-name="SMSC_5f_conf.A3" office:value-type="string">
              <text:p text:style-name="Table_20_Contents">Allow call barred</text:p>
            </table:table-cell>
            <table:table-cell table:style-name="SMSC_5f_conf.A3" office:value-type="string">
              <text:p text:style-name="Table_20_Contents">Разрешить обработку USSD сообщений даже в случае прихода ответа CallBarred или Teleservice not provisioned от HLR, в совокупности с опцией allow blocked на маршруте позволяет обслуживать абонентов находящихся в блокировке.</text:p>
            </table:table-cell>
            <table:table-cell table:style-name="SMSC_5f_conf.A2" office:value-type="string">
              <text:p text:style-name="Table_20_Contents">Bool</text:p>
            </table:table-cell>
          </table:table-row>
          <table:table-row>
            <table:table-cell table:style-name="SMSC_5f_conf.A3" office:value-type="string">
              <text:p text:style-name="Table_20_Contents">USSD v1 enabled</text:p>
            </table:table-cell>
            <table:table-cell table:style-name="SMSC_5f_conf.A3" office:value-type="string">
              <text:p text:style-name="Table_20_Contents">Разрешить обработку USSD запросов версии 1</text:p>
            </table:table-cell>
            <table:table-cell table:style-name="SMSC_5f_conf.A2" office:value-type="string">
              <text:p text:style-name="Table_20_Contents">Bool</text:p>
            </table:table-cell>
          </table:table-row>
          <table:table-row>
            <table:table-cell table:style-name="SMSC_5f_conf.A3" office:value-type="string">
              <text:p text:style-name="Table_20_Contents">USSD v1 use orig number</text:p>
            </table:table-cell>
            <table:table-cell table:style-name="SMSC_5f_conf.A3" office:value-type="string">
              <text:p text:style-name="Table_20_Contents"><text:span text:style-name="T6">Использовать </text:span><text:span text:style-name="T6">originatingEntityNumber</text:span><text:span text:style-name="T6"> из примитива </text:span><text:span text:style-name="T6">BeginSubscriberActivityInd</text:span><text:span text:style-name="T6"> </text:span><text:span text:style-name="T6">как адрес отправителя, иначе используется <text:s/>параметр IMSI, кодируется как .0.9.25xxxxxxxxxxxx</text:span></text:p>
            </table:table-cell>
            <table:table-cell table:style-name="SMSC_5f_conf.A2" office:value-type="string">
              <text:p text:style-name="Table_20_Contents"/>
            </table:table-cell>
          </table:table-row>
          <table:table-row>
            <table:table-cell table:style-name="SMSC_5f_conf.A2" table:number-columns-spanned="3" office:value-type="string">
              <text:p text:style-name="P31"/>
              <text:p text:style-name="P34"><text:span text:style-name="T6">Traffic control. </text:span><text:span text:style-name="T6">Ограничение пропускной способности </text:span><text:span text:style-name="T35">SMS</text:span><text:span text:style-name="T6"> центра</text:span></text:p>
            </table:table-cell>
            <table:covered-table-cell/>
            <table:covered-table-cell/>
          </table:table-row>
          <table:table-row>
            <table:table-cell table:style-name="SMSC_5f_conf.A3" office:value-type="string">
              <text:p text:style-name="Table_20_Contents"><text:span text:style-name="T29">M</text:span>ax SMS per second</text:p>
            </table:table-cell>
            <table:table-cell table:style-name="SMSC_5f_conf.A3" office:value-type="string">
              <text:p text:style-name="Table_20_Contents"><text:span text:style-name="T6">Максимальное количество </text:span><text:span text:style-name="T35">SMS</text:span><text:span text:style-name="T6"> в секунду. Ограничен сверху лицензионными соглашениями. </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S</text:span>hape time frame (secs)</text:p>
            </table:table-cell>
            <table:table-cell table:style-name="SMSC_5f_conf.A3" office:value-type="string">
              <text:p text:style-name="Table_20_Contents"><text:span text:style-name="T6">Параметр используемый системой для оценки трафика. Определяет точность измерения (чем меньше тем точнее). </text:span><text:span text:style-name="T6">Счетчик попадает первым значением в spped.log</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S</text:span>tat time frame (secs)</text:p>
            </table:table-cell>
            <table:table-cell table:style-name="SMSC_5f_conf.A3" office:value-type="string">
              <text:p text:style-name="Table_20_Contents">Параметр используемый системой для статистической оценки трафика. Определяет точность измерения (чем меньше тем точнее). Счетчик попадает вторым значением в spped.log</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34"/>
              <text:p text:style-name="P34">Message store. Параметры подсистемы хранения и архивирования</text:p>
            </table:table-cell>
            <table:covered-table-cell/>
            <table:covered-table-cell/>
          </table:table-row>
          <table:table-row>
            <table:table-cell table:style-name="SMSC_5f_conf.A3" office:value-type="string">
              <text:p text:style-name="Table_20_Contents"><text:span text:style-name="T29">A</text:span>rchive directory</text:p>
            </table:table-cell>
            <table:table-cell table:style-name="SMSC_5f_conf.A3" office:value-type="string">
              <text:p text:style-name="Table_20_Contents">Директория куда система будет генерировать файлы архивов доставленных сообщени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A</text:span>rchive interval (secs)</text:p>
            </table:table-cell>
            <table:table-cell table:style-name="SMSC_5f_conf.A3" office:value-type="string">
              <text:p text:style-name="Table_20_Contents">Интервал времени в течении которого будет накапливаться файл <text:soft-page-break/>архива сообщений. В течение этого времени новая информация о последних сообщениях не будет доступна для поиска по архиву</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S</text:span>tatistics directory</text:p>
            </table:table-cell>
            <table:table-cell table:style-name="SMSC_5f_conf.A3" office:value-type="string">
              <text:p text:style-name="Table_20_Contents">Директория для статистических файлов</text:p>
            </table:table-cell>
            <table:table-cell table:style-name="SMSC_5f_conf.A2" office:value-type="string">
              <text:p text:style-name="Table_20_Contents">String</text:p>
            </table:table-cell>
          </table:table-row>
          <table:table-row>
            <table:table-cell table:style-name="SMSC_5f_conf.A3" office:value-type="string">
              <text:p text:style-name="P34">Local store</text:p>
            </table:table-cell>
            <table:table-cell table:style-name="SMSC_5f_conf.A3" office:value-type="string">
              <text:p text:style-name="Table_20_Contents">Параметры хранилища сообщений в доставке</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9">F</text:span>ile name</text:p>
            </table:table-cell>
            <table:table-cell table:style-name="SMSC_5f_conf.B50" office:value-type="string">
              <text:p text:style-name="Table_20_Contents"><text:span text:style-name="T1">П</text:span>уть и имя файла</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M</text:span>ax store size</text:p>
            </table:table-cell>
            <table:table-cell table:style-name="SMSC_5f_conf.A3" office:value-type="string">
              <text:p text:style-name="Table_20_Contents">Размер файла при котором стартует механизм упаковки</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M</text:span>in roll time</text:p>
            </table:table-cell>
            <table:table-cell table:style-name="SMSC_5f_conf.A3" office:value-type="string">
              <text:p text:style-name="Table_20_Contents">Производить упаковку файла не чаше указанного количества секунд</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M</text:span>essage id file</text:p>
            </table:table-cell>
            <table:table-cell table:style-name="SMSC_5f_conf.A3" office:value-type="string">
              <text:p text:style-name="Table_20_Contents">Файл хранения текущего значения идентификатора сообщения</text:p>
            </table:table-cell>
            <table:table-cell table:style-name="SMSC_5f_conf.A2" office:value-type="string">
              <text:p text:style-name="Table_20_Contents">Bool</text:p>
            </table:table-cell>
          </table:table-row>
          <table:table-row>
            <table:table-cell table:style-name="SMSC_5f_conf.A2" table:number-columns-spanned="3" office:value-type="string">
              <text:p text:style-name="P32"/>
              <text:p text:style-name="P34"><text:span text:style-name="T6">SMPP. </text:span><text:span text:style-name="T6">Параметры </text:span><text:span text:style-name="T35">SMPP</text:span><text:span text:style-name="T6"> соединений со службами (сервисами)</text:span></text:p>
            </table:table-cell>
            <table:covered-table-cell/>
            <table:covered-table-cell/>
          </table:table-row>
          <table:table-row>
            <table:table-cell table:style-name="SMSC_5f_conf.A3" office:value-type="string">
              <text:p text:style-name="Table_20_Contents"><text:span text:style-name="T29">H</text:span>ost</text:p>
            </table:table-cell>
            <table:table-cell table:style-name="SMSC_5f_conf.A3" office:value-type="string">
              <text:p text:style-name="Table_20_Contents"><text:span text:style-name="T35">TCP</text:span><text:span text:style-name="T6">/</text:span><text:span text:style-name="T35">IP</text:span><text:span text:style-name="T6"> адрес хоста, где работает программа </text:span><text:span text:style-name="T35">SMSC</text:span><text:span text:style-name="T6"> и открыт </text:span><text:span text:style-name="T35">SMPP</text:span><text:span text:style-name="T6"> интерфейс</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ort</text:p>
            </table:table-cell>
            <table:table-cell table:style-name="SMSC_5f_conf.A3" office:value-type="string">
              <text:p text:style-name="Table_20_Contents"><text:span text:style-name="T6">Номер порта программы </text:span><text:span text:style-name="T35">SMSC</text:span><text:span text:style-name="T6"> открытый для </text:span><text:span text:style-name="T35">SMPP</text:span><text:span text:style-name="T6"> интерфейса</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R</text:span>ead timeout (secs)</text:p>
            </table:table-cell>
            <table:table-cell table:style-name="SMSC_5f_conf.A3" office:value-type="string">
              <text:p text:style-name="Table_20_Contents"><text:span text:style-name="T6">Интервал времени в течение которого один </text:span><text:span text:style-name="T35">SMPP</text:span><text:span text:style-name="T6"> пакет должен быть принят полностью. Иначе соединение разрывается со статусом ошибки.</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I</text:span>nactivity time (secs)</text:p>
            </table:table-cell>
            <table:table-cell table:style-name="SMSC_5f_conf.A3" office:value-type="string">
              <text:p text:style-name="Table_20_Contents"><text:span text:style-name="T6">Интервал не активности </text:span><text:span text:style-name="T35">SMPP</text:span><text:span text:style-name="T6"> соединения со стороны клиента, по истечении которого сервер посылает </text:span><text:span text:style-name="T35">Enquire</text:span><text:span text:style-name="T6"> </text:span><text:span text:style-name="T35">Link</text:span><text:span text:style-name="T6"> пакет (см. </text:span><text:span text:style-name="T35">SMPP </text:span><text:span text:style-name="T6">спецификацию). </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I</text:span>nactivity timeout (secs)</text:p>
            </table:table-cell>
            <table:table-cell table:style-name="SMSC_5f_conf.A3" office:value-type="string">
              <text:p text:style-name="Table_20_Contents"><text:span text:style-name="T6">Интервал времени в течение которого по </text:span><text:span text:style-name="T35">SMPP</text:span><text:span text:style-name="T6"> соединению не приходят данные и/или нет ответа на </text:span><text:span text:style-name="T35">Enquire</text:span><text:span text:style-name="T6"> </text:span><text:span text:style-name="T35">Link</text:span><text:span text:style-name="T6">. Иначе соединение разрывается со статусом ошибки.</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B</text:span>ind timeout (secs)</text:p>
            </table:table-cell>
            <table:table-cell table:style-name="SMSC_5f_conf.A3" office:value-type="string">
              <text:p text:style-name="Table_20_Contents">Интервал времени в течение которого SME должна прислать BIND</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D</text:span>efault connections limit</text:p>
            </table:table-cell>
            <table:table-cell table:style-name="SMSC_5f_conf.A3" office:value-type="string">
              <text:p text:style-name="Table_20_Contents">Лимит по умолчанию количества TCP соединений с одного IP адреса </text:p>
            </table:table-cell>
            <table:table-cell table:style-name="SMSC_5f_conf.A2" office:value-type="string">
              <text:p text:style-name="Table_20_Contents">Int</text:p>
            </table:table-cell>
          </table:table-row>
          <table:table-row>
            <table:table-cell table:style-name="SMSC_5f_conf.A3" office:value-type="string">
              <text:p text:style-name="P34"><text:span text:style-name="T29">C</text:span>onnections limits for IPs</text:p>
            </table:table-cell>
            <table:table-cell table:style-name="SMSC_5f_conf.A3" office:value-type="string">
              <text:p text:style-name="Table_20_Contents">Лимит TCP соединений для конкретных IP адресов</text:p>
            </table:table-cell>
            <table:table-cell table:style-name="SMSC_5f_conf.A2" office:value-type="string">
              <text:p text:style-name="Table_20_Contents">Section</text:p>
            </table:table-cell>
          </table:table-row>
          <table:table-row>
            <table:table-cell table:style-name="SMSC_5f_conf.A2" table:number-columns-spanned="3" office:value-type="string">
              <text:p text:style-name="P31"/>
              <text:p text:style-name="P34"><text:span text:style-name="T6">Profiler. </text:span><text:span text:style-name="T6">Параметры внутренней подсистемы </text:span><text:span text:style-name="T35">SMSC</text:span><text:span text:style-name="T6"> профилирования абонентов и сервисов</text:span></text:p>
            </table:table-cell>
            <table:covered-table-cell/>
            <table:covered-table-cell/>
          </table:table-row>
          <table:table-row>
            <table:table-cell table:style-name="SMSC_5f_conf.A3" office:value-type="string">
              <text:p text:style-name="Table_20_Contents">system ID</text:p>
            </table:table-cell>
            <table:table-cell table:style-name="SMSC_5f_conf.A3" office:value-type="string">
              <text:p text:style-name="Table_20_Contents"><text:span text:style-name="T6">Системный идентификатор подсистемы профилирования. Должен быть: </text:span><text:span text:style-name="T35">profiler</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ervice type</text:p>
            </table:table-cell>
            <table:table-cell table:style-name="SMSC_5f_conf.A3" office:value-type="string">
              <text:p text:style-name="Table_20_Contents"><text:span text:style-name="T6">Именованный идентификатор для </text:span><text:span text:style-name="T35">profiler</text:span><text:span text:style-name="T6">’а,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rotocol ID</text:p>
            </table:table-cell>
            <table:table-cell table:style-name="SMSC_5f_conf.A3" office:value-type="string">
              <text:p text:style-name="Table_20_Contents"><text:span text:style-name="T6">Подставляется в соответствующее поле при регистрации клиента. Должен быть 34 (</text:span><text:span text:style-name="T35">SMPP</text:span><text:span text:style-name="T6"> </text:span><text:span text:style-name="T35">v</text:span><text:span text:style-name="T6">3.4).</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rofile store file</text:p>
            </table:table-cell>
            <table:table-cell table:style-name="SMSC_5f_conf.A3" office:value-type="string">
              <text:p text:style-name="Table_20_Contents">Путь и имя файла с данными профилей абонентов</text:p>
            </table:table-cell>
            <table:table-cell table:style-name="SMSC_5f_conf.A2" office:value-type="string">
              <text:p text:style-name="Table_20_Contents"/>
            </table:table-cell>
          </table:table-row>
          <table:table-row>
            <table:table-cell table:style-name="SMSC_5f_conf.A3" office:value-type="string">
              <text:p text:style-name="Table_20_Contents">default data coding</text:p>
            </table:table-cell>
            <table:table-cell table:style-name="SMSC_5f_conf.A3" office:value-type="string">
              <text:p text:style-name="Table_20_Contents"><text:span text:style-name="T35">Кодировка сообщений по умолчанию</text:span><text:span text:style-name="T6"> default или UCS2 </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report</text:p>
            </table:table-cell>
            <table:table-cell table:style-name="SMSC_5f_conf.A3" office:value-type="string">
              <text:p text:style-name="Table_20_Contents">Настройки отчетов о доставке по умолчанию none, full или final</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hide</text:p>
            </table:table-cell>
            <table:table-cell table:style-name="SMSC_5f_conf.A3" office:value-type="string">
              <text:p text:style-name="Table_20_Contents">Разрешение замещения адреса отправителя алиасом по умолчанию</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hide modifiable</text:p>
            </table:table-cell>
            <table:table-cell table:style-name="SMSC_5f_conf.A3" office:value-type="string">
              <text:p text:style-name="Table_20_Contents">Разрешение изменять настройку замещения адреса отправителя самим абонентом.</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divert modifiable</text:p>
            </table:table-cell>
            <table:table-cell table:style-name="SMSC_5f_conf.A3" office:value-type="string">
              <text:p text:style-name="Table_20_Contents">Разрешение изменять настройки переадресации самому абоненту</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USSD in 7 bit</text:p>
            </table:table-cell>
            <table:table-cell table:style-name="SMSC_5f_conf.A3" office:value-type="string">
              <text:p text:style-name="Table_20_Contents">Режим транслитерации USSD сообщений по умолчанию</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UDH concatenation</text:p>
            </table:table-cell>
            <table:table-cell table:style-name="SMSC_5f_conf.A3" office:value-type="string">
              <text:p text:style-name="Table_20_Contents">Разрешение использования UDH конкатенации для длинных сообщений посылаемых абоненту</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in access mask</text:p>
            </table:table-cell>
            <table:table-cell table:style-name="SMSC_5f_conf.A3" office:value-type="string">
              <text:p text:style-name="Table_20_Contents">Маска доступа по умолчанию для входящих на абонента сообщений</text:p>
            </table:table-cell>
            <table:table-cell table:style-name="SMSC_5f_conf.A2" office:value-type="string">
              <text:p text:style-name="Table_20_Contents">Int</text:p>
            </table:table-cell>
          </table:table-row>
          <text:soft-page-break/>
          <table:table-row>
            <table:table-cell table:style-name="SMSC_5f_conf.A3" office:value-type="string">
              <text:p text:style-name="Table_20_Contents">default out access mask</text:p>
            </table:table-cell>
            <table:table-cell table:style-name="SMSC_5f_conf.A3" office:value-type="string">
              <text:p text:style-name="Table_20_Contents">Маска доступа по умолчанию для исходящих от абонента сообщений</text:p>
            </table:table-cell>
            <table:table-cell table:style-name="SMSC_5f_conf.A2" office:value-type="string">
              <text:p text:style-name="Table_20_Contents">Int</text:p>
            </table:table-cell>
          </table:table-row>
          <table:table-row>
            <table:table-cell table:style-name="SMSC_5f_conf.A77" office:value-type="string">
              <text:p text:style-name="P34">USSD operations mapping</text:p>
            </table:table-cell>
            <table:table-cell table:style-name="SMSC_5f_conf.B77" office:value-type="string">
              <text:p text:style-name="Table_20_Contents"><text:span text:style-name="T6">Отображение команд пользователя по управлению профилем на параметры </text:span><text:span text:style-name="T35">USSD</text:span><text:span text:style-name="T6"> запроса. Например:</text:span></text:p>
              <text:p text:style-name="Table_20_Contents">0 – <text:span text:style-name="T29">default</text:span>, 1– <text:span text:style-name="T29">ucs</text:span>2. Пользователь набирает: *102*0# - то же что послать сообщение “<text:span text:style-name="T29">default</text:span>” на номер 0 (номер профайлера). Детальнее</text:p>
            </table:table-cell>
            <table:table-cell table:style-name="SMSC_5f_conf.C77" office:value-type="string">
              <text:p text:style-name="Table_20_Contents">Section</text:p>
            </table:table-cell>
          </table:table-row>
          <table:table-row>
            <table:table-cell table:style-name="SMSC_5f_conf.A77" office:value-type="string">
              <text:p text:style-name="P34">Profile changes notification</text:p>
            </table:table-cell>
            <table:table-cell table:style-name="SMSC_5f_conf.B77" office:value-type="string">
              <text:p text:style-name="Table_20_Contents">Настройки нотификации об изменении данных профилей</text:p>
            </table:table-cell>
            <table:table-cell table:style-name="SMSC_5f_conf.C77" office:value-type="string">
              <text:p text:style-name="Table_20_Contents">Section</text:p>
            </table:table-cell>
          </table:table-row>
          <table:table-row>
            <table:table-cell table:style-name="SMSC_5f_conf.A77" office:value-type="string">
              <text:p text:style-name="Table_20_Contents">Agent host</text:p>
            </table:table-cell>
            <table:table-cell table:style-name="SMSC_5f_conf.B77" office:value-type="string">
              <text:p text:style-name="Table_20_Contents">Имя хоста, на котором запущен агент, принимающий нотификации</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Agent port</text:p>
            </table:table-cell>
            <table:table-cell table:style-name="SMSC_5f_conf.B77" office:value-type="string">
              <text:p text:style-name="Table_20_Contents">Порт, на котором агент принимает входящие соединения</text:p>
            </table:table-cell>
            <table:table-cell table:style-name="SMSC_5f_conf.C77" office:value-type="string">
              <text:p text:style-name="Table_20_Contents">Int</text:p>
            </table:table-cell>
          </table:table-row>
          <table:table-row>
            <table:table-cell table:style-name="SMSC_5f_conf.A77" office:value-type="string">
              <text:p text:style-name="Table_20_Contents">Cache directory</text:p>
            </table:table-cell>
            <table:table-cell table:style-name="SMSC_5f_conf.B77" office:value-type="string">
              <text:p text:style-name="Table_20_Contents">Директория, в которую будут записываться файлы с нотификациями в случае недоступности агента.</text:p>
            </table:table-cell>
            <table:table-cell table:style-name="SMSC_5f_conf.C77" office:value-type="string">
              <text:p text:style-name="Table_20_Contents">String</text:p>
            </table:table-cell>
          </table:table-row>
          <table:table-row>
            <table:table-cell table:style-name="SMSC_5f_conf.A82" table:number-columns-spanned="3" office:value-type="string">
              <text:p text:style-name="P38"/>
              <text:p text:style-name="P34"><text:span text:style-name="T35">Abonent</text:span><text:span text:style-name="T6"> </text:span><text:span text:style-name="T35">info. </text:span><text:span text:style-name="T6">Параметры сервиса, который служит для получения статуса мобильного абонента. Делается запрос к </text:span><text:span text:style-name="T35">HLR</text:span><text:span text:style-name="T6">.</text:span></text:p>
            </table:table-cell>
            <table:covered-table-cell/>
            <table:covered-table-cell/>
          </table:table-row>
          <table:table-row>
            <table:table-cell table:style-name="SMSC_5f_conf.A77" office:value-type="string">
              <text:p text:style-name="Table_20_Contents"><text:span text:style-name="T35">system</text:span><text:span text:style-name="T6"> </text:span><text:span text:style-name="T35">ID</text:span></text:p>
            </table:table-cell>
            <table:table-cell table:style-name="SMSC_5f_conf.B77" office:value-type="string">
              <text:p text:style-name="Table_20_Contents">Системный идентификатор подсистемы</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35">service</text:span><text:span text:style-name="T6"> </text:span><text:span text:style-name="T35">type</text:span></text:p>
            </table:table-cell>
            <table:table-cell table:style-name="SMSC_5f_conf.B77" office:value-type="string">
              <text:p text:style-name="Table_20_Contents">Тип предоставляемого сервиса</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protocol ID</text:p>
            </table:table-cell>
            <table:table-cell table:style-name="SMSC_5f_conf.B77" office:value-type="string">
              <text:p text:style-name="Table_20_Contents"><text:span text:style-name="T6">Идентификатор протокола общения. Подставляется в соответствующее поле при передаче сообщений. Должен быть 34 (</text:span><text:span text:style-name="T35">SMPP v3.4</text:span><text:span text:style-name="T6">).</text:span></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mobile access address</text:p>
            </table:table-cell>
            <table:table-cell table:style-name="SMSC_5f_conf.B77" office:value-type="string">
              <text:p text:style-name="Table_20_Contents"><text:span text:style-name="T6">Номер доступный для запроса с мобильных станций. Послав на этот номер сообщение с номером какого-нибудь абонента получаем его статус </text:span><text:span text:style-name="T35">online</text:span><text:span text:style-name="T6">/</text:span><text:span text:style-name="T35">offline</text:span><text:span text:style-name="T6">, отформатированный в соответствии с шаблоном заданном в </text:span><text:span text:style-name="T6">ресурс файле</text:span><text:span text:style-name="T6">.</text:span></text:p>
            </table:table-cell>
            <table:table-cell table:style-name="SMSC_5f_conf.C77" office:value-type="string">
              <text:p text:style-name="Table_20_Contents">Mask</text:p>
            </table:table-cell>
          </table:table-row>
          <table:table-row>
            <table:table-cell table:style-name="SMSC_5f_conf.A77" office:value-type="string">
              <text:p text:style-name="Table_20_Contents">SMPP access address</text:p>
            </table:table-cell>
            <table:table-cell table:style-name="SMSC_5f_conf.B77" office:value-type="string">
              <text:p text:style-name="Table_20_Contents"><text:span text:style-name="T6">Спец номер для </text:span><text:span text:style-name="T35">SME</text:span><text:span text:style-name="T6">. Аналогично предыдущему, только возвращает 0 или 1 в теле сообщения.</text:span></text:p>
            </table:table-cell>
            <table:table-cell table:style-name="SMSC_5f_conf.C77" office:value-type="string">
              <text:p text:style-name="Table_20_Contents"><text:span text:style-name="T35">Mask</text:span><text:span text:style-name="T6"> </text:span></text:p>
            </table:table-cell>
          </table:table-row>
          <table:table-row>
            <table:table-cell table:style-name="SMSC_5f_conf.A82" table:number-columns-spanned="3" office:value-type="string">
              <text:p text:style-name="P38"/>
              <text:p text:style-name="P34"><text:span text:style-name="T35">MSC</text:span><text:span text:style-name="T6"> </text:span><text:span text:style-name="T35">manager. </text:span><text:span text:style-name="T6">Параметры подсистемы управления коммутаторами</text:span></text:p>
            </table:table-cell>
            <table:covered-table-cell/>
            <table:covered-table-cell/>
          </table:table-row>
          <table:table-row>
            <table:table-cell table:style-name="SMSC_5f_conf.A77" office:value-type="string">
              <text:p text:style-name="Table_20_Contents">Аutomatic registration</text:p>
            </table:table-cell>
            <table:table-cell table:style-name="SMSC_5f_conf.B77" office:value-type="string">
              <text:p text:style-name="Table_20_Contents">Флаг режима автоматической блокировки при регистрации новых коммутаторов</text:p>
            </table:table-cell>
            <table:table-cell table:style-name="SMSC_5f_conf.C77" office:value-type="string">
              <text:p text:style-name="Table_20_Contents">Bool</text:p>
            </table:table-cell>
          </table:table-row>
          <table:table-row>
            <table:table-cell table:style-name="SMSC_5f_conf.A77" office:value-type="string">
              <text:p text:style-name="Table_20_Contents"><text:span text:style-name="T29">F</text:span>ailure limit</text:p>
            </table:table-cell>
            <table:table-cell table:style-name="SMSC_5f_conf.B77" office:value-type="string">
              <text:p text:style-name="Table_20_Contents">Лимит ошибок для регистрируемых коммутаторов</text:p>
            </table:table-cell>
            <table:table-cell table:style-name="SMSC_5f_conf.C77" office:value-type="string">
              <text:p text:style-name="Table_20_Contents">Int</text:p>
            </table:table-cell>
          </table:table-row>
          <table:table-row>
            <table:table-cell table:style-name="SMSC_5f_conf.A77" office:value-type="string">
              <text:p text:style-name="Table_20_Contents"><text:span text:style-name="T29">S</text:span>tore file</text:p>
            </table:table-cell>
            <table:table-cell table:style-name="SMSC_5f_conf.B77" office:value-type="string">
              <text:p text:style-name="Table_20_Contents">Файл для хранения данных подсистемы управления коммутаторами</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A</text:span>live attempt interval</text:p>
            </table:table-cell>
            <table:table-cell table:style-name="SMSC_5f_conf.B77" office:value-type="string">
              <text:p text:style-name="Table_20_Contents">Период пробной попытки доставки на заблокированный коммутатор, в секундах</text:p>
            </table:table-cell>
            <table:table-cell table:style-name="SMSC_5f_conf.C77" office:value-type="string">
              <text:p text:style-name="Table_20_Contents">Int</text:p>
            </table:table-cell>
          </table:table-row>
          <table:table-row>
            <table:table-cell table:style-name="SMSC_5f_conf.A82" table:number-columns-spanned="3" office:value-type="string">
              <text:p text:style-name="P34"/>
              <text:p text:style-name="P34">Distribution List. Настройки менеджера списков рассылки</text:p>
            </table:table-cell>
            <table:covered-table-cell/>
            <table:covered-table-cell/>
          </table:table-row>
          <table:table-row>
            <table:table-cell table:style-name="SMSC_5f_conf.A77" office:value-type="string">
              <text:p text:style-name="Table_20_Contents"><text:span text:style-name="T29">S</text:span>tore dir</text:p>
            </table:table-cell>
            <table:table-cell table:style-name="SMSC_5f_conf.B77" office:value-type="string">
              <text:p text:style-name="Table_20_Contents">Директория хранения данных менеджера списков рассылки</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O</text:span>riginating address</text:p>
            </table:table-cell>
            <table:table-cell table:style-name="SMSC_5f_conf.B77" office:value-type="string">
              <text:p text:style-name="Table_20_Contents">Единый адрес отправителя для сообщений отправляемых менеджером списков рассылки, если указан пустой номер используется номер отправителя оригинального сообщения.</text:p>
            </table:table-cell>
            <table:table-cell table:style-name="SMSC_5f_conf.C77" office:value-type="string">
              <text:p text:style-name="Table_20_Contents">String</text:p>
            </table:table-cell>
          </table:table-row>
          <table:table-row>
            <table:table-cell table:style-name="SMSC_5f_conf.A82" table:number-columns-spanned="3" office:value-type="string">
              <text:p text:style-name="P31"/>
              <text:p text:style-name="Table_20_Contents"><text:span text:style-name="T4">Acess control list. </text:span><text:span text:style-name="T40">Настройки модуля контроля доступа</text:span></text:p>
            </table:table-cell>
            <table:covered-table-cell/>
            <table:covered-table-cell/>
          </table:table-row>
          <table:table-row>
            <table:table-cell table:style-name="SMSC_5f_conf.A77" office:value-type="string">
              <text:p text:style-name="Table_20_Contents"><text:span text:style-name="T29">S</text:span>tore dir</text:p>
            </table:table-cell>
            <table:table-cell table:style-name="SMSC_5f_conf.B77" office:value-type="string">
              <text:p text:style-name="Table_20_Contents">Директория хранения данных модуля ограничения доступа</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P</text:span>recreate size</text:p>
            </table:table-cell>
            <table:table-cell table:style-name="SMSC_5f_conf.B77" office:value-type="string">
              <text:p text:style-name="Table_20_Contents">Количество элементов резервируемых при создании списка доступа, при превышении количества элементов в процессе работы производится расширение хранилища.</text:p>
            </table:table-cell>
            <table:table-cell table:style-name="SMSC_5f_conf.C77" office:value-type="string">
              <text:p text:style-name="Table_20_Contents">Int</text:p>
            </table:table-cell>
          </table:table-row>
          <table:table-row>
            <table:table-cell table:style-name="SMSC_5f_conf.A82" table:number-columns-spanned="3" office:value-type="string">
              <text:p text:style-name="P34"/>
              <text:p text:style-name="P34">Billing manager. Настройки интеграции с модулем тарификации (INMan)</text:p>
            </table:table-cell>
            <table:covered-table-cell/>
            <table:covered-table-cell/>
          </table:table-row>
          <text:soft-page-break/>
          <table:table-row>
            <table:table-cell table:style-name="SMSC_5f_conf.A77" office:value-type="string">
              <text:p text:style-name="Table_20_Contents"><text:span text:style-name="T29">H</text:span>ost</text:p>
            </table:table-cell>
            <table:table-cell table:style-name="SMSC_5f_conf.B77" office:value-type="string">
              <text:p text:style-name="Table_20_Contents">Имя хоста на котором установлен модуль тарификации</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P</text:span>ort</text:p>
            </table:table-cell>
            <table:table-cell table:style-name="SMSC_5f_conf.B77" office:value-type="string">
              <text:p text:style-name="Table_20_Contents">Номер порта на котором модуль тарификации принимает соединения</text:p>
            </table:table-cell>
            <table:table-cell table:style-name="SMSC_5f_conf.C77" office:value-type="string">
              <text:p text:style-name="Table_20_Contents">Int</text:p>
            </table:table-cell>
          </table:table-row>
          <table:table-row>
            <table:table-cell table:style-name="SMSC_5f_conf.A77" office:value-type="string">
              <text:p text:style-name="P34">Charging policy</text:p>
            </table:table-cell>
            <table:table-cell table:style-name="SMSC_5f_conf.B77" office:value-type="string">
              <text:p text:style-name="Table_20_Contents">Настройки стратегии тарификации, может быть <text:s/>delivery (тарификация после доставки сообщения) и <text:s/>submit (тарификация при приеме сообщения)</text:p>
            </table:table-cell>
            <table:table-cell table:style-name="SMSC_5f_conf.C77" office:value-type="string">
              <text:p text:style-name="Table_20_Contents">Section</text:p>
            </table:table-cell>
          </table:table-row>
          <table:table-row>
            <table:table-cell table:style-name="SMSC_5f_conf.A77" office:value-type="string">
              <text:p text:style-name="Table_20_Contents"><text:span text:style-name="T29">P</text:span>eer to peer messages</text:p>
            </table:table-cell>
            <table:table-cell table:style-name="SMSC_5f_conf.B77" office:value-type="string">
              <text:p text:style-name="Table_20_Contents">Сообщения от абонентов другим абонентам</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O</text:span>ther messages</text:p>
            </table:table-cell>
            <table:table-cell table:style-name="SMSC_5f_conf.B77" office:value-type="string">
              <text:p text:style-name="Table_20_Contents">Сообщения между абонентами и сервисами, а также сообщения между сервисами.</text:p>
            </table:table-cell>
            <table:table-cell table:style-name="SMSC_5f_conf.C77" office:value-type="string">
              <text:p text:style-name="Table_20_Contents">String</text:p>
            </table:table-cell>
          </table:table-row>
          <table:table-row>
            <table:table-cell table:style-name="SMSC_5f_conf.A82" table:number-columns-spanned="3" office:value-type="string">
              <text:p text:style-name="P34"/>
              <text:p text:style-name="P34">Alias manager. Настройки менеджера алиасов</text:p>
            </table:table-cell>
            <table:covered-table-cell/>
            <table:covered-table-cell/>
          </table:table-row>
          <table:table-row>
            <table:table-cell table:style-name="SMSC_5f_conf.A77" office:value-type="string">
              <text:p text:style-name="Table_20_Contents">store file</text:p>
            </table:table-cell>
            <table:table-cell table:style-name="SMSC_5f_conf.B77" office:value-type="string">
              <text:p text:style-name="Table_20_Contents">Файл для хранения информации менеджером алиасов</text:p>
            </table:table-cell>
            <table:table-cell table:style-name="SMSC_5f_conf.C77" office:value-type="string">
              <text:p text:style-name="Table_20_Contents">String</text:p>
            </table:table-cell>
          </table:table-row>
          <table:table-row>
            <table:table-cell table:style-name="SMSC_5f_conf.A82" table:number-columns-spanned="3" office:value-type="string">
              <text:p text:style-name="Table_20_Contents"/>
              <text:p text:style-name="P34">Cluster settings. Настройки кластерной среды</text:p>
            </table:table-cell>
            <table:covered-table-cell/>
            <table:covered-table-cell/>
          </table:table-row>
          <table:table-row>
            <table:table-cell table:style-name="SMSC_5f_conf.A77" office:value-type="string">
              <text:p text:style-name="Table_20_Contents">mode</text:p>
            </table:table-cell>
            <table:table-cell table:style-name="SMSC_5f_conf.B77" office:value-type="string">
              <text:p text:style-name="Table_20_Contents">Режим: </text:p>
              <text:p text:style-name="Table_20_Contents">ha – high availability, операционная система с поддержкой кластерного ПО, <text:s/>общая файловая система;</text:p>
              <text:p text:style-name="Table_20_Contents">hs – hot standby, два сервера, файлы данных программным способом зеркалируются на обоих серверах;</text:p>
              <text:p text:style-name="Table_20_Contents">single – система построенная на основе одного сервера без резервирования.</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SMSC agent host</text:p>
            </table:table-cell>
            <table:table-cell table:style-name="SMSC_5f_conf.B77" office:value-type="string">
              <text:p text:style-name="Table_20_Contents">localhost</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SMSC agent connect port</text:p>
            </table:table-cell>
            <table:table-cell table:style-name="SMSC_5f_conf.B77" office:value-type="string">
              <text:p text:style-name="Table_20_Contents">Порт к которому присоединяется агент активации узла центра </text:p>
            </table:table-cell>
            <table:table-cell table:style-name="SMSC_5f_conf.C77" office:value-type="string">
              <text:p text:style-name="Table_20_Contents">Int</text:p>
            </table:table-cell>
          </table:table-row>
          <table:table-row>
            <table:table-cell table:style-name="SMSC_5f_conf.A77" office:value-type="string">
              <text:p text:style-name="Table_20_Contents">Node 1 host name</text:p>
            </table:table-cell>
            <table:table-cell table:style-name="SMSC_5f_conf.B77" office:value-type="string">
              <text:p text:style-name="Table_20_Contents">Имя хоста первого узла кластера</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Node 1 port</text:p>
            </table:table-cell>
            <table:table-cell table:style-name="SMSC_5f_conf.B77" office:value-type="string">
              <text:p text:style-name="Table_20_Contents">Номер порта первого узла кластера для соединения центров между собой</text:p>
            </table:table-cell>
            <table:table-cell table:style-name="SMSC_5f_conf.C77" office:value-type="string">
              <text:p text:style-name="Table_20_Contents"><text:span text:style-name="T29">I</text:span>nt</text:p>
            </table:table-cell>
          </table:table-row>
          <table:table-row>
            <table:table-cell table:style-name="SMSC_5f_conf.A77" office:value-type="string">
              <text:p text:style-name="Table_20_Contents">Node 2 host name</text:p>
            </table:table-cell>
            <table:table-cell table:style-name="SMSC_5f_conf.B77" office:value-type="string">
              <text:p text:style-name="Table_20_Contents">Имя хоста второго узла кластера</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Node 2 port</text:p>
            </table:table-cell>
            <table:table-cell table:style-name="SMSC_5f_conf.B77" office:value-type="string">
              <text:p text:style-name="Table_20_Contents">Номер порта второго узла кластера для соединения центров между собой</text:p>
            </table:table-cell>
            <table:table-cell table:style-name="SMSC_5f_conf.C77" office:value-type="string">
              <text:p text:style-name="Table_20_Contents">Int</text:p>
            </table:table-cell>
          </table:table-row>
          <table:table-row>
            <table:table-cell table:style-name="SMSC_5f_conf.A82" table:number-columns-spanned="3" office:value-type="string">
              <text:p text:style-name="P34"/>
              <text:p text:style-name="P34">SNMP manager. Настройки менеджера SNMP мониторинга</text:p>
            </table:table-cell>
            <table:covered-table-cell/>
            <table:covered-table-cell/>
          </table:table-row>
          <table:table-row>
            <table:table-cell table:style-name="SMSC_5f_conf.A77" office:value-type="string">
              <text:p text:style-name="Table_20_Contents">csv files dir</text:p>
            </table:table-cell>
            <table:table-cell table:style-name="SMSC_5f_conf.B77" office:value-type="string">
              <text:p text:style-name="Table_20_Contents">Директория, в которую сохраняются CSV файлы с SNMP событиями</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csv roll interval</text:p>
            </table:table-cell>
            <table:table-cell table:style-name="SMSC_5f_conf.B77" office:value-type="string">
              <text:p text:style-name="Table_20_Contents">Время роллирования CSV файлов</text:p>
            </table:table-cell>
            <table:table-cell table:style-name="SMSC_5f_conf.C77" office:value-type="string">
              <text:p text:style-name="Table_20_Contents">Int</text:p>
            </table:table-cell>
          </table:table-row>
          <table:table-row>
            <table:table-cell table:style-name="SMSC_5f_conf.A77" office:value-type="string">
              <text:p text:style-name="Table_20_Contents">sme tables cache time</text:p>
            </table:table-cell>
            <table:table-cell table:style-name="SMSC_5f_conf.B77" office:value-type="string">
              <text:p text:style-name="Table_20_Contents">Время кэширования данных по SME</text:p>
            </table:table-cell>
            <table:table-cell table:style-name="SMSC_5f_conf.C77" office:value-type="string">
              <text:p text:style-name="Table_20_Contents">Int</text:p>
            </table:table-cell>
          </table:table-row>
          <table:table-row>
            <table:table-cell table:style-name="SMSC_5f_conf.A82" table:number-columns-spanned="3" office:value-type="string">
              <text:p text:style-name="P34"/>
              <text:p text:style-name="P34">Directives. Секция для настройки алиасов для стандартных директив центра.</text:p>
              <text:p text:style-name="Table_20_Contents">Управляется путем исправления файла config.xml</text:p>
            </table:table-cell>
            <table:covered-table-cell/>
            <table:covered-table-cell/>
          </table:table-row>
        </table:table>
        <text:p text:style-name="Text_20_body"/>
        <text:h text:style-name="Heading_20_3" text:outline-level="3"><text:bookmark text:name="__RefHeading__35880_78748477"/>Управление маршрутами<text:bookmark-end text:name="__RefHeading__35880_78748477"/></text:h>
        <text:p text:style-name="Text_20_body">Задание конфигурирации маршрутов <text:span text:style-name="T29">SMS</text:span> центра реализуется несколькими связанными экранными формами, которые предоставляют возможности для независимого просмотра и модификации алиасов, субъектов и маршрутов. </text:p>
        <text:h text:style-name="Heading_20_4" text:outline-level="4"><text:bookmark-end text:name="_%252525252525D0%25252525252590%25252525"/><text:bookmark text:name="__RefHeading__35882_78748477"/><text:span text:style-name="T6">Алиасы (</text:span><text:span text:style-name="T35">Aliases</text:span><text:span text:style-name="T6">)</text:span><text:bookmark-end text:name="__RefHeading__35882_78748477"/></text:h>
        <text:p text:style-name="Text_20_body">Для просмотра и редактирования текущего набора алиасов выберите через меню <text:span text:style-name="T31">Routing </text:span><text:span text:style-name="T5">- </text:span><text:span text:style-name="T31">Aliases</text:span>. В рабочей области представлен список заданных алиасов с возможностями скроллирования и фильтрации результатов.</text:p>
        <text:p text:style-name="Text_20_body"><draw:frame draw:style-name="fr8" draw:name="graphics6" text:anchor-type="paragraph" svg:width="5.7835in" svg:height="3.1654in" draw:z-index="32"><draw:image xlink:href="Pictures/10000000000002E4000001958C9A28E1.png" xlink:type="simple" xlink:show="embed" xlink:actuate="onLoad"/></draw:frame><text:soft-page-break/></text:p>
        <text:list xml:id="list49671469" text:style-name="L5">
          <text:list-item>
            <text:p text:style-name="P54">Для добавления нового алиаса выберите «Add alias». Далее, на соответствующей странице «Add alias» задайте маску алиаса и маску адреса, установите признак сокрытия (если нужно). Для создания выберите «Add alias», для отказа – «Cancel»;</text:p>
          </text:list-item>
          <text:list-item>
            <text:p text:style-name="P54">Для модификации алиаса перейдите по ссылке соответствующей ему на страницу «Edit alias». Проведите изменения. Для подтверждения нажмите «Save», для отказа «Cancel»;</text:p>
          </text:list-item>
          <text:list-item>
            <text:p text:style-name="P54">Для удаления алиаса(ов) отметьте их (слева) и выберите «Delete alias(es)». Указанные алиасы будут удалены из текущей конфигурации.</text:p>
          </text:list-item>
          <text:list-item>
            <text:p text:style-name="P54">Для задания фильтра выборки введите соответствующую маску в поле «Aliases» или «Addresses» и воспользуйтесь кнопкой «Query». Для очистки фильтра необходимо нажать «Cancel».</text:p>
          </text:list-item>
        </text:list>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4" text:outline-level="4"><text:bookmark text:name="__RefHeading__35884_78748477"/><text:span text:style-name="T6">Субъекты (</text:span><text:span text:style-name="T35">Subjects</text:span><text:span text:style-name="T6">)</text:span><text:bookmark-end text:name="__RefHeading__35884_78748477"/></text:h>
        <text:p text:style-name="Text_20_body">Для просмотра и редактирования текущего набора субъектов выберите через меню <text:span text:style-name="T31">Routing </text:span><text:span text:style-name="T40">- </text:span><text:span text:style-name="T31">Subjects</text:span>. В рабочей области представлен список заданных субъектов с возможностями скроллирования и фильтрации результатов. Фильтрация реализована в двух альтернативах: только по маскам и комплексно по сервисам, маскам и субъектам.</text:p>
        <text:p text:style-name="Text_20_body"/>
        <text:p text:style-name="Text_20_body"><draw:frame draw:style-name="fr9" draw:name="graphics7" text:anchor-type="paragraph" svg:x="0.8563in" svg:y="0.0366in" svg:width="5.7717in" svg:height="2.8583in" draw:z-index="33"><draw:image xlink:href="Pictures/10000000000002E30000016E3A11E87B.png" xlink:type="simple" xlink:show="embed" xlink:actuate="onLoad"/></draw:frame><text:soft-page-break/></text:p>
        <text:list xml:id="list1098182204" text:style-name="L6">
          <text:list-item>
            <text:p text:style-name="P55">Для добавления нового субъекта выберите «Add subject». Далее, на соответствующей странице «Add subject» задайте имя субъекта, сервис (SME) по умолчанию и маску(и). Для создания выберите «Add subject», для отказа – Cancel;</text:p>
          </text:list-item>
          <text:list-item>
            <text:p text:style-name="P55">Для модификации субъекта перейдите по ссылке соответствующей ему на страницу «Edit subject». Проведите изменения. Чтобы удалить маску из списка достаточно просто удалить соответствующую ей строку. Для подтверждения нажмите «Save», для отказа «Cancel»;</text:p>
          </text:list-item>
          <text:list-item>
            <text:p text:style-name="P55">Для удаления субъекта(ов) отметьте их (слева) и выберите «Delete subject(s)». Указанные субъекты будут удалены из текущей конфигурации;</text:p>
          </text:list-item>
          <text:list-item>
            <text:p text:style-name="P55">В секции «Filter by masks» можно задать набор масок для фильтрации выборки посредством ввода и добавления масок кнопкой «+»;</text:p>
          </text:list-item>
          <text:list-item>
            <text:p text:style-name="P55">В секции «Filter by name» можно задать маску для фильтрации по имени субъекта;</text:p>
          </text:list-item>
          <text:list-item>
            <text:p text:style-name="P55">Для задания комплексного фильтра выборки воспользуйтесь кнопкой «Filter».</text:p>
          </text:list-item>
        </text:list>
        <text:p text:style-name="Text_20_body">Функциональность кнопок: «Load saved» и «Restore applied» мы обсудим в секции <text:span text:style-name="T27"><text:bookmark-ref text:reference-format="text" text:ref-name="Проверка конфигурации маршрутов">Проверка конфигурации маршрутов</text:bookmark-ref></text:span><text:span text:style-name="T9">.</text:span></text:p>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4" text:outline-level="4"><text:bookmark text:name="__RefHeading__35886_78748477"/><text:span text:style-name="T6">Маршруты (</text:span><text:span text:style-name="T35">Routes</text:span><text:span text:style-name="T6">)</text:span><text:tab/><text:bookmark-end text:name="__RefHeading__35886_78748477"/></text:h>
        <text:p text:style-name="Text_20_body">Для просмотра и редактирования текущего множества маршрутов выберите через меню <text:span text:style-name="T31">Routing </text:span><text:span text:style-name="T5">- </text:span><text:span text:style-name="T31">Routes</text:span>. В рабочей области представлен список заданных маршрутов с возможностями прокрутки и фильтрации результатов.</text:p>
        <text:p text:style-name="Text_20_body"><draw:frame draw:style-name="fr1" draw:name="Frame4" text:anchor-type="paragraph" svg:width="6.4957in" draw:z-index="23"><draw:text-box fo:min-height="4.8189in"><text:p text:style-name="Схема"><draw:frame draw:style-name="fr10" draw:name="graphics5" text:anchor-type="paragraph" svg:x="0.0016in" svg:y="0.0008in" svg:width="6.4957in" style:rel-width="100%" svg:height="4.8189in" style:rel-height="scale" draw:z-index="24"><draw:image xlink:href="Pictures/10000201000003B9000002C3E2EFE4EC.png" xlink:type="simple" xlink:show="embed" xlink:actuate="onLoad"/></draw:frame></text:p></draw:text-box></draw:frame><text:soft-page-break/>Для задания комплексного фильтра выборки воспользуйтесь кнопкой «<text:span text:style-name="T29">Filter</text:span><text:span text:style-name="T6">»</text:span>.</text:p>
        <text:h text:style-name="Heading_20_5" text:outline-level="5"><text:bookmark text:name="__RefHeading__35888_78748477"/>Добавление маршрута<text:bookmark-end text:name="__RefHeading__35888_78748477"/></text:h>
        <text:p text:style-name="P19">Для добавления нового маршрута выберите «Add route». Далее, на соответствующей странице «Add route» задайте имя и конфигурацию нового маршрута.</text:p>
        <text:p text:style-name="Text_20_body"><draw:frame draw:style-name="fr11" draw:name="graphics4" text:anchor-type="paragraph" svg:x="0.722in" svg:y="0in" svg:width="5.3819in" svg:height="3.6535in" draw:z-index="34"><draw:image xlink:href="Pictures/10000201000003C90000029290B99ECE.png" xlink:type="simple" xlink:show="embed" xlink:actuate="onLoad"/></draw:frame></text:p>
        <table:table table:name="Routes" table:style-name="Routes">
          <table:table-column table:style-name="Routes.A"/>
          <table:table-column table:style-name="Routes.B"/>
          <text:soft-page-break/>
          <table:table-row>
            <table:table-cell table:style-name="Routes.A1" office:value-type="string">
              <text:p text:style-name="P35">Параметр</text:p>
            </table:table-cell>
            <table:table-cell table:style-name="Routes.B1" office:value-type="string">
              <text:p text:style-name="P35">Значение</text:p>
            </table:table-cell>
          </table:table-row>
          <table:table-row>
            <table:table-cell table:style-name="Routes.A2" office:value-type="string">
              <text:p text:style-name="Table_20_Contents">name</text:p>
            </table:table-cell>
            <table:table-cell table:style-name="Routes.B2" office:value-type="string">
              <text:p text:style-name="Table_20_Contents">Уникальное имя-идентификатор маршрута</text:p>
            </table:table-cell>
          </table:table-row>
          <table:table-row>
            <table:table-cell table:style-name="Routes.A2" office:value-type="string">
              <text:p text:style-name="Table_20_Contents">notes</text:p>
            </table:table-cell>
            <table:table-cell table:style-name="Routes.B2" office:value-type="string">
              <text:p text:style-name="Table_20_Contents">Комментарии к маршруту</text:p>
            </table:table-cell>
          </table:table-row>
          <table:table-row>
            <table:table-cell table:style-name="Routes.A2" office:value-type="string">
              <text:p text:style-name="Table_20_Contents">priority</text:p>
            </table:table-cell>
            <table:table-cell table:style-name="Routes.B2" office:value-type="string">
              <text:p text:style-name="Table_20_Contents">Приоритет маршрута</text:p>
            </table:table-cell>
          </table:table-row>
          <table:table-row>
            <table:table-cell table:style-name="Routes.A2" office:value-type="string">
              <text:p text:style-name="Table_20_Contents">service ID</text:p>
            </table:table-cell>
            <table:table-cell table:style-name="Routes.B2" office:value-type="string">
              <text:p text:style-name="Table_20_Contents">Выставить указанный идентификатор сервиса на сообщениях проходящих по этому маршруту. Это значение затем будет использоваться системой <text:s/>оплаты услуг (биллингом).</text:p>
            </table:table-cell>
          </table:table-row>
          <table:table-row>
            <table:table-cell table:style-name="Routes.A2" office:value-type="string">
              <text:p text:style-name="Table_20_Contents">delivery mode</text:p>
            </table:table-cell>
            <table:table-cell table:style-name="Routes.B2" office:value-type="string">
              <text:p text:style-name="P32">Режим доставки, в случае если SME не указала явного режима доставки, установка в значение отличного от default будет менять политику доставки сообщения по маршруту в соответствии с указанной.</text:p>
              <text:p text:style-name="P43"><text:bookmark-ref text:reference-format="text" text:ref-name="Режим доставки сообщений">Режимы доставки сообщений</text:bookmark-ref></text:p>
            </table:table-cell>
          </table:table-row>
          <table:table-row>
            <table:table-cell table:style-name="Routes.A2" office:value-type="string">
              <text:p text:style-name="Table_20_Contents">source SME ID</text:p>
            </table:table-cell>
            <table:table-cell table:style-name="Routes.B2" office:value-type="string">
              <text:p text:style-name="Table_20_Contents">Идентификатор службы отправителя сообщений. Позволяет задавать маршрутизацию не только на основе адресов отправителя и получателя но и SME отправителя. Например, позволяет создавать сервисы отправляющие сообщения от имени абонентов</text:p>
            </table:table-cell>
          </table:table-row>
          <table:table-row>
            <table:table-cell table:style-name="Routes.A2" office:value-type="string">
              <text:p text:style-name="Table_20_Contents">forward to</text:p>
            </table:table-cell>
            <table:table-cell table:style-name="Routes.B2" office:value-type="string">
              <text:p text:style-name="Table_20_Contents">Позволяет перенаправлять сообщения от абонентов (Mobile Oroginated) на другой сервис центр. Необходимо сначала выбрать в source SME ID значение MAP_PROXY, а затем ввести адрес (Global Title) другого SMSC. Позволяет абонетам этого SMSC пользоваться сервисами другого SMSC.</text:p>
            </table:table-cell>
          </table:table-row>
          <table:table-row>
            <table:table-cell table:style-name="Routes.A2" office:value-type="string">
              <text:p text:style-name="Table_20_Contents">provider</text:p>
            </table:table-cell>
            <table:table-cell table:style-name="Routes.B2" office:value-type="string">
              <text:p text:style-name="Table_20_Contents">Имя провайдера услуг, эта информация попадает в статистику по маршрутам и может быть просмотрена в детализации статистики.</text:p>
            </table:table-cell>
          </table:table-row>
          <table:table-row>
            <table:table-cell table:style-name="Routes.A2" office:value-type="string">
              <text:p text:style-name="Table_20_Contents">category</text:p>
            </table:table-cell>
            <table:table-cell table:style-name="Routes.B2" office:value-type="string">
              <text:p text:style-name="Table_20_Contents">Имя категории услуги, эта информация попадает в статистику по маршрутам и может быть просмотрена в детализации статистики.</text:p>
            </table:table-cell>
          </table:table-row>
          <table:table-row>
            <table:table-cell table:style-name="Routes.A2" office:value-type="string">
              <text:p text:style-name="Table_20_Contents">access control list</text:p>
            </table:table-cell>
            <table:table-cell table:style-name="Routes.B2" office:value-type="string">
              <text:p text:style-name="Table_20_Contents">Имя списка ограничения доступа</text:p>
            </table:table-cell>
          </table:table-row>
          <table:table-row>
            <table:table-cell table:style-name="Routes.A2" office:value-type="string">
              <text:p text:style-name="Table_20_Contents">replay path</text:p>
            </table:table-cell>
            <table:table-cell table:style-name="Routes.B2" office:value-type="string">
              <text:p text:style-name="Table_20_Contents">Задает манипуляцию с битом reply path (ответ через тот же SMSC) в сообщениях, инициированных абонентом. Может принимать значения: pass - передавать бит неизмененным, suppress - скидывать бит (не разрешать использование), force - выставлять бит на всех сообщениях проходящих по маршруту, при ответе абонент получивший такое сообщение будет доставлять сообщение через этот SMSC.</text:p>
            </table:table-cell>
          </table:table-row>
          <table:table-row>
            <table:table-cell table:style-name="Routes.A2" office:value-type="string">
              <text:p text:style-name="Table_20_Contents">backup SME</text:p>
            </table:table-cell>
            <table:table-cell table:style-name="Routes.B2" office:value-type="string">
              <text:p text:style-name="Table_20_Contents">Имя SME, которая реализует резервный канал доставки сообщений при <text:s/>ошибке доставки по основному маршруту (для сообщений абонент - абонент)</text:p>
            </table:table-cell>
          </table:table-row>
          <table:table-row>
            <table:table-cell table:style-name="Routes.A2" office:value-type="string">
              <text:p text:style-name="Table_20_Contents">active</text:p>
            </table:table-cell>
            <table:table-cell table:style-name="Routes.B2" office:value-type="string">
              <text:p text:style-name="Table_20_Contents">Признак, использовать ли данный маршрут</text:p>
            </table:table-cell>
          </table:table-row>
          <table:table-row>
            <table:table-cell table:style-name="Routes.A2" office:value-type="string">
              <text:p text:style-name="Table_20_Contents">trafficMode</text:p>
            </table:table-cell>
            <table:table-cell table:style-name="Routes.B2" office:value-type="string">
              <text:p text:style-name="Table_20_Contents">Признак, является ли маршрут разрешающим или запрещающим и какой тип трафика разрешен к обработке. Может принимать значения: ALL — разрешены SMS и USSD сообщения; SMS ONLY — разрешены только SMS сообщения, сообщения с полем ussd_service_op не будут приниматься со статусом R_PROHIBITED; USSD ONLY — разрешены только USSD сообщения, сообщения без поля ussd_service_op <text:s/>не будут приниматься со статусом R_PROHIBITED; PROHIBITED — любые сообщения по данному маршруту будут отклонены.</text:p>
            </table:table-cell>
          </table:table-row>
          <table:table-row>
            <table:table-cell table:style-name="Routes.A2" office:value-type="string">
              <text:p text:style-name="Table_20_Contents">billing</text:p>
            </table:table-cell>
            <table:table-cell table:style-name="Routes.B2" office:value-type="string">
              <text:p text:style-name="Table_20_Contents">Признак, нужно ли тарифицировать сообщения по данному маршруту, и выбор режима тарификации. Может принимать значения:</text:p>
              <text:p text:style-name="Table_20_Contents"><text:span text:style-name="T40">OFF</text:span> – тарификация выключена,</text:p>
              <text:p text:style-name="Table_20_Contents"><text:span text:style-name="T40">ON</text:span> – тарификация включена для MO сообщений,</text:p>
              <text:p text:style-name="Table_20_Contents"><text:span text:style-name="T40">MT</text:span> – то же что и ON но тарифицировать нужно получателя, а не отправителя.,</text:p>
              <text:p text:style-name="Table_20_Contents"><text:span text:style-name="T40">ON SUBMIT</text:span> – режим тарификации аналогичный режиму on, в котором форсируется политика «при приёме»,</text:p>
              <text:p text:style-name="Table_20_Contents"><text:span text:style-name="T40">CDR</text:span> – режим тарификации аналогичный режиму «on submit», но модулю тарификации запрещается взаимодействие с IN платформой, также не происходит запрос IMSI и MSC отправителя. Данные о тарификации отгружаются только в CDR. Данный режим предназначен для маршрутов от сервисов к абонентам,</text:p>
              <text:p text:style-name="Table_20_Contents"><text:soft-page-break/><text:span text:style-name="T40">FR</text:span> – при успешной доставке модулю тарификации передаётся вся информация о доставке. Перед доставкой открытие транзакции не производится.</text:p>
              <text:p text:style-name="Table_20_Contents"><text:span text:style-name="T40">MT (SMSExtra)</text:span> – так же форсирует политику «при приёме» для не prepaid абонентов. Для prepaid абонентов форсируется транзакционный режим доставки и политика тарификации «при доставке».</text:p>
            </table:table-cell>
          </table:table-row>
          <table:table-row>
            <table:table-cell table:style-name="Routes.A2" office:value-type="string">
              <text:p text:style-name="Table_20_Contents">archiving</text:p>
            </table:table-cell>
            <table:table-cell table:style-name="Routes.B2" office:value-type="string">
              <text:p text:style-name="Table_20_Contents">Признак, нужно ли переносить сообщения в архив при их финализации (доставке, истечении времени жизни и пр.)</text:p>
            </table:table-cell>
          </table:table-row>
          <table:table-row>
            <table:table-cell table:style-name="Routes.A2" office:value-type="string">
              <text:p text:style-name="Table_20_Contents">suppress delivery reports</text:p>
            </table:table-cell>
            <table:table-cell table:style-name="Routes.B2" office:value-type="string">
              <text:p text:style-name="Table_20_Contents">Признак, нужно ли реализовывать механизм отчётов о доставке на маршруте</text:p>
            </table:table-cell>
          </table:table-row>
          <table:table-row>
            <table:table-cell table:style-name="Routes.A2" office:value-type="string">
              <text:p text:style-name="Table_20_Contents">hide</text:p>
            </table:table-cell>
            <table:table-cell table:style-name="Routes.B2" office:value-type="string">
              <text:p text:style-name="Table_20_Contents">Разрешение скрытия адреса отправителя на маршруте</text:p>
            </table:table-cell>
          </table:table-row>
          <table:table-row>
            <table:table-cell table:style-name="Routes.A2" office:value-type="string">
              <text:p text:style-name="Table_20_Contents">force delivery</text:p>
            </table:table-cell>
            <table:table-cell table:style-name="Routes.B2" office:value-type="string">
              <text:p text:style-name="Table_20_Contents">Всегда делать попытку доставки после SendRoutingInfoForSM</text:p>
            </table:table-cell>
          </table:table-row>
          <table:table-row>
            <table:table-cell table:style-name="Routes.A2" office:value-type="string">
              <text:p text:style-name="Table_20_Contents">allow blocked</text:p>
            </table:table-cell>
            <table:table-cell table:style-name="Routes.B2" office:value-type="string">
              <text:p text:style-name="Table_20_Contents">Разрешение прохода USSD сообщений в случае если даже абонент находится в блокировке</text:p>
            </table:table-cell>
          </table:table-row>
          <table:table-row>
            <table:table-cell table:style-name="Routes.A2" office:value-type="string">
              <text:p text:style-name="Table_20_Contents">transit</text:p>
            </table:table-cell>
            <table:table-cell table:style-name="Routes.B2" office:value-type="string">
              <text:p text:style-name="Table_20_Contents">Включение режима транзитного сообщения, сообщение не будет анализироваться центром, а сразу будет доставлено получателю. Можно использовать только для маршрутов настроенных для обмена сообщениями между SMS центрами посредством специализированных proxysme, или между двумя SME.</text:p>
            </table:table-cell>
          </table:table-row>
          <table:table-row>
            <table:table-cell table:style-name="Routes.A2" office:value-type="string">
              <text:p text:style-name="Table_20_Contents">Sources</text:p>
            </table:table-cell>
            <table:table-cell table:style-name="Routes.B2" office:value-type="string">
              <text:p text:style-name="Table_20_Contents">Отправитель(и)</text:p>
            </table:table-cell>
          </table:table-row>
          <table:table-row>
            <table:table-cell table:style-name="Routes.A2" office:value-type="string">
              <text:p text:style-name="Table_20_Contents">Subject</text:p>
            </table:table-cell>
            <table:table-cell table:style-name="Routes.B2" office:value-type="string">
              <text:p text:style-name="Table_20_Contents">Добавить определённый ранее субъект кнопкой ‘+’, удалить кнопкой ‘-’</text:p>
            </table:table-cell>
          </table:table-row>
          <table:table-row>
            <table:table-cell table:style-name="Routes.A2" office:value-type="string">
              <text:p text:style-name="Table_20_Contents">Mask</text:p>
            </table:table-cell>
            <table:table-cell table:style-name="Routes.B2" office:value-type="string">
              <text:p text:style-name="Table_20_Contents">Добавить маску кнопкой ‘+’, удалить кнопкой ‘-’</text:p>
            </table:table-cell>
          </table:table-row>
          <table:table-row>
            <table:table-cell table:style-name="Routes.A2" office:value-type="string">
              <text:p text:style-name="Table_20_Contents">Destinations</text:p>
            </table:table-cell>
            <table:table-cell table:style-name="Routes.B2" office:value-type="string">
              <text:p text:style-name="Table_20_Contents">Получатель(и)</text:p>
            </table:table-cell>
          </table:table-row>
          <table:table-row>
            <table:table-cell table:style-name="Routes.A2" office:value-type="string">
              <text:p text:style-name="Table_20_Contents">Subject</text:p>
            </table:table-cell>
            <table:table-cell table:style-name="Routes.B2" office:value-type="string">
              <text:p text:style-name="Table_20_Contents">Добавить определённый ранее субъект кнопкой ‘+’, удалить кнопкой ‘-’. При добавлении в качестве SME добавляется default SME из выбранного субъекта. </text:p>
            </table:table-cell>
          </table:table-row>
          <table:table-row>
            <table:table-cell table:style-name="Routes.A2" office:value-type="string">
              <text:p text:style-name="Table_20_Contents">Mask</text:p>
            </table:table-cell>
            <table:table-cell table:style-name="Routes.B2" office:value-type="string">
              <text:p text:style-name="Table_20_Contents">Добавить маску кнопкой ‘+’, удалить кнопкой ‘-’</text:p>
            </table:table-cell>
          </table:table-row>
        </table:table>
        <text:p text:style-name="Text_20_body"/>
        <text:p text:style-name="P19">В секциях «Sources» и «Destinations», посредством кнопки «-», можно удалять заданные ранее параметры и переопределять SME получатель.</text:p>
        <text:p text:style-name="P19"><draw:frame draw:style-name="fr4" draw:name="Графический объект20" text:anchor-type="as-char" svg:width="6.2547in" svg:height="0.8528in" draw:z-index="11"><draw:image xlink:href="Pictures/10000000000003480000007314E2663C.png" xlink:type="simple" xlink:show="embed" xlink:actuate="onLoad"/></draw:frame></text:p>
        <text:p text:style-name="P19">Для создания выберите «Add route», для отказа – «Cancel»;</text:p>
        <text:h text:style-name="Heading_20_5" text:outline-level="5"><text:bookmark text:name="__RefHeading__35890_78748477"/>Модификация маршрута<text:bookmark-end text:name="__RefHeading__35890_78748477"/></text:h>
        <text:p text:style-name="P19">Для модификации маршрута перейдите по ссылке соответствующей ему на страницу «Edit route». Проведите изменения аналогично описанному в предыдущем пункте. </text:p>
        <text:p text:style-name="P19">Для подтверждения нажмите «Save», для отказа «Cancel»;</text:p>
        <text:h text:style-name="Heading_20_5" text:outline-level="5"><text:bookmark text:name="__RefHeading__35892_78748477"/>Удаление маршрута(ов)<text:bookmark-end text:name="__RefHeading__35892_78748477"/></text:h>
        <text:p text:style-name="P19">Для удаления маршрута(ов) отметьте их (слева) и выберите «Delete route(s)». Указанные маршруты будут удалены из текущей конфигурации;</text:p>
        <text:p text:style-name="P19">Функциональность кнопок: «Load saved» и «Restore applied» мы обсудим далее в секции <text:span text:style-name="T43"><text:bookmark-ref text:reference-format="text" text:ref-name="Проверка конфигурации маршрутов">Проверка конфигурации маршрутов</text:bookmark-ref></text:span>.</text:p>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3" text:outline-level="3"><text:bookmark text:name="__RefHeading__35894_78748477"/><text:soft-page-break/><text:span text:style-name="T6">Запуск и остановка </text:span><text:span text:style-name="T35">SMSC</text:span><text:bookmark-end text:name="__RefHeading__35894_78748477"/></text:h>
        <text:p text:style-name="P19">SMS центр может быть запущен в работу или остановлен посредством кнопок «Start» и «Stop» в экранной форме доступной из меню <text:span text:style-name="T40">SMSC - Configuration</text:span>. Текущий статус SMS центра отображается в области статуса.</text:p>
        <text:h text:style-name="Heading_20_3" text:outline-level="3"><text:bookmark-start text:name="Управление ресурсами"/><text:bookmark text:name="__RefHeading__35896_78748477"/>Управление ресурсами<text:bookmark-end text:name="Управление ресурсами"/> для задания языков и географических зон<text:bookmark-end text:name="__RefHeading__35896_78748477"/></text:h>
        <text:p text:style-name="Text_20_body"><text:span text:style-name="T29">SMS</text:span> центр реализует поддержку различных ресурсов для задания особенностей национальных языков и настроек соответствующих географическим зонам и предпочтениям пользователя. Ресурсы системы описываются в конфигурационных файлах в <text:span text:style-name="T29">XML</text:span> виде и могут быть подключены к ней. Административный интерфейс позволяет подключать новые ресурсы, просматривать и редактировать уже установленные.</text:p>
        <text:p text:style-name="Text_20_body">Администратор может управлять подключенными ресурсами в разделе доступном из меню <text:span text:style-name="T31">SMSC</text:span><text:span text:style-name="T40">- </text:span><text:span text:style-name="T31">Resources</text:span>. Ресурсы организованны в таблицу с возможностью сортировки по имени ресурса.</text:p>
        <text:p text:style-name="Text_20_body"><draw:frame draw:style-name="fr4" draw:name="Графический объект21" text:anchor-type="as-char" svg:width="3.8819in" svg:height="1.8992in" draw:z-index="15"><draw:image xlink:href="Pictures/10000000000002630000012B4F1A13FC.png" xlink:type="simple" xlink:show="embed" xlink:actuate="onLoad"/></draw:frame></text:p>
        <text:h text:style-name="Heading_20_4" text:outline-level="4"><text:bookmark text:name="__RefHeading__35898_78748477"/><text:bookmark text:name="__RefNumPara__15570_1238474301"/>Добавление нового ресурса<text:bookmark-end text:name="__RefHeading__35898_78748477"/><text:bookmark-end text:name="__RefNumPara__15570_1238474301"/></text:h>
        <text:p text:style-name="P19">Для добавления нового ресурса используйте кнопку «Add locale resource». Далее на странице «Add Resource» укажите имя файла конфигурации для нового ресурса. Посредством кнопки «Browse …» можно найти его в файловой системе своей машины.</text:p>
        <text:p text:style-name="P19"/>
        <text:p text:style-name="P19"><draw:frame draw:style-name="fr4" draw:name="Графический объект22" text:anchor-type="as-char" svg:width="3.8811in" svg:height="1.6417in" draw:z-index="13"><draw:image xlink:href="Pictures/100000000000026A0000010543BC01CA.png" xlink:type="simple" xlink:show="embed" xlink:actuate="onLoad"/></draw:frame></text:p>
        <text:p text:style-name="P19"/>
        <text:p text:style-name="P19">Для загрузки нового ресурса нажмите кнопку «Upload», для отказа «Cancel». В случае успешной установки новый ресурс будет доступен в списке ресурсов.</text:p>
        <text:h text:style-name="Heading_20_4" text:outline-level="4"><text:bookmark text:name="__RefHeading__35900_78748477"/>Просмотр и редактирование файла ресурса<text:bookmark-end text:name="__RefHeading__35900_78748477"/></text:h>
        <text:p text:style-name="P19">Для просмотра и редактирования файла определённого ресурса администратор может перейти по ссылке соответствующей имени ресурса (слева).</text:p>
        <text:p text:style-name="P19"><text:soft-page-break/><draw:frame draw:style-name="fr4" draw:name="Графический объект23" text:anchor-type="as-char" svg:width="3.2417in" svg:height="3.3425in" draw:z-index="63"><draw:image xlink:href="Pictures/1000000000000267000002798BB1B0A8.png" xlink:type="simple" xlink:show="embed" xlink:actuate="onLoad"/></draw:frame></text:p>
        <text:p text:style-name="Text_20_body">Страница содержит область просмотра ресурс файла. Для возврата нажмите «Done», для редактирования нажмите «Edit». Страница редактирования ресурса организованна в виде дерева с возможностью изменения структуры XML файла.</text:p>
        <text:p text:style-name="P19"/>
        <text:p text:style-name="P19"><draw:frame draw:style-name="fr4" draw:name="Графический объект24" text:anchor-type="as-char" svg:width="4.5035in" svg:height="4.4126in" draw:z-index="14"><draw:image xlink:href="Pictures/10000000000002680000025932E34A27.png" xlink:type="simple" xlink:show="embed" xlink:actuate="onLoad"/></draw:frame></text:p>
        <text:p text:style-name="P19"/>
        <text:p text:style-name="P19">Для добавления новой секции задайте её имя в соответствующей области задания секции и нажмите «+», для удаления секции целиком нажмите соответствующий ей «-»;</text:p>
        <text:p text:style-name="P19"><text:soft-page-break/>Для добавления нового параметра в определённой секции задайте его имя и значение в соответствующей области задания параметра и нажмите кнопку «+», для удаления параметра нажмите соответствующий ему «-».</text:p>
        <text:p text:style-name="P19">Чтобы сохранить произведённые изменения нажмите кнопку «Save», для отмены результатов редактирования нажмите «Cancel».</text:p>
        <text:h text:style-name="Heading_20_3" text:outline-level="3"><text:bookmark text:name="__RefHeading__35902_78748477"/>Управление временными зонами<text:bookmark-end text:name="__RefHeading__35902_78748477"/></text:h>
        <text:p text:style-name="Text_20_body"><text:span text:style-name="T29">SMS</text:span> центр реализует поддержку различных временных зон, эта информация используется в текстах отчетов о доставке а также во временном штампе SMS сообщений. Зоны описываются в отдельном файле timezones.xml и могут быть настроены <text:s/>с помощью административного интерфейса. Администратор может управлять временными зонами в разделе доступном из меню <text:span text:style-name="T31">SMSC </text:span><text:span text:style-name="T5">- </text:span><text:span text:style-name="T31">Time zones</text:span>.</text:p>
        <text:p text:style-name="Text_20_body"><draw:frame draw:style-name="fr12" draw:name="Графический объект25" text:anchor-type="char" svg:y="0in" svg:width="5.9484in" svg:height="1.7992in" draw:z-index="6"><draw:image xlink:href="Pictures/10000200000003B8000001209D22A64E.png" xlink:type="simple" xlink:show="embed" xlink:actuate="onLoad"/></draw:frame><text:span text:style-name="T7">П</text:span><text:span text:style-name="T7">ринадлежность абонента к временной зоне определяется по его номеру. Есть возможность задавать как маски абонентов так и имена субъектов используемых в маршрутизации. Сама зона задается полным именем в формате Регион/Город.</text:span></text:p>
        <text:h text:style-name="Heading_20_3" text:outline-level="3"><text:bookmark text:name="__RefHeading__35904_78748477"/>Настройка регионов<text:bookmark-end text:name="__RefHeading__35904_78748477"/></text:h>
        <text:p text:style-name="Text_20_body"><text:span text:style-name="T35">SMS</text:span><text:span text:style-name="T6"> центр способен обслуживать большое количество абонентов живущих в разных регионах, поэтому появилась необходимость вычислять региональную принадлежность абонентов. На данный момент этой информацией пользуются сервис «InfoSme» для ограничения скорости посылки информационных сообщений на разные регионы, а также сервис «EmailSme» в режиме «HelpDesk» для нахождения регионального helpdesk email адреса по номеру абонента.</text:span></text:p>
        <text:p text:style-name="P19"/>
        <text:p text:style-name="Text_20_body"><draw:frame draw:style-name="fr12" draw:name="Графический объект26" text:anchor-type="char" svg:y="0.0429in" svg:width="5.9453in" svg:height="2.189in" draw:z-index="5"><draw:image xlink:href="Pictures/10000200000003B70000015EA9D89000.png" xlink:type="simple" xlink:show="embed" xlink:actuate="onLoad"/></draw:frame><text:span text:style-name="T6"> </text:span><text:span text:style-name="T6">В главной форме показывается список регионов. При переходе на имя региона мы попадаем в форму редактирования региона:</text:span></text:p>
        <text:p text:style-name="Text_20_body"><draw:frame draw:style-name="fr13" draw:name="Графический объект27" text:anchor-type="char" svg:y="0.0429in" svg:width="5.9453in" svg:height="1.1728in" draw:z-index="7"><draw:image xlink:href="Pictures/10000200000003B7000000BC2EA7A871.png" xlink:type="simple" xlink:show="embed" xlink:actuate="onLoad"/></draw:frame><text:soft-page-break/><text:span text:style-name="T6">В</text:span><text:span text:style-name="T6"> этой форме можно задать имя региона, его ограничение по скорости рассылки, email адрес, а также список субъектов составляющих данный регион.</text:span></text:p>
        <text:h text:style-name="Heading_20_3" text:outline-level="3"><text:bookmark text:name="__RefHeading__35906_78748477"/>Форматы уведомлений о доставке<text:bookmark-end text:name="__RefHeading__35906_78748477"/></text:h>
        <text:p text:style-name="Text_20_body">Уведомления о доставке посылаются отправителю в виде короткого сообщения, по которому он может судить о результатах доставки. В процессе доставки возможны следующие ситуации:</text:p>
        <text:list xml:id="list1167298067" text:style-name="L7">
          <text:list-item>
            <text:p text:style-name="P88">короткое сообщение было успешно доставлено адресату с первой попытки;</text:p>
          </text:list-item>
          <text:list-item>
            <text:p text:style-name="P88">первая попытка доставки короткого сообщения оказалась неудачной, в результате чего сообщение поставлено в очередь повторной рассылки;</text:p>
          </text:list-item>
          <text:list-item>
            <text:p text:style-name="P88">сообщение не было доставлено по причине истечения срока жизни;</text:p>
          </text:list-item>
          <text:list-item>
            <text:p text:style-name="P88">сообщение было удалено администратором;</text:p>
          </text:list-item>
          <text:list-item>
            <text:p text:style-name="P88"><text:span text:style-name="T6">сообщение не было доставлено, так как </text:span><text:span text:style-name="T6"><text:subject>SMS центр</text:subject></text:span><text:span text:style-name="T6"> обнаружил, что оно не может быть доставлено адресату (например, если телефонный аппарат адресата не позволяет передавать и принимать короткие сообщения или если получатель сообщения не пользуется услугой доставки коротких сообщений).</text:span></text:p>
          </text:list-item>
        </text:list>
        <text:p text:style-name="Text_20_body">Уведомляющее сообщение всегда связано только с одним пересылаемым сообщением. Набор и кодировка символов должны соответствовать алфавиту, который поддерживается принимающей уведомления стороной.</text:p>
        <text:h text:style-name="Heading_20_4" text:outline-level="4"><text:bookmark text:name="__RefHeading__35908_78748477"/>Шаблоны уведомлений<text:bookmark-end text:name="__RefHeading__35908_78748477"/></text:h>
        <text:p text:style-name="Text_20_body">Текст уведомления формируется на основе шаблонов системных сообщений, заданных в ресурсных файлах в секции «receipt». Это позволяет обеспечить многоязыковую поддержку. Помимо этого каждый клиент <text:subject>SMS центр</text:subject>а может специфицировать предпочтительный формат уведомлений о доставке. Для этого необходимо указать имя схемы уведомлений в блоке информации о клиенте.</text:p>
        <text:p text:style-name="Text_20_body">Схема уведомлений группирует форматы шаблонов. В группу входият шаблоны:</text:p>
        <text:list xml:id="list1008954481" text:style-name="L8">
          <text:list-item>
            <text:p text:style-name="P89">успешное окончания процесса доставки (секция «deliveredFormat»)</text:p>
          </text:list-item>
          <text:list-item>
            <text:p text:style-name="P89">неуспешный исход процесса доставки (секция «failedFormat»)</text:p>
          </text:list-item>
          <text:list-item>
            <text:p text:style-name="P89">неуспешный исход первой попытки доставки (секция «notifyFormat»)</text:p>
          </text:list-item>
          <text:list-item>
            <text:p text:style-name="P89">удаление сообщения админимтратором (секция «deletedFormat»)</text:p>
          </text:list-item>
        </text:list>
        <text:p text:style-name="Text_20_body">В соответствии с синтаксисом шаблонов в текст шаблона уведомления могут быть включены имена переменных, содержащих данные о процессе доставки. При отправке уведомления вместо имён переменных подставляются их значения.</text:p>
        <text:h text:style-name="Heading_20_4" text:outline-level="4"><text:bookmark text:name="__RefHeading__35910_78748477"/>Список переменных, доступных в уведомлении<text:bookmark-end text:name="__RefHeading__35910_78748477"/></text:h>
        <text:p text:style-name="Text_20_body">Ниже приводится перечень доступных в уведомлении переменных. Следует обратить внимание на то, что имена переменных чувствительны к регистру.</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35">Параметр</text:p>
            </table:table-cell>
            <table:table-cell table:style-name="Таблица3.A1" office:value-type="string">
              <text:p text:style-name="P35">Тип</text:p>
            </table:table-cell>
            <table:table-cell table:style-name="Таблица3.C1" office:value-type="string">
              <text:p text:style-name="P35">Описание</text:p>
            </table:table-cell>
          </table:table-row>
          <table:table-row table:style-name="Таблица3.1">
            <table:table-cell table:style-name="Таблица3.A2" office:value-type="string">
              <text:p text:style-name="Table_20_Contents">dest</text:p>
            </table:table-cell>
            <table:table-cell table:style-name="Таблица3.A2" office:value-type="string">
              <text:p text:style-name="Table_20_Contents">строка</text:p>
            </table:table-cell>
            <table:table-cell table:style-name="Таблица3.C2" office:value-type="string">
              <text:p text:style-name="Table_20_Contents">адрес получателя короткого сообщения</text:p>
            </table:table-cell>
          </table:table-row>
          <table:table-row table:style-name="Таблица3.1">
            <table:table-cell table:style-name="Таблица3.A2" office:value-type="string">
              <text:p text:style-name="Table_20_Contents">date</text:p>
            </table:table-cell>
            <table:table-cell table:style-name="Таблица3.A2" office:value-type="string">
              <text:p text:style-name="Table_20_Contents">дата</text:p>
            </table:table-cell>
            <table:table-cell table:style-name="Таблица3.C2" office:value-type="string">
              <text:p text:style-name="Table_20_Contents"><text:span text:style-name="T6">дата приема короткого сообщения </text:span><text:span text:style-name="T6"><text:subject>SMS центр</text:subject></text:span><text:span text:style-name="T6">ом</text:span></text:p>
            </table:table-cell>
          </table:table-row>
          <table:table-row table:style-name="Таблица3.1">
            <table:table-cell table:style-name="Таблица3.A2" office:value-type="string">
              <text:p text:style-name="Table_20_Contents">discharge</text:p>
            </table:table-cell>
            <table:table-cell table:style-name="Таблица3.A2" office:value-type="string">
              <text:p text:style-name="Table_20_Contents">дата</text:p>
            </table:table-cell>
            <table:table-cell table:style-name="Таблица3.C2" office:value-type="string">
              <text:p text:style-name="Table_20_Contents">дата доставки короткого сообщения адресату или обнаружения <text:soft-page-break/>ошибки</text:p>
            </table:table-cell>
          </table:table-row>
          <table:table-row table:style-name="Таблица3.5">
            <table:table-cell table:style-name="Таблица3.A2" office:value-type="string">
              <text:p text:style-name="Table_20_Contents">msgId</text:p>
            </table:table-cell>
            <table:table-cell table:style-name="Таблица3.A2" office:value-type="string">
              <text:p text:style-name="Table_20_Contents">строка</text:p>
            </table:table-cell>
            <table:table-cell table:style-name="Таблица3.C2" office:value-type="string">
              <text:p text:style-name="Table_20_Contents">системный (уникальный) номер сообщения</text:p>
            </table:table-cell>
          </table:table-row>
          <table:table-row table:style-name="Таблица3.1">
            <table:table-cell table:style-name="Таблица3.A2" office:value-type="string">
              <text:p text:style-name="Table_20_Contents">lastResult</text:p>
            </table:table-cell>
            <table:table-cell table:style-name="Таблица3.A2" office:value-type="string">
              <text:p text:style-name="Table_20_Contents">целое (32bit)</text:p>
            </table:table-cell>
            <table:table-cell table:style-name="Таблица3.C2" office:value-type="string">
              <text:p text:style-name="Table_20_Contents"><text:span text:style-name="T6">код результата доставки (см. </text:span><text:span text:style-name="T8"><text:bookmark-ref text:reference-format="text" text:ref-name="Коды для результатов операций и ошибок">Коды для результатов операций и ошибок</text:bookmark-ref></text:span><text:span text:style-name="T6">)</text:span></text:p>
            </table:table-cell>
          </table:table-row>
          <table:table-row table:style-name="Таблица3.1">
            <table:table-cell table:style-name="Таблица3.A2" office:value-type="string">
              <text:p text:style-name="Table_20_Contents">lastResultGsm</text:p>
            </table:table-cell>
            <table:table-cell table:style-name="Таблица3.A2" office:value-type="string">
              <text:p text:style-name="Table_20_Contents">целое (32bit)</text:p>
            </table:table-cell>
            <table:table-cell table:style-name="Таблица3.C2" office:value-type="string">
              <text:p text:style-name="Table_20_Contents">код результата доставки, адаптированный для клиентов, ориентированных на шкалу от CBOSS SMSC</text:p>
            </table:table-cell>
          </table:table-row>
          <table:table-row table:style-name="Таблица3.1">
            <table:table-cell table:style-name="Таблица3.A2" office:value-type="string">
              <text:p text:style-name="Table_20_Contents">msc</text:p>
            </table:table-cell>
            <table:table-cell table:style-name="Таблица3.A2" office:value-type="string">
              <text:p text:style-name="Table_20_Contents">строка</text:p>
            </table:table-cell>
            <table:table-cell table:style-name="Таблица3.C2" office:value-type="string">
              <text:p text:style-name="Table_20_Contents">коммутатор, в зоне обслуживания которого находился абонент, при попытке доставки</text:p>
            </table:table-cell>
          </table:table-row>
          <table:table-row table:style-name="Таблица3.1">
            <table:table-cell table:style-name="Таблица3.A2" office:value-type="string">
              <text:p text:style-name="Table_20_Contents"><text:span text:style-name="T6">reason</text:span><text:span text:style-name="T6"><text:note text:id="ftn1" text:note-class="footnote"><text:note-citation>1</text:note-citation><text:note-body><text:p text:style-name="P3"><text:span text:style-name="T25"><text:s/></text:span><text:span text:style-name="T26">Значение этого параметра недоступно в шаблоне отчета об успешном окончании процесса доставке</text:span></text:p></text:note-body></text:note></text:span></text:p>
            </table:table-cell>
            <table:table-cell table:style-name="Таблица3.A2" office:value-type="string">
              <text:p text:style-name="Table_20_Contents">строка</text:p>
            </table:table-cell>
            <table:table-cell table:style-name="Таблица3.C2" office:value-type="string">
              <text:p text:style-name="Table_20_Contents">словесное описание кода результата, определенное в файле ресурсов</text:p>
            </table:table-cell>
          </table:table-row>
        </table:table>
        <text:h text:style-name="Heading_20_4" text:outline-level="4"><text:bookmark text:name="__RefHeading__35912_78748477"/>Промежуточные уведомления<text:bookmark-end text:name="__RefHeading__35912_78748477"/></text:h>
        <text:p text:style-name="Text_20_body">Если первая попытка доставки короткого сообщения оказалась неудачной, отправитель может получить промежуточное уведомление об этом событии.</text:p>
        <text:p text:style-name="Text_20_body"><text:subject>SMS центр</text:subject> не генерирует отчеты на такое событие как замещение сообщения другим сообщением.</text:p>
        <text:h text:style-name="Heading_20_3" text:outline-level="3"><text:bookmark text:name="__RefHeading__35914_78748477"/>Управление подсистемой логгирования<text:bookmark-end text:name="__RefHeading__35914_78748477"/></text:h>
        <text:p text:style-name="P19">Для технических целей и детализации причин возможных сбоев в процессе работы системы ведётся логгирование. Различные компоненты и подсистемы SMS центра формируют последовательный поток сообщений о производимых действиях и отмечают свои состояния в лог-файле. Каждое из сообщений имеет определённый уровень важности. Уровни образуют иерархию в которой доминантным является уровень с наибольшей важностью. Каждый следующий уровень включает предыдущий. Система различает сообщения по ряду уровней важности:</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5">Уровень</text:p>
            </table:table-cell>
            <table:table-cell table:style-name="Таблица4.B1" office:value-type="string">
              <text:p text:style-name="P35">Описание</text:p>
            </table:table-cell>
          </table:table-row>
          <table:table-row table:style-name="Таблица4.1">
            <table:table-cell table:style-name="Таблица4.A2" office:value-type="string">
              <text:p text:style-name="Table_20_Contents">FATAL</text:p>
            </table:table-cell>
            <table:table-cell table:style-name="Таблица4.B2" office:value-type="string">
              <text:p text:style-name="Table_20_Contents">Фатальная ошибка. SMS центр не может продолжать работу</text:p>
            </table:table-cell>
          </table:table-row>
          <table:table-row table:style-name="Таблица4.1">
            <table:table-cell table:style-name="Таблица4.A2" office:value-type="string">
              <text:p text:style-name="Table_20_Contents">ALERT</text:p>
            </table:table-cell>
            <table:table-cell table:style-name="Таблица4.B2" office:value-type="string">
              <text:p text:style-name="Table_20_Contents">Тревога. Выполнена недопустимая операция</text:p>
            </table:table-cell>
          </table:table-row>
          <table:table-row table:style-name="Таблица4.1">
            <table:table-cell table:style-name="Таблица4.A2" office:value-type="string">
              <text:p text:style-name="Table_20_Contents">CRIT</text:p>
            </table:table-cell>
            <table:table-cell table:style-name="Таблица4.B2" office:value-type="string">
              <text:p text:style-name="Table_20_Contents">Критическая ошибка</text:p>
            </table:table-cell>
          </table:table-row>
          <table:table-row table:style-name="Таблица4.1">
            <table:table-cell table:style-name="Таблица4.A2" office:value-type="string">
              <text:p text:style-name="Table_20_Contents">ERROR</text:p>
            </table:table-cell>
            <table:table-cell table:style-name="Таблица4.B2" office:value-type="string">
              <text:p text:style-name="Table_20_Contents">Ошибка, сбой в работе. Возможно восстановление работоспособности</text:p>
            </table:table-cell>
          </table:table-row>
          <table:table-row table:style-name="Таблица4.1">
            <table:table-cell table:style-name="Таблица4.A2" office:value-type="string">
              <text:p text:style-name="Table_20_Contents">WARN</text:p>
            </table:table-cell>
            <table:table-cell table:style-name="Таблица4.B2" office:value-type="string">
              <text:p text:style-name="Table_20_Contents">Предупреждение. Возможно что-то идёт не совсем правильно</text:p>
            </table:table-cell>
          </table:table-row>
          <table:table-row table:style-name="Таблица4.1">
            <table:table-cell table:style-name="Таблица4.A2" office:value-type="string">
              <text:p text:style-name="Table_20_Contents">NOTICE</text:p>
            </table:table-cell>
            <table:table-cell table:style-name="Таблица4.B2" office:value-type="string">
              <text:p text:style-name="Table_20_Contents">Заметка, информация. <text:s/></text:p>
            </table:table-cell>
          </table:table-row>
          <table:table-row table:style-name="Таблица4.1">
            <table:table-cell table:style-name="Таблица4.A2" office:value-type="string">
              <text:p text:style-name="Table_20_Contents">INFO</text:p>
            </table:table-cell>
            <table:table-cell table:style-name="Таблица4.B2" office:value-type="string">
              <text:p text:style-name="Table_20_Contents">Информация о нормальном ходе работы. Статус чего-либо</text:p>
            </table:table-cell>
          </table:table-row>
          <table:table-row table:style-name="Таблица4.1">
            <table:table-cell table:style-name="Таблица4.A2" office:value-type="string">
              <text:p text:style-name="Table_20_Contents">DEBUG</text:p>
            </table:table-cell>
            <table:table-cell table:style-name="Таблица4.B2" office:value-type="string">
              <text:p text:style-name="Table_20_Contents">Отладочная информация</text:p>
            </table:table-cell>
          </table:table-row>
          <table:table-row table:style-name="Таблица4.1">
            <table:table-cell table:style-name="Таблица4.A2" office:value-type="string">
              <text:p text:style-name="Table_20_Contents">NOT SET</text:p>
            </table:table-cell>
            <table:table-cell table:style-name="Таблица4.B2" office:value-type="string">
              <text:p text:style-name="Table_20_Contents">Уровень логгирования не установлен (используется уровень наследуемый по иерархии.)</text:p>
            </table:table-cell>
          </table:table-row>
        </table:table>
        <text:p text:style-name="P19"/>
        <text:p text:style-name="P19">Администратор может управлять уровнями логгирования для ряда категорий организованных иерархически в виде дерева. Как правило одной категории соответствует определённый процесс, подсистема или ряд подсистем. Устанавливая определённый уровень логгирования для конкретных категорий можно существенно увеличить или уменьшить количество генерируемых сообщений. Важно понимать, что уровень логгирования может заметно влиять на производительность всей системы.</text:p>
        <text:p text:style-name="Text_20_body"><text:span text:style-name="T6">Управление уровнями логгирования осуществляется в разделе доступном из меню </text:span><text:span text:style-name="T4">SMSC - Logging</text:span><text:span text:style-name="T6">. Страница содержит иерархию категорий организованную в виде дерева. Каждой из категорий сопоставляется соответствующий уровень логгирования.</text:span></text:p>
        <text:p text:style-name="P19"><text:soft-page-break/></text:p>
        <text:p text:style-name="P19"><draw:frame draw:style-name="fr4" draw:name="Графический объект28" text:anchor-type="as-char" svg:width="3.6071in" svg:height="3.8409in" draw:z-index="64"><draw:image xlink:href="Pictures/100000000000028B000002B4039F7991.png" xlink:type="simple" xlink:show="embed" xlink:actuate="onLoad"/></draw:frame></text:p>
        <text:p text:style-name="P19"/>
        <text:p text:style-name="P19">Для применения заданных уровней логгирования нажмите «Save», для отмены «Cancel». Изменения сразу же вступят в силу.</text:p>
        <text:h text:style-name="Heading_20_3" text:outline-level="3"><text:bookmark text:name="__RefHeading__35916_78748477"/>Определение политики повторных доставок<text:bookmark-end text:name="__RefHeading__35916_78748477"/></text:h>
        <text:p text:style-name="P19">SMS центр позволяет управлять политикой повторных доставок для сообщений, которые не были доставлены по определённым причинам. Администратор может управлять политикой повторных доставок в разделе доступном из меню <text:span text:style-name="T40">SMSC - Reschedule</text:span>. Страница позволяет определить политику по-умолчанию и задать дополнительную.</text:p>
        <text:p text:style-name="P19"/>
        <text:p text:style-name="P19"><draw:frame draw:style-name="fr4" draw:name="Графический объект29" text:anchor-type="as-char" svg:width="4.0043in" svg:height="3.0618in" draw:z-index="65"><draw:image xlink:href="Pictures/1000000000000269000001D74745B3A8.png" xlink:type="simple" xlink:show="embed" xlink:actuate="onLoad"/></draw:frame></text:p>
        <text:p text:style-name="P19"/>
        <text:p text:style-name="P19"><text:soft-page-break/>Строка политики определяет время последующих попыток повторной доставки. Строка состоит из нескольких элементов, разделенных запятой. Каждый элемент строки специфицирует промежуток времени, на который будет отложена следующая попытка доставки сообщения. Каждый элемент состоит из числа, специфицирующего количество, и символа, специфицирующего единицу измерения. Например, элемент «15s» задает промежуток времени равный 15 секундам. В качестве единицы измерения разрешено использовать следующие символы «s» - секунды, «m» – минуты, «h» – часы, «d» – дни. Допускается использование верхнего регистра для символов единицы измерения. Также, каждый элемент строки может быть дополнен числом повторений, указанным после символа «:». Например, «10s:2» эквивалентно «10s,10s». Символ «*» в позиции числа повторений означает бесконечное число повторений. Элемент, использующий бесконечное число повторений должен быть последним в строке политики. Таким образом, строка политики задает конечный или бесконечный ряд промежутков времени, на которые будет откладываться следующая попытка доставки сообщения при возникновении ошибок доставки, коды которых ассоциированы с данной политикой. <text:s/>Сообщение хранит счетчик числа попыток доставки, который используется как индекс для нахождения очередного промежутка, на который будет отложена доставка. Каждая неудачная попытка доставки с тем же кодом ошибки, что и в прошлый раз, увеличивает счетчик попыток на единицу. При смене кода ошибки счетчик устанавливается в 1 и применяется новая строка политики, ассоциированная с новым кодом ошибки. Если строка политики определяет конечный ряд промежутков, то по достижении конца этого ряда сообщение будет удалено в связи с окончанием срока жизни.</text:p>
        <text:p text:style-name="P19">SMS центр поддерживает политику передоставки по-умолчанию, которая задаётся в общей конфигурации и применяется во всех случаях, кроме определённых пользователем. Пользователь может определить собственную политику передоставки сообщений для тех из них, которые не были доставлены по указанным им причинам.</text:p>
        <text:p text:style-name="P19">Для создания новой записи нажмите «Add». Задайте политику доставки и проассоциируйте её с определёнными ошибками. Для подтверждения нажмите «Done», для отмены «Cancel». Редактирование осуществляется в странице после перехода по ссылке соответствующей определённой записи. Для удаления отметьте ненужное (слева) и используйте кнопку «Delete». Чтобы применить изменения нажмите «Save», для сброса изменений установленной политики нажмите «Reset».</text:p>
        <text:p text:style-name="P19">SMS центр производит группировку смс по адресу абонента, образуя таким образом очереди. Первая не доставленная на данного абонента смс ставится в голову очереди. Время передоставки всех отложенных смс на данного абонента определяется смс находящейся в голове очереди, кроме случая смс с заданным абонентом временем доставки. Дальнейшие смс не доставленные на данного абонента будут добавлены в очередь, без изменения времени передоставки головы очереди, независимо от кода ошибки данных смс. Данная функциональность необходима для сохранения порядка доставки многосегментных сообщений. В случае получения SMS центром информации о доступности абонента, произойдёт форсирование попытки доставки, независимо от установленного времени передоставки головы очереди, кроме случая заданного абонентом времени доставки.</text:p>
        <text:h text:style-name="Heading_20_3" text:outline-level="3"><text:bookmark text:name="__RefHeading__35918_78748477"/>Задание синонимов для директив<text:bookmark-end text:name="__RefHeading__35918_78748477"/></text:h>
        <text:p text:style-name="P19">Сообщения от абонентов могут содержать директивы, которые обрабатываются SMS центром. Администратор в разделе доступном из меню <text:span text:style-name="T40">SMSC&gt;&gt;Directives</text:span> может задать набор синонимов (алиасов) для определённых директив.</text:p>
        <text:p text:style-name="P19">Для добавления алиаса нужно задать его значение, проассоциировать с одной из директив и добавить в список посредством кнопки «+».</text:p>
        <text:p text:style-name="P19">Для модификации алиаса достаточно отредактировать значение, если необходимо изменить директиву.</text:p>
        <text:p text:style-name="P19">Для удаления определённого алиаса нужно воспользоваться соответствующей кнопкой «-».</text:p>
        <text:p text:style-name="P19">Чтобы применить изменения нужно выбрать «Done», для отказа «Cancel».</text:p>
        <text:p text:style-name="P19"><text:soft-page-break/></text:p>
        <text:p text:style-name="P19"><draw:frame draw:style-name="fr4" draw:name="Графический объект30" text:anchor-type="as-char" svg:width="4.3791in" svg:height="2.2457in" draw:z-index="66"><draw:image xlink:href="Pictures/100000000000026500000139215FFCF1.png" xlink:type="simple" xlink:show="embed" xlink:actuate="onLoad"/></draw:frame></text:p>
        <text:p text:style-name="P19"/>
        <text:h text:style-name="P107" text:outline-level="2"><text:bookmark text:name="__RefHeading__35920_78748477"/><text:span text:style-name="T6">Контроль функционирования </text:span><text:span text:style-name="T35">SMSC</text:span><text:bookmark-end text:name="__RefHeading__35920_78748477"/></text:h>
        <text:h text:style-name="Heading_20_3" text:outline-level="3"><text:bookmark text:name="__RefHeading__35922_78748477"/><text:span text:style-name="T6">Мониторинг загруженности </text:span><text:span text:style-name="T35">SMSC</text:span><text:bookmark-end text:name="__RefHeading__35922_78748477"/></text:h>
        <text:p text:style-name="Text_20_body">Программа <text:span text:style-name="T29">SMS</text:span> центр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29">Java</text:span> апплета.</text:p>
        <text:p text:style-name="Text_20_body"><draw:frame draw:style-name="fr4" draw:name="Графический объект31" text:anchor-type="as-char" svg:width="4.8701in" svg:height="3.9134in" draw:z-index="67"><draw:image xlink:href="Pictures/100000000000029C00000219833CB0FC.png" xlink:type="simple" xlink:show="embed" xlink:actuate="onLoad"/></draw:frame></text:p>
        <text:h text:style-name="Heading_20_3" text:outline-level="3"><text:bookmark text:name="__RefHeading__35924_78748477"/><text:span text:style-name="T6">Мониторинг трафика по </text:span><text:span text:style-name="T35">SME</text:span><text:bookmark-end text:name="__RefHeading__35924_78748477"/></text:h>
        <text:p text:style-name="Text_20_body">Программа <text:span text:style-name="T29">SMS</text:span> центр предоставляет возможность контроля трафика генерируемого и принимаемого каждой <text:span text:style-name="T29">SME</text:span> в реальном режиме времени. Административный интерфейс визуализирует поступающие данные в отдельном окне <text:span text:style-name="T29">Java</text:span> апплета.</text:p>
        <text:p text:style-name="Text_20_body"/>
        <text:p text:style-name="Text_20_body"><text:soft-page-break/><draw:frame draw:style-name="fr4" draw:name="Графический объект32" text:anchor-type="as-char" svg:width="6.489in" svg:height="4.9701in" draw:z-index="68"><draw:image xlink:href="Pictures/100000000000031F000002640D7E89F2.png" xlink:type="simple" xlink:show="embed" xlink:actuate="onLoad"/></draw:frame></text:p>
        <text:p text:style-name="Text_20_body"/>
        <text:p text:style-name="Text_20_body">Окно монитора состоит из трех частей: </text:p>
        <text:list xml:id="list460543212" text:style-name="L9">
          <text:list-item>
            <text:p text:style-name="P90">левая часть - информация о кодах ошибок за прошедшую секунду. </text:p>
          </text:list-item>
          <text:list-item>
            <text:p text:style-name="P90"><text:span text:style-name="T6">правая часть - информация о </text:span><text:span text:style-name="T35">SME</text:span><text:span text:style-name="T6">,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90"><text:span text:style-name="T6">нижняя часть – отображает график производительности, выделенной </text:span><text:span text:style-name="T35">SME</text:span><text:span text:style-name="T6">.</text:span></text:p>
          </text:list-item>
        </text:list>
        <text:p text:style-name="Text_20_body">Для пролистывания списка SME можно использовать кнопки Up, Down, Page Up, Page Down, Home, End. Для увеличения и уменьшения высоты поля графика производительности используются комбинации клавиш Shift Up и Shift Down</text:p>
        <text:p text:style-name="Text_20_body">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Heading_20_3" text:outline-level="3"><text:bookmark text:name="__RefHeading__35926_78748477"/>Доступ к сообщениям<text:bookmark-end text:name="__RefHeading__35926_78748477"/></text:h>
        <text:p text:style-name="P19">В процессе работы SMS центр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P19">Администратор сервера <text:subject>SMS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40">Statistics - SMS view</text:span>, чтобы задать параметры фильтрации и получить доступ к сообщениям.</text:p>
        <text:p text:style-name="P19"/>
        <text:p text:style-name="P19"><text:soft-page-break/></text:p>
        <text:p text:style-name="P19"><draw:frame draw:style-name="fr6" draw:name="graphics8" text:anchor-type="paragraph" svg:width="6.1256in" svg:height="3.4055in" draw:z-index="35"><draw:image xlink:href="Pictures/10000000000003D400000221BF86839F.png" xlink:type="simple" xlink:show="embed" xlink:actuate="onLoad"/></draw:frame></text:p>
        <text:p text:style-name="P19"/>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4">Параметр</text:p>
            </table:table-cell>
            <table:table-cell table:style-name="Таблица5.B1" office:value-type="string">
              <text:p text:style-name="P34">Значение</text:p>
            </table:table-cell>
          </table:table-row>
          <table:table-row table:style-name="Таблица5.1">
            <table:table-cell table:style-name="Таблица5.A2" office:value-type="string">
              <text:p text:style-name="Table_20_Contents">Archive</text:p>
            </table:table-cell>
            <table:table-cell table:style-name="Таблица5.B2" office:value-type="string">
              <text:p text:style-name="Table_20_Contents">при выборе опции «Archive» будет определен запрос на вывод списка обработанных (доставленных) сообщений</text:p>
            </table:table-cell>
          </table:table-row>
          <table:table-row table:style-name="Таблица5.1">
            <table:table-cell table:style-name="Таблица5.A2" office:value-type="string">
              <text:p text:style-name="Table_20_Contents">Operative</text:p>
            </table:table-cell>
            <table:table-cell table:style-name="Таблица5.B2" office:value-type="string">
              <text:p text:style-name="Table_20_Contents">при выборе опции «Operative» будет определен запрос на вывод списка сообщений, ожидающих доставки</text:p>
            </table:table-cell>
          </table:table-row>
          <table:table-row table:style-name="Таблица5.1">
            <table:table-cell table:style-name="Таблица5.A2" office:value-type="string">
              <text:p text:style-name="Table_20_Contents">Rows max</text:p>
            </table:table-cell>
            <table:table-cell table:style-name="Таблица5.B2" office:value-type="string">
              <text:p text:style-name="Table_20_Contents">максимальное число выводимых сообщений</text:p>
            </table:table-cell>
          </table:table-row>
          <table:table-row table:style-name="Таблица5.1">
            <table:table-cell table:style-name="Таблица5.A2" office:value-type="string">
              <text:p text:style-name="Table_20_Contents">Per page</text:p>
            </table:table-cell>
            <table:table-cell table:style-name="Таблица5.B2" office:value-type="string">
              <text:p text:style-name="Table_20_Contents">число сообщений на одну страницу</text:p>
            </table:table-cell>
          </table:table-row>
          <table:table-row table:style-name="Таблица5.1">
            <table:table-cell table:style-name="Таблица5.A2" office:value-type="string">
              <text:p text:style-name="Table_20_Contents">Остальные ...</text:p>
            </table:table-cell>
            <table:table-cell table:style-name="Таблица5.B2" office:value-type="string">
              <text:p text:style-name="Table_20_Contents">набор параметров фильтрации для ограничения размера выборки </text:p>
            </table:table-cell>
          </table:table-row>
        </table:table>
        <text:p text:style-name="P19"/>
        <text:p text:style-name="Text_20_body"><text:span text:style-name="T6">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span><text:a xlink:type="simple" xlink:href="#_Таблицы,_сортировка,_фильтры_и скро"><text:span text:style-name="Internet_20_link"><text:span text:style-name="T6">стандартным способом</text:span></text:span></text:a><text:span text:style-name="T6">.</text:span></text:p>
        <text:p text:style-name="P19">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HTML браузера.</text:p>
        <text:p text:style-name="P19"/>
        <text:p text:style-name="P19"><draw:frame draw:style-name="fr7" draw:name="graphics9" text:anchor-type="paragraph" svg:width="5.9217in" svg:height="5.5945in" draw:z-index="36"><draw:image xlink:href="Pictures/10000000000003B30000037FCD86C0CD.png" xlink:type="simple" xlink:show="embed" xlink:actuate="onLoad"/></draw:frame><text:soft-page-break/></text:p>
        <text:p text:style-name="Text_20_body">Администратор может удалять сообщения из оперативного хранилища или архива. Посредством кнопки «Delete All fetched rows» будут удалены все сообщения, которые на данный момент удовлетворяют параметрам фильтрации (не только видимые администратору!). Посредством кнопки «Delete checked rows» будут удалены только отмеченные администратором сообщения.</text:p>
        <text:p text:style-name="P19">При работе с оперативным хранилищем сообщения, находящиеся в процессе доставки, реально не удаляются, а происходит их отмена на SMS центре (посредством операции CANCEL)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Heading_20_3" text:outline-level="3"><text:bookmark text:name="__RefHeading__35928_78748477"/>Анализ статистической информации<text:bookmark-end text:name="__RefHeading__35928_78748477"/></text:h>
        <text:p text:style-name="Text_20_body">Программа <text:span text:style-name="T29">SMS</text:span> центр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31">Statistics </text:span><text:span text:style-name="T5">- </text:span><text:span text:style-name="T31">Statistics</text:span>. </text:p>
        <text:p text:style-name="Text_20_body"><text:soft-page-break/><draw:frame draw:style-name="fr4" draw:name="Графический объект35" text:anchor-type="as-char" svg:width="5.7528in" svg:height="1.4264in" draw:z-index="27"><draw:image xlink:href="Pictures/1000000000000382000000DE4A46BC12.png" xlink:type="simple" xlink:show="embed" xlink:actuate="onLoad"/></draw:frame></text:p>
        <text:p text:style-name="Text_20_body"/>
        <text:p text:style-name="P19">Администратор может задать временной интервал для просмотра статистики (значения полей «From Date» и «Till Date»).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Query».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SME, нагрузка по маршрутам и статистика ошибок. </text:p>
        <text:p text:style-name="Text_20_body"/>
        <text:p text:style-name="Text_20_body"><draw:frame draw:style-name="fr4" draw:name="Графический объект36" text:anchor-type="as-char" svg:width="6.4882in" svg:height="2.0063in" draw:z-index="28"><draw:image xlink:href="Pictures/100000000000038300000116A236B261.png" xlink:type="simple" xlink:show="embed" xlink:actuate="onLoad"/></draw:frame></text:p>
        <text:p text:style-name="Text_20_body">Общая статистика группируется по дням и часам, данные за конкретный день представлены в виде дерева.</text:p>
        <text:p text:style-name="Text_20_body"><draw:frame draw:style-name="fr4" draw:name="Графический объект37" text:anchor-type="as-char" svg:width="6.4957in" svg:height="1.7366in" draw:z-index="29"><draw:image xlink:href="Pictures/1000000000000389000000F2D15BA74C.png" xlink:type="simple" xlink:show="embed" xlink:actuate="onLoad"/></draw:frame></text:p>
        <text:p text:style-name="Text_20_body">Данные по активности сервисов (SME)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Text_20_body"/>
        <text:p text:style-name="Text_20_body"><text:soft-page-break/><draw:frame draw:style-name="fr4" draw:name="Графический объект38" text:anchor-type="as-char" svg:width="6.4917in" svg:height="1.5665in" draw:z-index="60"><draw:image xlink:href="Pictures/100000000000038B000000DB01D7AB81.png" xlink:type="simple" xlink:show="embed" xlink:actuate="onLoad"/></draw:frame></text:p>
        <text:p text:style-name="Text_20_body">Статистика по маршрутам,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Text_20_body"><draw:frame draw:style-name="fr4" draw:name="Графический объект39" text:anchor-type="as-char" svg:width="6.4866in" svg:height="1.2953in" draw:z-index="45"><draw:image xlink:href="Pictures/1000000000000380000000B387E4BE56.png" xlink:type="simple" xlink:show="embed" xlink:actuate="onLoad"/></draw:frame></text:p>
        <text:p text:style-name="Text_20_body">Обобщённая информация по статусу обработанных сообщений и роду ошибок представляется в суммарном виде за указанный интервал времени.</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5">Параметр</text:p>
            </table:table-cell>
            <table:table-cell table:style-name="Таблица6.B1" office:value-type="string">
              <text:p text:style-name="P35">Значение статистического параметра</text:p>
            </table:table-cell>
          </table:table-row>
          <table:table-row table:style-name="Таблица6.1">
            <table:table-cell table:style-name="Таблица6.A2" office:value-type="string">
              <text:p text:style-name="Table_20_Contents">Accepted</text:p>
            </table:table-cell>
            <table:table-cell table:style-name="Таблица6.B2" office:value-type="string">
              <text:p text:style-name="Table_20_Contents"><text:span text:style-name="T10">Количество сообщений принятых в обработку </text:span><text:span text:style-name="T12">SMS</text:span><text:span text:style-name="T10"> центром (в том числе и для сервиса/маршрута)</text:span></text:p>
            </table:table-cell>
          </table:table-row>
          <table:table-row table:style-name="Таблица6.1">
            <table:table-cell table:style-name="Таблица6.A2" office:value-type="string">
              <text:p text:style-name="Table_20_Contents">Rejected</text:p>
            </table:table-cell>
            <table:table-cell table:style-name="Таблица6.B2" office:value-type="string">
              <text:p text:style-name="Table_20_Contents"><text:span text:style-name="T10">Количество сообщений не принятых в обработку </text:span><text:span text:style-name="T12">SMS</text:span><text:span text:style-name="T10"> центром (в том числе и для сервиса/маршрута)</text:span></text:p>
            </table:table-cell>
          </table:table-row>
          <table:table-row table:style-name="Таблица6.1">
            <table:table-cell table:style-name="Таблица6.A2" office:value-type="string">
              <text:p text:style-name="Table_20_Contents">Delivered</text:p>
            </table:table-cell>
            <table:table-cell table:style-name="Таблица6.B2" office:value-type="string">
              <text:p text:style-name="Table_20_Contents">Количество доставленных сообщений (к сервису / по маршруту)</text:p>
            </table:table-cell>
          </table:table-row>
          <table:table-row table:style-name="Таблица6.1">
            <table:table-cell table:style-name="Таблица6.A2" office:value-type="string">
              <text:p text:style-name="Table_20_Contents">Failed</text:p>
            </table:table-cell>
            <table:table-cell table:style-name="Таблица6.B2" office:value-type="string">
              <text:p text:style-name="Table_20_Contents">Количество не доставленных сообщений (к сервису / по маршруту)</text:p>
            </table:table-cell>
          </table:table-row>
          <table:table-row table:style-name="Таблица6.1">
            <table:table-cell table:style-name="Таблица6.A2" office:value-type="string">
              <text:p text:style-name="Table_20_Contents">Rescheduled</text:p>
            </table:table-cell>
            <table:table-cell table:style-name="Таблица6.B2" office:value-type="string">
              <text:p text:style-name="Table_20_Contents">Количество отложенных сообщений (к сервису / по маршруту)</text:p>
            </table:table-cell>
          </table:table-row>
          <table:table-row table:style-name="Таблица6.1">
            <table:table-cell table:style-name="Таблица6.A2" office:value-type="string">
              <text:p text:style-name="Table_20_Contents">Temporal</text:p>
            </table:table-cell>
            <table:table-cell table:style-name="Таблица6.B2" office:value-type="string">
              <text:p text:style-name="Table_20_Contents">Количество временных ошибок при доставке сообщений (к сервису / по маршруту)</text:p>
            </table:table-cell>
          </table:table-row>
          <table:table-row table:style-name="Таблица6.1">
            <table:table-cell table:style-name="Таблица6.A2" office:value-type="string">
              <text:p text:style-name="Table_20_Contents">Peak in</text:p>
            </table:table-cell>
            <table:table-cell table:style-name="Таблица6.B2" office:value-type="string">
              <text:p text:style-name="Table_20_Contents"><text:span text:style-name="T10">Пиковая нагрузка на вход </text:span><text:span text:style-name="T12">SMS</text:span><text:span text:style-name="T10"> центра (сообщений в секунду)</text:span></text:p>
            </table:table-cell>
          </table:table-row>
          <table:table-row table:style-name="Таблица6.1">
            <table:table-cell table:style-name="Таблица6.A2" office:value-type="string">
              <text:p text:style-name="Table_20_Contents">Peak out</text:p>
            </table:table-cell>
            <table:table-cell table:style-name="Таблица6.B2" office:value-type="string">
              <text:p text:style-name="Table_20_Contents"><text:span text:style-name="T10">Пиковая нагрузка на выход </text:span><text:span text:style-name="T12">SMS</text:span><text:span text:style-name="T10"> центра (сообщений в секунду)</text:span></text:p>
            </table:table-cell>
          </table:table-row>
        </table:table>
        <text:p text:style-name="Text_20_body"/>
        <text:p text:style-name="Text_20_body">Статистическая информация накапливается в файловом хранилище. 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Формат таблиц совместим с описанным в <text:a xlink:type="simple" xlink:href="#_Формат_статистических_таблиц"><text:span text:style-name="Internet_20_link">приложении</text:span></text:a>.</text:p>
        <text:h text:style-name="Heading_20_3" text:outline-level="3"><text:bookmark text:name="__RefHeading__35930_78748477"/>Выгрузка статистической информации<text:bookmark-end text:name="__RefHeading__35930_78748477"/></text:h>
        <text:h text:style-name="Heading_20_4" text:outline-level="4"><text:bookmark text:name="__RefHeading__12146_804523892"/>Выгрузка статистической информации в базу данных<text:bookmark-end text:name="__RefHeading__12146_804523892"/></text:h>
        <text:p text:style-name="P19">Для выгрузки статистической информации в таблицу из меню выберите <text:span text:style-name="T40">Statistics </text:span><text:span text:style-name="T31">- </text:span><text:span text:style-name="T40">Stat Export</text:span>.</text:p>
        <text:p text:style-name="P19"><text:soft-page-break/><draw:frame draw:style-name="fr4" draw:name="Графический объект40" text:anchor-type="as-char" svg:width="6.4929in" svg:height="2.2752in" draw:z-index="43"><draw:image xlink:href="Pictures/10000000000003A80000014828B9BB42.jpg" xlink:type="simple" xlink:show="embed" xlink:actuate="onLoad"/></draw:frame></text:p>
        <text:p text:style-name="P19">Администратор может задать день, за который необходимо произвести выгрузку (значение поля «Date to export») и параметры соединения с базой данных куда производить выгрузку (поля «JDBC source», «JDBC driver», «User», «Password», «Stat table prefix»). Пользователь может указать собственные параметры соединения с базой данных или использовать системные установки. В случае собственных параметров необходимо выделить кнопку «User defined» и затем заполнить поля значениями. Для осуществления выгрузки затем необходимо выбрать кнопку «Export». При выгрузке предыдущие записи за выбранный день, если они существуют, будут предварительно удалены.</text:p>
        <text:p text:style-name="P19">Поле «Stat table prefix» задает префикс имен таблиц куда будет произведена выгрузка. К этому префиксу будут последовательно добавлены следующие суффиксы: «_SMS», «_STATE», «_SME», «_SME_STATE», «_ROUTE», «_ROUTE_STATE». </text:p>
        <text:h text:style-name="P65" text:outline-level="4"><text:bookmark text:name="__RefHeading__12148_804523892"/>Выгрузка статистической информации в текстовый файл<text:bookmark-end text:name="__RefHeading__12148_804523892"/></text:h>
        <text:p text:style-name="P19">Для выгрузки статистической информации в текстовый файл формата CSV из меню выберите <text:span text:style-name="T40">Statistics </text:span><text:span text:style-name="T31">- </text:span><text:span text:style-name="T40">Stat Download</text:span><text:span text:style-name="T44">.</text:span></text:p>
        <text:p text:style-name="P20">Администратор может задать временной интервал для получения статистики (значения полей «From Date» и «Till Date»).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выгрузки запроса статистики за определённый интервал выберите кнопку «Download».</text:p>
        <text:p text:style-name="P19"><draw:frame draw:style-name="fr6" draw:name="graphics12" text:anchor-type="paragraph" svg:width="4.7008in" svg:height="1.2047in" draw:z-index="40"><draw:image xlink:href="Pictures/10000000000002F0000000C1D23AD1B5.png" xlink:type="simple" xlink:show="embed" xlink:actuate="onLoad"/></draw:frame></text:p>
        <text:h text:style-name="Heading_20_3" text:outline-level="3"><text:bookmark-start text:name="Проверка конфигурации маршрутов"/><text:bookmark text:name="__RefHeading__35932_78748477"/>Проверка конфигурации маршрутов<text:bookmark-end text:name="Проверка конфигурации маршрутов"/><text:bookmark-end text:name="__RefHeading__35932_78748477"/></text:h>
        <text:p text:style-name="P19">Кроме перечисленных возможностей для конфигурирования маршрутов и субъектов система позволяет сформировать, сохранить, восстановить, проверить и применить таблицу маршрутизации.</text:p>
        <text:p text:style-name="P19">Проведя изменения в конфигурации маршрутов, администратор, посредством кнопки «Save current», может сохранить параметры маршрутизации в отдельном файле не применяя изменений в рабочую конфигурацию SMS центра. Позже он может загрузить сохранённую версию с помощью кнопки «Load saved». Также, посредством кнопки «Restore applied», пользователь может отменить произведённые изменения и восстановить текущую рабочую <text:soft-page-break/>конфигурацию. Итак, система администрирования может одновременно поддерживать три конфигурации маршрутов: рабочую (та что используется на текущий момент SMS центром), сохраненную пользователем и изменённую в процессе администрирования. </text:p>
        <text:p text:style-name="Text_20_body"><text:span text:style-name="T6">Для проверки корректности заданных маршрутов администратор может воспользоваться возможностями </text:span><text:span text:style-name="T4">Routing - Routes tracing</text:span><text:span text:style-name="T6">. Производить анализ маршрутов можно либо на рабочей конфигурации (до внесения изменений), либо на изменённой предварительно произведя её загрузку и проверку посредством «Loadup &amp; Check». В случае необходимости загрузки конфигурации администратор увидит соответствующее предупреждение. Загружаемая конфигурация не будет принята в качестве рабочей пока администратор не укажет этого прямо (</text:span><text:span text:style-name="T8"><text:bookmark-ref text:reference-format="text" text:ref-name="Применение изменений конфигурации">Применение изменений конфигурации</text:bookmark-ref></text:span><text:span text:style-name="T6">). </text:span></text:p>
        <text:p text:style-name="P19">В случае успешной загрузки таблицы маршрутизации можно произвести её анализ. В случае ошибки выдаётся соответствующее сообщение.</text:p>
        <text:p text:style-name="P19"><draw:frame draw:style-name="fr4" draw:name="Графический объект41" text:anchor-type="as-char" svg:width="4.3799in" svg:height="2.1626in" draw:z-index="44"><draw:image xlink:href="Pictures/10000000000002640000012DA79E04D8.png" xlink:type="simple" xlink:show="embed" xlink:actuate="onLoad"/></draw:frame></text:p>
        <text:p text:style-name="P19"/>
        <text:p text:style-name="P19"><draw:frame draw:style-name="fr4" draw:name="Графический объект42" text:anchor-type="as-char" svg:width="4.3791in" svg:height="2.5311in" draw:z-index="46"><draw:image xlink:href="Pictures/100000000000026D00000167BC19F265.png" xlink:type="simple" xlink:show="embed" xlink:actuate="onLoad"/></draw:frame></text:p>
        <text:p text:style-name="P19">Посредством кнопки «Trace route», администратор может проверять интересующие его адреса и наличие маршрутов для них, также выдаётся лог поиска маршрута.</text:p>
        <text:p text:style-name="P16"/>
        <text:h text:style-name="Heading_20_2" text:outline-level="2"><text:bookmark text:name="__RefHeading__35934_78748477"/>Управление профилями абонентов<text:bookmark-end text:name="__RefHeading__35934_78748477"/></text:h>
        <text:p text:style-name="Text_20_body">Администратор может управлять профилями абонентов: искать, просматривать, модифицировать, удалять и создавать новые. Доступ к профилям открывается из меню <text:span text:style-name="T29">Profiles</text:span>. Администрирование профилей возможно только при работающем <text:span text:style-name="T29">SMS</text:span> центре.</text:p>
        <text:h text:style-name="Heading_20_3" text:outline-level="3"><text:bookmark text:name="__RefHeading__35936_78748477"/>Параметры профиля<text:bookmark-end text:name="__RefHeading__35936_78748477"/></text:h>
        <text:p text:style-name="Text_20_body">Профиль абонента определяется следующим набором параметров:</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5">Параметр</text:p>
            </table:table-cell>
            <table:table-cell table:style-name="Таблица7.B1" office:value-type="string">
              <text:p text:style-name="P35">Значение</text:p>
            </table:table-cell>
          </table:table-row>
          <table:table-row table:style-name="Таблица7.1">
            <table:table-cell table:style-name="Таблица7.A2" office:value-type="string">
              <text:p text:style-name="Table_20_Contents">mask</text:p>
            </table:table-cell>
            <table:table-cell table:style-name="Таблица7.B2" office:value-type="string">
              <text:p text:style-name="Table_20_Contents"><text:span text:style-name="T6">Адрес абонента</text:span><text:span text:style-name="T6"> или </text:span><text:span text:style-name="T6">маска группы</text:span><text:span text:style-name="T6"> (уникальна)</text:span></text:p>
            </table:table-cell>
          </table:table-row>
          <table:table-row table:style-name="Таблица7.1">
            <table:table-cell table:style-name="Таблица7.A2" office:value-type="string">
              <text:p text:style-name="Table_20_Contents">codepage</text:p>
            </table:table-cell>
            <table:table-cell table:style-name="Таблица7.B2" office:value-type="string">
              <text:p text:style-name="Table_20_Contents"><text:span text:style-name="T6">Кодовая</text:span><text:span text:style-name="T35"> </text:span><text:span text:style-name="T6">страница</text:span><text:span text:style-name="T35">: Default, Latin1, UCS2, UCS2&amp;Latin1</text:span></text:p>
            </table:table-cell>
          </table:table-row>
          <table:table-row table:style-name="Таблица7.1">
            <table:table-cell table:style-name="Таблица7.A2" office:value-type="string">
              <text:p text:style-name="Table_20_Contents">USSD in 7bit</text:p>
            </table:table-cell>
            <table:table-cell table:style-name="Таблица7.B2" office:value-type="string">
              <text:p text:style-name="Table_20_Contents">Включение режима транслитерации для USSD сообщений</text:p>
            </table:table-cell>
          </table:table-row>
          <table:table-row table:style-name="Таблица7.1">
            <table:table-cell table:style-name="Таблица7.A2" office:value-type="string">
              <text:p text:style-name="Table_20_Contents">report mode</text:p>
            </table:table-cell>
            <table:table-cell table:style-name="Таблица7.B2" office:value-type="string">
              <text:p text:style-name="Table_20_Contents"><text:span text:style-name="T6">Режим для отчётов о доставке: </text:span><text:span text:style-name="T35">none</text:span><text:span text:style-name="T6"> – нет отчётов, </text:span><text:span text:style-name="T35">full</text:span><text:span text:style-name="T6"> – весь набор отчётов, </text:span><text:span text:style-name="T35">final</text:span><text:span text:style-name="T6"> </text:span><text:span text:style-name="T35">only</text:span><text:span text:style-name="T6"> – только финальное состояние (доставлено/нет). <text:s/></text:span></text:p>
            </table:table-cell>
          </table:table-row>
          <table:table-row table:style-name="Таблица7.1">
            <table:table-cell table:style-name="Таблица7.A2" office:value-type="string">
              <text:p text:style-name="Table_20_Contents"><text:span text:style-name="T35">loc</text:span><text:span text:style-name="T35">ale</text:span></text:p>
            </table:table-cell>
            <table:table-cell table:style-name="Таблица7.B2" office:value-type="string">
              <text:p text:style-name="Table_20_Contents"><text:span text:style-name="T6">Локаль</text:span><text:span text:style-name="T48"> </text:span><text:span text:style-name="T6">абонента</text:span><text:span text:style-name="T48">: en_en, ru_ru. </text:span><text:span text:style-name="T6">Детально</text:span><text:span text:style-name="T35"> </text:span><text:span text:style-name="T6">см</text:span><text:span text:style-name="T35">. </text:span><text:span text:style-name="T36"><text:bookmark-ref text:reference-format="text" text:ref-name="Управление ресурсами">Управление ресурсами</text:bookmark-ref></text:span></text:p>
            </table:table-cell>
          </table:table-row>
          <table:table-row table:style-name="Таблица7.1">
            <table:table-cell table:style-name="Таблица7.A2" office:value-type="string">
              <text:p text:style-name="Table_20_Contents">alias hide/unhide</text:p>
            </table:table-cell>
            <table:table-cell table:style-name="Таблица7.B2" office:value-type="string">
              <text:p text:style-name="Table_20_Contents"><text:span text:style-name="T6">Признак сокрытия алиаса. Детально см. </text:span><text:span text:style-name="T8"><text:bookmark-ref text:reference-format="text" text:ref-name="Алиасы">Алиасы</text:bookmark-ref></text:span></text:p>
            </table:table-cell>
          </table:table-row>
          <table:table-row table:style-name="Таблица7.1">
            <table:table-cell table:style-name="Таблица7.A2" office:value-type="string">
              <text:p text:style-name="Table_20_Contents">alias modifiable</text:p>
            </table:table-cell>
            <table:table-cell table:style-name="Таблица7.B2" office:value-type="string">
              <text:p text:style-name="Table_20_Contents">Флаг разрешения модификации признака сокрытия алиаса </text:p>
            </table:table-cell>
          </table:table-row>
          <table:table-row table:style-name="Таблица7.9">
            <table:table-cell table:style-name="Таблица7.A2" office:value-type="string">
              <text:p text:style-name="Table_20_Contents">divert</text:p>
            </table:table-cell>
            <table:table-cell table:style-name="Таблица7.B2" office:value-type="string">
              <text:p text:style-name="Table_20_Contents">Переадресовать сообщения для абонента на указанный номер.</text:p>
            </table:table-cell>
          </table:table-row>
          <table:table-row table:style-name="Таблица7.9">
            <table:table-cell table:style-name="Таблица7.A2" office:value-type="string">
              <text:p text:style-name="Table_20_Contents">divert active unconditional</text:p>
            </table:table-cell>
            <table:table-cell table:style-name="Таблица7.B2" office:value-type="string">
              <text:p text:style-name="Table_20_Contents">Показывает включена или выключена безусловная переадресация</text:p>
            </table:table-cell>
          </table:table-row>
          <table:table-row table:style-name="Таблица7.11">
            <table:table-cell table:style-name="Таблица7.A2" office:value-type="string">
              <text:p text:style-name="Table_20_Contents">divert active absent</text:p>
            </table:table-cell>
            <table:table-cell table:style-name="Таблица7.B2" office:value-type="string">
              <text:p text:style-name="Table_20_Contents">Показывает включена или выключена условная переадресация в случае когда абонент не доступен</text:p>
            </table:table-cell>
          </table:table-row>
          <table:table-row table:style-name="Таблица7.12">
            <table:table-cell table:style-name="Таблица7.A2" office:value-type="string">
              <text:p text:style-name="Table_20_Contents">divert active blocked</text:p>
            </table:table-cell>
            <table:table-cell table:style-name="Таблица7.B2" office:value-type="string">
              <text:p text:style-name="Table_20_Contents">Показывает включена или выключена условная переадресация в случае если абонент заблокированы услуги по передаче сообщений (teleservice not provisioned, facility not supported)</text:p>
            </table:table-cell>
          </table:table-row>
          <table:table-row table:style-name="Таблица7.11">
            <table:table-cell table:style-name="Таблица7.A2" office:value-type="string">
              <text:p text:style-name="Table_20_Contents">divert active barred</text:p>
            </table:table-cell>
            <table:table-cell table:style-name="Таблица7.B2" office:value-type="string">
              <text:p text:style-name="Table_20_Contents">Показывает включена или выключена условная переадресация в случае если у абонента заблокированы вызовы (call barred)</text:p>
            </table:table-cell>
          </table:table-row>
          <table:table-row table:style-name="Таблица7.14">
            <table:table-cell table:style-name="Таблица7.A2" office:value-type="string">
              <text:p text:style-name="Table_20_Contents">divert active capacity</text:p>
            </table:table-cell>
            <table:table-cell table:style-name="Таблица7.B2" office:value-type="string">
              <text:p text:style-name="Table_20_Contents">Показывает включена или выключена условная переадресация в случае если у абонента на терминале кончается место для сообщений</text:p>
            </table:table-cell>
          </table:table-row>
          <table:table-row table:style-name="Таблица7.9">
            <table:table-cell table:style-name="Таблица7.A2" office:value-type="string">
              <text:p text:style-name="Table_20_Contents">divert modifiable</text:p>
            </table:table-cell>
            <table:table-cell table:style-name="Таблица7.B2" office:value-type="string">
              <text:p text:style-name="Table_20_Contents">Флаг разрешения модификации параметров пересылки (divert)</text:p>
            </table:table-cell>
          </table:table-row>
          <table:table-row table:style-name="Таблица7.16">
            <table:table-cell table:style-name="Таблица7.A2" office:value-type="string">
              <text:p text:style-name="Table_20_Contents">UDH concatenate</text:p>
            </table:table-cell>
            <table:table-cell table:style-name="Таблица7.B2" office:value-type="string">
              <text:p text:style-name="Table_20_Contents">Включение поддержки конкатенации сообщений в телефоне на основании информации из UDH</text:p>
            </table:table-cell>
          </table:table-row>
          <table:table-row table:style-name="Таблица7.16">
            <table:table-cell table:style-name="Таблица7.A2" office:value-type="string">
              <text:p text:style-name="Table_20_Contents">trasnlit</text:p>
            </table:table-cell>
            <table:table-cell table:style-name="Таблица7.B2" office:value-type="string">
              <text:p text:style-name="Table_20_Contents">Транслитерация исходящих сообщений в случае отсутствия точного профиля получателя. В случае если абонент хочет чтобы его исходящие сообщения не транслитерировались, он должен принудительно поставить translit off. Работает только для SMS сообщений.</text:p>
            </table:table-cell>
          </table:table-row>
          <table:table-row table:style-name="Таблица7.18">
            <table:table-cell table:style-name="Таблица7.A2" office:value-type="string">
              <text:p text:style-name="Table_20_Contents">closed group</text:p>
            </table:table-cell>
            <table:table-cell table:style-name="Таблица7.B2" office:value-type="string">
              <text:p text:style-name="Table_20_Contents">Закрытая группа пользователей, которая ограничивает посылку исходящих сообщений только на номера разрешенные для этой группы.</text:p>
            </table:table-cell>
          </table:table-row>
          <table:table-row table:style-name="Таблица7.14">
            <table:table-cell table:style-name="Таблица7.A2" office:value-type="string">
              <text:p text:style-name="Table_20_Contents">input access mask</text:p>
            </table:table-cell>
            <table:table-cell table:style-name="Таблица7.B2" office:value-type="string">
              <text:p text:style-name="Table_20_Contents">Маска разрешения получения сообщений от разных типов сервисов</text:p>
            </table:table-cell>
          </table:table-row>
          <table:table-row table:style-name="Таблица7.20">
            <table:table-cell table:style-name="Таблица7.A2" office:value-type="string">
              <text:p text:style-name="Table_20_Contents">output access mask</text:p>
            </table:table-cell>
            <table:table-cell table:style-name="Таблица7.B2" office:value-type="string">
              <text:p text:style-name="Table_20_Contents">Маска разрешения отправки сообщений разным типам сервисов.</text:p>
            </table:table-cell>
          </table:table-row>
          <table:table-row table:style-name="Таблица7.21">
            <table:table-cell table:style-name="Таблица7.A2" office:value-type="string">
              <text:p text:style-name="Table_20_Contents">nick</text:p>
            </table:table-cell>
            <table:table-cell table:style-name="Таблица7.B2" office:value-type="string">
              <text:p text:style-name="Table_20_Contents"><text:span text:style-name="T6">В режиме </text:span><text:span text:style-name="T35">smsx</text:span><text:span text:style-name="T6"> задает ник абонента. </text:span></text:p>
            </table:table-cell>
          </table:table-row>
        </table:table>
        <text:h text:style-name="Heading_20_3" text:outline-level="3"><text:bookmark text:name="__RefHeading__35938_78748477"/><text:soft-page-break/>Просмотр профилей<text:bookmark-end text:name="__RefHeading__35938_78748477"/></text:h>
        <text:p text:style-name="Text_20_body">Выделено два типа профилей: персональный и групповой. Отличие заключается в том, что персональный профиль создаётся для конкретного адреса абонента, а групповой для набора адресов, определяемых маской. Доступ к ним осуществляется через меню <text:span text:style-name="T31">Profiles —</text:span><text:span text:style-name="T5"> </text:span><text:span text:style-name="T31">Lookup profile</text:span> и <text:span text:style-name="T31">Profiles </text:span><text:span text:style-name="T5">- </text:span><text:span text:style-name="T31">Groups</text:span>, соответственно. </text:p>
        <text:h text:style-name="Heading_20_3" text:outline-level="3"><text:bookmark text:name="__RefHeading__35940_78748477"/>Удаление профилей<text:bookmark-end text:name="__RefHeading__35940_78748477"/></text:h>
        <text:p text:style-name="Text_20_body">Для удаления одного или нескольких профилей администратор может отметить нужные (слева) и воспользоваться кнопкой «<text:span text:style-name="T29">Delete</text:span>». Выбранные профили (или группы профилей) будут удалены и вместо них будут использоваться профили по-умолчанию <text:span text:style-name="T29">(default)</text:span>.</text:p>
        <text:h text:style-name="Heading_20_3" text:outline-level="3"><text:bookmark text:name="__RefHeading__35942_78748477"/>Добавление и модификация профилей<text:bookmark-end text:name="__RefHeading__35942_78748477"/></text:h>
        <text:p text:style-name="Text_20_body">Для модификации параметров определённого профиля администратор может из страницы просмотра перейти по ссылке соответствующей маске профиля. Произвести необходимые изменения. Для принятия изменений нажать кнопку «Save», для отмены «Cancel».</text:p>
        <text:p text:style-name="Text_20_body">Для создания нового профиля (или группы) администратор может на странице просмотра воспользоваться кнопкой «Add profile». Задать параметры профиля. Для подтверждения нажать «Add profile», для отмены «Cancel».</text:p>
        <text:p text:style-name="Text_20_body"><draw:frame draw:style-name="fr4" draw:name="Графический объект44" text:anchor-type="as-char" svg:width="4.8744in" svg:height="4.1937in" draw:z-index="61"><draw:image xlink:href="Pictures/10000000000002760000021E155A8456.jpg" xlink:type="simple" xlink:show="embed" xlink:actuate="onLoad"/></draw:frame></text:p>
        <text:h text:style-name="Heading_20_3" text:outline-level="3"><text:bookmark text:name="__RefHeading__35944_78748477"/>Поиск и проверка профиля<text:bookmark-end text:name="__RefHeading__35944_78748477"/></text:h>
        <text:p text:style-name="Text_20_body">Найти/проверить профиль для конкретного абонента можно посредством <text:span text:style-name="T40">Profiles - Lookup</text:span>. Результатами поиска могут быть: найдено точное совпадение, найдено совпадение с групповым профилем, совпадение не найдено – используется профиль по-умолчанию (default). Пример страницы поиска:</text:p>
        <text:p text:style-name="Text_20_body"><text:soft-page-break/><draw:frame draw:style-name="fr4" draw:name="Графический объект45" text:anchor-type="as-char" svg:width="4.6654in" svg:height="3.9846in" draw:z-index="62"><draw:image xlink:href="Pictures/10000000000002770000021B19B9853A.jpg" xlink:type="simple" xlink:show="embed" xlink:actuate="onLoad"/></draw:frame></text:p>
        <text:h text:style-name="Heading_20_3" text:outline-level="3"><text:bookmark text:name="__RefHeading__35946_78748477"/>Модификация профиля с телефона<text:bookmark-end text:name="__RefHeading__35946_78748477"/></text:h>
        <text:p text:style-name="Text_20_body">С телефона пользователь может послать в адрес сервис центра следующие команды, оформленные как обычные короткие сообщения.</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35">Текст сообщения</text:p>
            </table:table-cell>
            <table:table-cell table:style-name="Таблица8.B1" office:value-type="string">
              <text:p text:style-name="P35">Описание</text:p>
            </table:table-cell>
          </table:table-row>
          <table:table-row table:style-name="Таблица8.2">
            <table:table-cell table:style-name="Таблица8.A2" office:value-type="string">
              <text:p text:style-name="Table_20_Contents">REPORT NONE</text:p>
            </table:table-cell>
            <table:table-cell table:style-name="Таблица8.B2" office:value-type="string">
              <text:p text:style-name="Table_20_Contents">Отказаться от приема уведомлений о доставке</text:p>
            </table:table-cell>
          </table:table-row>
          <table:table-row table:style-name="Таблица8.3">
            <table:table-cell table:style-name="Таблица8.A2" office:value-type="string">
              <text:p text:style-name="Table_20_Contents">REPORT FULL</text:p>
            </table:table-cell>
            <table:table-cell table:style-name="Таблица8.B2" office:value-type="string">
              <text:p text:style-name="Table_20_Contents">Восстановить прием уведомлений о доставке включая промежуточные</text:p>
            </table:table-cell>
          </table:table-row>
          <table:table-row table:style-name="Таблица8.4">
            <table:table-cell table:style-name="Таблица8.A2" office:value-type="string">
              <text:p text:style-name="Table_20_Contents">REPORT FINAL</text:p>
            </table:table-cell>
            <table:table-cell table:style-name="Таблица8.B2" office:value-type="string">
              <text:p text:style-name="Table_20_Contents">Восстановить прием уведомлений о доставке исключая промежуточные</text:p>
            </table:table-cell>
          </table:table-row>
          <table:table-row table:style-name="Таблица8.4">
            <table:table-cell table:style-name="Таблица8.A2" office:value-type="string">
              <text:p text:style-name="Table_20_Contents"><text:span text:style-name="T13">LOCALE name, </text:span><text:span text:style-name="T11">где</text:span><text:span text:style-name="T13"> name </text:span><text:span text:style-name="T11">это</text:span><text:span text:style-name="T13"> </text:span><text:span text:style-name="T11">код</text:span><text:span text:style-name="T13"> ru_ru,en_en</text:span></text:p>
            </table:table-cell>
            <table:table-cell table:style-name="Таблица8.B2" office:value-type="string">
              <text:p text:style-name="Table_20_Contents">Задать язык приема сообщений</text:p>
            </table:table-cell>
          </table:table-row>
          <table:table-row table:style-name="Таблица8.6">
            <table:table-cell table:style-name="Таблица8.A2" office:value-type="string">
              <text:p text:style-name="Table_20_Contents">DEFAULT или ENG</text:p>
            </table:table-cell>
            <table:table-cell table:style-name="Таблица8.B2" office:value-type="string">
              <text:p text:style-name="Table_20_Contents">Установить режим приема сообщений в стандартной кодировке</text:p>
            </table:table-cell>
          </table:table-row>
          <table:table-row table:style-name="Таблица8.7">
            <table:table-cell table:style-name="Таблица8.A2" office:value-type="string">
              <text:p text:style-name="Table_20_Contents">UCS2 или RUS</text:p>
            </table:table-cell>
            <table:table-cell table:style-name="Таблица8.B2" office:value-type="string">
              <text:p text:style-name="Table_20_Contents">Установить режим приема сообщений на в кодировке UCS2</text:p>
            </table:table-cell>
          </table:table-row>
          <table:table-row table:style-name="Таблица8.4">
            <table:table-cell table:style-name="Таблица8.A2" office:value-type="string">
              <text:p text:style-name="Table_20_Contents"><text:span text:style-name="T13">USSD7BIT ON </text:span><text:span text:style-name="T11">или</text:span><text:span text:style-name="T13"> USSD7BIT OFF</text:span></text:p>
            </table:table-cell>
            <table:table-cell table:style-name="Таблица8.B2" office:value-type="string">
              <text:p text:style-name="Table_20_Contents">Включить или выключить транслитерацию USSD сообщений</text:p>
            </table:table-cell>
          </table:table-row>
          <table:table-row table:style-name="Таблица8.2">
            <table:table-cell table:style-name="Таблица8.A2" office:value-type="string">
              <text:p text:style-name="Table_20_Contents">HIDE</text:p>
            </table:table-cell>
            <table:table-cell table:style-name="Таблица8.B2" office:value-type="string">
              <text:p text:style-name="Table_20_Contents">Включить режим сокрытия адреса отправителя</text:p>
            </table:table-cell>
          </table:table-row>
          <table:table-row table:style-name="Таблица8.2">
            <table:table-cell table:style-name="Таблица8.A2" office:value-type="string">
              <text:p text:style-name="Table_20_Contents">UNHIDE</text:p>
            </table:table-cell>
            <table:table-cell table:style-name="Таблица8.B2" office:value-type="string">
              <text:p text:style-name="Table_20_Contents">Выключить режим сокрытия адреса <text:s/>отправителя</text:p>
            </table:table-cell>
          </table:table-row>
          <table:table-row table:style-name="Таблица8.4">
            <table:table-cell table:style-name="Таблица8.A2" office:value-type="string">
              <text:p text:style-name="Table_20_Contents"><text:span text:style-name="T13">CONCAT ON </text:span><text:span text:style-name="T11">или</text:span><text:span text:style-name="T13"> CONCAT OFF</text:span></text:p>
            </table:table-cell>
            <table:table-cell table:style-name="Таблица8.B2" office:value-type="string">
              <text:p text:style-name="Table_20_Contents">Включить или выключить режим склейки длинных сообщений с использованием UDH</text:p>
            </table:table-cell>
          </table:table-row>
          <table:table-row table:style-name="Таблица8.4">
            <table:table-cell table:style-name="Таблица8.A2" office:value-type="string">
              <text:p text:style-name="Table_20_Contents"><text:span text:style-name="T13">TRANSLIT ON </text:span><text:span text:style-name="T11">или</text:span><text:span text:style-name="T13"> TRANSLIT OFF</text:span></text:p>
            </table:table-cell>
            <table:table-cell table:style-name="Таблица8.B2" office:value-type="string">
              <text:p text:style-name="Table_20_Contents">Включить или выключить транслитерацию исходящих сообщений</text:p>
            </table:table-cell>
          </table:table-row>
          <table:table-row table:style-name="Таблица8.2">
            <table:table-cell table:style-name="Таблица8.A2" office:value-type="string">
              <text:p text:style-name="Table_20_Contents">DIVERT TO номер абонента</text:p>
            </table:table-cell>
            <table:table-cell table:style-name="Таблица8.B2" office:value-type="string">
              <text:p text:style-name="Table_20_Contents">Задать номер для переадресации сообщений</text:p>
            </table:table-cell>
          </table:table-row>
          <table:table-row table:style-name="Таблица8.4">
            <table:table-cell table:style-name="Таблица8.A2" office:value-type="string">
              <text:p text:style-name="Table_20_Contents"><text:span text:style-name="T13">DIVERT ON </text:span><text:span text:style-name="T11">или</text:span><text:span text:style-name="T13"> DIVERT OFF</text:span></text:p>
            </table:table-cell>
            <table:table-cell table:style-name="Таблица8.B2" office:value-type="string">
              <text:p text:style-name="Table_20_Contents">Включить или выключить безусловную переадресацию сообщений</text:p>
            </table:table-cell>
          </table:table-row>
          <table:table-row table:style-name="Таблица8.15">
            <table:table-cell table:style-name="Таблица8.A2" office:value-type="string">
              <text:p text:style-name="Table_20_Contents">DIVERT ABSENT |BLOCKED | BARRED |CAPACITY ON | OF</text:p>
            </table:table-cell>
            <table:table-cell table:style-name="Таблица8.B2" office:value-type="string">
              <text:p text:style-name="Table_20_Contents">Включить или выключить условную переадресацию в случаях когда абонент не доступен, заблокирован, запрещены вызовы или кончилось место под сообщения на телефоне</text:p>
            </table:table-cell>
          </table:table-row>
          <text:soft-page-break/>
          <table:table-row table:style-name="Таблица8.16">
            <table:table-cell table:style-name="Таблица8.A2" office:value-type="string">
              <text:p text:style-name="Table_20_Contents">DIVERT STATUS</text:p>
            </table:table-cell>
            <table:table-cell table:style-name="Таблица8.B2" office:value-type="string">
              <text:p text:style-name="Table_20_Contents">Запросить статус переадресации</text:p>
            </table:table-cell>
          </table:table-row>
        </table:table>
        <text:p text:style-name="P13"/>
        <text:p text:style-name="Text_20_body">Управлять профилем можно с помощью USSD запросов. В запросе сначала указывается USSD код, назначенный клиенту profiler, затем код операции через символ «*», затем перечисляются параметры операции, разделенные символом «*», и в конце запроса используется символ решетки. Коды операций задаются в конфигурации центра. Конфигурирование производится в секции <text:span text:style-name="T29">Profiler</text:span>/<text:span text:style-name="T29">USSD</text:span> operations mapping.</text:p>
        <text:p text:style-name="Text_20_body">Примеры USSD запросов, в случае если выделен USSD код 105:</text:p>
        <text:p text:style-name="Text_20_body">•<text:tab/>*105*1# - установить кодировку UCS2, аналог посылки команды UCS2</text:p>
        <text:p text:style-name="Text_20_body">•<text:tab/>*105*2# - установить кодировку GSM7BIT, аналог команды default</text:p>
        <text:p text:style-name="Text_20_body">•<text:tab/>*105*30*+79876543210# - установить адрес переадресации, аналог команды DIVERT TO +79876543210</text:p>
        <text:p text:style-name="Standard"/>
        <text:h text:style-name="Heading_20_3" text:outline-level="3" text:is-list-header="true"><text:bookmark text:name="__RefHeading__35948_78748477"/><text:bookmark-end text:name="__RefHeading__35948_78748477"/></text:h>
        <text:p text:style-name="Text_20_body"/>
        <text:h text:style-name="P107" text:outline-level="2"><text:bookmark-start text:name="Работа со службами (сервисами)"/><text:bookmark text:name="__RefHeading__35950_78748477"/>Работа со службами (сервисами)<text:bookmark-end text:name="Работа со службами (сервисами)"/> и хостами<text:bookmark-end text:name="__RefHeading__35950_78748477"/></text:h>
        <text:p text:style-name="Text_20_body"><text:span text:style-name="T6">Понятия сервисов и хостов были введены ранее (см. </text:span><text:span text:style-name="T6"><text:bookmark-ref text:reference-format="text" text:ref-name="Службы (сервисы)">Службы (сервисы)</text:bookmark-ref></text:span><text:span text:style-name="T6">)</text:span><text:span text:style-name="T6">. В этой главе обсуждаются возможности для администрирования сервисов (служб).</text:span></text:p>
        <text:h text:style-name="Heading_20_3" text:outline-level="3"><text:bookmark text:name="__RefHeading__35952_78748477"/>Управление службами<text:bookmark-end text:name="__RefHeading__35952_78748477"/></text:h>
        <text:p text:style-name="P19">Управление всеми установленными службами производится в разделе, доступном из меню <text:span text:style-name="T40">Services - Services</text:span>. Набор служб организован в виде таблицы. Производится мониторинг состояний установленных служб (столбец «status»): разрешена/запрещена, запущена/остановлена, есть ли соединение с SMS центром и параметры соединения.</text:p>
        <text:p text:style-name="Text_20_body"><draw:frame draw:style-name="fr4" draw:name="Графический объект47" text:anchor-type="as-char" svg:width="4.3335in" svg:height="4.0992in" draw:z-index="59"><draw:image xlink:href="Pictures/100000000000027600000254CA01DA03.jpg" xlink:type="simple" xlink:show="embed" xlink:actuate="onLoad"/></draw:frame></text:p>
        <text:p text:style-name="Text_20_body"/>
        <text:p text:style-name="Text_20_body">Администратор может производить ряд операций над набором служб (сервисов):</text:p>
        <text:list xml:id="list312158053" text:style-name="L10">
          <text:list-item>
            <text:p text:style-name="P82">Для добавления нового сервиса следует выбрать «Add» и далее произвести установку определённой службы как описано ниже.</text:p>
          </text:list-item>
          <text:list-item>
            <text:p text:style-name="P82">Для удаления одной или нескольких служб следует отметить (слева) подлежащие удалению и нажать кнопку «Delete».</text:p>
          </text:list-item>
          <text:list-item>
            <text:p text:style-name="P82">Для принудительного разрыва соединения сервиса(ов) и SMS центра следует отметить нужные (слева) и нажать «Disconnect».</text:p>
          </text:list-item>
          <text:list-item>
            <text:p text:style-name="P82">Для запуска или остановки одной или нескольких служб следует отметить нужные (слева) и нажать «Online» или «Offline» соответственно.</text:p>
          </text:list-item>
          <text:list-item>
            <text:p text:style-name="P82">Для перевода сервиса на другой узел кластера нужно отметить сервисы и нажать «Switch over»</text:p>
          </text:list-item>
          <text:list-item>
            <text:p text:style-name="P82">Для управления параметрами взаимодействия сервиса и SMS центра администратор может перейти по ссылке «edit» соответствующей определённой службе. Принципы изменения параметров аналогичны их заданию при создании. После редактирования для применения нажмите «Save», для отмены «Cancel». </text:p>
          </text:list-item>
          <text:list-item>
            <text:p text:style-name="P82"><text:soft-page-break/>Для служб, которые предоставляют дополнительный интерфейс для администрирования, администратор может перейти непосредственно к странице конфигурирования данного сервиса по ссылке соответствующей имени службы (слева, после ссылки «edit»). Если такой ссылки нет, то данная служба не предоставляет таких возможностей.</text:p>
          </text:list-item>
        </text:list>
        <text:h text:style-name="Heading_20_3" text:outline-level="3"><text:bookmark-start text:name="Добавление нового сервиса"/><text:bookmark text:name="__RefHeading__35954_78748477"/>Добавление нового сервиса<text:bookmark-end text:name="Добавление нового сервиса"/><text:bookmark-end text:name="__RefHeading__35954_78748477"/></text:h>
        <text:p text:style-name="Text_20_body">SMS центр предоставляет интерфейс для подключения новых служб. Добавление сервиса означает только создание учётной записи и параметров взаимодействия с SMS центром, но не включает установку самого приложения. Сама программа (предоставляющая сервис) может в дальнейшем регистрироваться по этой записи, SMS центр будет использовать заданные параметры для соединения с ней.</text:p>
        <text:h text:style-name="Heading_20_4" text:outline-level="4"><text:bookmark text:name="__RefHeading__18090_502142946"/>Выбор типа сервиса<text:bookmark-end text:name="__RefHeading__18090_502142946"/></text:h>
        <text:list xml:id="list1370863634" text:style-name="L33">
          <text:list-item>
            <text:p text:style-name="P64">Внутренний сервис </text:p>
          </text:list-item>
          <text:list-item>
            <text:p text:style-name="P64">Обычный сервис</text:p>
          </text:list-item>
          <text:list-item>
            <text:p text:style-name="P64">Сервис с поддержкой администрирования</text:p>
          </text:list-item>
        </text:list>
        <text:p text:style-name="Text_20_body"><draw:frame draw:style-name="fr6" draw:name="graphics10" text:anchor-type="paragraph" svg:width="2.8228in" svg:height="1.5752in" draw:z-index="37"><draw:image xlink:href="Pictures/1000000000000183000000D8943A7282.png" xlink:type="simple" xlink:show="embed" xlink:actuate="onLoad"/></draw:frame></text:p>
        <text:p text:style-name="Text_20_body"/>
        <text:h text:style-name="Heading_20_4" text:outline-level="4"><text:bookmark text:name="__RefHeading__35956_78748477"/><text:span text:style-name="T6">Задание параметров взаимодействия с </text:span><text:span text:style-name="T35">SMS</text:span><text:span text:style-name="T6"> центром</text:span><text:bookmark-end text:name="__RefHeading__35956_78748477"/></text:h>
        <text:p text:style-name="Text_20_body">Страница содержит описание параметров взаимодействия с <text:span text:style-name="T29">SMS</text:span> центром.</text:p>
        <text:p text:style-name="Text_20_body"><draw:frame draw:style-name="fr6" draw:name="graphics11" text:anchor-type="paragraph" svg:width="3.9217in" svg:height="3.528in" draw:z-index="38"><draw:image xlink:href="Pictures/100000000000021A000001E4AEF8C2A0.png" xlink:type="simple" xlink:show="embed" xlink:actuate="onLoad"/></draw:frame></text:p>
        <text:p text:style-name="Text_20_body"><text:soft-page-break/><draw:frame draw:style-name="fr4" draw:name="Графический объект48" text:anchor-type="as-char" svg:width="4.2535in" svg:height="3.3398in" draw:z-index="52"><draw:image xlink:href="Pictures/10000200000002A400000241AF7CE5FC.png" xlink:type="simple" xlink:show="embed" xlink:actuate="onLoad"/></draw:frame></text:p>
        <text:p text:style-name="Text_20_body"/>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5">Параметр</text:p>
            </table:table-cell>
            <table:table-cell table:style-name="Таблица9.B1" office:value-type="string">
              <text:p text:style-name="P35">Значение</text:p>
            </table:table-cell>
          </table:table-row>
          <table:table-row table:style-name="Таблица9.2">
            <table:table-cell table:style-name="Таблица9.A2" office:value-type="string">
              <text:p text:style-name="Table_20_Contents">system id</text:p>
            </table:table-cell>
            <table:table-cell table:style-name="Таблица9.B2" office:value-type="string">
              <text:p text:style-name="Table_20_Contents">Идентификатор сервиса (используется при создании соединения)</text:p>
            </table:table-cell>
          </table:table-row>
          <table:table-row table:style-name="Таблица9.2">
            <table:table-cell table:style-name="Таблица9.A2" office:value-type="string">
              <text:p text:style-name="Table_20_Contents">priority</text:p>
            </table:table-cell>
            <table:table-cell table:style-name="Таблица9.B2" office:value-type="string">
              <text:p text:style-name="Table_20_Contents">Приоритет сервиса от 0 до 32000</text:p>
            </table:table-cell>
          </table:table-row>
          <table:table-row table:style-name="Таблица9.2">
            <table:table-cell table:style-name="Таблица9.A2" office:value-type="string">
              <text:p text:style-name="Table_20_Contents">system type</text:p>
            </table:table-cell>
            <table:table-cell table:style-name="Таблица9.B2" office:value-type="string">
              <text:p text:style-name="Table_20_Contents">Тип сервиса (только проносится в CDR записи)</text:p>
            </table:table-cell>
          </table:table-row>
          <table:table-row table:style-name="Таблица9.2">
            <table:table-cell table:style-name="Таблица9.A2" office:value-type="string">
              <text:p text:style-name="Table_20_Contents">type of number</text:p>
            </table:table-cell>
            <table:table-cell table:style-name="Таблица9.B2" office:value-type="string">
              <text:p text:style-name="Table_20_Contents">Тип адресов (один из списка), не используется</text:p>
            </table:table-cell>
          </table:table-row>
          <table:table-row table:style-name="Таблица9.2">
            <table:table-cell table:style-name="Таблица9.A2" office:value-type="string">
              <text:p text:style-name="Table_20_Contents">numbering plan</text:p>
            </table:table-cell>
            <table:table-cell table:style-name="Таблица9.B2" office:value-type="string">
              <text:p text:style-name="Table_20_Contents">План нумерации адресов (один из списка), не используется</text:p>
            </table:table-cell>
          </table:table-row>
          <table:table-row table:style-name="Таблица9.7">
            <table:table-cell table:style-name="Таблица9.A2" office:value-type="string">
              <text:p text:style-name="Table_20_Contents">Range of address</text:p>
            </table:table-cell>
            <table:table-cell table:style-name="Таблица9.B2" office:value-type="string">
              <text:p text:style-name="Table_20_Contents">Диапазон адресов этого сервиса, допускается использование регулярных выражений. Для задания адресов необходимо использовать унифицированную форму: .ton.npi.address. Например выражение \.1\.1\.123\d{4}|\.0\.1\.678\d{2} разрешает сервису использовать номера +123xxxx или 678xx</text:p>
            </table:table-cell>
          </table:table-row>
          <table:table-row table:style-name="Таблица9.8">
            <table:table-cell table:style-name="Таблица9.A2" office:value-type="string">
              <text:p text:style-name="Table_20_Contents">want alias</text:p>
            </table:table-cell>
            <table:table-cell table:style-name="Таблица9.B2" office:value-type="string">
              <text:p text:style-name="Table_20_Contents">В случае если у абонента включена услуга сокрытия номера, SME будет получать алиас вместо номера абонента. Если SME работает исключельно с реальными номерами абонентов, опция должна быть выключена</text:p>
            </table:table-cell>
          </table:table-row>
          <table:table-row table:style-name="Таблица9.8">
            <table:table-cell table:style-name="Таблица9.A2" office:value-type="string">
              <text:p text:style-name="Table_20_Contents">Carry Org Descriptor</text:p>
            </table:table-cell>
            <table:table-cell table:style-name="Таблица9.B2" office:value-type="string">
              <text:p text:style-name="Table_20_Contents">Трансляция IMSI &amp; MSC абонента в опциональные поля smpp</text:p>
            </table:table-cell>
          </table:table-row>
          <table:table-row table:style-name="Таблица9.8">
            <table:table-cell table:style-name="Таблица9.A2" office:value-type="string">
              <text:p text:style-name="Table_20_Contents">Carry Org User Info</text:p>
            </table:table-cell>
            <table:table-cell table:style-name="Таблица9.B2" office:value-type="string">
              <text:p text:style-name="Table_20_Contents">Трансляция данных из профиля абонента в опциональные поля smpp</text:p>
            </table:table-cell>
          </table:table-row>
          <table:table-row table:style-name="Таблица9.8">
            <table:table-cell table:style-name="Таблица9.A2" office:value-type="string">
              <text:p text:style-name="Table_20_Contents">Carry SCCP Info</text:p>
            </table:table-cell>
            <table:table-cell table:style-name="Таблица9.B2" office:value-type="string">
              <text:p text:style-name="Table_20_Contents">Трансляция вызываемого адреса (called address) абонента в опциональные поля smpp</text:p>
            </table:table-cell>
          </table:table-row>
          <table:table-row table:style-name="Таблица9.8">
            <table:table-cell table:style-name="Таблица9.A2" office:value-type="string">
              <text:p text:style-name="Table_20_Contents">Fill Extra Descriptor</text:p>
            </table:table-cell>
            <table:table-cell table:style-name="Таблица9.B2" office:value-type="string">
              <text:p text:style-name="Table_20_Contents">Трансляция опциональных полей для сервисов SMS-Extra</text:p>
            </table:table-cell>
          </table:table-row>
          <table:table-row table:style-name="Таблица9.8">
            <table:table-cell table:style-name="Таблица9.A2" office:value-type="string">
              <text:p text:style-name="Table_20_Contents">Force SME receipt</text:p>
            </table:table-cell>
            <table:table-cell table:style-name="Таблица9.B2" office:value-type="string">
              <text:p text:style-name="Table_20_Contents">Принудительное отправление отчетов отправителю оригинального сообщения, вне зависимости от маршрутизации</text:p>
            </table:table-cell>
          </table:table-row>
          <table:table-row table:style-name="Таблица9.14">
            <table:table-cell table:style-name="Таблица9.A2" office:value-type="string">
              <text:p text:style-name="Table_20_Contents">Force data coding</text:p>
            </table:table-cell>
            <table:table-cell table:style-name="Таблица9.B2" office:value-type="string">
              <text:p text:style-name="Table_20_Contents">Если SME воспринимает SMPP поле DataCoding как GSM datacoding. Должно быть включено.</text:p>
            </table:table-cell>
          </table:table-row>
          <table:table-row table:style-name="Таблица9.14">
            <table:table-cell table:style-name="Таблица9.A2" office:value-type="string">
              <text:p text:style-name="Table_20_Contents">SMPP+ support</text:p>
            </table:table-cell>
            <table:table-cell table:style-name="Таблица9.B2" office:value-type="string">
              <text:p text:style-name="Table_20_Contents">Поддержка протокола SMPP+</text:p>
            </table:table-cell>
          </table:table-row>
          <table:table-row table:style-name="Таблица9.14">
            <table:table-cell table:style-name="Таблица9.A2" office:value-type="string">
              <text:p text:style-name="Table_20_Contents">Default Latin1</text:p>
            </table:table-cell>
            <table:table-cell table:style-name="Таблица9.B2" office:value-type="string">
              <text:p text:style-name="Table_20_Contents">Трактовка кодировки сообщений как latin1</text:p>
            </table:table-cell>
          </table:table-row>
          <text:soft-page-break/>
          <table:table-row table:style-name="Таблица9.17">
            <table:table-cell table:style-name="Таблица9.A2" office:value-type="string">
              <text:p text:style-name="Table_20_Contents">timeout</text:p>
            </table:table-cell>
            <table:table-cell table:style-name="Таблица9.B2" office:value-type="string">
              <text:p text:style-name="Table_20_Contents">Тайм-аут в процессе общения SME с SMS центром (в секундах). Столько времени SMS центр будет ожидать ответного SMPP пакета от SME, иначе пакет игнорируется. </text:p>
            </table:table-cell>
          </table:table-row>
          <table:table-row table:style-name="Таблица9.18">
            <table:table-cell table:style-name="Таблица9.A2" office:value-type="string">
              <text:p text:style-name="Table_20_Contents">password</text:p>
            </table:table-cell>
            <table:table-cell table:style-name="Таблица9.B2" office:value-type="string">
              <text:p text:style-name="Table_20_Contents">Пароль для соединения с SMS центром (используется совместно с system id)</text:p>
            </table:table-cell>
          </table:table-row>
          <table:table-row table:style-name="Таблица9.19">
            <table:table-cell table:style-name="Таблица9.A2" office:value-type="string">
              <text:p text:style-name="Table_20_Contents">receipt scheme name</text:p>
            </table:table-cell>
            <table:table-cell table:style-name="Таблица9.B2" office:value-type="string">
              <text:p text:style-name="Table_20_Contents">Имя шаблона (из ресурс-файла) по которму будут форматироваться отчеты о доставки для этой SME</text:p>
            </table:table-cell>
          </table:table-row>
          <table:table-row table:style-name="Таблица9.2">
            <table:table-cell table:style-name="Таблица9.A2" office:value-type="string">
              <text:p text:style-name="Table_20_Contents">disabled</text:p>
            </table:table-cell>
            <table:table-cell table:style-name="Таблица9.B2" office:value-type="string">
              <text:p text:style-name="Table_20_Contents">Признак разрешения/запрещения сервиса</text:p>
            </table:table-cell>
          </table:table-row>
          <table:table-row table:style-name="Таблица9.14">
            <table:table-cell table:style-name="Таблица9.A2" office:value-type="string">
              <text:p text:style-name="Table_20_Contents">Mode</text:p>
            </table:table-cell>
            <table:table-cell table:style-name="Таблица9.B2" office:value-type="string">
              <text:p text:style-name="Table_20_Contents"><text:span text:style-name="T6">Режим</text:span><text:span text:style-name="T35"> SMPP </text:span><text:span text:style-name="T6">соединения</text:span><text:span text:style-name="T35"> </text:span><text:span text:style-name="T6">с</text:span><text:span text:style-name="T35"> SMS </text:span><text:span text:style-name="T6">центром</text:span><text:span text:style-name="T35">: transmitter, receiver, transsiver (</text:span><text:span text:style-name="T6">см</text:span><text:span text:style-name="T35">. </text:span><text:span text:style-name="T6">SMPP спецификацию).</text:span></text:p>
            </table:table-cell>
          </table:table-row>
          <table:table-row table:style-name="Таблица9.14">
            <table:table-cell table:style-name="Таблица9.A2" office:value-type="string">
              <text:p text:style-name="Table_20_Contents">proclimit</text:p>
            </table:table-cell>
            <table:table-cell table:style-name="Таблица9.B2" office:value-type="string">
              <text:p text:style-name="Table_20_Contents">Максимальное количество доставляемых сообщений от SMS центра, на которые не пришёл ответ от сервиса</text:p>
            </table:table-cell>
          </table:table-row>
          <table:table-row table:style-name="Таблица9.14">
            <table:table-cell table:style-name="Таблица9.A2" office:value-type="string">
              <text:p text:style-name="Table_20_Contents">schedlimit</text:p>
            </table:table-cell>
            <table:table-cell table:style-name="Таблица9.B2" office:value-type="string">
              <text:p text:style-name="P32">Ограничение на количество посланных SME и принятых им сообщений в минуту.</text:p>
            </table:table-cell>
          </table:table-row>
          <table:table-row table:style-name="Таблица9.24">
            <table:table-cell table:style-name="Таблица9.A2" office:value-type="string">
              <text:p text:style-name="Table_20_Contents">access mask</text:p>
            </table:table-cell>
            <table:table-cell table:style-name="Таблица9.B2" office:value-type="string">
              <text:p text:style-name="Table_20_Contents">Шестнадцатиричное значение маски, задающей тип сервиса. По умолчанипю значение 1 (установлен первый бит маски) определяет сервис как публичный.</text:p>
            </table:table-cell>
          </table:table-row>
        </table:table>
        <text:h text:style-name="P107" text:outline-level="2"><text:bookmark text:name="__RefHeading__35958_78748477"/>Дополнительные сервисы<text:bookmark-end text:name="__RefHeading__35958_78748477"/></text:h>
        <text:p text:style-name="Text_20_body">С <text:span text:style-name="T29">SMS</text:span> центром опционально поставляются ряд сервисов, интерфейсы которых могут быть интегрированы в его административный интерфейс. Их конфигурирование и управление ими может осуществляться посредством страниц встраиваемых в интерфейс администратора <text:span text:style-name="T29">SMS</text:span> центра. </text:p>
        <text:p text:style-name="Text_20_body">Инсталляция и интегрирование этих сервисов в систему осуществляется специалистами <text:span text:style-name="T29">Eyeline</text:span>. Также администратор может самостоятельного установить и интегрировать эти сервисы в систему, как это описано <text:a xlink:type="simple" xlink:href="#_Добавление_нового_сервиса"><text:span text:style-name="Internet_20_link"><text:bookmark-ref text:reference-format="direction" text:ref-name="Добавление нового сервиса">выше</text:bookmark-ref></text:span></text:a>.</text:p>
        <text:p text:style-name="Text_20_body">В этом разделе приведено общее описание интерфейсов для нескольких дополнительных служб, которые могут быть развёрнуты опционально. Переход к страницам конфигурирования того или иного сервиса можно осуществить со страницы <text:span text:style-name="T31">Services - Services</text:span> по ссылке соответствующей имени сервиса.</text:p>
        <text:p text:style-name="Text_20_body">Ограничения на администрирование встроенных сервисов определёнными пользователями задаются в их учётных записях, которые могут быть изменены на странице<text:span text:style-name="T40"> </text:span><text:span text:style-name="T31">SMSC - Users</text:span>.</text:p>
        <text:h text:style-name="Heading_20_3" text:outline-level="3"><text:bookmark text:name="__RefHeading__35960_78748477"/>DbSme<text:bookmark-end text:name="__RefHeading__35960_78748477"/></text:h>
        <text:h text:style-name="Heading_20_4" text:outline-level="4"><text:bookmark text:name="__RefHeading__35962_78748477"/>Функциональность сервиса<text:bookmark-end text:name="__RefHeading__35962_78748477"/></text:h>
        <text:p text:style-name="Text_20_body">DbSme реализует приём запроса пользователя, исполнение параметризованного <text:span text:style-name="T29">SQL</text:span> выражения на определённом источнике данных (БД), извлечение требуемой информации, преобразование полученных данных в соответствии с определённым шаблоном и отправку результатов обратно. Запрос пользователя представляет собой одно короткое сообщение (SM), ответ от DbSme представляет собой одно или несколько коротких сообщений (SM) в зависимости от размера результата.</text:p>
        <text:h text:style-name="Heading_20_4" text:outline-level="4"><text:bookmark text:name="__RefHeading__35964_78748477"/>Интерфейс администратора<text:bookmark-end text:name="__RefHeading__35964_78748477"/></text:h>
        <text:p text:style-name="Text_20_body">Для доступа к интерфейсу у администратора должна быть роль <text:span text:style-name="T29">DbSme</text:span> <text:span text:style-name="T29">Admin</text:span>.</text:p>
        <text:h text:style-name="Heading_20_5" text:outline-level="5"><text:bookmark text:name="__RefHeading__35966_78748477"/><text:span text:style-name="T6">Стартовая страница (</text:span><text:span text:style-name="T35">Home</text:span><text:span text:style-name="T6">)</text:span><text:bookmark-end text:name="__RefHeading__35966_78748477"/></text:h>
        <text:p text:style-name="Text_20_body"><draw:frame draw:style-name="fr4" draw:name="Графический объект49" text:anchor-type="as-char" svg:width="6.4925in" svg:height="3.0555in" draw:z-index="47"><draw:image xlink:href="Pictures/10000000000002EE0000016107C16BB2.png" xlink:type="simple" xlink:show="embed" xlink:actuate="onLoad"/></draw:frame></text:p>
        <text:p text:style-name="Text_20_body"/>
        <text:p text:style-name="Text_20_body"><text:soft-page-break/>Стартовая страница администрирования <text:span text:style-name="T29">DbSme</text:span> позволяет контролировать статус сервиса, запускать/останавливать его, применять/откатывать изменения в конфигурации кнопками <text:span text:style-name="T29">Apply</text:span> и <text:span text:style-name="T29">Reset</text:span> соответственно. Изменения общих параметров сервиса, <text:s/>которые задаются на страницах <text:span text:style-name="T29">Parameters</text:span> и <text:span text:style-name="T29">Drivers</text:span> применяются с рестартом сервиса (<text:span text:style-name="T29">Aplly</text:span> <text:span text:style-name="T29">all</text:span>). Параметры конкретных обработчиков запросов могут применяться без рестарта (<text:span text:style-name="T29">Apply</text:span> <text:span text:style-name="T29">jobs</text:span>).</text:p>
        <text:h text:style-name="Heading_20_5" text:outline-level="5"><text:bookmark text:name="__RefHeading__35968_78748477"/><text:span text:style-name="T6">Основные</text:span><text:span text:style-name="T6"> параметры (</text:span><text:span text:style-name="T35">Parameters</text:span><text:span text:style-name="T6">)</text:span><text:bookmark-end text:name="__RefHeading__35968_78748477"/></text:h>
        <text:p text:style-name="Text_20_body"><draw:frame draw:style-name="fr4" draw:name="Графический объект50" text:anchor-type="as-char" svg:width="5.5in" svg:height="3.6256in" draw:z-index="48"><draw:image xlink:href="Pictures/10000000000002F2000001F1A034CAC7.png" xlink:type="simple" xlink:show="embed" xlink:actuate="onLoad"/></draw:frame></text:p>
        <text:p text:style-name="Text_20_body">Глобальные настройки и параметры сервиса, представленные на странице в виде дерева, могут быть изменены администратором. Для применения изменений используется кнопка <text:span text:style-name="T29">Done</text:span>, для отката <text:span text:style-name="T29">Cancel</text:span>. Чтобы изменения вступили в силу необходимо применить их на странице <text:span text:style-name="T29">Home</text:span>. Приведём краткий обзор параметров<text:span text:style-name="T29">:</text:span></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30">Параметр</text:p>
            </table:table-cell>
            <table:table-cell table:style-name="Таблица10.B1" office:value-type="string">
              <text:p text:style-name="P35">Описание</text:p>
            </table:table-cell>
          </table:table-row>
          <table:table-row table:style-name="Таблица10.1">
            <table:table-cell table:style-name="Таблица10.A2" table:number-columns-spanned="2" office:value-type="string">
              <text:p text:style-name="P34">Общие параметры</text:p>
            </table:table-cell>
            <table:covered-table-cell/>
          </table:table-row>
          <table:table-row table:style-name="Таблица10.1">
            <table:table-cell table:style-name="Таблица10.A3" office:value-type="string">
              <text:p text:style-name="Table_20_Contents">SvcType</text:p>
            </table:table-cell>
            <table:table-cell table:style-name="Таблица10.A2" office:value-type="string">
              <text:p text:style-name="Table_20_Contents">тип сервиса проставляемый в сообщениях</text:p>
            </table:table-cell>
          </table:table-row>
          <table:table-row table:style-name="Таблица10.1">
            <table:table-cell table:style-name="Таблица10.A3" office:value-type="string">
              <text:p text:style-name="Table_20_Contents">ProtocolId</text:p>
            </table:table-cell>
            <table:table-cell table:style-name="Таблица10.A2" office:value-type="string">
              <text:p text:style-name="Table_20_Contents"><text:span text:style-name="T6">идентификатор протокола (</text:span><text:span text:style-name="T6">для </text:span><text:span text:style-name="T35">SMPP</text:span><text:span text:style-name="T6"> соединения</text:span><text:span text:style-name="T6">)</text:span></text:p>
            </table:table-cell>
          </table:table-row>
          <table:table-row table:style-name="Таблица10.1">
            <table:table-cell table:style-name="Таблица10.A3" office:value-type="string">
              <text:p text:style-name="Table_20_Contents">origAddress</text:p>
            </table:table-cell>
            <table:table-cell table:style-name="Таблица10.A2" office:value-type="string">
              <text:p text:style-name="Table_20_Contents">адресов этого сервиса (с которого он отсылает сообщения)</text:p>
            </table:table-cell>
          </table:table-row>
          <table:table-row table:style-name="Таблица10.1">
            <table:table-cell table:style-name="Таблица10.A3" office:value-type="string">
              <text:p text:style-name="Table_20_Contents">systemType</text:p>
            </table:table-cell>
            <table:table-cell table:style-name="Таблица10.A2" office:value-type="string">
              <text:p text:style-name="Table_20_Contents"><text:span text:style-name="T6">тип сервиса (для </text:span><text:span text:style-name="T35">SMPP</text:span><text:span text:style-name="T6"> соединения)</text:span></text:p>
            </table:table-cell>
          </table:table-row>
          <table:table-row table:style-name="Таблица10.1">
            <table:table-cell table:style-name="Таблица10.A3" office:value-type="string">
              <text:p text:style-name="Table_20_Contents">forceDataCoding</text:p>
            </table:table-cell>
            <table:table-cell table:style-name="Таблица10.A2" office:value-type="string">
              <text:p text:style-name="Table_20_Contents">принудительное перекодирование сообщений (допустимые значения UCS2, SMSC7BIT, LATIN1. LATIN1 по умолчанию)</text:p>
            </table:table-cell>
          </table:table-row>
          <table:table-row table:style-name="Таблица10.1">
            <table:table-cell table:style-name="Таблица10.A8" table:number-columns-spanned="2" office:value-type="string">
              <text:p text:style-name="P34"><text:span text:style-name="T35">Adm</text:span><text:span text:style-name="T35">in</text:span></text:p>
            </table:table-cell>
            <table:covered-table-cell/>
          </table:table-row>
          <table:table-row table:style-name="Таблица10.1">
            <table:table-cell table:style-name="Таблица10.A3" office:value-type="string">
              <text:p text:style-name="Table_20_Contents">adminHost</text:p>
            </table:table-cell>
            <table:table-cell table:style-name="Таблица10.A2" office:value-type="string">
              <text:p text:style-name="Table_20_Contents">сетевой интерфейс соединения для админ. интерфейса </text:p>
            </table:table-cell>
          </table:table-row>
          <table:table-row table:style-name="Таблица10.1">
            <table:table-cell table:style-name="Таблица10.A3" office:value-type="string">
              <text:p text:style-name="Table_20_Contents">adminPort</text:p>
            </table:table-cell>
            <table:table-cell table:style-name="Таблица10.A2" office:value-type="string">
              <text:p text:style-name="Table_20_Contents">порт соединения для админ. интерфейса</text:p>
            </table:table-cell>
          </table:table-row>
          <table:table-row table:style-name="Таблица10.1">
            <table:table-cell table:style-name="Таблица10.A2" table:number-columns-spanned="2" office:value-type="string">
              <text:p text:style-name="P34">ThreadPool</text:p>
            </table:table-cell>
            <table:covered-table-cell/>
          </table:table-row>
          <table:table-row table:style-name="Таблица10.1">
            <table:table-cell table:style-name="Таблица10.A3" office:value-type="string">
              <text:p text:style-name="Table_20_Contents">max</text:p>
            </table:table-cell>
            <table:table-cell table:style-name="Таблица10.A2" office:value-type="string">
              <text:p text:style-name="Table_20_Contents">максимальное количество потоков для обработчиков</text:p>
            </table:table-cell>
          </table:table-row>
          <table:table-row table:style-name="Таблица10.1">
            <table:table-cell table:style-name="Таблица10.A3" office:value-type="string">
              <text:p text:style-name="Table_20_Contents">init</text:p>
            </table:table-cell>
            <table:table-cell table:style-name="Таблица10.A2" office:value-type="string">
              <text:p text:style-name="Table_20_Contents">начальное количество потоков для обработчиков</text:p>
            </table:table-cell>
          </table:table-row>
          <table:table-row table:style-name="Таблица10.1">
            <table:table-cell table:style-name="Таблица10.A2" table:number-columns-spanned="2" office:value-type="string">
              <text:p text:style-name="P34"><text:span text:style-name="T35">SMSC</text:span><text:span text:style-name="T6"> (параметры </text:span><text:span text:style-name="T35">SMPP</text:span><text:span text:style-name="T6"> соединения)</text:span></text:p>
            </table:table-cell>
            <table:covered-table-cell/>
          </table:table-row>
          <table:table-row table:style-name="Таблица10.1">
            <table:table-cell table:style-name="Таблица10.A3" office:value-type="string">
              <text:p text:style-name="Table_20_Contents">host</text:p>
            </table:table-cell>
            <table:table-cell table:style-name="Таблица10.A2" office:value-type="string">
              <text:p text:style-name="Table_20_Contents"><text:span text:style-name="T6">сетевой интерфейс соединения </text:span><text:span text:style-name="T35">c</text:span><text:span text:style-name="T6"> </text:span><text:span text:style-name="T35">SMSC</text:span><text:span text:style-name="T6"> </text:span></text:p>
            </table:table-cell>
          </table:table-row>
          <table:table-row table:style-name="Таблица10.1">
            <table:table-cell table:style-name="Таблица10.A3" office:value-type="string">
              <text:p text:style-name="Table_20_Contents">port</text:p>
            </table:table-cell>
            <table:table-cell table:style-name="Таблица10.A2" office:value-type="string">
              <text:p text:style-name="Table_20_Contents"><text:span text:style-name="T6">порт соединения </text:span><text:span text:style-name="T35">c</text:span><text:span text:style-name="T6"> </text:span><text:span text:style-name="T35">SMSC</text:span></text:p>
            </table:table-cell>
          </table:table-row>
          <text:soft-page-break/>
          <table:table-row table:style-name="Таблица10.1">
            <table:table-cell table:style-name="Таблица10.A3" office:value-type="string">
              <text:p text:style-name="Table_20_Contents">sid</text:p>
            </table:table-cell>
            <table:table-cell table:style-name="Таблица10.A2" office:value-type="string">
              <text:p text:style-name="Table_20_Contents"><text:span text:style-name="T6">идентификатор сервиса </text:span><text:span text:style-name="T35">DbSme</text:span></text:p>
            </table:table-cell>
          </table:table-row>
          <table:table-row table:style-name="Таблица10.1">
            <table:table-cell table:style-name="Таблица10.A3" office:value-type="string">
              <text:p text:style-name="Table_20_Contents">timeout</text:p>
            </table:table-cell>
            <table:table-cell table:style-name="Таблица10.A2" office:value-type="string">
              <text:p text:style-name="Table_20_Contents"><text:span text:style-name="T6">тайм-аут на попытку подключения к </text:span><text:span text:style-name="T35">SMSC</text:span></text:p>
            </table:table-cell>
          </table:table-row>
          <table:table-row table:style-name="Таблица10.1">
            <table:table-cell table:style-name="Таблица10.A3" office:value-type="string">
              <text:p text:style-name="Table_20_Contents">password</text:p>
            </table:table-cell>
            <table:table-cell table:style-name="Таблица10.A2" office:value-type="string">
              <text:p text:style-name="Table_20_Contents"><text:span text:style-name="T6">пароль для подключения к </text:span><text:span text:style-name="T35">SMSC</text:span></text:p>
            </table:table-cell>
          </table:table-row>
          <table:table-row table:style-name="Таблица10.1">
            <table:table-cell table:style-name="Таблица10.A2" table:number-columns-spanned="2" office:value-type="string">
              <text:p text:style-name="P34">GlobalMessages</text:p>
            </table:table-cell>
            <table:covered-table-cell/>
          </table:table-row>
          <table:table-row table:style-name="Таблица10.1">
            <table:table-cell table:style-name="Таблица10.A2" table:number-columns-spanned="2" office:value-type="string">
              <text:p text:style-name="Table_20_Contents"><text:span text:style-name="T6">Набор глобальных сообщений об ошибках, которые будут отсылаться пользователю на запрос в случае возникновения нештатных ситуаций. Некоторые сообщения могут быть переопределены на уровне </text:span><text:span text:style-name="T35">DataProvider</text:span><text:span text:style-name="T6"> и </text:span><text:span text:style-name="T35">Job</text:span><text:span text:style-name="T6">.</text:span></text:p>
            </table:table-cell>
            <table:covered-table-cell/>
          </table:table-row>
        </table:table>
        <text:h text:style-name="Heading_20_5" text:outline-level="5"><text:bookmark text:name="__RefHeading__35970_78748477"/><text:span text:style-name="T6">Драйверы для источников данных (</text:span><text:span text:style-name="T35">Drivers</text:span><text:span text:style-name="T6">)</text:span><text:bookmark-end text:name="__RefHeading__35970_78748477"/></text:h>
        <text:p text:style-name="Text_20_body"><draw:frame draw:style-name="fr4" draw:name="Графический объект51" text:anchor-type="as-char" svg:width="5.2283in" svg:height="2.2283in" draw:z-index="49"><draw:image xlink:href="Pictures/10000000000002CD00000132B011E246.png" xlink:type="simple" xlink:show="embed" xlink:actuate="onLoad"/></draw:frame></text:p>
        <text:p text:style-name="Text_20_body">Администратор может подключать дополнительные драйверы для источников данных. На текущий момент есть только одна реализация драйвера для <text:span text:style-name="T29">DB</text:span> <text:span text:style-name="T29">Oracle</text:span>. Кнопками +/- можно добавлять/удалять драйверы. Тип драйвера (ключ) задаётся слева, путь к библиотеке справа.</text:p>
        <text:h text:style-name="Heading_20_5" text:outline-level="5"><text:bookmark text:name="__RefHeading__35972_78748477"/><text:span text:style-name="T6">Провайдеры данных и обработчики запросов (</text:span><text:span text:style-name="T35">Providers</text:span><text:span text:style-name="T6">)</text:span><text:bookmark-end text:name="__RefHeading__35972_78748477"/></text:h>
        <text:p text:style-name="Text_20_body"><draw:frame draw:style-name="fr4" draw:name="Графический объект52" text:anchor-type="as-char" svg:width="5.5354in" svg:height="2.4646in" draw:z-index="50"><draw:image xlink:href="Pictures/10000000000002F700000152F9F435C0.png" xlink:type="simple" xlink:show="embed" xlink:actuate="onLoad"/></draw:frame></text:p>
        <text:p text:style-name="Text_20_body">Страница содержит список провайдеров данных. Провайдеры группируют обработчики запросов, определяют источники данных, а также задают общий адрес (тел. номер) для обработки запросов с дополнительными именем или алиасом обработчика. Для подробного ознакомления с принципами адресации обработчиков обратитесь к техническому описанию сервиса <text:span text:style-name="T29">DbSme</text:span>.</text:p>
        <text:p text:style-name="Text_20_body">Администратор может удалять существующие и добавлять новые провайдеры посредством кнопок <text:span text:style-name="T29">Add</text:span> <text:span text:style-name="T29">provider</text:span> и <text:span text:style-name="T29">Delete</text:span> <text:span text:style-name="T29">provider</text:span>(<text:span text:style-name="T29">s</text:span>) соответственно. Для конфигурирования провайдера и/или обработчиков в списке можно перейти по ссылке соответствующей имени провайдера (слева).</text:p>
        <text:p text:style-name="Standard"/>
        <text:p text:style-name="Text_20_body"><text:soft-page-break/><draw:frame draw:style-name="fr4" draw:name="Графический объект53" text:anchor-type="as-char" svg:width="6.3819in" svg:height="2.9807in" draw:z-index="69"><draw:image xlink:href="Pictures/100000000000036B0000019921A32ABC.png" xlink:type="simple" xlink:show="embed" xlink:actuate="onLoad"/></draw:frame></text:p>
        <text:p text:style-name="Text_20_body"/>
        <text:p text:style-name="Text_20_body">Страница содержит набор параметров для данного провайдера:</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0">Параметр</text:p>
            </table:table-cell>
            <table:table-cell table:style-name="Таблица11.B1" office:value-type="string">
              <text:p text:style-name="P35">Описание</text:p>
            </table:table-cell>
          </table:table-row>
          <table:table-row table:style-name="Таблица11.1">
            <table:table-cell table:style-name="Таблица11.A2" office:value-type="string">
              <text:p text:style-name="P39"><text:line-break/>Properties</text:p>
            </table:table-cell>
            <table:table-cell table:style-name="Таблица11.B2" office:value-type="string">
              <text:p text:style-name="Table_20_Contents"/>
            </table:table-cell>
          </table:table-row>
          <table:table-row table:style-name="Таблица11.1">
            <table:table-cell table:style-name="Таблица11.A2" office:value-type="string">
              <text:p text:style-name="Table_20_Contents">name</text:p>
            </table:table-cell>
            <table:table-cell table:style-name="Таблица11.B2" office:value-type="string">
              <text:p text:style-name="Table_20_Contents">имя провайдера</text:p>
            </table:table-cell>
          </table:table-row>
          <table:table-row table:style-name="Таблица11.1">
            <table:table-cell table:style-name="Таблица11.A2" office:value-type="string">
              <text:p text:style-name="Table_20_Contents">enabled</text:p>
            </table:table-cell>
            <table:table-cell table:style-name="Таблица11.B2" office:value-type="string">
              <text:p text:style-name="Table_20_Contents">признак активности провайдера (вкл./выкл.)</text:p>
            </table:table-cell>
          </table:table-row>
          <table:table-row table:style-name="Таблица11.1">
            <table:table-cell table:style-name="Таблица11.A2" office:value-type="string">
              <text:p text:style-name="Table_20_Contents">address</text:p>
            </table:table-cell>
            <table:table-cell table:style-name="Таблица11.B2" office:value-type="string">
              <text:p text:style-name="Table_20_Contents">адрес (тел. номер) для адресации к обработчикам этого провайдера по имени/алиасу</text:p>
            </table:table-cell>
          </table:table-row>
          <table:table-row table:style-name="Таблица11.1">
            <table:table-cell table:style-name="Таблица11.A2" office:value-type="string">
              <text:p text:style-name="Table_20_Contents">type</text:p>
            </table:table-cell>
            <table:table-cell table:style-name="Таблица11.B2" office:value-type="string">
              <text:p text:style-name="Table_20_Contents">тип источника данных (ключ драйвера)</text:p>
            </table:table-cell>
          </table:table-row>
          <table:table-row table:style-name="Таблица11.1">
            <table:table-cell table:style-name="Таблица11.A2" office:value-type="string">
              <text:p text:style-name="Table_20_Contents">connections</text:p>
            </table:table-cell>
            <table:table-cell table:style-name="Таблица11.B2" office:value-type="string">
              <text:p text:style-name="Table_20_Contents"><text:span text:style-name="T6">максимальное число соединений к </text:span><text:span text:style-name="T35">DB</text:span><text:span text:style-name="T6"> </text:span></text:p>
            </table:table-cell>
          </table:table-row>
          <table:table-row table:style-name="Таблица11.1">
            <table:table-cell table:style-name="Таблица11.A2" office:value-type="string">
              <text:p text:style-name="Table_20_Contents">dbInstance</text:p>
            </table:table-cell>
            <table:table-cell table:style-name="Таблица11.B2" office:value-type="string">
              <text:p text:style-name="Table_20_Contents"><text:span text:style-name="T6">имя схемы в </text:span><text:span text:style-name="T35">DB</text:span></text:p>
            </table:table-cell>
          </table:table-row>
          <table:table-row table:style-name="Таблица11.1">
            <table:table-cell table:style-name="Таблица11.A2" office:value-type="string">
              <text:p text:style-name="Table_20_Contents">dbUserName</text:p>
            </table:table-cell>
            <table:table-cell table:style-name="Таблица11.B2" office:value-type="string">
              <text:p text:style-name="Table_20_Contents"><text:span text:style-name="T6">имя пользователя в </text:span><text:span text:style-name="T35">DB</text:span></text:p>
            </table:table-cell>
          </table:table-row>
          <table:table-row table:style-name="Таблица11.1">
            <table:table-cell table:style-name="Таблица11.A2" office:value-type="string">
              <text:p text:style-name="Table_20_Contents"><text:span text:style-name="T35">dbUser</text:span><text:span text:style-name="T35">Password</text:span></text:p>
            </table:table-cell>
            <table:table-cell table:style-name="Таблица11.B2" office:value-type="string">
              <text:p text:style-name="Table_20_Contents"><text:span text:style-name="T6">пароль пользователя в </text:span><text:span text:style-name="T35">DB</text:span></text:p>
            </table:table-cell>
          </table:table-row>
          <table:table-row table:style-name="Таблица11.1">
            <table:table-cell table:style-name="Таблица11.A2" office:value-type="string">
              <text:p text:style-name="Table_20_Contents">watchdog</text:p>
            </table:table-cell>
            <table:table-cell table:style-name="Таблица11.B2" office:value-type="string">
              <text:p text:style-name="Table_20_Contents"><text:span text:style-name="T6">признак, нужно ли прерывать исполнение </text:span><text:span text:style-name="T35">SQL</text:span><text:span text:style-name="T6"> операций в </text:span><text:span text:style-name="T35">DB</text:span><text:span text:style-name="T6"> по истечению определённого для них тайм-аута</text:span></text:p>
            </table:table-cell>
          </table:table-row>
          <table:table-row table:style-name="Таблица11.1">
            <table:table-cell table:style-name="Таблица11.A12" table:number-columns-spanned="2" office:value-type="string">
              <text:p text:style-name="P34"><text:line-break/>Messages</text:p>
            </table:table-cell>
            <table:covered-table-cell/>
          </table:table-row>
          <table:table-row table:style-name="Таблица11.1">
            <table:table-cell table:style-name="Таблица11.B2" table:number-columns-spanned="2" office:value-type="string">
              <text:p text:style-name="Table_20_Contents">Переопределённые сообщения об ошибках в контексте данного провайдера</text:p>
            </table:table-cell>
            <table:covered-table-cell/>
          </table:table-row>
        </table:table>
        <text:p text:style-name="Standard"/>
        <text:p text:style-name="Text_20_body"><text:span text:style-name="T6">Применение и откат изменений осуществляются кнопками «Done» и «Cancel» </text:span>соответственно.</text:p>
        <text:p text:style-name="P19">Кроме того, на странице провайдера есть список обработчиков заданных для этого провайдера. Для создания нового обработчика или удаления одного или нескольких существующих можно воспользоваться кнопками «Add job» и «Delete job(s)» соответственно. Для конфигурирования определённого обработчика можно перейти по ссылке соответствующей его имени (слева).</text:p>
        <text:p text:style-name="Standard"/>
        <text:p text:style-name="Text_20_body"><text:soft-page-break/><draw:frame draw:style-name="fr4" draw:name="Графический объект54" text:anchor-type="as-char" svg:width="5.8346in" svg:height="4.972in" draw:z-index="51"><draw:image xlink:href="Pictures/1000000000000320000002AAC4228846.png" xlink:type="simple" xlink:show="embed" xlink:actuate="onLoad"/></draw:frame></text:p>
        <text:p text:style-name="Text_20_body"/>
        <text:p text:style-name="Text_20_body">На странице приведены параметры конкретного обработчика:</text:p>
        <table:table table:name="Таблица12" table:style-name="Таблица12">
          <table:table-column table:style-name="Таблица12.A"/>
          <table:table-column table:style-name="Таблица12.B"/>
          <table:table-row table:style-name="Таблица12.1">
            <table:table-cell table:style-name="Таблица12.A1" table:number-columns-spanned="2" office:value-type="string">
              <text:p text:style-name="P34">Properties</text:p>
            </table:table-cell>
            <table:covered-table-cell/>
          </table:table-row>
          <table:table-row table:style-name="Таблица12.1">
            <table:table-cell table:style-name="Таблица12.A2" office:value-type="string">
              <text:p text:style-name="Table_20_Contents">name</text:p>
            </table:table-cell>
            <table:table-cell table:style-name="Таблица12.B2" office:value-type="string">
              <text:p text:style-name="Table_20_Contents">имя обработчика для внешней адресации</text:p>
            </table:table-cell>
          </table:table-row>
          <table:table-row table:style-name="Таблица12.1">
            <table:table-cell table:style-name="Таблица12.A2" office:value-type="string">
              <text:p text:style-name="Table_20_Contents">type</text:p>
            </table:table-cell>
            <table:table-cell table:style-name="Таблица12.B2" office:value-type="string">
              <text:p text:style-name="Table_20_Contents"><text:span text:style-name="T6">тип обработчика (допустимы два типа </text:span><text:span text:style-name="T35">sql</text:span><text:span text:style-name="T6">-</text:span><text:span text:style-name="T35">job</text:span><text:span text:style-name="T6"> для простых </text:span><text:span text:style-name="T35">SQL</text:span><text:span text:style-name="T6"> запросов и </text:span><text:span text:style-name="T35">plsql</text:span><text:span text:style-name="T6">-</text:span><text:span text:style-name="T35">job</text:span><text:span text:style-name="T6"> для вызова процедур и функций)</text:span></text:p>
            </table:table-cell>
          </table:table-row>
          <table:table-row table:style-name="Таблица12.1">
            <table:table-cell table:style-name="Таблица12.A2" office:value-type="string">
              <text:p text:style-name="Table_20_Contents">address</text:p>
            </table:table-cell>
            <table:table-cell table:style-name="Таблица12.B2" office:value-type="string">
              <text:p text:style-name="Table_20_Contents">прямой адрес обработчика (без учёта адреса провайдера)</text:p>
            </table:table-cell>
          </table:table-row>
          <table:table-row table:style-name="Таблица12.1">
            <table:table-cell table:style-name="Таблица12.A2" office:value-type="string">
              <text:p text:style-name="Table_20_Contents">alias</text:p>
            </table:table-cell>
            <table:table-cell table:style-name="Таблица12.B2" office:value-type="string">
              <text:p text:style-name="Table_20_Contents">цифровой алиас имени обработчика для внешней адресации</text:p>
            </table:table-cell>
          </table:table-row>
          <table:table-row table:style-name="Таблица12.1">
            <table:table-cell table:style-name="Таблица12.A2" office:value-type="string">
              <text:p text:style-name="Table_20_Contents"><text:span text:style-name="T35">tim</text:span><text:span text:style-name="T35">eout</text:span></text:p>
            </table:table-cell>
            <table:table-cell table:style-name="Таблица12.B2" office:value-type="string">
              <text:p text:style-name="Table_20_Contents">допустимый тайм-аут на обработку запроса</text:p>
            </table:table-cell>
          </table:table-row>
          <table:table-row table:style-name="Таблица12.1">
            <table:table-cell table:style-name="Таблица12.A2" office:value-type="string">
              <text:p text:style-name="Table_20_Contents">query</text:p>
            </table:table-cell>
            <table:table-cell table:style-name="Таблица12.B2" office:value-type="string">
              <text:p text:style-name="Table_20_Contents"><text:span text:style-name="T6">признак того, является ли приведённое </text:span><text:span text:style-name="T35">SQL</text:span><text:span text:style-name="T6"> выражение запросом (т.е. нужно ли извлекать данные)</text:span></text:p>
            </table:table-cell>
          </table:table-row>
          <table:table-row table:style-name="Таблица12.1">
            <table:table-cell table:style-name="Таблица12.B2" table:number-columns-spanned="2" office:value-type="string">
              <text:p text:style-name="P34">Queries</text:p>
            </table:table-cell>
            <table:covered-table-cell/>
          </table:table-row>
          <table:table-row table:style-name="Таблица12.1">
            <table:table-cell table:style-name="Таблица12.A2" office:value-type="string">
              <text:p text:style-name="Table_20_Contents">sql</text:p>
            </table:table-cell>
            <table:table-cell table:style-name="Таблица12.B2" office:value-type="string">
              <text:p text:style-name="Table_20_Contents"><text:span text:style-name="T35">SQL</text:span><text:span text:style-name="T6"> выражение или вызов процедуру/функции в </text:span><text:span text:style-name="T35">DB</text:span></text:p>
            </table:table-cell>
          </table:table-row>
          <table:table-row table:style-name="Таблица12.1">
            <table:table-cell table:style-name="Таблица12.A2" office:value-type="string">
              <text:p text:style-name="Table_20_Contents">input</text:p>
            </table:table-cell>
            <table:table-cell table:style-name="Таблица12.B2" office:value-type="string">
              <text:p text:style-name="Table_20_Contents">формат входного запроса (с параметрами)</text:p>
            </table:table-cell>
          </table:table-row>
          <table:table-row table:style-name="Таблица12.1">
            <table:table-cell table:style-name="Таблица12.A2" office:value-type="string">
              <text:p text:style-name="Table_20_Contents">output</text:p>
            </table:table-cell>
            <table:table-cell table:style-name="Таблица12.B2" office:value-type="string">
              <text:p text:style-name="Table_20_Contents">шаблон для формирования результатов (исходящих сообщений) </text:p>
            </table:table-cell>
          </table:table-row>
          <table:table-row table:style-name="Таблица12.1">
            <table:table-cell table:style-name="Таблица12.B2" table:number-columns-spanned="2" office:value-type="string">
              <text:p text:style-name="P34">Messages</text:p>
            </table:table-cell>
            <table:covered-table-cell/>
          </table:table-row>
          <table:table-row table:style-name="Таблица12.1">
            <table:table-cell table:style-name="Таблица12.B2" table:number-columns-spanned="2" office:value-type="string">
              <text:p text:style-name="Table_20_Contents">Переопределённые сообщения об ошибках в контексте данного обработчика</text:p>
            </table:table-cell>
            <table:covered-table-cell/>
          </table:table-row>
        </table:table>
        <text:p text:style-name="Standard"/>
        <text:p text:style-name="Text_20_body">П<text:span text:style-name="T6">рименение и откат изменений осуществляются кнопками «Done» и «Cancel» соответственно.</text:span></text:p>
        <text:h text:style-name="Heading_20_3" text:outline-level="3"><text:bookmark text:name="__RefHeading__35998_78748477"/><text:soft-page-break/>EmailSme<text:bookmark-end text:name="__RefHeading__35998_78748477"/></text:h>
        <text:h text:style-name="Heading_20_4" text:outline-level="4"><text:bookmark text:name="__RefHeading__36000_78748477"/>Функциональность сервиса<text:bookmark-end text:name="__RefHeading__36000_78748477"/></text:h>
        <text:p text:style-name="Text_20_body">Сервис <text:span text:style-name="T29">EmailSme</text:span> представляет собой почтовый шлюз. Основными задачами сервиса являются: шлюзование почтовых сообщений в <text:span text:style-name="T29">SMSC</text:span> в виде <text:span text:style-name="T29">SMS</text:span> и обратное шлюзование <text:span text:style-name="T29">SMS</text:span> получаемых от <text:span text:style-name="T29">SMS</text:span><text:span text:style-name="T37">C</text:span><text:span text:style-name="T49"> почтовому агенту. Сервис может обслуживать только тех абонентов для которых был создан профиль, также есть возможность автоматичеки создавать профиль при первом сообщении. </text:span>Профиль абонента задаёт соответствие адреса абонента и его почтового ящика. Кроме того, профили используются для задания ограничений по количеству сообщений, которые могут быть отосланы и/или приняты абонентом за один день. Возможен режим автоматической регистрации профилей, в этом случае номер абонента является именем пользователя электронной почты.</text:p>
        <text:p text:style-name="Text_20_body">Сервис интегрирован с сервисом sendmail поставляемым вместе с операционной системой Solaris. В конфигурации sendmail указывается отдельный mailer поставляемый с EmailSme – mdAgent. C помощью функциональности mailertable сервиса sendmail настраиваются имена доменов, которые будут обрабатываться emailsme.</text:p>
        <text:h text:style-name="Heading_20_4" text:outline-level="4"><text:bookmark text:name="__RefHeading__36002_78748477"/>Режим работы HelpDesk<text:bookmark-end text:name="__RefHeading__36002_78748477"/></text:h>
        <text:p text:style-name="Text_20_body">Сервис EmailSme может быть сконфигурирован для работы в режиме HelpDesk, в этом случае меняется логика обработки SMS сообщений в email. Тело SMS сообщения содержит только текст, а email адрес определяется на основании настройки регионов в конфигурации SMS центра по номеру абонента отправившего сообщение.</text:p>
        <text:h text:style-name="Heading_20_4" text:outline-level="4"><text:bookmark text:name="__RefHeading__36004_78748477"/>Интерфейс администратора.<text:bookmark-end text:name="__RefHeading__36004_78748477"/></text:h>
        <text:h text:style-name="Heading_20_5" text:outline-level="5"><text:bookmark text:name="__RefHeading__36006_78748477"/><text:span text:style-name="T6">Стартовая страница (</text:span><text:span text:style-name="T35">Home</text:span><text:span text:style-name="T6">)</text:span><text:bookmark-end text:name="__RefHeading__36006_78748477"/></text:h>
        <text:p text:style-name="P19"/>
        <text:p text:style-name="Text_20_body"><draw:frame draw:style-name="fr14" draw:name="Графический объект66" text:anchor-type="char" svg:y="0.0429in" svg:width="5.378in" svg:height="1.4366in" draw:z-index="39"><draw:image xlink:href="Pictures/1000000000000306000000CF90902A34.jpg" xlink:type="simple" xlink:show="embed" xlink:actuate="onLoad"/></draw:frame></text:p>
        <text:p text:style-name="Text_20_body">Администратор может видеть статус сервиса, запускать и останавливать его кнопками <text:span text:style-name="T29">Start</text:span> и <text:span text:style-name="T29">Stop</text:span> соответственно. Кроме того, стартовая страница позволяет применить или откатить изменения в общих конфигурационных параметрах и установках драйверов посредством кнопок <text:span text:style-name="T29">Save</text:span> или <text:span text:style-name="T29">Reset</text:span> соответственно.</text:p>
        <text:h text:style-name="Heading_20_5" text:outline-level="5"><text:bookmark text:name="__RefHeading__36008_78748477"/><text:span text:style-name="T6">Параметры</text:span><text:span text:style-name="T35"> </text:span><text:span text:style-name="T6">сервиса </text:span><text:span text:style-name="T35">(Options)</text:span><text:bookmark-end text:name="__RefHeading__36008_78748477"/></text:h>
        <text:p text:style-name="Text_20_body">Страница определения параметров позволяет конфигурировать сервис. Далее следует детальный обзор набора параметров.</text:p>
        <table:table table:name="Таблица23" table:style-name="Таблица23">
          <table:table-column table:style-name="Таблица23.A"/>
          <table:table-column table:style-name="Таблица23.B"/>
          <table:table-header-rows>
            <table:table-row table:style-name="Таблица23.1">
              <table:table-cell table:style-name="Таблица23.A1" office:value-type="string">
                <text:p text:style-name="P35">Параметр</text:p>
              </table:table-cell>
              <table:table-cell table:style-name="Таблица23.B1" office:value-type="string">
                <text:p text:style-name="P35">Назначение</text:p>
              </table:table-cell>
            </table:table-row>
          </table:table-header-rows>
          <table:table-row table:style-name="Таблица23.1">
            <table:table-cell table:style-name="Таблица23.A2" table:number-columns-spanned="2" office:value-type="string">
              <text:p text:style-name="P34"/>
              <text:p text:style-name="P34">Соединение с <text:span text:style-name="T29">SMSC</text:span> (<text:span text:style-name="T29">SMPP</text:span>)</text:p>
            </table:table-cell>
            <table:covered-table-cell/>
          </table:table-row>
          <table:table-row table:style-name="Таблица23.1">
            <table:table-cell table:style-name="Таблица23.A3" office:value-type="string">
              <text:p text:style-name="Table_20_Contents">host</text:p>
            </table:table-cell>
            <table:table-cell table:style-name="Таблица23.A2" office:value-type="string">
              <text:p text:style-name="Table_20_Contents"><text:span text:style-name="T35">TCP</text:span><text:span text:style-name="T6">/</text:span><text:span text:style-name="T35">IP</text:span><text:span text:style-name="T6"> хост на котором запущен </text:span><text:span text:style-name="T35">SMSC</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запущенного </text:span><text:span text:style-name="T35">SMSC</text:span></text:p>
            </table:table-cell>
          </table:table-row>
          <table:table-row table:style-name="Таблица23.1">
            <table:table-cell table:style-name="Таблица23.A3" office:value-type="string">
              <text:p text:style-name="Table_20_Contents">timeout</text:p>
            </table:table-cell>
            <table:table-cell table:style-name="Таблица23.A2" office:value-type="string">
              <text:p text:style-name="Table_20_Contents"><text:span text:style-name="T6">Тайм-аут на соединение с </text:span><text:span text:style-name="T35">SMSC</text:span></text:p>
            </table:table-cell>
          </table:table-row>
          <text:soft-page-break/>
          <table:table-row table:style-name="Таблица23.1">
            <table:table-cell table:style-name="Таблица23.A3" office:value-type="string">
              <text:p text:style-name="Table_20_Contents">systemId</text:p>
            </table:table-cell>
            <table:table-cell table:style-name="Таблица23.A2" office:value-type="string">
              <text:p text:style-name="Table_20_Contents"><text:span text:style-name="T6">Идентификатор сервиса в учётной записи </text:span><text:span text:style-name="T35">SMSC</text:span></text:p>
            </table:table-cell>
          </table:table-row>
          <table:table-row table:style-name="Таблица23.1">
            <table:table-cell table:style-name="Таблица23.A3" office:value-type="string">
              <text:p text:style-name="Table_20_Contents">password</text:p>
            </table:table-cell>
            <table:table-cell table:style-name="Таблица23.A2" office:value-type="string">
              <text:p text:style-name="Table_20_Contents"><text:span text:style-name="T6">Пароль сервиса в учётной записи </text:span><text:span text:style-name="T35">SMSC</text:span></text:p>
            </table:table-cell>
          </table:table-row>
          <table:table-row table:style-name="Таблица23.1">
            <table:table-cell table:style-name="Таблица23.A3" office:value-type="string">
              <text:p text:style-name="Table_20_Contents">sourceAddress</text:p>
            </table:table-cell>
            <table:table-cell table:style-name="Таблица23.A2" office:value-type="string">
              <text:p text:style-name="Table_20_Contents">Адрес с которого сервис будет посылать сообщения</text:p>
            </table:table-cell>
          </table:table-row>
          <table:table-row table:style-name="Таблица23.1">
            <table:table-cell table:style-name="Таблица23.A3" office:value-type="string">
              <text:p text:style-name="Table_20_Contents">serviceType</text:p>
            </table:table-cell>
            <table:table-cell table:style-name="Таблица23.A2" office:value-type="string">
              <text:p text:style-name="Table_20_Contents">Тип сервиса, проставляется в сообщениях от сервиса</text:p>
            </table:table-cell>
          </table:table-row>
          <table:table-row table:style-name="Таблица23.1">
            <table:table-cell table:style-name="Таблица23.A3" office:value-type="string">
              <text:p text:style-name="Table_20_Contents">systemType</text:p>
            </table:table-cell>
            <table:table-cell table:style-name="Таблица23.A2" office:value-type="string">
              <text:p text:style-name="Table_20_Contents">Используется при передаче пакета </text:p>
            </table:table-cell>
          </table:table-row>
          <table:table-row table:style-name="Таблица23.1">
            <table:table-cell table:style-name="Таблица23.A3" office:value-type="string">
              <text:p text:style-name="Table_20_Contents">protocolId</text:p>
            </table:table-cell>
            <table:table-cell table:style-name="Таблица23.A2" office:value-type="string">
              <text:p text:style-name="Table_20_Contents">Идентификатор протокола</text:p>
            </table:table-cell>
          </table:table-row>
          <table:table-row table:style-name="Таблица23.1">
            <table:table-cell table:style-name="Таблица23.A3" office:value-type="string">
              <text:p text:style-name="Table_20_Contents">retryTime</text:p>
            </table:table-cell>
            <table:table-cell table:style-name="Таблица23.A2" office:value-type="string">
              <text:p text:style-name="Table_20_Contents"><text:span text:style-name="T6">Время между попытками реконнекта к </text:span><text:span text:style-name="T35">SMSC</text:span></text:p>
            </table:table-cell>
          </table:table-row>
          <table:table-row table:style-name="Таблица23.1">
            <table:table-cell table:style-name="Таблица23.A3" office:value-type="string">
              <text:p text:style-name="Table_20_Contents">partitionSms</text:p>
            </table:table-cell>
            <table:table-cell table:style-name="Таблица23.A2" office:value-type="string">
              <text:p text:style-name="Table_20_Contents">Включение режима разрезки длинных SMS сообщений.</text:p>
            </table:table-cell>
          </table:table-row>
          <table:table-row table:style-name="Таблица23.1">
            <table:table-cell table:style-name="Таблица23.A3" office:value-type="string">
              <text:p text:style-name="Table_20_Contents">partsSendSpeedPerHour</text:p>
            </table:table-cell>
            <table:table-cell table:style-name="Таблица23.A2" office:value-type="string">
              <text:p text:style-name="Table_20_Contents">Скорость посылки дополнительных частей разрезанного SMS сообщения</text:p>
            </table:table-cell>
          </table:table-row>
          <table:table-row table:style-name="Таблица23.1">
            <table:table-cell table:style-name="Таблица23.A3" office:value-type="string">
              <text:p text:style-name="Table_20_Contents">maxUdhParts</text:p>
            </table:table-cell>
            <table:table-cell table:style-name="Таблица23.A2" office:value-type="string">
              <text:p text:style-name="Table_20_Contents">Количество частей выше которого UDH информация не будет проставлять в части нарезанного сообщения.</text:p>
            </table:table-cell>
          </table:table-row>
          <table:table-row table:style-name="Таблица23.1">
            <table:table-cell table:style-name="Таблица23.A3" office:value-type="string">
              <text:p text:style-name="Table_20_Contents">concatTimeout</text:p>
            </table:table-cell>
            <table:table-cell table:style-name="Таблица23.A2" office:value-type="string">
              <text:p text:style-name="Table_20_Contents">Время ожидания всех частей SMS сообщения в секундах</text:p>
            </table:table-cell>
          </table:table-row>
          <table:table-row table:style-name="Таблица23.1">
            <table:table-cell table:style-name="Таблица23.A3" office:value-type="string">
              <text:p text:style-name="Table_20_Contents">pauseAfterDisconnect</text:p>
            </table:table-cell>
            <table:table-cell table:style-name="Таблица23.A2" office:value-type="string">
              <text:p text:style-name="Table_20_Contents">Флаг о том делать ли немедленную попытку реконекта</text:p>
            </table:table-cell>
          </table:table-row>
          <table:table-row table:style-name="Таблица23.1">
            <table:table-cell table:style-name="Таблица23.A2" table:number-columns-spanned="2" office:value-type="string">
              <text:p text:style-name="P34"/>
              <text:p text:style-name="P34">Соединения от почтового агента (<text:span text:style-name="T29">Listener</text:span>)</text:p>
            </table:table-cell>
            <table:covered-table-cell/>
          </table:table-row>
          <table:table-row table:style-name="Таблица23.1">
            <table:table-cell table:style-name="Таблица23.A3" office:value-type="string">
              <text:p text:style-name="Table_20_Contents"><text:span text:style-name="T35">h</text:span><text:span text:style-name="T6">ost</text:span></text:p>
            </table:table-cell>
            <table:table-cell table:style-name="Таблица23.A2" office:value-type="string">
              <text:p text:style-name="Table_20_Contents"><text:span text:style-name="T35">TCP</text:span><text:span text:style-name="T6">/</text:span><text:span text:style-name="T35">IP</text:span><text:span text:style-name="T6"> хост для приёма сообщений от почтового агента сервисом</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для приёма сообщений от почтового агента сервисом</text:span></text:p>
            </table:table-cell>
          </table:table-row>
          <table:table-row table:style-name="Таблица23.1">
            <table:table-cell table:style-name="Таблица23.A2" table:number-columns-spanned="2" office:value-type="string">
              <text:p text:style-name="P34"/>
              <text:p text:style-name="P34">Настройки обработки е-mail <text:span text:style-name="T29">(Mail)</text:span></text:p>
            </table:table-cell>
            <table:covered-table-cell/>
          </table:table-row>
          <table:table-row table:style-name="Таблица23.1">
            <table:table-cell table:style-name="Таблица23.A3" office:value-type="string">
              <text:p text:style-name="Table_20_Contents">domain</text:p>
            </table:table-cell>
            <table:table-cell table:style-name="Таблица23.A2" office:value-type="string">
              <text:p text:style-name="Table_20_Contents"><text:span text:style-name="T6">Домен который быдет использоваться при отсылке сообщений поступающих от </text:span><text:span text:style-name="T35">SMSC</text:span><text:span text:style-name="T6"> к почтовому агенту.</text:span></text:p>
            </table:table-cell>
          </table:table-row>
          <table:table-row table:style-name="Таблица23.1">
            <table:table-cell table:style-name="Таблица23.A3" office:value-type="string">
              <text:p text:style-name="P41">valid domains</text:p>
            </table:table-cell>
            <table:table-cell table:style-name="Таблица23.A2" office:value-type="string">
              <text:p text:style-name="P41">Список доменов через запятую, которые будут рассматриваться для преобразования из e-mail в SMS.</text:p>
            </table:table-cell>
          </table:table-row>
          <table:table-row table:style-name="Таблица23.1">
            <table:table-cell table:style-name="Таблица23.A3" office:value-type="string">
              <text:p text:style-name="Table_20_Contents">Stripper</text:p>
            </table:table-cell>
            <table:table-cell table:style-name="Таблица23.A2" office:value-type="string">
              <text:p text:style-name="Table_20_Contents">ЁИмя PERL программы выполняющей разбор email сообщений. Обязательно bin/mailreaper.pl</text:p>
            </table:table-cell>
          </table:table-row>
          <table:table-row table:style-name="Таблица23.1">
            <table:table-cell table:style-name="Таблица23.A3" office:value-type="string">
              <text:p text:style-name="Table_20_Contents">format</text:p>
            </table:table-cell>
            <table:table-cell table:style-name="Таблица23.A2" office:value-type="string">
              <text:p text:style-name="Table_20_Contents">Формат SMS сообщения составляемого по e-mail. Используется формат шаблонов как и в других модулях SMSC. Доступные поля для форматирования: from, to, subj, body.</text:p>
            </table:table-cell>
          </table:table-row>
          <table:table-row table:style-name="Таблица23.1">
            <table:table-cell table:style-name="Таблица23.A3" office:value-type="string">
              <text:p text:style-name="Table_20_Contents">user name transform regexp</text:p>
            </table:table-cell>
            <table:table-cell table:style-name="Таблица23.A2" office:value-type="string">
              <text:p text:style-name="Table_20_Contents">Регулярное выражение для преобразования имен пользователей в федеральный формат номера. Например позволяет найти номера начинающиеся с восьмерки и заменить их на номера с семеркой: ^(?:\+7|8|(?=912|919))(.{10}) - ищет номера начинающиеся на + и 8 далее набор начинающийся на 912 или 919. </text:p>
            </table:table-cell>
          </table:table-row>
          <table:table-row table:style-name="Таблица23.1">
            <table:table-cell table:style-name="Таблица23.A3" office:value-type="string">
              <text:p text:style-name="Table_20_Contents">user name transform result</text:p>
            </table:table-cell>
            <table:table-cell table:style-name="Таблица23.A2" office:value-type="string">
              <text:p text:style-name="Table_20_Contents">Правило преобразования для найденных регулярным выражением случаев. Для примера с восьмеркой в начале необходимо указать: 7$1</text:p>
            </table:table-cell>
          </table:table-row>
          <table:table-row table:style-name="Таблица23.1">
            <table:table-cell table:style-name="Таблица23.A2" table:number-columns-spanned="2" office:value-type="string">
              <text:p text:style-name="Table_20_Contents"/>
              <text:p text:style-name="P34">Почтовый агент (SMTP)</text:p>
            </table:table-cell>
            <table:covered-table-cell/>
          </table:table-row>
          <table:table-row table:style-name="Таблица23.1">
            <table:table-cell table:style-name="Таблица23.A3" office:value-type="string">
              <text:p text:style-name="Table_20_Contents"><text:span text:style-name="T35">h</text:span><text:span text:style-name="T6">ost</text:span></text:p>
            </table:table-cell>
            <table:table-cell table:style-name="Таблица23.A2" office:value-type="string">
              <text:p text:style-name="Table_20_Contents"><text:span text:style-name="T35">TCP</text:span><text:span text:style-name="T6">/</text:span><text:span text:style-name="T35">IP</text:span><text:span text:style-name="T6"> хост для отсылки сообщений почтовому агенту</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для отсылки сообщений почтовому агенту</text:span></text:p>
            </table:table-cell>
          </table:table-row>
          <table:table-row table:style-name="Таблица23.1">
            <table:table-cell table:style-name="Таблица23.A2" table:number-columns-spanned="2" office:value-type="string">
              <text:p text:style-name="P34"/>
              <text:p text:style-name="P34">Умолчания (Defaults)</text:p>
            </table:table-cell>
            <table:covered-table-cell/>
          </table:table-row>
          <table:table-row table:style-name="Таблица23.1">
            <table:table-cell table:style-name="Таблица23.A3" office:value-type="string">
              <text:p text:style-name="Table_20_Contents">annotation size</text:p>
            </table:table-cell>
            <table:table-cell table:style-name="Таблица23.A2" office:value-type="string">
              <text:p text:style-name="Table_20_Contents">Максимальный размер тела сообщения при преобразовании из e-mail в SMS</text:p>
            </table:table-cell>
          </table:table-row>
          <table:table-row table:style-name="Таблица23.1">
            <table:table-cell table:style-name="Таблица23.A2" table:number-columns-spanned="2" office:value-type="string">
              <text:p text:style-name="P34"/>
              <text:p text:style-name="P34">Общие настройки <text:s/>(Admin)</text:p>
            </table:table-cell>
            <table:covered-table-cell/>
          </table:table-row>
          <table:table-row table:style-name="Таблица23.1">
            <table:table-cell table:style-name="Таблица23.A3" office:value-type="string">
              <text:p text:style-name="Table_20_Contents"><text:span text:style-name="T35">h</text:span><text:span text:style-name="T6">ost</text:span></text:p>
            </table:table-cell>
            <table:table-cell table:style-name="Таблица23.A2" office:value-type="string">
              <text:p text:style-name="Table_20_Contents"><text:span text:style-name="T35">TCP</text:span><text:span text:style-name="T6">/</text:span><text:span text:style-name="T35">IP</text:span><text:span text:style-name="T6"> хост для приёма соединений от системы администрирования SMSC</text:span></text:p>
            </table:table-cell>
          </table:table-row>
          <text:soft-page-break/>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для приёма соединений от системы администрирования SMSC</text:span></text:p>
            </table:table-cell>
          </table:table-row>
          <table:table-row table:style-name="Таблица23.1">
            <table:table-cell table:style-name="Таблица23.A3" office:value-type="string">
              <text:p text:style-name="Table_20_Contents">allowGsm2EmlWithoutProfile</text:p>
            </table:table-cell>
            <table:table-cell table:style-name="Таблица23.A2" office:value-type="string">
              <text:p text:style-name="Table_20_Contents">Разрешить обработку SMS сообщений в email с автоматическим созданием профиля</text:p>
            </table:table-cell>
          </table:table-row>
          <table:table-row table:style-name="Таблица23.1">
            <table:table-cell table:style-name="Таблица23.A3" office:value-type="string">
              <text:p text:style-name="Table_20_Contents">allowEml2GsmWithoutProfile</text:p>
            </table:table-cell>
            <table:table-cell table:style-name="Таблица23.A2" office:value-type="string">
              <text:p text:style-name="Table_20_Contents">Разрешить обработку email сообщений в SMS с автоматическим созданием профиля</text:p>
            </table:table-cell>
          </table:table-row>
          <table:table-row table:style-name="Таблица23.1">
            <table:table-cell table:style-name="Таблица23.A3" office:value-type="string">
              <text:p text:style-name="Table_20_Contents">defaultLimit</text:p>
            </table:table-cell>
            <table:table-cell table:style-name="Таблица23.A2" office:value-type="string">
              <text:p text:style-name="Table_20_Contents">Значение лимита сообщений при автоматическом создании профилей. Примеры: 50d – 50 в день, 10h – 10 в час, 200w – 200 в неделю.</text:p>
            </table:table-cell>
          </table:table-row>
          <table:table-row table:style-name="Таблица23.1">
            <table:table-cell table:style-name="Таблица23.A3" office:value-type="string">
              <text:p text:style-name="Table_20_Contents">regionsconfig</text:p>
            </table:table-cell>
            <table:table-cell table:style-name="Таблица23.A2" office:value-type="string">
              <text:p text:style-name="Table_20_Contents">Файл с настройками регионов SMSC.</text:p>
            </table:table-cell>
          </table:table-row>
          <table:table-row table:style-name="Таблица23.1">
            <table:table-cell table:style-name="Таблица23.A3" office:value-type="string">
              <text:p text:style-name="Table_20_Contents">routesconfig</text:p>
            </table:table-cell>
            <table:table-cell table:style-name="Таблица23.A2" office:value-type="string">
              <text:p text:style-name="Table_20_Contents">Файл с настройками маршрутов SMSC.</text:p>
            </table:table-cell>
          </table:table-row>
          <table:table-row table:style-name="Таблица23.1">
            <table:table-cell table:style-name="Таблица23.A3" office:value-type="string">
              <text:p text:style-name="Table_20_Contents">helpdeskAddress</text:p>
            </table:table-cell>
            <table:table-cell table:style-name="Таблица23.A2" office:value-type="string">
              <text:p text:style-name="Table_20_Contents">Опциональное поле - в случае если указано сервис будет работать в режиме HelpDesk. Необходимо указать короткий номер сервиса.</text:p>
            </table:table-cell>
          </table:table-row>
          <table:table-row table:style-name="Таблица23.1">
            <table:table-cell table:style-name="Таблица23.A2" table:number-columns-spanned="2" office:value-type="string">
              <text:p text:style-name="P34"/>
              <text:p text:style-name="P34">Настройки хранилища (Store)</text:p>
            </table:table-cell>
            <table:covered-table-cell/>
          </table:table-row>
          <table:table-row table:style-name="Таблица23.1">
            <table:table-cell table:style-name="Таблица23.A3" office:value-type="string">
              <text:p text:style-name="Table_20_Contents">dir<text:span text:style-name="T29">ectory</text:span></text:p>
            </table:table-cell>
            <table:table-cell table:style-name="Таблица23.A2" office:value-type="string">
              <text:p text:style-name="Table_20_Contents">директория для хранения профилей абонентов</text:p>
            </table:table-cell>
          </table:table-row>
          <table:table-row table:style-name="Таблица23.1">
            <table:table-cell table:style-name="Таблица23.A3" office:value-type="string">
              <text:p text:style-name="Table_20_Contents">queueDir</text:p>
            </table:table-cell>
            <table:table-cell table:style-name="Таблица23.A2" office:value-type="string">
              <text:p text:style-name="Table_20_Contents">директория для хранения частей SMS сообщений ожидающих отправки</text:p>
            </table:table-cell>
          </table:table-row>
          <table:table-row table:style-name="Таблица23.1">
            <table:table-cell table:style-name="Таблица23.A2" table:number-columns-spanned="2" office:value-type="string">
              <text:p text:style-name="P34"/>
              <text:p text:style-name="P34">Настройки статистики (Stat<text:span text:style-name="T29">ictic</text:span>)</text:p>
            </table:table-cell>
            <table:covered-table-cell/>
          </table:table-row>
          <table:table-row table:style-name="Таблица23.1">
            <table:table-cell table:style-name="Таблица23.A3" office:value-type="string">
              <text:p text:style-name="P37">Enabled</text:p>
            </table:table-cell>
            <table:table-cell table:style-name="Таблица23.A2" office:value-type="string">
              <text:p text:style-name="P29">Включение сбора статистики</text:p>
            </table:table-cell>
          </table:table-row>
          <table:table-row table:style-name="Таблица23.1">
            <table:table-cell table:style-name="Таблица23.A3" office:value-type="string">
              <text:p text:style-name="Table_20_Contents">storeLocation</text:p>
            </table:table-cell>
            <table:table-cell table:style-name="Таблица23.A2" office:value-type="string">
              <text:p text:style-name="Table_20_Contents">Директория для хранения файлов статистики</text:p>
            </table:table-cell>
          </table:table-row>
          <table:table-row table:style-name="Таблица23.1">
            <table:table-cell table:style-name="Таблица23.A3" office:value-type="string">
              <text:p text:style-name="Table_20_Contents">flushPeriodInSec</text:p>
            </table:table-cell>
            <table:table-cell table:style-name="Таблица23.A2" office:value-type="string">
              <text:p text:style-name="Table_20_Contents">Период времени за которое происходит накопление счетчиков и их сброс в файлы статистики.</text:p>
            </table:table-cell>
          </table:table-row>
          <table:table-row table:style-name="Таблица23.1">
            <table:table-cell table:style-name="Таблица23.A2" table:number-columns-spanned="2" office:value-type="string">
              <text:p text:style-name="P34"/>
              <text:p text:style-name="P34">Форматы системных сообщений (Answers)</text:p>
            </table:table-cell>
            <table:covered-table-cell/>
          </table:table-row>
          <table:table-row table:style-name="Таблица23.1">
            <table:table-cell table:style-name="Таблица23.A3" office:value-type="string">
              <text:p text:style-name="Table_20_Contents">sendSuccessAnswer</text:p>
            </table:table-cell>
            <table:table-cell table:style-name="Таблица23.A2" office:value-type="string">
              <text:p text:style-name="Table_20_Contents">Флаг посылки подтверждения абоненту о том что его сообщение было послано по e-mail.</text:p>
            </table:table-cell>
          </table:table-row>
          <table:table-row table:style-name="Таблица23.1">
            <table:table-cell table:style-name="Таблица23.A3" office:value-type="string">
              <text:p text:style-name="Table_20_Contents">alias</text:p>
            </table:table-cell>
            <table:table-cell table:style-name="Таблица23.A2" office:value-type="string">
              <text:p text:style-name="Table_20_Contents">сообщение о том что псевдоним успешно заведен</text:p>
            </table:table-cell>
          </table:table-row>
          <table:table-row table:style-name="Таблица23.1">
            <table:table-cell table:style-name="Таблица23.A3" office:value-type="string">
              <text:p text:style-name="Table_20_Contents">aliasfailed</text:p>
            </table:table-cell>
            <table:table-cell table:style-name="Таблица23.A2" office:value-type="string">
              <text:p text:style-name="Table_20_Contents">псевдоним не удалось завести</text:p>
            </table:table-cell>
          </table:table-row>
          <table:table-row table:style-name="Таблица23.1">
            <table:table-cell table:style-name="Таблица23.A3" office:value-type="string">
              <text:p text:style-name="Table_20_Contents">aliasbusy</text:p>
            </table:table-cell>
            <table:table-cell table:style-name="Таблица23.A2" office:value-type="string">
              <text:p text:style-name="Table_20_Contents">псевдоним уже используется</text:p>
            </table:table-cell>
          </table:table-row>
          <table:table-row table:style-name="Таблица23.1">
            <table:table-cell table:style-name="Таблица23.A3" office:value-type="string">
              <text:p text:style-name="Table_20_Contents">noalias</text:p>
            </table:table-cell>
            <table:table-cell table:style-name="Таблица23.A2" office:value-type="string">
              <text:p text:style-name="Table_20_Contents">псевдоним удален</text:p>
            </table:table-cell>
          </table:table-row>
          <table:table-row table:style-name="Таблица23.1">
            <table:table-cell table:style-name="Таблица23.A3" office:value-type="string">
              <text:p text:style-name="Table_20_Contents">forward</text:p>
            </table:table-cell>
            <table:table-cell table:style-name="Таблица23.A2" office:value-type="string">
              <text:p text:style-name="Table_20_Contents">адрес для копий сообщений установлен</text:p>
            </table:table-cell>
          </table:table-row>
          <table:table-row table:style-name="Таблица23.1">
            <table:table-cell table:style-name="Таблица23.A3" office:value-type="string">
              <text:p text:style-name="Table_20_Contents">forwardfailed</text:p>
            </table:table-cell>
            <table:table-cell table:style-name="Таблица23.A2" office:value-type="string">
              <text:p text:style-name="Table_20_Contents">адрес для копий не удалось установить</text:p>
            </table:table-cell>
          </table:table-row>
          <table:table-row table:style-name="Таблица23.1">
            <table:table-cell table:style-name="Таблица23.A3" office:value-type="string">
              <text:p text:style-name="Table_20_Contents">forwardoff</text:p>
            </table:table-cell>
            <table:table-cell table:style-name="Таблица23.A2" office:value-type="string">
              <text:p text:style-name="Table_20_Contents">адрес для копий писем удален</text:p>
            </table:table-cell>
          </table:table-row>
          <table:table-row table:style-name="Таблица23.1">
            <table:table-cell table:style-name="Таблица23.A3" office:value-type="string">
              <text:p text:style-name="Table_20_Contents">realname</text:p>
            </table:table-cell>
            <table:table-cell table:style-name="Таблица23.A2" office:value-type="string">
              <text:p text:style-name="Table_20_Contents">имя пользователя установлено. Используется в адресе from в SMS-&gt;email</text:p>
            </table:table-cell>
          </table:table-row>
          <table:table-row table:style-name="Таблица23.1">
            <table:table-cell table:style-name="Таблица23.A3" office:value-type="string">
              <text:p text:style-name="Table_20_Contents">norealname</text:p>
            </table:table-cell>
            <table:table-cell table:style-name="Таблица23.A2" office:value-type="string">
              <text:p text:style-name="Table_20_Contents">имя пользователя удалено</text:p>
            </table:table-cell>
          </table:table-row>
          <table:table-row table:style-name="Таблица23.1">
            <table:table-cell table:style-name="Таблица23.A3" office:value-type="string">
              <text:p text:style-name="Table_20_Contents">numberon</text:p>
            </table:table-cell>
            <table:table-cell table:style-name="Таблица23.A2" office:value-type="string">
              <text:p text:style-name="Table_20_Contents">разрешить использовать номер абонента как email</text:p>
            </table:table-cell>
          </table:table-row>
          <table:table-row table:style-name="Таблица23.1">
            <table:table-cell table:style-name="Таблица23.A3" office:value-type="string">
              <text:p text:style-name="Table_20_Contents">numberoff</text:p>
            </table:table-cell>
            <table:table-cell table:style-name="Таблица23.A2" office:value-type="string">
              <text:p text:style-name="Table_20_Contents">запретить использовать номер абонента как email</text:p>
            </table:table-cell>
          </table:table-row>
          <table:table-row table:style-name="Таблица23.1">
            <table:table-cell table:style-name="Таблица23.A3" office:value-type="string">
              <text:p text:style-name="Table_20_Contents">numberfailed</text:p>
            </table:table-cell>
            <table:table-cell table:style-name="Таблица23.A2" office:value-type="string">
              <text:p text:style-name="Table_20_Contents">ошибка установки использования номера абонента как email</text:p>
            </table:table-cell>
          </table:table-row>
          <table:table-row table:style-name="Таблица23.1">
            <table:table-cell table:style-name="Таблица23.A3" office:value-type="string">
              <text:p text:style-name="Table_20_Contents">systemerror</text:p>
            </table:table-cell>
            <table:table-cell table:style-name="Таблица23.A2" office:value-type="string">
              <text:p text:style-name="Table_20_Contents">системная ошибка</text:p>
            </table:table-cell>
          </table:table-row>
          <table:table-row table:style-name="Таблица23.1">
            <table:table-cell table:style-name="Таблица23.A3" office:value-type="string">
              <text:p text:style-name="Table_20_Contents">unknwoncommand</text:p>
            </table:table-cell>
            <table:table-cell table:style-name="Таблица23.A2" office:value-type="string">
              <text:p text:style-name="Table_20_Contents">неправильная команда</text:p>
            </table:table-cell>
          </table:table-row>
          <table:table-row table:style-name="Таблица23.1">
            <table:table-cell table:style-name="Таблица23.A3" office:value-type="string">
              <text:p text:style-name="Table_20_Contents">messagesent</text:p>
            </table:table-cell>
            <table:table-cell table:style-name="Таблица23.A2" office:value-type="string">
              <text:p text:style-name="Table_20_Contents">нотификация о том что email сообщение отправлено</text:p>
            </table:table-cell>
          </table:table-row>
          <table:table-row table:style-name="Таблица23.1">
            <table:table-cell table:style-name="Таблица23.A3" office:value-type="string">
              <text:p text:style-name="Table_20_Contents">messagefailedlimit</text:p>
            </table:table-cell>
            <table:table-cell table:style-name="Таблица23.A2" office:value-type="string">
              <text:p text:style-name="Table_20_Contents">отправка сообщения отклонена по лимиту</text:p>
            </table:table-cell>
          </table:table-row>
          <table:table-row table:style-name="Таблица23.1">
            <table:table-cell table:style-name="Таблица23.A3" office:value-type="string">
              <text:p text:style-name="Table_20_Contents">messagefailednoprofile</text:p>
            </table:table-cell>
            <table:table-cell table:style-name="Таблица23.A2" office:value-type="string">
              <text:p text:style-name="Table_20_Contents">отправка сообщения отклонена из-за отсутствия профиля</text:p>
            </table:table-cell>
          </table:table-row>
          <text:soft-page-break/>
          <table:table-row table:style-name="Таблица23.1">
            <table:table-cell table:style-name="Таблица23.A3" office:value-type="string">
              <text:p text:style-name="Table_20_Contents">messagefailedsendmail</text:p>
            </table:table-cell>
            <table:table-cell table:style-name="Таблица23.A2" office:value-type="string">
              <text:p text:style-name="Table_20_Contents">отправка сообщения отклонена сервисом sendmail</text:p>
            </table:table-cell>
          </table:table-row>
          <table:table-row table:style-name="Таблица23.1">
            <table:table-cell table:style-name="Таблица23.A3" office:value-type="string">
              <text:p text:style-name="Table_20_Contents">messagefailedsystem</text:p>
            </table:table-cell>
            <table:table-cell table:style-name="Таблица23.A2" office:value-type="string">
              <text:p text:style-name="Table_20_Contents">отправка сообщения отклонена из-за системной </text:p>
            </table:table-cell>
          </table:table-row>
        </table:table>
        <text:p text:style-name="P19"/>
        <text:p text:style-name="P19">Для применения изменений используется кнопка «Done», для отката «Cancel». Чтобы изменения вступили в силу необходимо применить их на странице «Home».</text:p>
        <text:h text:style-name="Heading_20_5" text:outline-level="5"><text:bookmark text:name="__RefHeading__36010_78748477"/><text:span text:style-name="T6">Профили пользователей (</text:span><text:span text:style-name="T35">Profiles</text:span><text:span text:style-name="T6">)</text:span><text:bookmark-end text:name="__RefHeading__36010_78748477"/></text:h>
        <text:p text:style-name="P9"><draw:frame draw:style-name="fr14" draw:name="Графический объект67" text:anchor-type="char" svg:y="0.0429in" svg:width="6.4528in" svg:height="1.7992in" draw:z-index="9"><draw:image xlink:href="Pictures/1000000000000306000000D809BEF10B.jpg" xlink:type="simple" xlink:show="embed" xlink:actuate="onLoad"/></draw:frame></text:p>
        <text:p text:style-name="P19">Страница позволяет администратору управлять набором профилей пользователей сервиса. Администратор может создавать новые профили, искать по номеру или псевдониму. Для добавления нового профиля используется кнопка «Add». Для поиска профиля используется кнопка «Search».</text:p>
        <text:p text:style-name="P6"/>
        <text:p text:style-name="Text_20_body"><draw:frame draw:style-name="fr15" draw:name="Графический объект68" text:anchor-type="char" svg:y="0in" svg:width="6.4689in" svg:height="2.4055in" draw:z-index="8"><draw:image xlink:href="Pictures/100000000000030800000121C714EAC8.jpg" xlink:type="simple" xlink:show="embed" xlink:actuate="onLoad"/></draw:frame></text:p>
        <text:p text:style-name="Text_20_body">Эта страница предназначена для редактирования или удаления профиля. Для применения изменений используется кнопка «Done», для отката «Cancel». Для удаления используется кнопка «Delete». Добавление нового профиля и изменение существующего по кнопке «Save» осуществляются сразу.</text:p>
        <text:h text:style-name="Heading_20_5" text:outline-level="5"><text:bookmark text:name="__RefHeading__17712_1067302538"/><text:span text:style-name="T21">Статистика (</text:span><text:span text:style-name="T18">Statistics)</text:span><text:bookmark-end text:name="__RefHeading__17712_1067302538"/></text:h>
        <text:p text:style-name="Text_20_body">На странице «Statistics»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1778788554" text:style-name="L11">
          <text:list-item>
            <text:p text:style-name="P56">ReceivedOK - количество успешно обработанных сообщений, по направлению <text:span text:style-name="T29">c sms </text:span><text:span text:style-name="T1">на </text:span><text:span text:style-name="T29">email. </text:span></text:p>
          </text:list-item>
          <text:list-item>
            <text:p text:style-name="P56">ReceivedFail - количество неудач в процессе приемки сообщений, по направлению <text:span text:style-name="T29">c sms </text:span><text:span text:style-name="T1">на </text:span><text:span text:style-name="T29">email</text:span></text:p>
          </text:list-item>
          <text:list-item>
            <text:p text:style-name="P56"><text:soft-page-break/>TransmittedOK - <text:s/>количество успешно обработанных сообщений, по направлению <text:span text:style-name="T29">c email </text:span><text:span text:style-name="T1">на </text:span><text:span text:style-name="T29">sms. <text:s/></text:span><text:span text:style-name="T1">Статистика ведется в целых сообщениях.</text:span></text:p>
          </text:list-item>
          <text:list-item>
            <text:p text:style-name="P56">TransmittedFail <text:span text:style-name="T29">- </text:span>количество неудач в процессе приемки сообщений, по направлению <text:span text:style-name="T29">c email </text:span><text:span text:style-name="T1">на </text:span><text:span text:style-name="T29">sms</text:span>.</text:p>
          </text:list-item>
        </text:list>
        <text:p text:style-name="Text_20_body"><text:span text:style-name="T1">Подсчет статистики ведется в целых сообщениях</text:span><text:span text:style-name="T29">, </text:span><text:span text:style-name="T1">не в частях.</text:span></text:p>
        <text:h text:style-name="Heading_20_3" text:outline-level="3"><text:bookmark text:name="__RefHeading__36012_78748477"/>MCISme<text:bookmark-end text:name="__RefHeading__36012_78748477"/></text:h>
        <text:h text:style-name="Heading_20_4" text:outline-level="4"><text:bookmark text:name="__RefHeading__36014_78748477"/>Функциональность сервиса<text:bookmark-end text:name="__RefHeading__36014_78748477"/></text:h>
        <text:p text:style-name="Text_20_body"><text:span text:style-name="T6">Сервис </text:span><text:span text:style-name="T6"><text:title>SMSC</text:title></text:span><text:span text:style-name="T6"> предназначен для информирования абонентов о пропущенных (в том, числе и переадресованных) звонках в случаях, когда телефон был недоступен (выключен, занят </text:span><text:span text:style-name="T6">и т. д.). При поступлении звонка на номер телефона, который в данный момент недоступен, происходит переадресация звонка на специально выделенный номер. Когда абонент становится доступным, ему приходят короткие сообщения о пропущенных звонках. Если за промежуток времени, пока абонент был недоступен, поступило несколько вызовов, в сообщение для абонента по каждому из вызовов будет сделана запись. Формат сообщений выбирается пользователем при помощи специального </text:span><text:span text:style-name="T35">USSD </text:span><text:span text:style-name="T6">меню. </text:span></text:p>
        <text:h text:style-name="Heading_20_4" text:outline-level="4"><text:bookmark text:name="__RefHeading__36016_78748477"/>Интерфейс администратора<text:bookmark-end text:name="__RefHeading__36016_78748477"/></text:h>
        <text:p text:style-name="Text_20_body">Для доступа к интерфейсу у администратора должна быть роль <text:span text:style-name="T29">MCISme</text:span> <text:span text:style-name="T29">Admin</text:span>.</text:p>
        <text:h text:style-name="Heading_20_5" text:outline-level="5"><text:bookmark text:name="__RefHeading__36018_78748477"/><text:span text:style-name="T6">Стартовая страница (</text:span><text:span text:style-name="T35">Statuses</text:span><text:span text:style-name="T6">)</text:span><text:bookmark-end text:name="__RefHeading__36018_78748477"/></text:h>
        <text:p text:style-name="Text_20_body"><draw:frame draw:style-name="fr4" draw:name="Графический объект69" text:anchor-type="as-char" svg:width="6.4925in" svg:height="3.4472in" draw:z-index="53"><draw:image xlink:href="Pictures/1000000000000337000001B5FAE94223.jpg" xlink:type="simple" xlink:show="embed" xlink:actuate="onLoad"/></draw:frame></text:p>
        <text:p text:style-name="Text_20_body"/>
        <text:p text:style-name="Text_20_body"><text:span text:style-name="T6">Стартовая страница администрирования </text:span><text:span text:style-name="T35">MCISme</text:span><text:span text:style-name="T6"> позволяет запускать и останавливать сервисы </text:span><text:span text:style-name="T35">MCI</text:span><text:span text:style-name="T6"> </text:span><text:span text:style-name="T35">Service</text:span><text:span text:style-name="T6"> и </text:span><text:span text:style-name="T35">MCI</text:span><text:span text:style-name="T6"> </text:span><text:span text:style-name="T35">Profiler</text:span><text:span text:style-name="T6">, сохранять изменения параметров, просматривать статистику работы сервиса. </text:span></text:p>
        <text:h text:style-name="Heading_20_5" text:outline-level="5"><text:bookmark text:name="__RefHeading__36020_78748477"/>Общие параметры работы сервиса<text:bookmark-end text:name="__RefHeading__36020_78748477"/></text:h>
        <text:p text:style-name="P19">На странице «Statuses» административного интерфейса можно отслеживать статус сервиса, а также некоторые рабочие параметры:</text:p>
        <text:list xml:id="list472834948" text:style-name="L12">
          <text:list-item>
            <text:p text:style-name="P91">количество обрабатываемых событий;</text:p>
          </text:list-item>
          <text:list-item>
            <text:p text:style-name="P91">размеры входной и выходной очередей;</text:p>
          </text:list-item>
          <text:list-item>
            <text:p text:style-name="P91"><text:soft-page-break/>скорость взаимодействия с <text:span text:style-name="T29">SMS</text:span> центром (входящий и исходящий траффик);</text:p>
          </text:list-item>
          <text:list-item>
            <text:p text:style-name="P91">статистика за последний час с момента запуска.</text:p>
          </text:list-item>
        </text:list>
        <text:p text:style-name="P7"/>
        <text:h text:style-name="Heading_20_5" text:outline-level="5"><text:bookmark text:name="__RefHeading__36022_78748477"/>Статистика<text:bookmark-end text:name="__RefHeading__36022_78748477"/></text:h>
        <text:p text:style-name="Text_20_body">На странице «<text:span text:style-name="T29">Statistics</text:span><text:span text:style-name="T6">»</text:span>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740934893" text:style-name="L13">
          <text:list-item>
            <text:p text:style-name="P92">количество пропущенных звонков;</text:p>
          </text:list-item>
          <text:list-item>
            <text:p text:style-name="P92">количество проинформированных абонентов (доставленных сообщений);</text:p>
          </text:list-item>
          <text:list-item>
            <text:p text:style-name="P92">количество успешно уведомленных абонентов (звонивших);</text:p>
          </text:list-item>
          <text:list-item>
            <text:p text:style-name="P92">количество неудач в процессе доставки сообщений.</text:p>
          </text:list-item>
        </text:list>
        <text:h text:style-name="Heading_20_5" text:outline-level="5"><text:bookmark text:name="__RefHeading__36024_78748477"/>Параметры сервиса<text:bookmark-end text:name="__RefHeading__36024_78748477"/></text:h>
        <text:p text:style-name="Text_20_body">Конфигурационные параметры для сервиса задаются на странице <text:span text:style-name="T29">Options</text:span>. Далее следует детальный обзор набора параметров. </text:p>
        <table:table table:name="Таблица32" table:style-name="Таблица32">
          <table:table-column table:style-name="Таблица32.A"/>
          <table:table-column table:style-name="Таблица32.B"/>
          <table:table-header-rows>
            <table:table-row table:style-name="Таблица32.1">
              <table:table-cell table:style-name="Таблица32.A1" office:value-type="string">
                <text:p text:style-name="P35">Параметр</text:p>
              </table:table-cell>
              <table:table-cell table:style-name="Таблица32.B1" office:value-type="string">
                <text:p text:style-name="P35">Назначение</text:p>
              </table:table-cell>
            </table:table-row>
          </table:table-header-rows>
          <table:table-row table:style-name="Таблица32.2">
            <table:table-cell table:style-name="Таблица32.A2" table:number-columns-spanned="2" office:value-type="string">
              <text:p text:style-name="P33"><text:line-break/>Общие параметры</text:p>
            </table:table-cell>
            <table:covered-table-cell/>
          </table:table-row>
          <table:table-row table:style-name="Таблица32.1">
            <table:table-cell table:style-name="Таблица32.A3" office:value-type="string">
              <text:p text:style-name="Table_20_Contents"><text:span text:style-name="T29">Service</text:span> <text:span text:style-name="T29">address</text:span></text:p>
            </table:table-cell>
            <table:table-cell table:style-name="Таблица32.B3" office:value-type="string">
              <text:p text:style-name="Table_20_Contents"><text:span text:style-name="T6">определяет адрес сервиса, т.е. номер на который он зарегистрирован в конфигурации </text:span><text:span text:style-name="T35">SMSC</text:span></text:p>
            </table:table-cell>
          </table:table-row>
          <table:table-row table:style-name="Таблица32.1">
            <table:table-cell table:style-name="Таблица32.A3" office:value-type="string">
              <text:p text:style-name="Table_20_Contents"><text:span text:style-name="T29">Redirection</text:span> <text:span text:style-name="T29">address</text:span></text:p>
            </table:table-cell>
            <table:table-cell table:style-name="Таблица32.B3" office:value-type="string">
              <text:p text:style-name="Table_20_Contents"/>
            </table:table-cell>
          </table:table-row>
          <table:table-row table:style-name="Таблица32.1">
            <table:table-cell table:style-name="Таблица32.A3" office:value-type="string">
              <text:p text:style-name="Table_20_Contents">Service Type</text:p>
            </table:table-cell>
            <table:table-cell table:style-name="Таблица32.B3" office:value-type="string">
              <text:p text:style-name="Table_20_Contents"><text:span text:style-name="T6">определяет тип </text:span><text:span text:style-name="T35">SME</text:span><text:span text:style-name="T6"> сервиса и используется для замещения сообщений находящихся в процессе доставки в </text:span><text:span text:style-name="T35">SMSC</text:span><text:span text:style-name="T6">. Данный параметр будет проставляться во всех сообщениях генерируемых сервисом, если он не был переопределён для конкретной рассылки. Максимальный размер составляет 4 символа.</text:span></text:p>
            </table:table-cell>
          </table:table-row>
          <table:table-row table:style-name="Таблица32.1">
            <table:table-cell table:style-name="Таблица32.A3" office:value-type="string">
              <text:p text:style-name="Table_20_Contents">Protocol ID</text:p>
            </table:table-cell>
            <table:table-cell table:style-name="Таблица32.B3" office:value-type="string">
              <text:p text:style-name="Table_20_Contents">определяет идентификатор протокола для сообщений генерируемых сервисом (SMPP_PROTOCOL_ID)</text:p>
            </table:table-cell>
          </table:table-row>
          <table:table-row table:style-name="Таблица32.1">
            <table:table-cell table:style-name="Таблица32.A3" office:value-type="string">
              <text:p text:style-name="Table_20_Contents"><text:span text:style-name="T29">Calling</text:span> <text:span text:style-name="T29">mask</text:span></text:p>
            </table:table-cell>
            <table:table-cell table:style-name="Таблица32.B3" office:value-type="string">
              <text:p text:style-name="Table_20_Contents"><text:span text:style-name="T6">регулярное выражение определяющее фильтр по номеру вызываемого абонента (</text:span><text:span text:style-name="T35">Perl</text:span><text:span text:style-name="T6">-</text:span><text:span text:style-name="T35">compatible</text:span><text:span text:style-name="T6">)</text:span></text:p>
            </table:table-cell>
          </table:table-row>
          <table:table-row table:style-name="Таблица32.1">
            <table:table-cell table:style-name="Таблица32.A3" office:value-type="string">
              <text:p text:style-name="Table_20_Contents"><text:span text:style-name="T29">Called</text:span> <text:span text:style-name="T29">mask</text:span></text:p>
            </table:table-cell>
            <table:table-cell table:style-name="Таблица32.B3" office:value-type="string">
              <text:p text:style-name="Table_20_Contents"><text:span text:style-name="T6">регулярное выражение определяющее фильтр по номеру вызывающего абонента (</text:span><text:span text:style-name="T35">Perl</text:span><text:span text:style-name="T6">-</text:span><text:span text:style-name="T35">compatible</text:span><text:span text:style-name="T6">)</text:span></text:p>
            </table:table-cell>
          </table:table-row>
          <table:table-row table:style-name="Таблица32.1">
            <table:table-cell table:style-name="Таблица32.A3" office:value-type="string">
              <text:p text:style-name="Table_20_Contents"><text:span text:style-name="T29">Unresponded</text:span> <text:span text:style-name="T29">messages</text:span> <text:span text:style-name="T29">max</text:span></text:p>
            </table:table-cell>
            <table:table-cell table:style-name="Таблица32.B3" office:value-type="string">
              <text:p text:style-name="Table_20_Contents"><text:span text:style-name="T6">максимальное количество сообщений без ответа от </text:span><text:span text:style-name="T35">SMSC</text:span><text:span text:style-name="T6">. Этот параметр используется для ограничения и «выравнивания» нагрузки на </text:span><text:span text:style-name="T35">SMS</text:span><text:span text:style-name="T6">-центр в процессе доставки сообщений. Как только разница между количеством отправленных сообщений и ответов от </text:span><text:span text:style-name="T35">SMS</text:span><text:span text:style-name="T6"> центра на них превышает указанное значение, то сервис приостанавливает отсылку на время, задаваемое параметром </text:span><text:span text:style-name="T35">Unresponded</text:span><text:span text:style-name="T6"> </text:span><text:span text:style-name="T35">messages</text:span><text:span text:style-name="T6"> </text:span><text:span text:style-name="T35">sleep</text:span><text:span text:style-name="T6">.</text:span></text:p>
            </table:table-cell>
          </table:table-row>
          <table:table-row table:style-name="Таблица32.1">
            <table:table-cell table:style-name="Таблица32.A3" office:value-type="string">
              <text:p text:style-name="Table_20_Contents"><text:span text:style-name="T29">Unresponded</text:span> <text:span text:style-name="T29">messages</text:span> <text:span text:style-name="T29">sleep</text:span></text:p>
            </table:table-cell>
            <table:table-cell table:style-name="Таблица32.B3" office:value-type="string">
              <text:p text:style-name="Table_20_Contents">Время в миллисекундах</text:p>
            </table:table-cell>
          </table:table-row>
          <table:table-row table:style-name="Таблица32.1">
            <table:table-cell table:style-name="Таблица32.A3" office:value-type="string">
              <text:p text:style-name="Table_20_Contents"><text:span text:style-name="T29">Outgoing</text:span> <text:span text:style-name="T29">speed</text:span> <text:span text:style-name="T29">max</text:span></text:p>
            </table:table-cell>
            <table:table-cell table:style-name="Таблица32.B3" office:value-type="string">
              <text:p text:style-name="Table_20_Contents"><text:span text:style-name="T6">ограничение на максимальное количество сообщений отправляемых сервисом </text:span><text:span text:style-name="T35">InfoSme</text:span><text:span text:style-name="T6"> в секунду (для всего сервиса)</text:span></text:p>
            </table:table-cell>
          </table:table-row>
          <table:table-row table:style-name="Таблица32.1">
            <table:table-cell table:style-name="Таблица32.A3" office:value-type="string">
              <text:p text:style-name="Table_20_Contents"><text:span text:style-name="T29">Validity</text:span> <text:span text:style-name="T29">period</text:span> (<text:span text:style-name="T29">days</text:span>)</text:p>
            </table:table-cell>
            <table:table-cell table:style-name="Таблица32.A2" office:value-type="string">
              <text:p text:style-name="Table_20_Contents">Время жизни сообщения об упущенном вызове, если сообщение не доставляется все связанные с ним события удаляются. </text:p>
            </table:table-cell>
          </table:table-row>
          <table:table-row table:style-name="Таблица32.1">
            <table:table-cell table:style-name="Таблица32.A3" office:value-type="string">
              <text:p text:style-name="Table_20_Contents"><text:span text:style-name="T29">Response</text:span> <text:span text:style-name="T29">wait</text:span> <text:span text:style-name="T29">time</text:span></text:p>
            </table:table-cell>
            <table:table-cell table:style-name="Таблица32.A2" office:value-type="string">
              <text:p text:style-name="Table_20_Contents">Время ожидания DATA_SM_RESP от SMS центра</text:p>
            </table:table-cell>
          </table:table-row>
          <table:table-row table:style-name="Таблица32.1">
            <table:table-cell table:style-name="Таблица32.A3" office:value-type="string">
              <text:p text:style-name="Table_20_Contents"><text:span text:style-name="T29">Input</text:span> <text:span text:style-name="T29">queue</text:span> <text:span text:style-name="T29">size</text:span></text:p>
            </table:table-cell>
            <table:table-cell table:style-name="Таблица32.A2" office:value-type="string">
              <text:p text:style-name="Table_20_Contents">максимальный размер очереди событий (пропущенных звонков), при переполнении очереди события будут игнорироваться сервисом</text:p>
            </table:table-cell>
          </table:table-row>
          <table:table-row table:style-name="Таблица32.1">
            <table:table-cell table:style-name="Таблица32.A3" office:value-type="string">
              <text:p text:style-name="Table_20_Contents"><text:span text:style-name="T35">Inform</text:span><text:span text:style-name="T6"> </text:span><text:span text:style-name="T35">abonents</text:span><text:span text:style-name="T6"> </text:span><text:soft-page-break/><text:span text:style-name="T6">(</text:span><text:span text:style-name="T35">force</text:span><text:span text:style-name="T6">)</text:span></text:p>
            </table:table-cell>
            <table:table-cell table:style-name="Таблица32.B3" office:value-type="string">
              <text:p text:style-name="Table_20_Contents"><text:span text:style-name="T6">флаг указывающий, нужно ли информировать всех </text:span><text:span text:style-name="T6">абонентов (с учёта настроек </text:span><text:soft-page-break/><text:span text:style-name="T6">профиля). Флаг </text:span><text:span text:style-name="T35">Force</text:span><text:span text:style-name="T6"> указывает на необходимость принудительного информирования (без учета настроек профиля)</text:span></text:p>
            </table:table-cell>
          </table:table-row>
          <table:table-row table:style-name="Таблица32.1">
            <table:table-cell table:style-name="Таблица32.A3" office:value-type="string">
              <text:p text:style-name="Table_20_Contents"><text:span text:style-name="T29">Notify</text:span> <text:span text:style-name="T29">callers</text:span></text:p>
            </table:table-cell>
            <table:table-cell table:style-name="Таблица32.B3" office:value-type="string">
              <text:p text:style-name="Table_20_Contents"><text:span text:style-name="T6">флаг указывающий, нужно ли нотифицировать всех абонентов (с учёта настроек профиля). Флаг </text:span><text:span text:style-name="T35">Force</text:span><text:span text:style-name="T6"> указывает на необходимость принудительной нотификации </text:span><text:span text:style-name="T6">(без учета настроек профиля)</text:span></text:p>
            </table:table-cell>
          </table:table-row>
          <table:table-row table:style-name="Таблица32.1">
            <table:table-cell table:style-name="Таблица32.A3" office:value-type="string">
              <text:p text:style-name="Table_20_Contents"><text:span text:style-name="T29">Want</text:span> <text:span text:style-name="T29">notify</text:span> <text:span text:style-name="T29">policy</text:span> <text:span text:style-name="T29">enable</text:span></text:p>
            </table:table-cell>
            <table:table-cell table:style-name="Таблица32.A2" office:value-type="string">
              <text:p text:style-name="Table_20_Contents">Включает режим учета желания звонившего получать нотификацию о появлении абонента в сети</text:p>
            </table:table-cell>
          </table:table-row>
          <table:table-row table:style-name="Таблица32.1">
            <table:table-cell table:style-name="Таблица32.A3" office:value-type="string">
              <text:p text:style-name="Table_20_Contents"><text:span text:style-name="T29">Caller</text:span> <text:span text:style-name="T29">want</text:span> <text:span text:style-name="T29">notify</text:span></text:p>
            </table:table-cell>
            <table:table-cell table:style-name="Таблица32.A2" office:value-type="string">
              <text:p text:style-name="Table_20_Contents">Получение нотификаций о появлении в сети в профиле по умолчанию</text:p>
            </table:table-cell>
          </table:table-row>
          <table:table-row table:style-name="Таблица32.1">
            <table:table-cell table:style-name="Таблица32.A3" office:value-type="string">
              <text:p text:style-name="Table_20_Contents">maxRowsPerMessage</text:p>
            </table:table-cell>
            <table:table-cell table:style-name="Таблица32.B3" office:value-type="string">
              <text:p text:style-name="Table_20_Contents"><text:span text:style-name="T35">Максимальное количество разных звонивших в одном сообщении. Игнорируется </text:span><text:span text:style-name="T6">если включен режим отсылки от имени абонента</text:span></text:p>
            </table:table-cell>
          </table:table-row>
          <table:table-row table:style-name="Таблица32.1">
            <table:table-cell table:style-name="Таблица32.A3" office:value-type="string">
              <text:p text:style-name="Table_20_Contents"><text:span text:style-name="T29">Use</text:span> <text:span text:style-name="T29">abonent</text:span> <text:span text:style-name="T29">address</text:span> <text:span text:style-name="T29">as</text:span> <text:span text:style-name="T29">source</text:span></text:p>
            </table:table-cell>
            <table:table-cell table:style-name="Таблица32.B3" office:value-type="string">
              <text:p text:style-name="Table_20_Contents">Режим отсылки сообщений от номера абонента (номер звонившего в информационных сообщениях, или номер того кому звонили в нотификационных сообщениях) </text:p>
            </table:table-cell>
          </table:table-row>
          <table:table-row table:style-name="Таблица32.1">
            <table:table-cell table:style-name="Таблица32.A3" office:value-type="string">
              <text:p text:style-name="Table_20_Contents"><text:span text:style-name="T29">Admin</text:span> <text:span text:style-name="T29">host</text:span></text:p>
            </table:table-cell>
            <table:table-cell table:style-name="Таблица32.B3" office:value-type="string">
              <text:p text:style-name="Table_20_Contents"><text:span text:style-name="T35">TCP/IP </text:span><text:span text:style-name="T6">хост сервиса</text:span></text:p>
            </table:table-cell>
          </table:table-row>
          <table:table-row table:style-name="Таблица32.1">
            <table:table-cell table:style-name="Таблица32.A3" office:value-type="string">
              <text:p text:style-name="Table_20_Contents"><text:span text:style-name="T29">Admin</text:span> <text:span text:style-name="T29">port</text:span></text:p>
            </table:table-cell>
            <table:table-cell table:style-name="Таблица32.A2" office:value-type="string">
              <text:p text:style-name="Table_20_Contents"><text:span text:style-name="T35">TCP/IP </text:span><text:span text:style-name="T6">порт</text:span><text:span text:style-name="T35"> </text:span><text:span text:style-name="T6">сервиса</text:span></text:p>
            </table:table-cell>
          </table:table-row>
          <table:table-row table:style-name="Таблица32.1">
            <table:table-cell table:style-name="Таблица32.A3" office:value-type="string">
              <text:p text:style-name="Table_20_Contents">SMSC <text:span text:style-name="T29">host</text:span></text:p>
            </table:table-cell>
            <table:table-cell table:style-name="Таблица32.B3" office:value-type="string">
              <text:p text:style-name="Table_20_Contents"><text:span text:style-name="T35">TCP/IP </text:span><text:span text:style-name="T6">хост</text:span><text:span text:style-name="T35"> SMSC</text:span></text:p>
            </table:table-cell>
          </table:table-row>
          <table:table-row table:style-name="Таблица32.1">
            <table:table-cell table:style-name="Таблица32.A3" office:value-type="string">
              <text:p text:style-name="Table_20_Contents">SMSC <text:span text:style-name="T29">port</text:span></text:p>
            </table:table-cell>
            <table:table-cell table:style-name="Таблица32.B3" office:value-type="string">
              <text:p text:style-name="Table_20_Contents"><text:span text:style-name="T35">TCP</text:span><text:span text:style-name="T6">/</text:span><text:span text:style-name="T35">IP</text:span><text:span text:style-name="T6"> порт </text:span><text:span text:style-name="T35">SMSC</text:span><text:span text:style-name="T6"> (</text:span><text:span text:style-name="T35">SMPP</text:span><text:span text:style-name="T6"> порт)</text:span></text:p>
            </table:table-cell>
          </table:table-row>
          <table:table-row table:style-name="Таблица32.1">
            <table:table-cell table:style-name="Таблица32.A3" office:value-type="string">
              <text:p text:style-name="Table_20_Contents">SMSC SID</text:p>
            </table:table-cell>
            <table:table-cell table:style-name="Таблица32.B3" office:value-type="string">
              <text:p text:style-name="Table_20_Contents"><text:span text:style-name="T6">идентификатор сервиса SME </text:span><text:span text:style-name="T35">systemid</text:span><text:span text:style-name="T6"> зарегестрированный в </text:span><text:span text:style-name="T35">SMSC</text:span></text:p>
            </table:table-cell>
          </table:table-row>
          <table:table-row table:style-name="Таблица32.1">
            <table:table-cell table:style-name="Таблица32.A3" office:value-type="string">
              <text:p text:style-name="Table_20_Contents">SMSC <text:span text:style-name="T29">connection</text:span> <text:span text:style-name="T29">timeout</text:span></text:p>
            </table:table-cell>
            <table:table-cell table:style-name="Таблица32.B3" office:value-type="string">
              <text:p text:style-name="Table_20_Contents"><text:span text:style-name="T6">таймаут на соединение с </text:span><text:span text:style-name="T35">SMSC</text:span></text:p>
            </table:table-cell>
          </table:table-row>
          <table:table-row table:style-name="Таблица32.1">
            <table:table-cell table:style-name="Таблица32.A3" office:value-type="string">
              <text:p text:style-name="Table_20_Contents">SMSC <text:span text:style-name="T29">connection</text:span> <text:span text:style-name="T29">password</text:span></text:p>
            </table:table-cell>
            <table:table-cell table:style-name="Таблица32.B3" office:value-type="string">
              <text:p text:style-name="Table_20_Contents"><text:span text:style-name="T6">пароль сервиса </text:span><text:span text:style-name="T35"><text:title>SMSC</text:title></text:span><text:span text:style-name="T6"> зарегестрированный в </text:span><text:span text:style-name="T35">SMSC</text:span></text:p>
            </table:table-cell>
          </table:table-row>
          <table:table-row table:style-name="Таблица32.1">
            <table:table-cell table:style-name="Таблица32.A3" office:value-type="string">
              <text:p text:style-name="Table_20_Contents"><text:span text:style-name="T29">Country</text:span> <text:span text:style-name="T29">code</text:span></text:p>
            </table:table-cell>
            <table:table-cell table:style-name="Таблица32.B3" office:value-type="string">
              <text:p text:style-name="Table_20_Contents">Код страны</text:p>
            </table:table-cell>
          </table:table-row>
          <table:table-row table:style-name="Таблица32.1">
            <table:table-cell table:style-name="Таблица32.A3" office:value-type="string">
              <text:p text:style-name="Table_20_Contents"><text:span text:style-name="T29">Time</text:span> <text:span text:style-name="T29">zones</text:span> <text:span text:style-name="T29">file</text:span> <text:span text:style-name="T29">location</text:span></text:p>
            </table:table-cell>
            <table:table-cell table:style-name="Таблица32.B3" office:value-type="string">
              <text:p text:style-name="Table_20_Contents"><text:span text:style-name="T6">Путь к файлу </text:span><text:span text:style-name="T35">timezones</text:span><text:span text:style-name="T6">.</text:span><text:span text:style-name="T35">xml</text:span></text:p>
            </table:table-cell>
          </table:table-row>
          <table:table-row table:style-name="Таблица32.1">
            <table:table-cell table:style-name="Таблица32.A3" office:value-type="string">
              <text:p text:style-name="Table_20_Contents"><text:span text:style-name="T29">Routes</text:span> <text:span text:style-name="T29">file</text:span> <text:span text:style-name="T29">location</text:span></text:p>
            </table:table-cell>
            <table:table-cell table:style-name="Таблица32.B3" office:value-type="string">
              <text:p text:style-name="Table_20_Contents"><text:span text:style-name="T6">Путь к файлу </text:span><text:span text:style-name="T35">routes</text:span><text:span text:style-name="T6">.</text:span><text:span text:style-name="T35">xml</text:span></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кодов ответов и причин по которым будут производиться уведомления (секция </text:span><text:span text:style-name="T30">Release responce settings and codes</text:span><text:span text:style-name="T39">)</text:span></text:p>
            </table:table-cell>
            <table:covered-table-cell/>
          </table:table-row>
          <table:table-row table:style-name="Таблица32.1">
            <table:table-cell table:style-name="Таблица32.A3" office:value-type="string">
              <text:p text:style-name="Table_20_Contents"><text:span text:style-name="T29">Skip</text:span> <text:span text:style-name="T29">calls</text:span> <text:span text:style-name="T29">from</text:span> <text:span text:style-name="T29">unknown</text:span> <text:span text:style-name="T29">abonents</text:span></text:p>
            </table:table-cell>
            <table:table-cell table:style-name="Таблица32.B3" office:value-type="string">
              <text:p text:style-name="Table_20_Contents">Режим игнорирования событий от неизвестных или скрытых номеров.</text:p>
            </table:table-cell>
          </table:table-row>
          <table:table-row table:style-name="Таблица32.1">
            <table:table-cell table:style-name="Таблица32.A3" office:value-type="string">
              <text:p text:style-name="Table_20_Contents"><text:span text:style-name="T29">Release</text:span> <text:span text:style-name="T29">calls</text:span> <text:span text:style-name="T29">strategy</text:span></text:p>
            </table:table-cell>
            <table:table-cell table:style-name="Таблица32.B3" office:value-type="string">
              <text:p text:style-name="Table_20_Contents">Стратегия формирования кодов причины для отклонения вызова. Redirect calls at MSC – код возврата выбирается в соответствии с кодом причины переадресации в соответствии со спецификацией ISUP. <text:s/>Prefixed B-Numbers – причина определяется префиксом номера B (21-detach, 22-absent, 23-busy). Redirect and B-Numbers – смешанная стратегия, если имеется номер переадресующего абонента используется стратегия Redirect calls, иначе стратегия Prefixed B-Numbers. Redirect rules – код выбирается в соответствии с правилом в зависимости от направления, причины переадресации и номера вызывающего абонента. </text:p>
            </table:table-cell>
          </table:table-row>
          <table:table-row table:style-name="Таблица32.1">
            <table:table-cell table:style-name="Таблица32.A3" office:value-type="string">
              <text:p text:style-name="Table_20_Contents">Таблица причин</text:p>
            </table:table-cell>
            <table:table-cell table:style-name="Таблица32.B3" office:value-type="string">
              <text:p text:style-name="Table_20_Contents">Таблица используется для указания причин переадресации и необходимости информирования для стратегии Redirect calls, а также задает режимы информирования для профиля абонента по умолчанию. <text:s/></text:p>
            </table:table-cell>
          </table:table-row>
          <table:table-row table:style-name="Таблица32.1">
            <table:table-cell table:style-name="Таблица32.B3" table:number-columns-spanned="2" office:value-type="string">
              <text:p text:style-name="Table_20_Contents"><text:span text:style-name="T39"><text:line-break/></text:span><text:span text:style-name="T39">Параметры настройки хранилища событий (секция Events </text:span><text:span text:style-name="T40">Storage</text:span><text:span text:style-name="T39">)</text:span></text:p>
            </table:table-cell>
            <table:covered-table-cell/>
          </table:table-row>
          <table:table-row table:style-name="Таблица32.1">
            <table:table-cell table:style-name="Таблица32.A3" office:value-type="string">
              <text:p text:style-name="Table_20_Contents"><text:span text:style-name="T29">Storage</text:span> <text:span text:style-name="T29">path</text:span></text:p>
            </table:table-cell>
            <table:table-cell table:style-name="Таблица32.B3" office:value-type="string">
              <text:p text:style-name="Table_20_Contents">Путь где будет храниться файл с событиями</text:p>
            </table:table-cell>
          </table:table-row>
          <table:table-row table:style-name="Таблица32.1">
            <table:table-cell table:style-name="Таблица32.A3" office:value-type="string">
              <text:p text:style-name="Table_20_Contents"><text:span text:style-name="T29">Event</text:span> <text:span text:style-name="T29">life</text:span> <text:span text:style-name="T29">time</text:span></text:p>
            </table:table-cell>
            <table:table-cell table:style-name="Таблица32.B3" office:value-type="string">
              <text:p text:style-name="Table_20_Contents">Время жизни события в формате чч:мм:сс</text:p>
            </table:table-cell>
          </table:table-row>
          <text:soft-page-break/>
          <table:table-row table:style-name="Таблица32.1">
            <table:table-cell table:style-name="Таблица32.A3" office:value-type="string">
              <text:p text:style-name="Table_20_Contents"><text:span text:style-name="T29">Max</text:span> <text:span text:style-name="T29">events</text:span></text:p>
            </table:table-cell>
            <table:table-cell table:style-name="Таблица32.B3" office:value-type="string">
              <text:p text:style-name="Table_20_Contents">Максимальное количество событий на одного абонента</text:p>
            </table:table-cell>
          </table:table-row>
          <table:table-row table:style-name="Таблица32.1">
            <table:table-cell table:style-name="Таблица32.A3" office:value-type="string">
              <text:p text:style-name="Table_20_Contents"><text:span text:style-name="T29">Events</text:span> <text:span text:style-name="T29">registration</text:span> <text:span text:style-name="T29">policy</text:span></text:p>
            </table:table-cell>
            <table:table-cell table:style-name="Таблица32.B3" office:value-type="string">
              <text:p text:style-name="Table_20_Contents">Политика регистрации событий в случае достижения лимита событий на абонента. В настоящий момент только <text:span text:style-name="T29">RejectNewEvent</text:span> – отклонять новые события.</text:p>
            </table:table-cell>
          </table:table-row>
          <table:table-row table:style-name="Таблица32.1">
            <table:table-cell table:style-name="Таблица32.A3" office:value-type="string">
              <text:p text:style-name="Table_20_Contents"><text:span text:style-name="T29">Increment</text:span> BD <text:span text:style-name="T29">Files</text:span></text:p>
            </table:table-cell>
            <table:table-cell table:style-name="Таблица32.B3" office:value-type="string">
              <text:p text:style-name="Table_20_Contents">Количество записей при расширении файла хранилища</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хранилища профилей абонентов (секция Profiles </text:span><text:span text:style-name="T40">Storage</text:span><text:span text:style-name="T39">)</text:span></text:p>
            </table:table-cell>
            <table:covered-table-cell/>
          </table:table-row>
          <table:table-row table:style-name="Таблица32.1">
            <table:table-cell table:style-name="Таблица32.A3" office:value-type="string">
              <text:p text:style-name="Table_20_Contents"><text:span text:style-name="T29">Storage</text:span> <text:span text:style-name="T29">path</text:span></text:p>
            </table:table-cell>
            <table:table-cell table:style-name="Таблица32.B3" office:value-type="string">
              <text:p text:style-name="Table_20_Contents">Путь где будет храниться файл с профилями</text:p>
            </table:table-cell>
          </table:table-row>
          <table:table-row table:style-name="Таблица32.1">
            <table:table-cell table:style-name="Таблица32.A3" office:value-type="string">
              <text:p text:style-name="Table_20_Contents"><text:span text:style-name="T29">Storage</text:span> <text:span text:style-name="T29">host</text:span></text:p>
            </table:table-cell>
            <table:table-cell table:style-name="Таблица32.B3" office:value-type="string">
              <text:p text:style-name="Table_20_Contents">Хост на котором слушать сокет для внешних систем управления профилями</text:p>
            </table:table-cell>
          </table:table-row>
          <table:table-row table:style-name="Таблица32.1">
            <table:table-cell table:style-name="Таблица32.A3" office:value-type="string">
              <text:p text:style-name="Table_20_Contents"><text:span text:style-name="T29">Storage</text:span> <text:span text:style-name="T29">port</text:span></text:p>
            </table:table-cell>
            <table:table-cell table:style-name="Таблица32.B3" office:value-type="string">
              <text:p text:style-name="Table_20_Contents">Порт на котором слушать сокет для внешних систем управления профилями</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хранилища статистики (секция </text:span><text:span text:style-name="T30">Statistics</text:span><text:span text:style-name="T39">)</text:span></text:p>
            </table:table-cell>
            <table:covered-table-cell/>
          </table:table-row>
          <table:table-row table:style-name="Таблица32.1">
            <table:table-cell table:style-name="Таблица32.A3" office:value-type="string">
              <text:p text:style-name="Table_20_Contents">Directory</text:p>
            </table:table-cell>
            <table:table-cell table:style-name="Таблица32.B3" office:value-type="string">
              <text:p text:style-name="Table_20_Contents">Путь где будет храниться файлы со статистикой</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планирования рассылки уведомлений (секция </text:span><text:span text:style-name="T40">Schedul</text:span><text:span text:style-name="T31">ing</text:span><text:span text:style-name="T39">)</text:span></text:p>
            </table:table-cell>
            <table:covered-table-cell/>
          </table:table-row>
          <table:table-row table:style-name="Таблица32.1">
            <table:table-cell table:style-name="Таблица32.A3" office:value-type="string">
              <text:p text:style-name="Table_20_Contents"><text:span text:style-name="T29">Resending</text:span> <text:span text:style-name="T29">period</text:span></text:p>
            </table:table-cell>
            <table:table-cell table:style-name="Таблица32.B3" office:value-type="string">
              <text:p text:style-name="Table_20_Contents">Определяет период следующей посылки СМС, в случае неудачной посылки. Для каждого кода ошибки посылки может существовать свое значение периода. Если такое значение не указано, то будет использован данный параметр.</text:p>
            </table:table-cell>
          </table:table-row>
          <table:table-row table:style-name="Таблица32.1">
            <table:table-cell table:style-name="Таблица32.A3" office:value-type="string">
              <text:p text:style-name="Table_20_Contents"><text:span text:style-name="T29">Scheduling</text:span> <text:span text:style-name="T29">on</text:span> <text:span text:style-name="T29">busy</text:span></text:p>
            </table:table-cell>
            <table:table-cell table:style-name="Таблица32.B3" office:value-type="string">
              <text:p text:style-name="Table_20_Contents">Определяет время задержки посылки СМС абоненту, когда вызов не удался <text:s/>по причине занятости этого абонента. (Этот параметр необходим для того чтобы избежать ситуации, когда абоненту во время разговора может прийти большое количество СМС сообщений из-за неудачных попыток до него дозвониться.)</text:p>
            </table:table-cell>
          </table:table-row>
          <table:table-row table:style-name="Таблица32.1">
            <table:table-cell table:style-name="Таблица32.A3" office:value-type="string">
              <text:p text:style-name="Table_20_Contents">Error code</text:p>
            </table:table-cell>
            <table:table-cell table:style-name="Таблица32.B3" office:value-type="string">
              <text:p text:style-name="Table_20_Contents">При помощи данной таблицы можно задать значение периода для конкретной ошибки посылки СМС. Указывается код ошибки (например, 1179) и указывается значение периода (например, 00:00:30)</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подключения к системе рекламы (секция </text:span><text:span text:style-name="T30">Advertising</text:span><text:span text:style-name="T39">)</text:span></text:p>
            </table:table-cell>
            <table:covered-table-cell/>
          </table:table-row>
          <table:table-row table:style-name="Таблица32.1">
            <table:table-cell table:style-name="Таблица32.A3" office:value-type="string">
              <text:p text:style-name="Table_20_Contents"><text:span text:style-name="T29">Use</text:span> <text:span text:style-name="T29">advertising</text:span></text:p>
            </table:table-cell>
            <table:table-cell table:style-name="Таблица32.B3" office:value-type="string">
              <text:p text:style-name="Table_20_Contents">Флаг использования системы рекламы</text:p>
            </table:table-cell>
          </table:table-row>
          <table:table-row table:style-name="Таблица32.1">
            <table:table-cell table:style-name="Таблица32.A3" office:value-type="string">
              <text:p text:style-name="Table_20_Contents">Server</text:p>
            </table:table-cell>
            <table:table-cell table:style-name="Таблица32.B3" office:value-type="string">
              <text:p text:style-name="Table_20_Contents">Хост для подключения</text:p>
            </table:table-cell>
          </table:table-row>
          <table:table-row table:style-name="Таблица32.1">
            <table:table-cell table:style-name="Таблица32.A3" office:value-type="string">
              <text:p text:style-name="Table_20_Contents">Port</text:p>
            </table:table-cell>
            <table:table-cell table:style-name="Таблица32.B3" office:value-type="string">
              <text:p text:style-name="Table_20_Contents">Порт для подключения</text:p>
            </table:table-cell>
          </table:table-row>
          <table:table-row table:style-name="Таблица32.1">
            <table:table-cell table:style-name="Таблица32.A3" office:value-type="string">
              <text:p text:style-name="Table_20_Contents">Timeout</text:p>
            </table:table-cell>
            <table:table-cell table:style-name="Таблица32.B3" office:value-type="string">
              <text:p text:style-name="Table_20_Contents">Время ожидания ответа на запрос баннера</text:p>
            </table:table-cell>
          </table:table-row>
        </table:table>
        <text:p text:style-name="Standard"/>
        <text:h text:style-name="Heading_20_5" text:outline-level="5"><text:bookmark text:name="__RefHeading__36026_78748477"/>Конфигурирование сервиса <text:span text:style-name="T29">MCIProf</text:span><text:bookmark-end text:name="__RefHeading__36026_78748477"/></text:h>
        <text:p text:style-name="P19">Конфигурирование сервиса MCIProf осуществляется посредством набора properties файлов, расположенных в конфигурационной директории, которая задаётся параметром «MCIProfLocation» в конфигурации MCISme. Конфигурация сервиса экспортируется в указанную директорию при сохранении настроек по нажатию кнопки «Apply». Для ввода новых установок в действие необходимо перезапустить сервис.</text:p>
        <text:p text:style-name="P19">Экспортируются параметры шаблоны сообщений, код стратегии фильтрации/переадресации вызовов и параметры для взаимодействия с коммутатором.</text:p>
        <text:p text:style-name="P19">Параметры соединения с SMSC не экспортируются и должны быть настроены непосредственно в конфигурации сервиса MCIProf.</text:p>
        <text:h text:style-name="Heading_20_5" text:outline-level="5"><text:bookmark text:name="__RefHeading__36028_78748477"/>Параметры ISUP<text:bookmark-end text:name="__RefHeading__36028_78748477"/></text:h>
        <text:p text:style-name="Text_20_body">Настройки представлены в виде таблицы где каждая строка соответствует некоторому ISUP направлению. Параметры направления описываются <text:s/>в таблице ниже:</text:p>
        <table:table table:name="Таблица41" table:style-name="Таблица41">
          <table:table-column table:style-name="Таблица41.A"/>
          <table:table-column table:style-name="Таблица41.B"/>
          <text:soft-page-break/>
          <table:table-row table:style-name="Таблица41.1">
            <table:table-cell table:style-name="Таблица41.A1" office:value-type="string">
              <text:p text:style-name="P35">Параметр</text:p>
            </table:table-cell>
            <table:table-cell table:style-name="Таблица41.B1" office:value-type="string">
              <text:p text:style-name="P35">Назначение</text:p>
            </table:table-cell>
          </table:table-row>
          <table:table-row table:style-name="Таблица41.1">
            <table:table-cell table:style-name="Таблица41.A2" office:value-type="string">
              <text:p text:style-name="Table_20_Contents">MSC ID</text:p>
            </table:table-cell>
            <table:table-cell table:style-name="Таблица41.B2" office:value-type="string">
              <text:p text:style-name="Table_20_Contents">Идентификатор (название) направления</text:p>
            </table:table-cell>
          </table:table-row>
          <table:table-row table:style-name="Таблица41.1">
            <table:table-cell table:style-name="Таблица41.A2" office:value-type="string">
              <text:p text:style-name="Table_20_Contents">HSN</text:p>
            </table:table-cell>
            <table:table-cell table:style-name="Таблица41.B2" office:value-type="string">
              <text:p text:style-name="Table_20_Contents">Номер физической карты/порта</text:p>
            </table:table-cell>
          </table:table-row>
          <table:table-row table:style-name="Таблица41.1">
            <table:table-cell table:style-name="Таблица41.A2" office:value-type="string">
              <text:p text:style-name="Table_20_Contents">SPN</text:p>
            </table:table-cell>
            <table:table-cell table:style-name="Таблица41.B2" office:value-type="string">
              <text:p text:style-name="Table_20_Contents">Пучок</text:p>
            </table:table-cell>
          </table:table-row>
          <table:table-row table:style-name="Таблица41.1">
            <table:table-cell table:style-name="Таблица41.A2" office:value-type="string">
              <text:p text:style-name="Table_20_Contents">TSM</text:p>
            </table:table-cell>
            <table:table-cell table:style-name="Таблица41.B2" office:value-type="string">
              <text:p text:style-name="Table_20_Contents">Маска используемых тайм слотов</text:p>
            </table:table-cell>
          </table:table-row>
        </table:table>
        <text:p text:style-name="Standard"/>
        <text:h text:style-name="Heading_20_5" text:outline-level="5"><text:bookmark text:name="__RefHeading__36030_78748477"/>Настройки шаблонов<text:bookmark-end text:name="__RefHeading__36030_78748477"/></text:h>
        <text:p text:style-name="P19"><text:span text:style-name="T24">Набор шаблонов задается и редактируется на странице «Templates». </text:span>Администратор может задать набор шаблонов для сообщений, генерируемых сервисом и посылаемых абонентам (для информирования и нотификации). Посредством сервиса MCIProf, пользователь может выбрать один из заданных шаблонов. Шаблон сообщения задаётся в определённом виде (с возможностями форматирования и подстановки параметров). Есть два вида шаблонов – для информационных и нотификационных сообщений, которые описываются отдельно в подсекциях Templates.Inform и Templates.Notify. Каждый шаблон описывается отдельной подсекцией с именем этого шаблона (имена используются сервисом MCIProf для выбора шаблона пользователем).</text:p>
        <text:p text:style-name="Text_20_body">Каждый шаблон имеет идентификатор (параметр <text:span text:style-name="T29">id</text:span>), также в секциях <text:span text:style-name="T29">Inform</text:span> и <text:span text:style-name="T29">Notify</text:span> должны быть заданы идентификаторы шаблонов по умолчанию (параметр <text:span text:style-name="T29">default</text:span>).</text:p>
        <text:p text:style-name="Text_20_body">В шаблон сообщения сервисом осуществляется вставка указанных параметров (т.н. номер звонившего, дата/время звонка, количество вызовов и т.д). Вставка параметра задаётся в специальном виде:</text:p>
        <text:p text:style-name="Text_20_body"><text:span text:style-name="T39">$$&lt;</text:span>тип_параметра<text:span text:style-name="T39">&gt; </text:span><text:span text:style-name="T30">arg</text:span><text:span text:style-name="T39">=”</text:span>&lt;имя_параметра&gt;<text:span text:style-name="T39">” [</text:span>&lt;опции_форматирования&gt;<text:span text:style-name="T39">]$$.</text:span></text:p>
        <text:p text:style-name="P19">Информационные сообщения форматируются построчно с использованием шаблона строк, заданного параметром «singleRow» или «multiRow» (в зависимости от признака группировки) и затем подставляются в обрамляющий шаблон в качестве параметра «rows» (типа string). </text:p>
        <text:p text:style-name="Text_20_body">В процессе формирования отдельной строки доступны параметры:</text:p>
        <text:list xml:id="list1276019102" text:style-name="L14">
          <text:list-item>
            <text:p text:style-name="P93"><text:span text:style-name="T31">abonent</text:span> (<text:span text:style-name="T29">string</text:span>) – номер абонента которому звонили;</text:p>
          </text:list-item>
          <text:list-item>
            <text:p text:style-name="P93"><text:span text:style-name="T31">caller</text:span> (<text:span text:style-name="T29">string</text:span>) – номер абонента который звонил;</text:p>
          </text:list-item>
          <text:list-item>
            <text:p text:style-name="P93"><text:span text:style-name="T31">count</text:span> (<text:span text:style-name="T29">int</text:span>32) – количество звонков (для <text:span text:style-name="T29">singleRow</text:span> =1);</text:p>
          </text:list-item>
          <text:list-item>
            <text:p text:style-name="P93"><text:span text:style-name="T31">date</text:span> (<text:span text:style-name="T29">date</text:span>) – дата и время звонка (для <text:span text:style-name="T29">multiRow</text:span> время последнего звонка). Можно задать опции форматирования, например: <text:span text:style-name="T29">pattern</text:span>=” HH:mm dd/MM/yy”</text:p>
          </text:list-item>
        </text:list>
        <text:p text:style-name="Text_20_body">Для обрамляющего шаблона доступны параметры:</text:p>
        <text:list xml:id="list774806129" text:style-name="L15">
          <text:list-item>
            <text:p text:style-name="P94"><text:span text:style-name="T31">abonent</text:span> (<text:span text:style-name="T29">string</text:span>) – номер абонента которому звонили;</text:p>
          </text:list-item>
          <text:list-item>
            <text:p text:style-name="P94"><text:span text:style-name="T31">total</text:span> (<text:span text:style-name="T29">int</text:span>32) – общее количество звонков (на сообщение);</text:p>
          </text:list-item>
          <text:list-item>
            <text:p text:style-name="P94"><text:span text:style-name="T31">rows</text:span> (<text:span text:style-name="T29">string</text:span>) – набор подготовленных строк сообщения.</text:p>
          </text:list-item>
        </text:list>
        <text:p text:style-name="Standard"/>
        <text:p text:style-name="Text_20_body">Например, абоненту +7913<text:span text:style-name="T29">zzzzzzz <text:s/></text:span>звонил абонент +7913<text:span text:style-name="T29">xxxxxxx</text:span> 3 раза и один раз абонент +7913yyyyyyy, тогда по шаблону с группировкой (<text:span text:style-name="T29">group</text:span> = <text:span text:style-name="T29">true</text:span>):</text:p>
        <text:p text:style-name="P25"><text:span text:style-name="T29">message</text:span><text:span text:style-name="T29"> = '</text:span>Вам<text:span text:style-name="T29"> $$string arg=”abonent”$$ </text:span>звонил<text:span text:style-name="T29"> (</text:span>всего<text:span text:style-name="T29"> $$int32 arg=”total”$$): $$string arg=”rows”$$ </text:span>МТС<text:span text:style-name="T29">'</text:span></text:p>
        <text:p text:style-name="P25"><text:span text:style-name="T29">singleRow</text:span><text:span text:style-name="T29"> =' $$arg=”caller”$$ </text:span>в<text:span text:style-name="T29"> $$date arg=”date” pattern=”HH:mm dd.MM.yyyy”$$;'</text:span></text:p>
        <text:p text:style-name="P25"><text:span text:style-name="T29">multiRow</text:span><text:span text:style-name="T29"> = ' $$arg=”caller”$$ ($$int32 arg=”count”$$ </text:span>раза<text:span text:style-name="T29">), </text:span>последний<text:span text:style-name="T29"> </text:span>вызов<text:span text:style-name="T29"> </text:span>в<text:span text:style-name="T29"> $$date arg=”date” pattern=”HH:mm dd/MM”$$;'</text:span></text:p>
        <text:p text:style-name="Text_20_body">будет отправлено два сообщения:</text:p>
        <text:list xml:id="list1466716099" text:style-name="L16">
          <text:list-item>
            <text:p text:style-name="P71"><text:soft-page-break/>Вам +7913<text:span text:style-name="T29">zzzzzzz</text:span> звонил (всего 3): +7913xxxxxxx (3 раза), последний вызов в 15:03 27/10МТС</text:p>
          </text:list-item>
          <text:list-item>
            <text:p text:style-name="P71">Вам +7913<text:span text:style-name="T29">zzzzzzz</text:span> звонил (всего 1): +7913yyyyyyy в 16:57 27.10.2004; МТС</text:p>
          </text:list-item>
        </text:list>
        <text:p text:style-name="Text_20_body">Нотификационные сообщения форматируются по шаблону, заданному параметром «<text:span text:style-name="T29">message</text:span><text:span text:style-name="T6">»</text:span>, в котором доступны параметры:</text:p>
        <text:list xml:id="list1773633384" text:style-name="L17">
          <text:list-item>
            <text:p text:style-name="P95"><text:span text:style-name="T31">abonent</text:span> (<text:span text:style-name="T29">string</text:span>) – номер абонента которому звонили;</text:p>
          </text:list-item>
          <text:list-item>
            <text:p text:style-name="P95"><text:span text:style-name="T31">caller</text:span> (<text:span text:style-name="T29">string</text:span>) – номер абонента который звонил;</text:p>
          </text:list-item>
        </text:list>
        <text:p text:style-name="Text_20_body">Например, звонил абонент +7913<text:span text:style-name="T29">xxxxxxx</text:span> абоненту +7913yyyyyyy. Тогда по шаблону:</text:p>
        <text:p text:style-name="Text_20_body"><text:span text:style-name="T31">message</text:span><text:span text:style-name="T29"> = '</text:span>Уважаемый<text:span text:style-name="T29"> $$string arg=”caller”$$! </text:span>Абонент $$<text:span text:style-name="T29">string</text:span> <text:span text:style-name="T29">arg</text:span>=”<text:span text:style-name="T29">abonent</text:span>”$$ появился в сети. МТС<text:span text:style-name="T29">'</text:span></text:p>
        <text:p text:style-name="Text_20_body">будет отправлено сообщение:</text:p>
        <text:p text:style-name="P28">Уважаемый +7913<text:span text:style-name="T29">xxxxxxx</text:span>! Абонент +7913<text:span text:style-name="T29">yyyyyyy</text:span> появился в сети. МТС</text:p>
        <text:h text:style-name="Heading_20_5" text:outline-level="5"><text:bookmark text:name="__RefHeading__36032_78748477"/>Настройки правил обработки событий<text:bookmark-end text:name="__RefHeading__36032_78748477"/></text:h>
        <text:p text:style-name="P19">Для настройки правил обработки событий используется секция <text:s/>«Rules». Администратор может разрешить/запретить набор причин переадресации вызовов для работы сервиса. Эти ограничения также будут использоваться сервисом MCIProf при установке переадресации на сервис MCISme. Поддерживается следующий набор причин переадресации (конфигурируется в подсекции с соответствующим именем):</text:p>
        <text:list xml:id="list1876722285" text:style-name="L18">
          <text:list-item>
            <text:p text:style-name="P96"><text:span text:style-name="T29">Absent</text:span> – абонент не доступен;</text:p>
          </text:list-item>
          <text:list-item>
            <text:p text:style-name="P96"><text:span text:style-name="T29">Busy – </text:span>занято;</text:p>
          </text:list-item>
          <text:list-item>
            <text:p text:style-name="P96"><text:span text:style-name="T29">NoReply – </text:span>абонент не отвечает;</text:p>
          </text:list-item>
          <text:list-item>
            <text:p text:style-name="P96"><text:span text:style-name="T29">Unconditional – </text:span>безусловная переадресация;</text:p>
          </text:list-item>
          <text:list-item>
            <text:p text:style-name="P96"><text:span text:style-name="T29">Detach</text:span> – телефон отключен (не используется для стратегии переадресации);</text:p>
          </text:list-item>
          <text:list-item>
            <text:p text:style-name="P96"><text:span text:style-name="T29">Other</text:span> – другая причина переадресации (с определённым кодом).</text:p>
          </text:list-item>
        </text:list>
        <text:h text:style-name="Heading_20_4" text:outline-level="4"><text:bookmark text:name="__RefHeading__36034_78748477"/>Командный интерфейс по управления профилями абонентов<text:bookmark-end text:name="__RefHeading__36034_78748477"/></text:h>
        <text:p text:style-name="Text_20_body">Система администрирования <text:span text:style-name="T35">MCISme</text:span> предоставляет командный интерфейс для управления профилями абонентов внешними системами, такими как ИССА, <text:span text:style-name="T35">customer</text:span> <text:span text:style-name="T35">care</text:span> USSD порталы.</text:p>
        <text:p text:style-name="Text_20_body">Внешняя система соединяется посредством TCP/IP сокета, посылает команды и получает результаты обработки команд в соответствии со следующим форматом:</text:p>
        <text:p text:style-name="P23">CMD: param1='value1', param2='value2', …, paramN='valueN';</text:p>
        <text:p text:style-name="P23">EXECUTED: ErrorCode=X;</text:p>
        <text:p text:style-name="P23">EXECUTED: ErrorCode=X, param1='value1', param2='value2', …, paramN='valueN';</text:p>
        <text:p text:style-name="Text_20_body"/>
        <text:p text:style-name="Text_20_body">В настоящее время реализованы следующие команды:</text:p>
        <text:list xml:id="list1472578263" text:style-name="L19">
          <text:list-item>
            <text:p text:style-name="P97"><text:span text:style-name="T50">LOGIN: USER='username', PASS='password';</text:span><text:span text:style-name="T6"> <text:line-break/>аутентификация клиента, эта команда должна быь передана первой после установления соединения</text:span></text:p>
          </text:list-item>
          <text:list-item>
            <text:p text:style-name="P97"><text:span text:style-name="T28">GET: MSISDN='+79876543210';</text:span><text:span text:style-name="T6"> <text:line-break/>запрос текущих значений профиля абонента, в ответ возвращается: <text:line-break/></text:span><text:span text:style-name="T28">EXECUTED: ErrorCode=0,MSISDN='+79876543210', SERV_ID='service1', SERV_ID=’service2’</text:span><text:span text:style-name="T35">;</text:span></text:p>
          </text:list-item>
          <text:list-item>
            <text:p text:style-name="P97"><text:span text:style-name="T28">ADD: MSISDN='+79876543210', SERV_ID='service1';<text:line-break/></text:span><text:span text:style-name="T6">добавление услуги</text:span></text:p>
          </text:list-item>
          <text:list-item>
            <text:p text:style-name="P97"><text:soft-page-break/><text:span text:style-name="T28">REM: MSISDN='+79876543210', SERV_ID='service1';<text:line-break/></text:span><text:span text:style-name="T6">удаление услуги</text:span></text:p>
          </text:list-item>
        </text:list>
        <text:p text:style-name="Text_20_body">Поддерживается два вида услуг restr_notif – запрет посылки уведомления о появлении абонента Б в сети и in_network – запрос на получение уведомлений о появлении абонента в сети. </text:p>
        <text:p text:style-name="Text_20_body">Параметры настройки командного интерфейса находятся в файле mmlconsole.properties, файл располагается в директории конфигурационных файлов MCISme (/opt/smsc/services/MCISme/conf). </text:p>
        <text:p text:style-name="Text_20_body">Файл содержит следующие параметры:</text:p>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35">Параметр</text:p>
            </table:table-cell>
            <table:table-cell table:style-name="Таблица42.B1" office:value-type="string">
              <text:p text:style-name="P35">Назначение</text:p>
            </table:table-cell>
          </table:table-row>
          <table:table-row table:style-name="Таблица42.1">
            <table:table-cell table:style-name="Таблица42.A2" office:value-type="string">
              <text:p text:style-name="Table_20_Contents">port</text:p>
            </table:table-cell>
            <table:table-cell table:style-name="Таблица42.B2" office:value-type="string">
              <text:p text:style-name="Table_20_Contents">Порт на котором будет принимать соединения командного интерфейса</text:p>
            </table:table-cell>
          </table:table-row>
          <table:table-row table:style-name="Таблица42.1">
            <table:table-cell table:style-name="Таблица42.A2" office:value-type="string">
              <text:p text:style-name="Table_20_Contents">user</text:p>
            </table:table-cell>
            <table:table-cell table:style-name="Таблица42.B2" office:value-type="string">
              <text:p text:style-name="Table_20_Contents">Пользователь для проверки валидности команды LOGIN</text:p>
            </table:table-cell>
          </table:table-row>
          <table:table-row table:style-name="Таблица42.1">
            <table:table-cell table:style-name="Таблица42.A2" office:value-type="string">
              <text:p text:style-name="Table_20_Contents">pass</text:p>
            </table:table-cell>
            <table:table-cell table:style-name="Таблица42.B2" office:value-type="string">
              <text:p text:style-name="Table_20_Contents">Пароль для проверки валидности команды LOGIN</text:p>
            </table:table-cell>
          </table:table-row>
          <table:table-row table:style-name="Таблица42.1">
            <table:table-cell table:style-name="Таблица42.A2" office:value-type="string">
              <text:p text:style-name="Table_20_Contents">profiler.host</text:p>
            </table:table-cell>
            <table:table-cell table:style-name="Таблица42.B2" office:value-type="string">
              <text:p text:style-name="Table_20_Contents">Хост на котором работает MCISme и встроенный менеджер профилей</text:p>
            </table:table-cell>
          </table:table-row>
          <table:table-row table:style-name="Таблица42.1">
            <table:table-cell table:style-name="Таблица42.A2" office:value-type="string">
              <text:p text:style-name="Table_20_Contents">profiler.port</text:p>
            </table:table-cell>
            <table:table-cell table:style-name="Таблица42.B2" office:value-type="string">
              <text:p text:style-name="Table_20_Contents">Порт по которому доступен менеджер профилей</text:p>
            </table:table-cell>
          </table:table-row>
        </table:table>
        <text:h text:style-name="Heading_20_4" text:outline-level="4"><text:bookmark text:name="__RefHeading__36036_78748477"/>Применение изменений конфигурации<text:bookmark-end text:name="__RefHeading__36036_78748477"/></text:h>
        <text:p text:style-name="P20">Для сохранения изменённой конфигурации в административном интерфейсе необходимо нажать на странице «Options»/«Drivers» кнопку «Done», для отмены «Cancel». Для вступления изменений в силу нужно нажать «Apply» на странице «Statuses», для возврата к текущим установкам использовать «Reset». После применения изменений сервис(ы) нужно рестартовать.</text:p>
        <text:h text:style-name="Heading_20_2" text:outline-level="2"><text:bookmark text:name="__RefHeading__36038_78748477"/>Управление коммутаторами<text:bookmark-end text:name="__RefHeading__36038_78748477"/></text:h>
        <text:p text:style-name="Text_20_body">Система позволяет управлять коммутаторами. Администратор имеет возможность регистрировать коммутаторы и управлять их состоянием: блокировать и разблокировать. Управление коммутаторами осуществляется на странице доступной из меню <text:span text:style-name="T31">Options </text:span><text:span text:style-name="T5">- </text:span><text:span text:style-name="T31">MSCs</text:span>.</text:p>
        <text:p text:style-name="Standard"/>
        <text:p text:style-name="Text_20_body"><draw:frame draw:style-name="fr4" draw:name="Графический объект70" text:anchor-type="as-char" svg:width="5.0035in" svg:height="3.5291in" draw:z-index="54"><draw:image xlink:href="Pictures/100000000000029D000001D8579150A6.png" xlink:type="simple" xlink:show="embed" xlink:actuate="onLoad"/></draw:frame></text:p>
        <text:p text:style-name="Standard"/>
        <text:p text:style-name="P19"><text:soft-page-break/>На странице реализована фильтрация выборки коммутаторов по префиксу адреса (кнопка «Query»). Для выборки по префиксу должно быть задано значение поля «Commutator number prefix», если значение не заданно, то выбираются все зарегистрированные коммутаторы. Выборка организованна в виде скроллируемой таблицы с возможностью сортировки по первым трём столбцам.</text:p>
        <text:p text:style-name="P19">Администратор может зарегистрировать новый коммутатор. Для этого необходимо задать его адрес в сигнальной сети (номер) в секции «Register new Mobile Switching Center» и нажать кнопку «Register».</text:p>
        <text:p text:style-name="P19">Для дерегистрации коммутатора, его принудительной блокировки или разблокировки администратор может выполнить соответствующие действия: «Unregister», «Lock», «Unlock» из строки соответствующей конкретному коммутатору.</text:p>
        <text:h text:style-name="Heading_20_3" text:outline-level="3"><text:bookmark text:name="__RefHeading__36040_78748477"/>Включение режима автоматической блокировки<text:bookmark-end text:name="__RefHeading__36040_78748477"/></text:h>
        <text:p text:style-name="P19">Вы можете включить режим автоматической блокировки вновь регистрируемых коммутаторов. В этом случае необходимо будет вручную снять блокировку с коммутатора.</text:p>
        <text:p text:style-name="P19">Чтобы включить режим автоматической блокировки вновь регистрируемых коммутаторов:</text:p>
        <text:list xml:id="list1514775970" text:style-name="L20">
          <text:list-item>
            <text:p text:style-name="P83">Перейдите в раздел конфигурирования SMS центра;</text:p>
          </text:list-item>
          <text:list-item>
            <text:p text:style-name="P83">В секции «MSC manager» установите флаг «automatic registration»;</text:p>
          </text:list-item>
          <text:list-item>
            <text:p text:style-name="P83">Примените изменения конфигурации SMS центра.</text:p>
          </text:list-item>
        </text:list>
        <text:h text:style-name="Heading_20_2" text:outline-level="2"><text:bookmark text:name="__RefHeading__36042_78748477"/>Управление списками рассылки<text:bookmark-end text:name="__RefHeading__36042_78748477"/></text:h>
        <text:p text:style-name="Text_20_body"><text:span text:style-name="T29">SMS</text:span> центр реализует поддержку списков рассылки и позволяет управлять ими. Администратор может осуществлять управление списками рассылки в разделе доступном из меню <text:span text:style-name="T31">Options </text:span><text:span text:style-name="T5">- </text:span><text:span text:style-name="T31">Distribution</text:span><text:span text:style-name="T40"> </text:span><text:span text:style-name="T31">lists</text:span>. Множество списков рассылки организованно в виде скроллируемой таблицы с возможностями фильтрации и сортировки по имени списка и его владельцу.</text:p>
        <text:p text:style-name="Text_20_body"/>
        <text:p text:style-name="Text_20_body"><draw:frame draw:style-name="fr4" draw:name="Графический объект71" text:anchor-type="as-char" svg:width="4.2508in" svg:height="2.3201in" draw:z-index="55"><draw:image xlink:href="Pictures/100000000000026F00000154BB3CABB3.png" xlink:type="simple" xlink:show="embed" xlink:actuate="onLoad"/></draw:frame></text:p>
        <text:h text:style-name="Heading_20_3" text:outline-level="3"><text:bookmark text:name="__RefHeading__36044_78748477"/>Добавление нового списка рассылки<text:bookmark-end text:name="__RefHeading__36044_78748477"/></text:h>
        <text:p text:style-name="P19">Для добавления нового списка рассылки администратору нужно воспользоваться кнопкой «Add distribution list» в разделе <text:span text:style-name="T40">Options - Distribution lists</text:span>. На странице «Create distribution list» необходимо задать параметры нового списка рассылки.</text:p>
        <text:p text:style-name="P19"><text:soft-page-break/><draw:frame draw:style-name="fr4" draw:name="Графический объект72" text:anchor-type="as-char" svg:width="3.8764in" svg:height="3.678in" draw:z-index="56"><draw:image xlink:href="Pictures/100000000000026200000242AB1C3199.png" xlink:type="simple" xlink:show="embed" xlink:actuate="onLoad"/></draw:frame></text:p>
        <text:p text:style-name="Text_20_body"><text:span text:style-name="T6">В секции «Distribution list» нужно задать уникальное имя нового списка рассылки (поле «name») и максимальное количество получателей данного списка рассылки (поле «maximum members count»). Необходимо указать, является ли список системным или персональным (радиогруппа), в последнем случае необходимо задать адрес владельца. Для создания персонального списка рассылки, предварительно, необходимо </text:span><text:span text:style-name="T6">создать учётную запись абонента владельца списка</text:span><text:span text:style-name="T6">. Максимальное количество получателей для персонального списка рассылки не должно быть больше определённого в учётной записи его владельца.</text:span></text:p>
        <text:p text:style-name="P19">В секциях «Submitters» и «Members» необходимо определить соответственно адреса отправителей и получателей данного списка. Для добавления адреса можно воспользоваться кнопкой «+», для удаления адреса нужно просто удалить значение в соответствующей строке. Для подтверждения и создания нового списка рассылки нужно нажать «Add», для отмены «Cancel».</text:p>
        <text:h text:style-name="Heading_20_3" text:outline-level="3"><text:bookmark text:name="__RefHeading__36046_78748477"/>Модификация списка рассылки<text:bookmark-end text:name="__RefHeading__36046_78748477"/></text:h>
        <text:p text:style-name="P19">Для просмотра и модификации параметров или элементов множеств отправителей и получателей администратор может перейти по ссылке соответствующей имени списка рассылки (слева) на страницу редактирования «Edit distribution list». Далее произвести необходимые действия аналогично описанному в предыдущем пункте. Для принятия изменений нажать кнопку «Save», для отказа от модификации «Cancel».</text:p>
        <text:h text:style-name="Heading_20_3" text:outline-level="3"><text:bookmark text:name="__RefHeading__36048_78748477"/>Удаление списков рассылки<text:bookmark-end text:name="__RefHeading__36048_78748477"/></text:h>
        <text:p text:style-name="Text_20_body">Администратор может удалять списки рассылки. Для этого необходимо отметить (слева) списки рассылки подлежащие удалению и нажать кнопку «<text:span text:style-name="T29">Delete</text:span> <text:span text:style-name="T29">distribution</text:span> <text:span text:style-name="T29">list</text:span>(<text:span text:style-name="T29">s</text:span>)». Выбранные элементы будут удалены из конфигурации.</text:p>
        <text:h text:style-name="Heading_20_3" text:outline-level="3"><text:bookmark text:name="__RefHeading__36050_78748477"/>Управление услугой персональных списков рассылки<text:bookmark-end text:name="__RefHeading__36050_78748477"/></text:h>
        <text:p text:style-name="P19">Система реализует работу не только системных списков рассылки, но и предоставляет услугу создания и поддержки персональных списков рассылок для абонентов. Владелец одного или нескольких персональных списков рассылки может самостоятельно (например с телефона) управлять ими: добавлять и удалять подписчиков и отправителей, создавать новые списки. Но определить владельца и задать для него определённые квоты может только администратор системы регистрируя персональную учётную запись абонента.</text:p>
        <text:p text:style-name="P19"><text:soft-page-break/>Учётная запись абонента (principal) включает адрес отправителя (как абонента), максимальное количество персональных списков (которое он может создать) и максимальное количеством подписчиков в каждом из этих списков.</text:p>
        <text:p text:style-name="Text_20_body">Управление учётными записями, также как и заведение новых персональных списков рассылки, возложено на администратора системы. Администратор может управлять учётными записями абонентов в разделе администрирования доступном из меню <text:span text:style-name="T40">Options - Distribution lists - principals</text:span>. Учётные записи организованны в виде скроллируемой таблицы с возможностями сортировки по всем полям и выборки по префиксу адреса абонента. Учётные записи, также, создаются автоматически для всех отправителей в списках создаваемых администратором списков рассылки. </text:p>
        <text:p text:style-name="Text_20_body"><draw:frame draw:style-name="fr4" draw:name="Графический объект73" text:anchor-type="as-char" svg:width="3.2555in" svg:height="2.122in" draw:z-index="57"><draw:image xlink:href="Pictures/1000000000000270000001967CBAFF30.png" xlink:type="simple" xlink:show="embed" xlink:actuate="onLoad"/></draw:frame></text:p>
        <text:p text:style-name="P19">Для добавления новой учётной записи для абонента администратору нужно воспользоваться кнопкой «Add principal». Далее на странице «Edit principal» задать адрес абонента и квоты на количество списков рассылки и подписчиков.</text:p>
        <text:p text:style-name="Text_20_body"><draw:frame draw:style-name="fr4" draw:name="Графический объект74" text:anchor-type="as-char" svg:width="3.7535in" svg:height="1.7756in" draw:z-index="58"><draw:image xlink:href="Pictures/100000000000026900000124242D46A9.png" xlink:type="simple" xlink:show="embed" xlink:actuate="onLoad"/></draw:frame></text:p>
        <text:p text:style-name="P19">Чтобы создать учётную запись нажать «Save», для отмены «Cancel».</text:p>
        <text:p text:style-name="P19">Модификация учётной записи осуществляется переходом по ссылке соответствующей адресу абонента (слева) и действиями аналогичными добавлению новой.</text:p>
        <text:p text:style-name="P19">Для удаления одной или нескольких учётных записей необходимо отметить нужные и нажать кнопку «Delete principal(s)».</text:p>
        <text:h text:style-name="Heading_20_3" text:outline-level="3"><text:bookmark text:name="__RefHeading__36052_78748477"/>Директивы для операций<text:bookmark-end text:name="__RefHeading__36052_78748477"/></text:h>
        <text:list xml:id="list2062034009" text:style-name="L21">
          <text:list-item>
            <text:p text:style-name="P98"><text:span text:style-name="T32">send</text:span><text:span text:style-name="T4"> name</text:span><text:span text:style-name="T6"> …, где name это имя списка рассылки<text:line-break/>используется для посылки сообщения в персональный список рассылки с мобильной станции, для посылки в системный список рассылки необходимо использовать: </text:span><text:span text:style-name="T35">send</text:span><text:span text:style-name="T6"> /</text:span><text:span text:style-name="T35">name</text:span><text:span text:style-name="T6"> …. Поскольку подсистеме такое сообщение доставляется штатными средствами сервис центра, поэтому эту же директиву можно использовать и при доступе через SMPP посредством submit_sm.</text:span></text:p>
          </text:list-item>
          <text:list-item>
            <text:p text:style-name="P98"><text:span text:style-name="T40">add name</text:span> <text:line-break/>используется для создания персонального списка рассылки</text:p>
          </text:list-item>
          <text:list-item>
            <text:p text:style-name="P98"><text:span text:style-name="T40">del name<text:line-break/></text:span>используется для удаления персонального списка рассылки</text:p>
          </text:list-item>
          <text:list-item>
            <text:p text:style-name="P98"><text:soft-page-break/><text:span text:style-name="T40">list</text:span> <text:line-break/>используется для листинга персональных списков рассылки</text:p>
          </text:list-item>
          <text:list-item>
            <text:p text:style-name="P98"><text:span text:style-name="T40">addm name member<text:line-break/></text:span>используется для добавления члена в список рассылки</text:p>
          </text:list-item>
          <text:list-item>
            <text:p text:style-name="P98"><text:span text:style-name="T40">delm name member<text:line-break/></text:span>используется для удаления члена из списка рассылки</text:p>
          </text:list-item>
          <text:list-item>
            <text:p text:style-name="P98"><text:span text:style-name="T40">list name<text:line-break/></text:span>используется для листинга членов списка рассылки</text:p>
          </text:list-item>
        </text:list>
        <text:p text:style-name="P12"/>
        <text:h text:style-name="P107" text:outline-level="2"><text:bookmark text:name="__RefHeading__36054_78748477"/>Консольное администрирование <text:bookmark-end text:name="__RefHeading__36054_78748477"/></text:h>
        <text:p text:style-name="P45">Администратор также может производить конфигурирование SMS центра посредством интерфейса командной консоли. Командная консоль представляет собой TCP/IP сервер и доступна по telnet протоколу.</text:p>
        <text:p text:style-name="P45">Поддерживаются два варианта взаимодействия сервера и администратора: один для ручного ввода команд, другой для доступа из программ в пакетном режиме (например из скриптового языка). Для этих целей сервер держит открытыми два порта указанные в конфигурации административного интерфейса: «humanPort» и «scriptPort».</text:p>
        <text:h text:style-name="Heading_20_3" text:outline-level="3"><text:bookmark text:name="__RefHeading__36056_78748477"/>Соглашение о формате вывода<text:bookmark-end text:name="__RefHeading__36056_78748477"/></text:h>
        <text:p text:style-name="Text_20_body">Первый символ пробела в потоке вывода означает наличие новой строки вывода в отвечающем на команду сервере. Первый символ «+» или «-» означает окончание вывода ответа на команду и успешность или ошибку соответственно.</text:p>
        <text:h text:style-name="Heading_20_3" text:outline-level="3"><text:bookmark text:name="__RefHeading__36058_78748477"/>Соглашение о выводе символа приглашения<text:bookmark-end text:name="__RefHeading__36058_78748477"/></text:h>
        <text:p text:style-name="Text_20_body">При открытии соединения на порте для для ручного ввода команд символ приглашения выводиться в выходной поток, второй порт предназначен для пакетного режима и символ приглашения не выводиться.</text:p>
        <text:h text:style-name="Heading_20_3" text:outline-level="3"><text:bookmark text:name="__RefHeading__36060_78748477"/>Команды администрирования системы<text:bookmark-end text:name="__RefHeading__36060_78748477"/></text:h>
        <text:h text:style-name="Heading_20_4" text:outline-level="4"><text:bookmark text:name="__RefHeading__36062_78748477"/>Авторизация<text:bookmark-end text:name="__RefHeading__36062_78748477"/></text:h>
        <text:p text:style-name="P23"><text:span text:style-name="T40">user</text:span> &lt;name&gt; &lt;password&gt;</text:p>
        <text:h text:style-name="Heading_20_4" text:outline-level="4"><text:bookmark text:name="__RefHeading__36064_78748477"/>Работа с алиасами<text:bookmark-end text:name="__RefHeading__36064_78748477"/></text:h>
        <text:p text:style-name="Text_20_body">Заметим, что значение алиаса является ключом</text:p>
        <text:p text:style-name="Text_20_body">Параметры: alias_mask – маска алиаса, addrеss_value – адрес, hide/nohide – опции сокрытия номера (по умолчанию nohide).</text:p>
        <text:p text:style-name="P23"><text:span text:style-name="T31">add alias</text:span><text:span text:style-name="T29"> &lt;alias_mask&gt; &lt;address_value&gt; </text:span><text:span text:style-name="T31">[hide | nohide]</text:span></text:p>
        <text:p text:style-name="P23"><text:span text:style-name="T31">delete alias </text:span><text:span text:style-name="T29">&lt;alias_mask&gt;</text:span></text:p>
        <text:p text:style-name="P23"><text:span text:style-name="T31">view alias</text:span><text:span text:style-name="T29"> &lt;alias_mask&gt;</text:span></text:p>
        <text:p text:style-name="P23"><text:span text:style-name="T31">alter alias</text:span><text:span text:style-name="T29"> &lt;alias_mask&gt; &lt;address_value&gt; </text:span><text:span text:style-name="T31">[hide | nohide]</text:span></text:p>
        <text:p text:style-name="P24">list alias</text:p>
        <text:list xml:id="list2155435381" text:style-name="L22">
          <text:list-item>
            <text:p text:style-name="P57">Тип<text:span text:style-name="T29"> alias_mask </text:span>и<text:span text:style-name="T29"> address_value – ADDRESS.</text:span></text:p>
          </text:list-item>
        </text:list>
        <text:h text:style-name="Heading_20_4" text:outline-level="4"><text:bookmark text:name="__RefHeading__36066_78748477"/><text:span text:style-name="T6">Работа</text:span><text:span text:style-name="T35"> </text:span><text:span text:style-name="T6">с</text:span><text:span text:style-name="T35"> </text:span><text:span text:style-name="T6">профилями</text:span><text:bookmark-end text:name="__RefHeading__36066_78748477"/></text:h>
        <text:p text:style-name="Text_20_body">Параметры<text:span text:style-name="T29">: </text:span><text:span text:style-name="T29">profile_address</text:span><text:span text:style-name="T29"> – </text:span>адрес<text:span text:style-name="T29"> </text:span>профиля<text:span text:style-name="T29">, </text:span><text:span text:style-name="T29">profile_mask</text:span><text:span text:style-name="T29"> – </text:span>маска<text:span text:style-name="T29"> </text:span>профиля<text:span text:style-name="T29">.</text:span></text:p>
        <text:p text:style-name="P23"><text:span text:style-name="T31">add profile </text:span><text:span text:style-name="T29">&lt;profile_mask&gt; report </text:span><text:span text:style-name="T31">(full | none | final) locale</text:span><text:span text:style-name="T29"> &lt;string&gt; </text:span><text:span text:style-name="T31">[encoding (default | ucs2 | latin1 | ucs2-latin1) [ussd7bit]] [alias [hide | nohide | substitute] <text:s/>[modifiable | notmodifiable]] <text:s/>[divert</text:span><text:span text:style-name="T29"> &lt;string&gt; </text:span><text:span text:style-name="T31">[absent][barred][blocked][capacity][unconditional] [modifiable | notmodifiable]] [udhconcat on|off] [translit on|off] [group &lt;string&gt;] [inputaccessmask &lt;number&gt; | inputaccessbit &lt;on|off&gt; &lt;bit number:0-31&gt;] [outputaccessmask &lt;number&gt; | outputaccessbit &lt;on|off&gt; &lt;bit number:0-31&gt;] </text:span></text:p>
        <text:p text:style-name="Text_20_body">в<text:span text:style-name="T29"> </text:span>режиме<text:span text:style-name="T29"> smsx </text:span>добавляется<text:span text:style-name="T29"> </text:span>в<text:span text:style-name="T29"> </text:span>конец<text:span text:style-name="T29">: [</text:span><text:span text:style-name="T29">servicesmask</text:span><text:span text:style-name="T29"> &lt;number&gt;| </text:span><text:span text:style-name="T29">inputaccessbit </text:span><text:span text:style-name="T29">&lt;on|off&gt; &lt;bit number:0-31&gt;][</text:span><text:span text:style-name="T29">nick</text:span><text:span text:style-name="T29"> &lt;string&gt;]</text:span></text:p>
        <text:p text:style-name="P11"/>
        <text:p text:style-name="P10"/>
        <text:p text:style-name="P22"><text:soft-page-break/><text:span text:style-name="T55">alter profile &lt;</text:span><text:span text:style-name="T56">profile_address</text:span><text:span text:style-name="T55">&gt; </text:span><text:span text:style-name="T56">[</text:span><text:span text:style-name="T55">report </text:span><text:span text:style-name="T56">(</text:span><text:span text:style-name="T55">full</text:span><text:span text:style-name="T56"> | </text:span><text:span text:style-name="T55">none</text:span><text:span text:style-name="T56"> | </text:span><text:span text:style-name="T55">final</text:span><text:span text:style-name="T56">)] [</text:span><text:span text:style-name="T55">locale </text:span><text:span text:style-name="T56">&lt;string&gt;] [</text:span><text:span text:style-name="T55">encoding </text:span><text:span text:style-name="T56">(</text:span><text:span text:style-name="T55">default </text:span><text:span text:style-name="T56">|</text:span><text:span text:style-name="T55"> ucs2</text:span><text:span text:style-name="T56"> | </text:span><text:span text:style-name="T55">latin1</text:span><text:span text:style-name="T56"> | </text:span><text:span text:style-name="T55">ucs2-latin1</text:span><text:span text:style-name="T56">) [</text:span><text:span text:style-name="T55">ussd7bit</text:span><text:span text:style-name="T56">]] [</text:span><text:span text:style-name="T55">alias </text:span><text:span text:style-name="T56">[</text:span><text:span text:style-name="T55">hide</text:span><text:span text:style-name="T56"> | </text:span><text:span text:style-name="T55">nohide</text:span><text:span text:style-name="T56"> | </text:span><text:span text:style-name="T55">substitute</text:span><text:span text:style-name="T56">] [</text:span><text:span text:style-name="T55">modifiable</text:span><text:span text:style-name="T56"> | </text:span><text:span text:style-name="T55">notmodifiable</text:span><text:span text:style-name="T56">]] [</text:span><text:span text:style-name="T55">divert</text:span><text:span text:style-name="T56"> [(</text:span><text:span text:style-name="T55">set </text:span><text:span text:style-name="T56">&lt;string&gt;) | </text:span><text:span text:style-name="T55">clear</text:span><text:span text:style-name="T56">] [(</text:span><text:span text:style-name="T55">on</text:span><text:span text:style-name="T56"> | </text:span><text:span text:style-name="T55">off</text:span><text:span text:style-name="T56">)</text:span><text:span text:style-name="T55"> </text:span><text:span text:style-name="T56">[</text:span><text:span text:style-name="T55">absent</text:span><text:span text:style-name="T56">][</text:span><text:span text:style-name="T55">barred</text:span><text:span text:style-name="T56">][</text:span><text:span text:style-name="T55">blocked</text:span><text:span text:style-name="T56">][</text:span><text:span text:style-name="T55">capacity</text:span><text:span text:style-name="T56">][</text:span><text:span text:style-name="T55">unconditional</text:span><text:span text:style-name="T56">] [</text:span><text:span text:style-name="T55">modifiable</text:span><text:span text:style-name="T56"> | </text:span><text:span text:style-name="T55">notmodifiable</text:span><text:span text:style-name="T56">]]</text:span><text:span text:style-name="T55"> </text:span><text:span text:style-name="T56">[</text:span><text:span text:style-name="T55">udhconcat on</text:span><text:span text:style-name="T56">|</text:span><text:span text:style-name="T55">off</text:span><text:span text:style-name="T56">] [</text:span><text:span text:style-name="T55">translit on</text:span><text:span text:style-name="T56">|</text:span><text:span text:style-name="T55">off</text:span><text:span text:style-name="T56">] [</text:span><text:span text:style-name="T55">group </text:span><text:span text:style-name="T56">&lt;string&gt;] [</text:span><text:span text:style-name="T55">inputaccessmask </text:span><text:span text:style-name="T56">&lt;number&gt; | </text:span><text:span text:style-name="T55">inputaccessbit </text:span><text:span text:style-name="T56">&lt;on|off&gt; &lt;bit number:0-31&gt;] [</text:span><text:span text:style-name="T55">outputaccessmask </text:span><text:span text:style-name="T56">&lt;number&gt; | </text:span><text:span text:style-name="T55">outputaccessbit </text:span><text:span text:style-name="T56">&lt;on|off&gt; &lt;bit number:0-31&gt;] </text:span></text:p>
        <text:p text:style-name="Text_20_body">в<text:span text:style-name="T29"> </text:span>режиме<text:span text:style-name="T29"> smsx </text:span>добавляется<text:span text:style-name="T29"> </text:span>в<text:span text:style-name="T29"> </text:span>конец<text:span text:style-name="T29">: [</text:span><text:span text:style-name="T29">nick</text:span><text:span text:style-name="T29"> &lt;string&gt;]</text:span></text:p>
        <text:p text:style-name="P22"><text:span text:style-name="T55">delete profile </text:span><text:span text:style-name="T56">&lt;profile_mask&gt;</text:span></text:p>
        <text:p text:style-name="P22"><text:span text:style-name="T55">view profile </text:span><text:span text:style-name="T56">&lt;profile_address&gt;</text:span></text:p>
        <text:list xml:id="list2141748628" text:style-name="L23">
          <text:list-item>
            <text:p text:style-name="P58">Тип<text:span text:style-name="T29"> </text:span><text:span text:style-name="T29">profile_mask</text:span><text:span text:style-name="T29"> </text:span>и<text:span text:style-name="T29"> </text:span><text:span text:style-name="T29">profile_address</text:span><text:span text:style-name="T29"> – ADDRESS</text:span><text:span text:style-name="T29">.</text:span></text:p>
          </text:list-item>
        </text:list>
        <text:h text:style-name="Heading_20_4" text:outline-level="4"><text:bookmark text:name="__RefHeading__36068_78748477"/><text:span text:style-name="T6">Работа</text:span><text:span text:style-name="T35"> </text:span><text:span text:style-name="T6">со</text:span><text:span text:style-name="T35"> </text:span><text:span text:style-name="T6">списками</text:span><text:span text:style-name="T35"> </text:span><text:span text:style-name="T6">рассылки</text:span><text:bookmark-end text:name="__RefHeading__36068_78748477"/></text:h>
        <text:p text:style-name="P23"><text:span text:style-name="T30">add principal</text:span><text:span text:style-name="T29"> &lt;address&gt; </text:span><text:span text:style-name="T30">numlist</text:span><text:span text:style-name="T29"> &lt;number&gt; </text:span><text:span text:style-name="T30">numelem</text:span><text:span text:style-name="T29"> &lt;number&gt;</text:span></text:p>
        <text:p text:style-name="P23"><text:span text:style-name="T30">alter prin</text:span><text:span text:style-name="T30">cipal</text:span><text:span text:style-name="T29"> &lt;address&gt; [</text:span><text:span text:style-name="T30">numlist</text:span><text:span text:style-name="T29"> &lt;number&gt;] [</text:span><text:span text:style-name="T30">numelem</text:span><text:span text:style-name="T29"> &lt;number&gt;]</text:span></text:p>
        <text:p text:style-name="P24">list principal</text:p>
        <text:p text:style-name="P23"><text:span text:style-name="T30">view principal</text:span><text:span text:style-name="T29"> &lt;address&gt;</text:span></text:p>
        <text:p text:style-name="P23"><text:span text:style-name="T30">delete principal</text:span><text:span text:style-name="T29"> &lt;address&gt;</text:span></text:p>
        <text:p text:style-name="P23"><text:span text:style-name="T30">add dl</text:span><text:span text:style-name="T29"> &lt;name&gt; </text:span><text:span text:style-name="T30">numelem</text:span><text:span text:style-name="T29"> &lt;number&gt; [</text:span><text:span text:style-name="T30">owner</text:span><text:span text:style-name="T29"> &lt;address&gt;]</text:span></text:p>
        <text:p text:style-name="P23"><text:span text:style-name="T30">alter dl</text:span><text:span text:style-name="T29"> &lt;name&gt; </text:span><text:span text:style-name="T30">numelem</text:span><text:span text:style-name="T29"> &lt;number&gt;</text:span></text:p>
        <text:p text:style-name="P23"><text:span text:style-name="T30">delete dl</text:span><text:span text:style-name="T29"> &lt;name&gt;</text:span></text:p>
        <text:p text:style-name="P24">list dl</text:p>
        <text:p text:style-name="P23"><text:span text:style-name="T30">view dl</text:span><text:span text:style-name="T29"> &lt;name&gt;</text:span></text:p>
        <text:p text:style-name="P23"><text:span text:style-name="T30">add dlmember</text:span><text:span text:style-name="T29"> &lt;name&gt; &lt;address&gt;</text:span></text:p>
        <text:p text:style-name="P23"><text:span text:style-name="T30">delete dlmemeber</text:span><text:span text:style-name="T29"> &lt;name&gt; &lt;address&gt;</text:span></text:p>
        <text:p text:style-name="P23"><text:span text:style-name="T30">add dlsubmitter</text:span><text:span text:style-name="T29"> &lt;name&gt; &lt;address&gt;</text:span></text:p>
        <text:p text:style-name="P23"><text:span text:style-name="T30">delete dlsubmitter </text:span><text:span text:style-name="T29">&lt;name&gt; &lt;address&gt;</text:span></text:p>
        <text:h text:style-name="Heading_20_4" text:outline-level="4"><text:bookmark text:name="__RefHeading__36070_78748477"/>Работа с направлениями<text:bookmark-end text:name="__RefHeading__36070_78748477"/></text:h>
        <text:h text:style-name="Heading_20_5" text:outline-level="5"><text:bookmark text:name="__RefHeading__36072_78748477"/>Субъекты<text:bookmark-end text:name="__RefHeading__36072_78748477"/></text:h>
        <text:p text:style-name="P23"><text:span text:style-name="T30">add subject</text:span><text:span text:style-name="T29"> &lt;subject_name&gt; [</text:span><text:span text:style-name="T30">notes</text:span><text:span text:style-name="T29"> &lt;string&gt;] &lt;defSmeId&gt; &lt;mask&gt;[</text:span><text:span text:style-name="T30">,</text:span><text:span text:style-name="T29">&lt;mask&gt;</text:span><text:span text:style-name="T30">,…,</text:span><text:span text:style-name="T29"> &lt;mask&gt;]</text:span></text:p>
        <text:p text:style-name="P23"><text:span text:style-name="T30">delete subject</text:span><text:span text:style-name="T29"> &lt;subject_name&gt;</text:span></text:p>
        <text:p text:style-name="P23"><text:span text:style-name="T30">view subject</text:span><text:span text:style-name="T29"> &lt;subject_name&gt;</text:span></text:p>
        <text:p text:style-name="P23"><text:span text:style-name="T30">alter subject</text:span><text:span text:style-name="T29"> &lt;subject_name&gt; [</text:span><text:span text:style-name="T30">notes</text:span><text:span text:style-name="T29"> &lt;string&gt;] ( ((</text:span><text:span text:style-name="T30">add</text:span><text:span text:style-name="T29"> | </text:span><text:span text:style-name="T30">delete</text:span><text:span text:style-name="T29">) &lt;mask&gt;[</text:span><text:span text:style-name="T30">,</text:span><text:span text:style-name="T29">&lt;mask&gt;</text:span><text:span text:style-name="T30">,…,</text:span><text:span text:style-name="T29"> &lt;mask&gt;]) | </text:span><text:span text:style-name="T30">defaultsme </text:span><text:span text:style-name="T29">&lt;defSmeId&gt;)</text:span></text:p>
        <text:p text:style-name="P23">list subject</text:p>
        <text:list xml:id="list1889241186" text:style-name="L24">
          <text:list-item>
            <text:p text:style-name="P59">Тип<text:span text:style-name="T29"> mask – ADDRESS </text:span></text:p>
          </text:list-item>
          <text:list-item>
            <text:p text:style-name="P59">Тип<text:span text:style-name="T29"> defSmeId, subject_name – STRING | ID</text:span></text:p>
          </text:list-item>
        </text:list>
        <text:h text:style-name="Heading_20_5" text:outline-level="5"><text:bookmark text:name="__RefHeading__36074_78748477"/>Направления<text:bookmark-end text:name="__RefHeading__36074_78748477"/></text:h>
        <text:p text:style-name="P23"><text:span text:style-name="T30">add route</text:span><text:span text:style-name="T29"> &lt;route_name&gt; [</text:span><text:span text:style-name="T30">notes</text:span><text:span text:style-name="T29"> &lt;string&gt;] [</text:span><text:span text:style-name="T30">active</text:span><text:span text:style-name="T29"> | </text:span><text:span text:style-name="T30">inactive</text:span><text:span text:style-name="T29">] </text:span><text:span text:style-name="T34">[</text:span><text:span text:style-name="T31">hide</text:span><text:span text:style-name="T34"> | </text:span><text:span text:style-name="T31">nohide</text:span><text:span text:style-name="T34">] [</text:span><text:span text:style-name="T31">replayPath</text:span><text:span text:style-name="T34"> (</text:span><text:span text:style-name="T31">force</text:span><text:span text:style-name="T34"> | </text:span><text:span text:style-name="T31">suppress</text:span><text:span text:style-name="T34"> | </text:span><text:span text:style-name="T31">pass</text:span><text:span text:style-name="T34">)] [</text:span><text:span text:style-name="T31">blocked</text:span><text:span text:style-name="T34"> (</text:span><text:span text:style-name="T30">allow</text:span><text:span text:style-name="T29"> | </text:span><text:span text:style-name="T30">deny</text:span><text:span text:style-name="T29">)</text:span><text:span text:style-name="T34">] [</text:span><text:span text:style-name="T31">forceDelivery</text:span><text:span text:style-name="T34">] [</text:span><text:span text:style-name="T31">transit</text:span><text:span text:style-name="T34">] </text:span><text:span text:style-name="T29">(</text:span><text:span text:style-name="T30">bill</text:span><text:span text:style-name="T29"> | </text:span><text:span text:style-name="T30">nobill</text:span><text:span text:style-name="T29">) (</text:span><text:span text:style-name="T30">arc</text:span><text:span text:style-name="T29"> | </text:span><text:span text:style-name="T30">noarc</text:span><text:span text:style-name="T29">) (</text:span><text:span text:style-name="T30">allow</text:span><text:span text:style-name="T29"> | </text:span><text:span text:style-name="T30">deny</text:span><text:span text:style-name="T29">) (</text:span><text:span text:style-name="T30">receipt</text:span><text:span text:style-name="T29"> | </text:span><text:span text:style-name="T30">noreceipt</text:span><text:span text:style-name="T29">) </text:span><text:span text:style-name="T30">serviceid</text:span><text:span text:style-name="T29"> &lt;number&gt;</text:span><text:span text:style-name="T30"> priority </text:span><text:span text:style-name="T29">&lt;number&gt; <text:s/>[</text:span><text:span text:style-name="T30">dm</text:span><text:span text:style-name="T29"> (</text:span><text:span text:style-name="T30">default</text:span><text:span text:style-name="T29"> | </text:span><text:span text:style-name="T30">store</text:span><text:span text:style-name="T29"> | </text:span><text:span text:style-name="T30">forward</text:span><text:span text:style-name="T29"> | </text:span><text:span text:style-name="T30">datagram</text:span><text:span text:style-name="T29">)] [</text:span><text:span text:style-name="T30">acl &lt;</text:span><text:span text:style-name="T29">acl_id</text:span><text:span text:style-name="T30">&gt;</text:span><text:span text:style-name="T29">] [</text:span><text:span text:style-name="T30">provider &lt;</text:span><text:span text:style-name="T29">string</text:span><text:span text:style-name="T30">&gt;</text:span><text:span text:style-name="T29">] [</text:span><text:span text:style-name="T30">category &lt;</text:span><text:span text:style-name="T29">string</text:span><text:span text:style-name="T30">&gt;</text:span><text:span text:style-name="T29">] [</text:span><text:span text:style-name="T30">srcsme </text:span><text:span text:style-name="T29">&lt;string&gt;] [fwd &lt;string&gt;</text:span><text:span text:style-name="T30">] src</text:span><text:span text:style-name="T29"> (&lt;srcdef&gt;)+ <text:s/></text:span><text:span text:style-name="T30">dst</text:span><text:span text:style-name="T29"> (&lt;dstdef&gt;)+</text:span></text:p>
        <text:p text:style-name="P23"><text:soft-page-break/></text:p>
        <text:p text:style-name="P23"><text:span text:style-name="T30">alter route</text:span><text:span text:style-name="T29"> &lt;route_name&gt; [</text:span><text:span text:style-name="T30">notes</text:span><text:span text:style-name="T29"> &lt;string&gt;] [</text:span><text:span text:style-name="T30">active</text:span><text:span text:style-name="T29"> | </text:span><text:span text:style-name="T30">inactive</text:span><text:span text:style-name="T29">] </text:span><text:span text:style-name="T34">[</text:span><text:span text:style-name="T31">hide</text:span><text:span text:style-name="T34"> | </text:span><text:span text:style-name="T31">nohide</text:span><text:span text:style-name="T34">]</text:span><text:span text:style-name="T29"> </text:span><text:span text:style-name="T34">[</text:span><text:span text:style-name="T31">replayPath</text:span><text:span text:style-name="T34"> (</text:span><text:span text:style-name="T31">force</text:span><text:span text:style-name="T34"> | </text:span><text:span text:style-name="T31">suppress</text:span><text:span text:style-name="T34"> | </text:span><text:span text:style-name="T31">pass</text:span><text:span text:style-name="T34">)] [</text:span><text:span text:style-name="T31">blocked</text:span><text:span text:style-name="T34"> (</text:span><text:span text:style-name="T30">allow</text:span><text:span text:style-name="T29"> | </text:span><text:span text:style-name="T30">deny</text:span><text:span text:style-name="T29">)</text:span><text:span text:style-name="T34">] [</text:span><text:span text:style-name="T31">forceDelivery</text:span><text:span text:style-name="T34"> (</text:span><text:span text:style-name="T31">on</text:span><text:span text:style-name="T34"> | </text:span><text:span text:style-name="T31">off</text:span><text:span text:style-name="T34">)]</text:span><text:span text:style-name="T29"> [</text:span><text:span text:style-name="T30">transit</text:span><text:span text:style-name="T29"> (</text:span><text:span text:style-name="T30">on</text:span><text:span text:style-name="T29"> | </text:span><text:span text:style-name="T30">off</text:span><text:span text:style-name="T29">)] [</text:span><text:span text:style-name="T30">bill</text:span><text:span text:style-name="T29"> | </text:span><text:span text:style-name="T30">nobill</text:span><text:span text:style-name="T29">] [</text:span><text:span text:style-name="T30">arc</text:span><text:span text:style-name="T29"> | </text:span><text:span text:style-name="T30">noarc</text:span><text:span text:style-name="T29">] [</text:span><text:span text:style-name="T30">allow</text:span><text:span text:style-name="T29"> | </text:span><text:span text:style-name="T30">deny</text:span><text:span text:style-name="T29">] [</text:span><text:span text:style-name="T30">receipt</text:span><text:span text:style-name="T29"> | </text:span><text:span text:style-name="T30">noreceipt</text:span><text:span text:style-name="T29">] [</text:span><text:span text:style-name="T30">serviceid </text:span><text:span text:style-name="T29">&lt;number&gt;] [</text:span><text:span text:style-name="T30">priority </text:span><text:span text:style-name="T29">&lt;number&gt;] [</text:span><text:span text:style-name="T30">dm</text:span><text:span text:style-name="T29"> (</text:span><text:span text:style-name="T30">default</text:span><text:span text:style-name="T29"> | </text:span><text:span text:style-name="T30">store</text:span><text:span text:style-name="T29"> | </text:span><text:span text:style-name="T30">forward</text:span><text:span text:style-name="T29"> | </text:span><text:span text:style-name="T30">datagram</text:span><text:span text:style-name="T29">)] [</text:span><text:span text:style-name="T30">acl &lt;</text:span><text:span text:style-name="T29">acl_id</text:span><text:span text:style-name="T30">&gt;</text:span><text:span text:style-name="T29">] [</text:span><text:span text:style-name="T30">provider &lt;</text:span><text:span text:style-name="T29">string</text:span><text:span text:style-name="T30">&gt;</text:span><text:span text:style-name="T29">] [</text:span><text:span text:style-name="T30">category &lt;</text:span><text:span text:style-name="T29">string</text:span><text:span text:style-name="T30">&gt;</text:span><text:span text:style-name="T29">] [</text:span><text:span text:style-name="T30">srcsme </text:span><text:span text:style-name="T29">&lt;string&gt;] [</text:span><text:span text:style-name="T30">fwd </text:span><text:span text:style-name="T29">&lt;string&gt;] [</text:span><text:span text:style-name="T30">add </text:span><text:span text:style-name="T29">| </text:span><text:span text:style-name="T30">delete </text:span><text:span text:style-name="T29">(</text:span><text:span text:style-name="T30">src</text:span><text:span text:style-name="T29"> (&lt;srcdef&gt;)</text:span><text:span text:style-name="T30">+ | dst</text:span><text:span text:style-name="T29"> (&lt;dstdef&gt;)+)]</text:span></text:p>
        <text:list xml:id="list1424349964" text:style-name="L25">
          <text:list-item>
            <text:p text:style-name="P60">Отправители<text:span text:style-name="T29"> (srcdef)<text:line-break/>(subj &lt;subject_name&gt;) | (mask &lt;mask&gt;)</text:span></text:p>
          </text:list-item>
          <text:list-item>
            <text:p text:style-name="P60">Адресаты<text:span text:style-name="T29"> (dstdef)<text:line-break/>((subj &lt;subject_name&gt;) | (mask &lt;mask&gt;)) &lt;systemid&gt;</text:span></text:p>
          </text:list-item>
        </text:list>
        <text:p text:style-name="P23"><text:span text:style-name="T30">delete route </text:span><text:span text:style-name="T29">&lt;route_name&gt;</text:span></text:p>
        <text:p text:style-name="P23"><text:span text:style-name="T30">view route </text:span><text:span text:style-name="T29">&lt;route_name&gt;</text:span></text:p>
        <text:p text:style-name="P24">list route</text:p>
        <text:list xml:id="list543089596" text:style-name="L26">
          <text:list-item>
            <text:p text:style-name="P61">Тип<text:span text:style-name="T29"> mask – ADDRESS</text:span></text:p>
          </text:list-item>
          <text:list-item>
            <text:p text:style-name="P61">Тип<text:span text:style-name="T29"> defSmeId, subject_name, systemid </text:span>и<text:span text:style-name="T29"> route_name – STRING | ID</text:span></text:p>
          </text:list-item>
          <text:list-item>
            <text:p text:style-name="P61"><text:span text:style-name="T29">number – </text:span>целое<text:span text:style-name="T29"> </text:span>неотрицательное<text:span text:style-name="T29"> </text:span>число<text:span text:style-name="T29">, acl_id – ID (long).</text:span></text:p>
          </text:list-item>
        </text:list>
        <text:h text:style-name="P66" text:outline-level="4"><text:bookmark text:name="__RefHeading__36076_78748477"/><text:span text:style-name="T16">Работа с </text:span><text:span text:style-name="T19">ACL</text:span><text:bookmark-end text:name="__RefHeading__36076_78748477"/></text:h>
        <text:p text:style-name="P23"><text:span text:style-name="T30">add acl name</text:span><text:span text:style-name="T29"> &lt;acl_name</text:span><text:span text:style-name="T30">&gt;</text:span><text:span text:style-name="T29"> [</text:span><text:span text:style-name="T30">notes</text:span><text:span text:style-name="T29"> &lt;string&gt;] </text:span><text:span text:style-name="T30">cache</text:span><text:span text:style-name="T29"> (</text:span><text:span text:style-name="T30">full</text:span><text:span text:style-name="T29"> | </text:span><text:span text:style-name="T30">none</text:span><text:span text:style-name="T29">)</text:span></text:p>
        <text:p text:style-name="P23"><text:span text:style-name="T30">delete acl </text:span><text:span text:style-name="T29">&lt;acl_id&gt;</text:span></text:p>
        <text:p text:style-name="P23"><text:span text:style-name="T30">alter acl</text:span><text:span text:style-name="T29"> &lt;acl_id&gt; [</text:span><text:span text:style-name="T30">name</text:span><text:span text:style-name="T29"> &lt;new_acl_name&gt;] [</text:span><text:span text:style-name="T30">notes</text:span><text:span text:style-name="T29"> &lt;string&gt;] [</text:span><text:span text:style-name="T30">cache</text:span><text:span text:style-name="T29"> (</text:span><text:span text:style-name="T30">full</text:span><text:span text:style-name="T29"> | </text:span><text:span text:style-name="T30">none</text:span><text:span text:style-name="T29">)]</text:span></text:p>
        <text:p text:style-name="P23"><text:span text:style-name="T30">view</text:span><text:span text:style-name="T30"> acl </text:span><text:span text:style-name="T29">&lt;acl_id&gt;</text:span></text:p>
        <text:p text:style-name="P24">list acl</text:p>
        <text:p text:style-name="P23"><text:span text:style-name="T30">grant access to acl </text:span><text:span text:style-name="T29">&lt;acl_id&gt;</text:span><text:span text:style-name="T30"> for </text:span><text:span text:style-name="T29">&lt; mask&gt;</text:span></text:p>
        <text:p text:style-name="P23"><text:span text:style-name="T30">revoke access to acl </text:span><text:span text:style-name="T29">&lt;acl_id&gt;</text:span><text:span text:style-name="T30"> for </text:span><text:span text:style-name="T29">&lt;mask&gt;</text:span></text:p>
        <text:p text:style-name="P23"><text:span text:style-name="T30">check access to acl </text:span><text:span text:style-name="T29">&lt;acl_id&gt;</text:span><text:span text:style-name="T30"> for </text:span><text:span text:style-name="T29">&lt;mask&gt;</text:span></text:p>
        <text:list xml:id="list394797979" text:style-name="L27">
          <text:list-item>
            <text:p text:style-name="P62">Тип<text:span text:style-name="T29"> </text:span><text:span text:style-name="T29">mask</text:span><text:span text:style-name="T29"> – ADDRESS</text:span></text:p>
          </text:list-item>
          <text:list-item>
            <text:p text:style-name="P62">Тип<text:span text:style-name="T29"> </text:span><text:span text:style-name="T29">acl_name</text:span><text:span text:style-name="T29">, </text:span><text:span text:style-name="T29">description</text:span><text:span text:style-name="T29"> – STRING | ID</text:span></text:p>
          </text:list-item>
          <text:list-item>
            <text:p text:style-name="P62">Тип<text:span text:style-name="T29"> </text:span><text:span text:style-name="T29">acl_id</text:span><text:span text:style-name="T29"> – ID (long)</text:span></text:p>
          </text:list-item>
        </text:list>
        <text:h text:style-name="Heading_20_4" text:outline-level="4"><text:bookmark text:name="__RefHeading__36078_78748477"/>Работа с провайдерами<text:bookmark-end text:name="__RefHeading__36078_78748477"/></text:h>
        <text:p text:style-name="P23"><text:span text:style-name="T30">add p</text:span><text:span text:style-name="T30">rovider </text:span><text:span text:style-name="T29">&lt;provider_name&gt;</text:span></text:p>
        <text:p text:style-name="P23"><text:span text:style-name="T30">delete provider</text:span><text:span text:style-name="T29"> &lt;provider_name&gt;</text:span></text:p>
        <text:p text:style-name="P24">list provider</text:p>
        <text:h text:style-name="Heading_20_4" text:outline-level="4"><text:bookmark text:name="__RefHeading__36080_78748477"/>Работа с категориями<text:bookmark-end text:name="__RefHeading__36080_78748477"/></text:h>
        <text:p text:style-name="P23"><text:span text:style-name="T30">add category </text:span><text:span text:style-name="T29">&lt;category_name&gt;</text:span></text:p>
        <text:p text:style-name="P23"><text:span text:style-name="T30">delete category</text:span><text:span text:style-name="T29"> &lt;category_name&gt;</text:span></text:p>
        <text:p text:style-name="P24">list category</text:p>
        <text:h text:style-name="P66" text:outline-level="4"><text:bookmark text:name="__RefHeading__36082_78748477"/><text:span text:style-name="T16">Работа с </text:span><text:span text:style-name="T19">SME</text:span><text:bookmark-end text:name="__RefHeading__36082_78748477"/></text:h>
        <text:p text:style-name="P23"><text:span text:style-name="T30">add sme </text:span><text:span text:style-name="T29">&lt;sme_id&gt; [</text:span><text:span text:style-name="T30">mode</text:span><text:span text:style-name="T29"> (</text:span><text:span text:style-name="T30">TX</text:span><text:span text:style-name="T29"> | </text:span><text:span text:style-name="T30">RX</text:span><text:span text:style-name="T29"> | </text:span><text:span text:style-name="T30">TRX</text:span><text:span text:style-name="T29">)] [</text:span><text:span text:style-name="T30">type</text:span><text:span text:style-name="T29"> (</text:span><text:span text:style-name="T30">SMPP</text:span><text:span text:style-name="T29"> | </text:span><text:span text:style-name="T30">SS7</text:span><text:span text:style-name="T29">)] [</text:span><text:span text:style-name="T30">smeN</text:span><text:span text:style-name="T29"> &lt;number&gt;] [</text:span><text:span text:style-name="T30">addressRange</text:span><text:span text:style-name="T29"> &lt;string&gt;] [</text:span><text:span text:style-name="T30">priority </text:span><text:span text:style-name="T29">&lt;number&gt;] [</text:span><text:span text:style-name="T30">ton</text:span><text:span text:style-name="T29"> &lt;number&gt;] [</text:span><text:span text:style-name="T30">npi</text:span><text:span text:style-name="T29"> &lt;number&gt;] [</text:span><text:span text:style-name="T30">interfaceVersion</text:span><text:span text:style-name="T29"> &lt;number&gt;] [</text:span><text:span text:style-name="T30">systemType</text:span><text:span text:style-name="T29"> &lt;string&gt;] [</text:span><text:span text:style-name="T30">password</text:span><text:span text:style-name="T29"> &lt;string&gt;] </text:span><text:soft-page-break/><text:span text:style-name="T29">[</text:span><text:span text:style-name="T30">timeout </text:span><text:span text:style-name="T29">&lt;number&gt;] [</text:span><text:span text:style-name="T30">receiptScheme </text:span><text:span text:style-name="T29">&lt;string&gt;] [</text:span><text:span text:style-name="T30">proclimit </text:span><text:span text:style-name="T29">&lt;number&gt;] [</text:span><text:span text:style-name="T30">schedlimit</text:span><text:span text:style-name="T29"> &lt;number&gt;] </text:span><text:span text:style-name="T34">[</text:span><text:span text:style-name="T31">accessmask </text:span><text:span text:style-name="T34">&lt;number&gt; | </text:span><text:span text:style-name="T31">accessbit </text:span><text:span text:style-name="T34">&lt;on|off&gt; &lt;bit number:0-31&gt;] </text:span><text:span text:style-name="T29">[</text:span><text:span text:style-name="T30">wantAlias</text:span><text:span text:style-name="T29">] [</text:span><text:span text:style-name="T30">forceDC</text:span><text:span text:style-name="T29">] [</text:span><text:span text:style-name="T30">disabled</text:span><text:span text:style-name="T29">]</text:span></text:p>
        <text:p text:style-name="P23"><text:span text:style-name="T30">alter sme </text:span><text:span text:style-name="T29">&lt;sme_id&gt; [</text:span><text:span text:style-name="T30">mode</text:span><text:span text:style-name="T29"> (</text:span><text:span text:style-name="T30">TX</text:span><text:span text:style-name="T29"> | </text:span><text:span text:style-name="T30">RX</text:span><text:span text:style-name="T29"> | </text:span><text:span text:style-name="T30">TRX</text:span><text:span text:style-name="T29">)] [</text:span><text:span text:style-name="T30">type</text:span><text:span text:style-name="T29"> (</text:span><text:span text:style-name="T30">SMPP</text:span><text:span text:style-name="T29"> | </text:span><text:span text:style-name="T30">SS7</text:span><text:span text:style-name="T29">)] [</text:span><text:span text:style-name="T30">smeN</text:span><text:span text:style-name="T29"> &lt;number&gt;] [</text:span><text:span text:style-name="T30">addressRange</text:span><text:span text:style-name="T29"> &lt;string&gt;] [</text:span><text:span text:style-name="T30">priority </text:span><text:span text:style-name="T29">&lt;number&gt;] [</text:span><text:span text:style-name="T30">ton</text:span><text:span text:style-name="T29"> &lt;number&gt;] [</text:span><text:span text:style-name="T30">npi</text:span><text:span text:style-name="T29"> &lt;number&gt;] [</text:span><text:span text:style-name="T30">interfaceVersion</text:span><text:span text:style-name="T29"> &lt;number&gt;] [</text:span><text:span text:style-name="T30">systemType</text:span><text:span text:style-name="T29"> &lt;string&gt;] [</text:span><text:span text:style-name="T30">password</text:span><text:span text:style-name="T29"> &lt;string&gt;] [</text:span><text:span text:style-name="T30">timeout </text:span><text:span text:style-name="T29">&lt;number&gt;] [</text:span><text:span text:style-name="T30">receiptScheme </text:span><text:span text:style-name="T29">&lt;string&gt;] [</text:span><text:span text:style-name="T30">proclimit </text:span><text:span text:style-name="T29">&lt;number&gt;] [</text:span><text:span text:style-name="T30">schedlimit</text:span><text:span text:style-name="T29"> &lt;number&gt;]</text:span></text:p>
        <text:p text:style-name="P23"><text:span text:style-name="T34">[</text:span><text:span text:style-name="T31">accessmask </text:span><text:span text:style-name="T34">&lt;number&gt; | </text:span><text:span text:style-name="T31">accessbit </text:span><text:span text:style-name="T34">&lt;on|off&gt; &lt;bit number:0-31&gt;]</text:span><text:span text:style-name="T29"> [</text:span><text:span text:style-name="T30">wantAlias </text:span><text:span text:style-name="T29">(</text:span><text:span text:style-name="T30">on</text:span><text:span text:style-name="T29">|</text:span><text:span text:style-name="T30">off</text:span><text:span text:style-name="T29">)] [</text:span><text:span text:style-name="T30">forceDC </text:span><text:span text:style-name="T29">(</text:span><text:span text:style-name="T30">on</text:span><text:span text:style-name="T29">|</text:span><text:span text:style-name="T30">off</text:span><text:span text:style-name="T29">)] [</text:span><text:span text:style-name="T30">disabled</text:span><text:span text:style-name="T29"> (</text:span><text:span text:style-name="T30">on</text:span><text:span text:style-name="T29">|</text:span><text:span text:style-name="T30">off</text:span><text:span text:style-name="T29">)] [</text:span><text:span text:style-name="T30">disconnect</text:span><text:span text:style-name="T29">]</text:span></text:p>
        <text:p text:style-name="P23"><text:span text:style-name="T30">delete sme </text:span><text:span text:style-name="T29">&lt;sme_id&gt;</text:span></text:p>
        <text:p text:style-name="P23"><text:span text:style-name="T30">view sme </text:span><text:span text:style-name="T29">&lt;sme_id&gt;</text:span></text:p>
        <text:p text:style-name="P24">list sme</text:p>
        <text:p text:style-name="P23"/>
        <text:h text:style-name="Heading_20_4" text:outline-level="4"><text:bookmark text:name="__RefHeading__36084_78748477"/>Работа с закрытыми группами пользователей<text:bookmark-end text:name="__RefHeading__36084_78748477"/></text:h>
        <text:p text:style-name="P24">add group &lt;group name&gt; [descr &lt;string&gt;]</text:p>
        <text:p text:style-name="P23"><text:span text:style-name="T30">alter group </text:span><text:span text:style-name="T29">&lt;group name | group id&gt;</text:span><text:span text:style-name="T30"> </text:span><text:span text:style-name="T29">[</text:span><text:span text:style-name="T30">rename </text:span><text:span text:style-name="T29">&lt;new name&gt;] [</text:span><text:span text:style-name="T30">descr </text:span><text:span text:style-name="T29">&lt;new descr&gt;]</text:span><text:span text:style-name="T30"> </text:span><text:span text:style-name="T29">[</text:span><text:span text:style-name="T30">add </text:span><text:span text:style-name="T29">&lt;mask&gt;]* [</text:span><text:span text:style-name="T30">del </text:span><text:span text:style-name="T29">&lt;mask&gt;]*</text:span></text:p>
        <text:h text:style-name="Heading_20_4" text:outline-level="4"><text:bookmark text:name="__RefHeading__36086_78748477"/><text:span text:style-name="T6">Применение</text:span><text:span text:style-name="T35"> </text:span><text:span text:style-name="T6">изменений</text:span><text:bookmark-end text:name="__RefHeading__36086_78748477"/></text:h>
        <text:p text:style-name="Text_20_body"><text:span text:style-name="T31">apply</text:span><text:span text:style-name="T40"> </text:span><text:span text:style-name="T31">all</text:span><text:span text:style-name="T40"> </text:span>– применить все изменения</text:p>
        <text:p text:style-name="Text_20_body"><text:span text:style-name="T31">apply</text:span><text:span text:style-name="T40"> </text:span><text:span text:style-name="T31">routes</text:span><text:span text:style-name="T40"> </text:span>– <text:s/>применить изменения в субьектах и маршрутах</text:p>
        <text:p text:style-name="Text_20_body"><text:span text:style-name="T31">apply</text:span><text:span text:style-name="T40"> </text:span><text:span text:style-name="T31">aliases</text:span><text:span text:style-name="T40"> </text:span>– <text:s/>применить изменения в алиасах</text:p>
        <text:p text:style-name="Text_20_body"><text:span text:style-name="T31">apply</text:span><text:span text:style-name="T40"> </text:span><text:span text:style-name="T31">providers</text:span><text:span text:style-name="T40"> </text:span>– применить изменения в провайдерах</text:p>
        <text:p text:style-name="Text_20_body"><text:span text:style-name="T31">apply</text:span><text:span text:style-name="T40"> </text:span><text:span text:style-name="T31">categories</text:span><text:span text:style-name="T40"> </text:span>– применить изменения в категориях</text:p>
        <text:p text:style-name="Text_20_body">Изменения профилей применяются в момент обработки соответствующих комманд.</text:p>
        <text:h text:style-name="Heading_20_4" text:outline-level="4"><text:bookmark text:name="__RefHeading__36088_78748477"/><text:span text:style-name="T6">Утилитарные </text:span><text:span text:style-name="T6">команды</text:span><text:bookmark-end text:name="__RefHeading__36088_78748477"/></text:h>
        <text:p text:style-name="P44">Для экспорта статистики за указанный день в дефолтную или указанную базу данных.</text:p>
        <text:p text:style-name="P44"><text:span text:style-name="T51">export</text:span><text:span text:style-name="T53"> (</text:span><text:span text:style-name="T51">stats</text:span><text:span text:style-name="T53"> | </text:span><text:span text:style-name="T51">statistics</text:span><text:span text:style-name="T53">) </text:span><text:span text:style-name="T51">for</text:span><text:span text:style-name="T54"> </text:span><text:span text:style-name="T53">&lt;</text:span><text:span text:style-name="T52">date</text:span><text:span text:style-name="T53">_</text:span><text:span text:style-name="T52">string</text:span><text:span text:style-name="T53">&gt; [</text:span><text:span text:style-name="T51">to</text:span><text:span text:style-name="T54"> </text:span><text:span text:style-name="T53">&lt;</text:span><text:span text:style-name="T52">driver</text:span><text:span text:style-name="T53">&gt;</text:span><text:span text:style-name="T54"> </text:span><text:span text:style-name="T53">&lt;</text:span><text:span text:style-name="T52">source</text:span><text:span text:style-name="T53">&gt; &lt;</text:span><text:span text:style-name="T52">user</text:span><text:span text:style-name="T53">&gt; &lt;</text:span><text:span text:style-name="T52">password</text:span><text:span text:style-name="T53">&gt; &lt;</text:span><text:span text:style-name="T52">tables</text:span><text:span text:style-name="T53">_</text:span><text:span text:style-name="T52">prefix</text:span><text:span text:style-name="T53">&gt;]</text:span>, где <text:span text:style-name="T29">tables</text:span>_<text:span text:style-name="T29">prefix</text:span> – строка-префикс для имён таблиц которые будут созданы в указанной схеме ДБ. </text:p>
        <text:p text:style-name="P44">Для экспорта сообщений находящихся в доставке на <text:span text:style-name="T29">SMSC</text:span> в дефолтную или указанную базу данных.</text:p>
        <text:p text:style-name="P44"><text:span text:style-name="T51">export</text:span><text:span text:style-name="T53"> (</text:span><text:span text:style-name="T51">sms</text:span><text:span text:style-name="T53"> | </text:span><text:span text:style-name="T51">messages</text:span><text:span text:style-name="T53">) [</text:span><text:span text:style-name="T51">to</text:span><text:span text:style-name="T54"> </text:span><text:span text:style-name="T53">&lt;</text:span><text:span text:style-name="T52">driver</text:span><text:span text:style-name="T53">&gt;</text:span><text:span text:style-name="T54"> </text:span><text:span text:style-name="T53">&lt;</text:span><text:span text:style-name="T52">source</text:span><text:span text:style-name="T53">&gt; &lt;</text:span><text:span text:style-name="T52">user</text:span><text:span text:style-name="T53">&gt; &lt;</text:span><text:span text:style-name="T52">password</text:span><text:span text:style-name="T53">&gt; &lt;</text:span><text:span text:style-name="T52">table</text:span><text:span text:style-name="T53">_</text:span><text:span text:style-name="T52">name</text:span><text:span text:style-name="T53">&gt;], </text:span>где <text:span text:style-name="T29">table</text:span>_<text:span text:style-name="T29">name</text:span> – имя таблицы в указанной схеме ДБ куда будут выгружены сообщения.</text:p>
        <text:p text:style-name="P44">Параметры <text:span text:style-name="T29">driver</text:span>, <text:span text:style-name="T29">source</text:span>, <text:span text:style-name="T29">user</text:span> и <text:span text:style-name="T29">password</text:span> задают <text:span text:style-name="T29">JDBC</text:span> параметры для доступа к схеме пользователя в БД.</text:p>
        <text:p text:style-name="Text_20_body">Для экспорта сообщений из архива за указанный день в дефолтную или указанную базу данных.</text:p>
        <text:p text:style-name="Text_20_body"><text:span text:style-name="T51">export</text:span><text:span text:style-name="T52"> (</text:span><text:span text:style-name="T51">archive</text:span><text:span text:style-name="T52">) </text:span><text:span text:style-name="T51">for </text:span><text:span text:style-name="T52">&lt;date_string&gt; [</text:span><text:span text:style-name="T51">to </text:span><text:span text:style-name="T52">&lt;driver&gt;</text:span><text:span text:style-name="T51"> </text:span><text:span text:style-name="T52">&lt;source&gt; &lt;user&gt; &lt;password&gt; &lt;table_name&gt;], </text:span>где<text:span text:style-name="T29"> table_name – </text:span>имя<text:span text:style-name="T29"> </text:span>таблицы<text:span text:style-name="T29"> </text:span>в<text:span text:style-name="T29"> </text:span>указанной<text:span text:style-name="T29"> </text:span>схеме<text:span text:style-name="T29"> </text:span>ДБ<text:span text:style-name="T29"> </text:span>куда<text:span text:style-name="T29"> </text:span>будут<text:span text:style-name="T29"> </text:span>выгружены<text:span text:style-name="T29"> </text:span>сообщения<text:span text:style-name="T29">.</text:span></text:p>
        <text:p text:style-name="Text_20_body">Параметры <text:span text:style-name="T29">driver</text:span>, <text:span text:style-name="T29">source</text:span>, <text:span text:style-name="T29">user</text:span> и <text:span text:style-name="T29">password</text:span> задают <text:span text:style-name="T29">JDBC</text:span> параметры для доступа к схеме пользователя в БД.</text:p>
        <text:p text:style-name="Standard"/>
        <text:h text:style-name="Heading_20_4" text:outline-level="4"><text:bookmark text:name="__RefHeading__36090_78748477"/><text:soft-page-break/><text:span text:style-name="T6">Команды администрирования </text:span><text:span text:style-name="T35">Em</text:span><text:span text:style-name="T35">ailSme</text:span><text:bookmark-end text:name="__RefHeading__36090_78748477"/></text:h>
        <text:p text:style-name="Text_20_body">Для добавления профиля <text:span text:style-name="T29">emaisme:</text:span></text:p>
        <text:p text:style-name="Text_20_body"><text:span text:style-name="T51">add emailsme ton </text:span><text:span text:style-name="T52">&lt;number&gt;</text:span><text:span text:style-name="T51"> npi </text:span><text:span text:style-name="T52">&lt;number&gt;</text:span><text:span text:style-name="T51"> address </text:span><text:span text:style-name="T52">&lt;string&gt;</text:span><text:span text:style-name="T51"> username </text:span><text:span text:style-name="T52">&lt;string&gt;</text:span><text:span text:style-name="T51"> </text:span><text:span text:style-name="T52">[</text:span><text:span text:style-name="T51">forwardemail </text:span><text:span text:style-name="T52">&lt;string&gt;]</text:span><text:span text:style-name="T51"> </text:span><text:span text:style-name="T52">[</text:span><text:span text:style-name="T51">realname </text:span><text:span text:style-name="T52">&lt;string&gt;]</text:span><text:span text:style-name="T51"> limittype </text:span><text:span text:style-name="T52">&lt;string&gt;</text:span><text:span text:style-name="T51"> limitvalue </text:span><text:span text:style-name="T52">&lt;number&gt;</text:span><text:span text:style-name="T29">, </text:span>где <text:span text:style-name="T29">limittype – [‘d’,’w’,’m’]</text:span></text:p>
        <text:p text:style-name="Text_20_body">Для<text:span text:style-name="T29"> </text:span>удаления<text:span text:style-name="T29"> </text:span>профиля<text:span text:style-name="T29"> emailsme:</text:span></text:p>
        <text:p text:style-name="P23"><text:span text:style-name="T30">delete emailsme ton </text:span><text:span text:style-name="T29">&lt;number&gt;</text:span><text:span text:style-name="T30"> npi </text:span><text:span text:style-name="T29">&lt;number&gt;</text:span><text:span text:style-name="T30"> address </text:span><text:span text:style-name="T29">&lt;string&gt;</text:span></text:p>
        <text:p text:style-name="Text_20_body">Для просмотра профиля <text:span text:style-name="T29">emailsme</text:span>:</text:p>
        <text:p text:style-name="Text_20_body">По <text:span text:style-name="T29">id</text:span> пользователя:</text:p>
        <text:p text:style-name="P24">view emailsme id <text:span text:style-name="T44">&lt;userid&gt;</text:span></text:p>
        <text:p text:style-name="Text_20_body">По<text:span text:style-name="T29"> </text:span>адресу<text:span text:style-name="T29">:</text:span></text:p>
        <text:p text:style-name="P23"><text:span text:style-name="T30">view emailsme ton </text:span><text:span text:style-name="T29">&lt;number&gt;</text:span><text:span text:style-name="T30"> npi </text:span><text:span text:style-name="T29">&lt;number&gt;</text:span><text:span text:style-name="T30"> address</text:span><text:span text:style-name="T29"> &lt;string&gt;</text:span></text:p>
        <text:p text:style-name="P26"/>
        <text:h text:style-name="P104" text:outline-level="2"/>
        <text:h text:style-name="P108" text:outline-level="2"><text:bookmark text:name="__RefHeading__18092_502142946"/><text:s/>Нотификация о состоянии центра по SNMP<text:bookmark-end text:name="__RefHeading__18092_502142946"/></text:h>
        <text:p text:style-name="Text_20_body">При эксплуатации таких сложных комплексов как SMS/USSD центр возникает необходимость узнавать о возникающих проблемах или нештатных ситуациях от компонент самой платформы. С этой целью SMS/USSD центр оснащен системой нотификаций о поведении системы с использованием SNMP протокола. Система выдает SNMP trap в случаях:</text:p>
        <text:list xml:id="list1286105227" text:style-name="L28">
          <text:list-item>
            <text:p text:style-name="P99">запуска или остановки одной из компонент комплекса,</text:p>
          </text:list-item>
          <text:list-item>
            <text:p text:style-name="P99">подключения или отключения SMPP клиентов,</text:p>
          </text:list-item>
          <text:list-item>
            <text:p text:style-name="P99">достижения высокого уровня ошибок доставки,</text:p>
          </text:list-item>
          <text:list-item>
            <text:p text:style-name="P99">достижения низкого уровня успешных попыток,</text:p>
          </text:list-item>
          <text:list-item>
            <text:p text:style-name="P99">достижения высокого уровня занятости дисковой подсистемы,</text:p>
          </text:list-item>
          <text:list-item>
            <text:p text:style-name="P99">высокого уровня занятости процессоров системы.</text:p>
          </text:list-item>
        </text:list>
        <text:p text:style-name="Text_20_body">Система позволяет настраивать границы параметров по которым производится посылка трапов, и соответствующих уровней информирования. Определены следующие уровни в порядке увеличения серьезности проблемы normal, warning, minor, major, critical. Также сообщения уровня normal и статусом cleared отменяют ранее выставленную проблему. Все сообщения имеют признак категории и идентификатор, что позволяет связывать сообщения между собой, например при отключении SMPP клиента test посылается сообщение с категорией sme, идентификатором test, статусом active и уровнем major, однако если клиент подключается опять то посылается SNMP сообщение также с категорией sme и идентификаторм test, однако выставляется статус cleared и уровень normal, что оповещает внешнюю систему мониторинга о снятии проблемы.</text:p>
        <text:p text:style-name="Text_20_body">Для отслеживания состояния операционной системы настраиваются проценты заполнения дисковых систем по их mount points. В случае с загрузкой процессоров, используется значение average load, в системе настраивается максимально приемлемое значение и процентные соотношения для каждого уровня сообщений.</text:p>
        <text:p text:style-name="Text_20_body">Используя систему администрирования, можно настроить генерацию трапов по фактам обработки сообщений как для всей системы в целом, так и для каждого отдельного клиента центра. Центр в процессе обработки сообщений накапливает счетчики в зависимости от типа сообщения и результат его обработки, администратор настраивает интервал времени с частотой которого центр будет проверять счетчики на превышение или не достижения лимитов и генерировать трапы. Для настройки доступны следующие счетчики:</text:p>
        <text:list xml:id="list641100891" text:style-name="L29">
          <text:list-item>
            <text:p text:style-name="P100">accepted – принятые центром новые сообщения за интервал,</text:p>
          </text:list-item>
          <text:list-item>
            <text:p text:style-name="P100">rejected – не принятые к обработке сообщений,</text:p>
          </text:list-item>
          <text:list-item>
            <text:p text:style-name="P100">retried – повторно достовляемые сообщения,</text:p>
          </text:list-item>
          <text:list-item>
            <text:p text:style-name="P100">delivered – успешно доставленные сообщения,</text:p>
          </text:list-item>
          <text:list-item>
            <text:p text:style-name="P100">failed – не доставленные, удаленные, с истекшим сроком жизни сообщения,</text:p>
          </text:list-item>
          <text:list-item>
            <text:p text:style-name="P100">temperror – не успешные попытки доставки, в случае SMS будут производиться последующие попытки доставки,</text:p>
          </text:list-item>
          <text:list-item>
            <text:p text:style-name="P100">0x014 – количество сообщений со статусом Message queue full,</text:p>
          </text:list-item>
          <text:list-item>
            <text:p text:style-name="P100">0x058 – сообщения не доставленные по причине throtthled,</text:p>
          </text:list-item>
          <text:list-item>
            <text:p text:style-name="P100">0x00d – количество ошибок подключения внешних клиентов (bind failed),</text:p>
          </text:list-item>
          <text:list-item>
            <text:p text:style-name="P100">SDP – количество ошибок специфичных для платформы SDP (Services Delivery Platform),</text:p>
          </text:list-item>
          <text:list-item>
            <text:p text:style-name="P100">other – сумма остальных не успешных результатов.</text:p>
            <text:p text:style-name="P100"/>
          </text:list-item>
        </text:list>
        <text:h text:style-name="Heading_20_3" text:outline-level="3"><text:bookmark text:name="__RefHeading__18094_502142946"/><text:soft-page-break/><text:s/>Структура трапа<text:bookmark-end text:name="__RefHeading__18094_502142946"/></text:h>
        <text:p text:style-name="Text_20_body">Все трапы состоят из следующих объектов:</text:p>
        <text:list xml:id="list550675795" text:style-name="L30">
          <text:list-item>
            <text:p text:style-name="P63">Текст трапа:</text:p>
            <text:list>
              <text:list-item>
                <text:p text:style-name="P63">В тексте первым словом всегда идет статус.</text:p>
              </text:list-item>
              <text:list-item>
                <text:p text:style-name="P63">Затем название объекта.</text:p>
              </text:list-item>
              <text:list-item>
                <text:p text:style-name="P63">Затем фиксированный текст.</text:p>
              </text:list-item>
              <text:list-item>
                <text:p text:style-name="P63">Затем опциональные данные, отображающие информацию об аварии.</text:p>
              </text:list-item>
            </text:list>
          </text:list-item>
          <text:list-item>
            <text:p text:style-name="P63">Severity</text:p>
          </text:list-item>
          <text:list-item>
            <text:p text:style-name="P63">Категория аварии</text:p>
          </text:list-item>
          <text:list-item>
            <text:p text:style-name="P63">Идентификатор аварии</text:p>
          </text:list-item>
        </text:list>
        <text:p text:style-name="Text_20_body">Общая запись трапа в текстовом виде выглядит так:</text:p>
        <text:p text:style-name="Text_20_body"><text:span text:style-name="T42">Дата и время,Идентификатор аварии,Категория аварии,Severity,Текст аварии</text:span> <text:s text:c="92"/></text:p>
        <text:p text:style-name="Text_20_body">Например:</text:p>
        <text:p text:style-name="Text_20_body">17.12.2008 11:57:32,"MAP_PROXY","ESME",1,"CLEARED ESME MAP_PROXY registration successful (AlaramID=MAP_PROXY; severity=1)"</text:p>
        <text:h text:style-name="P65" text:outline-level="4"><text:bookmark text:name="__RefHeading__18096_502142946"/><text:s/>Статус<text:bookmark-end text:name="__RefHeading__18096_502142946"/></text:h>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7">Статус</text:p>
              </table:table-cell>
              <table:table-cell table:style-name="Table1.A1" office:value-type="string">
                <text:p text:style-name="P47">Описание</text:p>
              </table:table-cell>
              <table:table-cell table:style-name="Table1.C1" office:value-type="string">
                <text:p text:style-name="P47">Когда возникает</text:p>
              </table:table-cell>
            </table:table-row>
          </table:table-header-rows>
          <table:table-row table:style-name="Table1.1">
            <table:table-cell table:style-name="Table1.A2" office:value-type="string">
              <text:p text:style-name="P46">Active</text:p>
            </table:table-cell>
            <table:table-cell table:style-name="Table1.A2" office:value-type="string">
              <text:p text:style-name="P46">Возникновение аварийной ситуации</text:p>
            </table:table-cell>
            <table:table-cell table:style-name="Table1.C2" office:value-type="string">
              <text:p text:style-name="P46">В случае прохождения порогов Warning, Minor, Major или Critical в сторону ухудшения ситуации.</text:p>
            </table:table-cell>
          </table:table-row>
          <table:table-row table:style-name="Table1.1">
            <table:table-cell table:style-name="Table1.A2" office:value-type="string">
              <text:p text:style-name="P46">Cleared</text:p>
            </table:table-cell>
            <table:table-cell table:style-name="Table1.A2" office:value-type="string">
              <text:p text:style-name="P46">Устранение аварийной ситуации</text:p>
            </table:table-cell>
            <table:table-cell table:style-name="Table1.C2" office:value-type="string">
              <text:p text:style-name="P46">В случае прохождения порога Warning в сторону нормализации ситуации.</text:p>
            </table:table-cell>
          </table:table-row>
        </table:table>
        <text:h text:style-name="P65" text:outline-level="4"><text:bookmark text:name="__RefHeading__18098_502142946"/><text:s/>Важность (Severity)<text:bookmark-end text:name="__RefHeading__18098_502142946"/></text:h>
        <text:p text:style-name="P15"/>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48">Важность</text:p>
              </table:table-cell>
              <table:table-cell table:style-name="Table17.A1" office:value-type="string">
                <text:p text:style-name="P49">Значение</text:p>
              </table:table-cell>
              <table:table-cell table:style-name="Table17.A1" office:value-type="string">
                <text:p text:style-name="P48">Описание</text:p>
              </table:table-cell>
              <table:table-cell table:style-name="Table17.D1" office:value-type="string">
                <text:p text:style-name="P48">Когда возникает</text:p>
              </table:table-cell>
            </table:table-row>
          </table:table-header-rows>
          <table:table-row table:style-name="Table17.1">
            <table:table-cell table:style-name="Table17.A2" office:value-type="string">
              <text:p text:style-name="P48">Critical</text:p>
            </table:table-cell>
            <table:table-cell table:style-name="Table17.A2" office:value-type="string">
              <text:p text:style-name="P49">5</text:p>
            </table:table-cell>
            <table:table-cell table:style-name="Table17.A2" office:value-type="string">
              <text:p text:style-name="P48">Критичная авария</text:p>
            </table:table-cell>
            <table:table-cell table:style-name="Table17.D2" office:value-type="string">
              <text:p text:style-name="P48">В случае прохождения порога Critical в сторону ухудшения ситуации.</text:p>
            </table:table-cell>
          </table:table-row>
          <table:table-row table:style-name="Table17.1">
            <table:table-cell table:style-name="Table17.A2" office:value-type="string">
              <text:p text:style-name="P48">Major</text:p>
            </table:table-cell>
            <table:table-cell table:style-name="Table17.A2" office:value-type="string">
              <text:p text:style-name="P49">4</text:p>
            </table:table-cell>
            <table:table-cell table:style-name="Table17.A2" office:value-type="string">
              <text:p text:style-name="P48">Важная авария</text:p>
            </table:table-cell>
            <table:table-cell table:style-name="Table17.D2" office:value-type="string">
              <text:p text:style-name="P48">В случае прохождения порога Major в сторону ухудшения ситуации либо при прохождении порога Critical в сторону нормализации.</text:p>
            </table:table-cell>
          </table:table-row>
          <table:table-row table:style-name="Table17.1">
            <table:table-cell table:style-name="Table17.A2" office:value-type="string">
              <text:p text:style-name="P48">Minor</text:p>
            </table:table-cell>
            <table:table-cell table:style-name="Table17.A2" office:value-type="string">
              <text:p text:style-name="P49">3</text:p>
            </table:table-cell>
            <table:table-cell table:style-name="Table17.A2" office:value-type="string">
              <text:p text:style-name="P48">Авария</text:p>
            </table:table-cell>
            <table:table-cell table:style-name="Table17.D2" office:value-type="string">
              <text:p text:style-name="P48">В случае прохождения порога Minor в сторону ухудшения ситуации либо при прохождении порога Major в сторону нормализации.</text:p>
            </table:table-cell>
          </table:table-row>
          <table:table-row table:style-name="Table17.1">
            <table:table-cell table:style-name="Table17.A2" office:value-type="string">
              <text:p text:style-name="P48">Warning</text:p>
            </table:table-cell>
            <table:table-cell table:style-name="Table17.A2" office:value-type="string">
              <text:p text:style-name="P49">2</text:p>
            </table:table-cell>
            <table:table-cell table:style-name="Table17.A2" office:value-type="string">
              <text:p text:style-name="P48">Предаварийное состояние</text:p>
            </table:table-cell>
            <table:table-cell table:style-name="Table17.D2" office:value-type="string">
              <text:p text:style-name="P48">В случае прохождения порога Warning в сторону ухудшения ситуации либо при прохождении порога Minor в сторону нормализации.</text:p>
            </table:table-cell>
          </table:table-row>
          <table:table-row table:style-name="Table17.1">
            <table:table-cell table:style-name="Table17.A2" office:value-type="string">
              <text:p text:style-name="P48">Normal</text:p>
            </table:table-cell>
            <table:table-cell table:style-name="Table17.A2" office:value-type="string">
              <text:p text:style-name="P49">1</text:p>
            </table:table-cell>
            <table:table-cell table:style-name="Table17.A2" office:value-type="string">
              <text:p text:style-name="P48">Нормальное функционирование</text:p>
            </table:table-cell>
            <table:table-cell table:style-name="Table17.D2" office:value-type="string">
              <text:p text:style-name="P48">В случае прохождения порога Warning в сторону нормализации ситуации.</text:p>
            </table:table-cell>
          </table:table-row>
        </table:table>
        <text:p text:style-name="P15"/>
        <text:h text:style-name="P65" text:outline-level="4"><text:bookmark text:name="__RefHeading__18100_502142946"/><text:s/>Категория аварии<text:bookmark-end text:name="__RefHeading__18100_502142946"/></text:h>
        <text:p text:style-name="P19">Характеризует часть системы, к которой относится данный трап.</text:p>
        <text:p text:style-name="P19">Выделены следующие объекты:</text:p>
        <text:list xml:id="list1194509399" text:style-name="L31">
          <text:list-item>
            <text:p text:style-name="P84"><text:soft-page-break/>SYSTEM – платформа и внутренние приложения. В данной категории действуют трапы о активации/деактивации SMS/USSD центра, запуске/остановки кластерных приложений относящихся к платформе.</text:p>
          </text:list-item>
          <text:list-item>
            <text:p text:style-name="P84">OS – операционная система. Дополнительные скрипты используют эту категорию для предупреждения высокого значения average load, и большой заполненности дисковой системы.</text:p>
          </text:list-item>
          <text:list-item>
            <text:p text:style-name="P84">ESME – приложения, взаимодействующие с системой. Используется трапами о подключении и отключении SMPP клиентов к SMS/USSD Центру</text:p>
          </text:list-item>
          <text:list-item>
            <text:p text:style-name="P84">SMPP – протокол взаимодействия системы с приложениями. Трапы основанные на счетчиках траффика и ошибок для отдельных ESME.</text:p>
          </text:list-item>
          <text:list-item>
            <text:p text:style-name="P84">ITP – взаимодействие системы с сигнальными модулями. Трапы о статусе SCTP ассоциаций.</text:p>
          </text:list-item>
        </text:list>
        <text:h text:style-name="Heading_20_4" text:outline-level="4"><text:bookmark text:name="__RefHeading__18102_502142946"/><text:s/>Идентификатор аварии<text:bookmark-end text:name="__RefHeading__18102_502142946"/></text:h>
        <text:p text:style-name="Text_20_body">Идентификатор аварии или AlarmID уточняет какая именно авария зарегистрирована (или устранена) относительно указанного объекта.</text:p>
        <text:p text:style-name="Text_20_body">Специфицируется персонально для каждого варианта трапа.</text:p>
        <text:h text:style-name="P65" text:outline-level="4"><text:bookmark text:name="__RefHeading__18104_502142946"/><text:s/>Запрос статистических счетчиков центра по SNMP<text:bookmark-end text:name="__RefHeading__18104_502142946"/></text:h>
        <text:p text:style-name="P19">SMS центр предоставляет возможность запроса текущих показаний статистических счетчиков <text:s/>для всей системы в целом, так и для каждого отдельного клиента центра.</text:p>
        <text:p text:style-name="P19">Детальная информация о параметрах SNMP запросов находится в MIB файле. </text:p>
        <text:p text:style-name="P19">Для запроса глобальных счетчиков необходимы считывать значения следующих SNMP объектов: submitOK, submitERR, deliverOK, deliverERR, rescheduled. </text:p>
        <text:p text:style-name="P19">Для запроса статистики по конкретному клиенту центра необходимо обращаться к SNMP таблице smeTable. <text:s/></text:p>
        <text:p text:style-name="P19"/>
        <text:p text:style-name="Standard"/>
        <text:h text:style-name="P102" text:outline-level="1"><text:bookmark text:name="__RefHeading__36092_78748477"/>Приложения (Annexes)<text:bookmark-end text:name="__RefHeading__36092_78748477"/></text:h>
        <text:h text:style-name="Heading_20_2" text:outline-level="2"><text:bookmark-start text:name="Коды для результатов операций и ошибок"/><text:bookmark text:name="__RefHeading__36094_78748477"/>Коды для результатов операций и ошибок<text:bookmark-end text:name="Коды для результатов операций и ошибок"/><text:bookmark-end text:name="__RefHeading__36094_78748477"/></text:h>
        <text:p text:style-name="Text_20_body">Весь список можно логически поделить на три секции: коды SMPP (в диапазоне 0..1023), коды SMSC (в диапазоне 1024..1099), коды MAP (в диапазоне 1100..1279). Коды MAP и SMSC находятся в области, зарезервированной для производителей центров коротких сообщений. </text:p>
        <text:p text:style-name="Text_20_body">При отображении ошибок в административном интерфейсе для указания категории кода используются следующие префиксы:</text:p>
        <text:list xml:id="list935794594" text:style-name="L32">
          <text:list-item>
            <text:p text:style-name="P101"><text:span text:style-name="T35">SMP</text:span><text:span text:style-name="T6"> – для кодов </text:span><text:span text:style-name="T35">SMPP</text:span><text:span text:style-name="T6"> протокола (0..1023)</text:span></text:p>
          </text:list-item>
          <text:list-item>
            <text:p text:style-name="P101"><text:span text:style-name="T35">SMC</text:span><text:span text:style-name="T6"> – для кодов ядра сервис центра (1024..1108)</text:span></text:p>
          </text:list-item>
          <text:list-item>
            <text:p text:style-name="P101"><text:span text:style-name="T35">MUR</text:span><text:span text:style-name="T6"> – </text:span><text:span text:style-name="T35">MAP</text:span><text:span text:style-name="T6">-</text:span><text:span text:style-name="T35">U</text:span><text:span text:style-name="T6">-</text:span><text:span text:style-name="T35">ABORT</text:span><text:span text:style-name="T6">, прерывание диалога приложением </text:span><text:span text:style-name="T35">MAP</text:span><text:span text:style-name="T6"> (1109..1113)</text:span></text:p>
          </text:list-item>
          <text:list-item>
            <text:p text:style-name="P101"><text:span text:style-name="T35">MPR</text:span><text:span text:style-name="T6"> – </text:span><text:span text:style-name="T35">MAP</text:span><text:span text:style-name="T6">-</text:span><text:span text:style-name="T35">P</text:span><text:span text:style-name="T6">-</text:span><text:span text:style-name="T35">ABORT</text:span><text:span text:style-name="T6">, прерывание диалога уровнем </text:span><text:span text:style-name="T35">TCAP</text:span><text:span text:style-name="T6"> (1120..1126)</text:span></text:p>
          </text:list-item>
          <text:list-item>
            <text:p text:style-name="P101"><text:span text:style-name="T35">MRR</text:span><text:span text:style-name="T6"> – отказ в открытии диалога (1128..1133)</text:span></text:p>
          </text:list-item>
          <text:list-item>
            <text:p text:style-name="P101"><text:span text:style-name="T35">MPE</text:span><text:span text:style-name="T6"> – ошибки уровня </text:span><text:span text:style-name="T35">TCAP </text:span><text:span text:style-name="T6">(1135..1151)</text:span></text:p>
          </text:list-item>
          <text:list-item>
            <text:p text:style-name="P101"><text:span text:style-name="T35">MAP – </text:span><text:span text:style-name="T6">ошибки уровня </text:span><text:span text:style-name="T35">MAP (1152..1259)</text:span></text:p>
          </text:list-item>
        </text:list>
        <text:p text:style-name="P9"/>
        <table:table table:name="Таблица43" table:style-name="Таблица43">
          <table:table-column table:style-name="Таблица43.A"/>
          <table:table-column table:style-name="Таблица43.B"/>
          <table:table-column table:style-name="Таблица43.C"/>
          <table:table-header-rows>
            <table:table-row table:style-name="Таблица43.1">
              <table:table-cell table:style-name="Таблица43.A1" office:value-type="string">
                <text:p text:style-name="P35">Мнемокод</text:p>
              </table:table-cell>
              <table:table-cell table:style-name="Таблица43.A1" office:value-type="string">
                <text:p text:style-name="P36">Значение</text:p>
              </table:table-cell>
              <table:table-cell table:style-name="Таблица43.C1" office:value-type="string">
                <text:p text:style-name="P35">Описание</text:p>
              </table:table-cell>
            </table:table-row>
          </table:table-header-rows>
          <table:table-row table:style-name="Таблица43.2">
            <table:table-cell table:style-name="Таблица43.A2" office:value-type="string">
              <text:p text:style-name="Table_20_Contents">OK</text:p>
            </table:table-cell>
            <table:table-cell table:style-name="Таблица43.A2" office:value-type="string">
              <text:p text:style-name="P42">0</text:p>
            </table:table-cell>
            <table:table-cell table:style-name="Таблица43.C2" office:value-type="string">
              <text:p text:style-name="Table_20_Contents">No Error</text:p>
            </table:table-cell>
          </table:table-row>
          <table:table-row table:style-name="Таблица43.2">
            <table:table-cell table:style-name="Таблица43.A2" office:value-type="string">
              <text:p text:style-name="Table_20_Contents">INVMSGLEN</text:p>
            </table:table-cell>
            <table:table-cell table:style-name="Таблица43.A2" office:value-type="string">
              <text:p text:style-name="P42">1</text:p>
            </table:table-cell>
            <table:table-cell table:style-name="Таблица43.C2" office:value-type="string">
              <text:p text:style-name="Table_20_Contents">Message Length is invalid</text:p>
            </table:table-cell>
          </table:table-row>
          <table:table-row table:style-name="Таблица43.2">
            <table:table-cell table:style-name="Таблица43.A2" office:value-type="string">
              <text:p text:style-name="Table_20_Contents">INVCMDLEN</text:p>
            </table:table-cell>
            <table:table-cell table:style-name="Таблица43.A2" office:value-type="string">
              <text:p text:style-name="P42">2</text:p>
            </table:table-cell>
            <table:table-cell table:style-name="Таблица43.C2" office:value-type="string">
              <text:p text:style-name="Table_20_Contents"><text:span text:style-name="T35">Command Length i</text:span><text:span text:style-name="T6">s invalid</text:span></text:p>
            </table:table-cell>
          </table:table-row>
          <table:table-row table:style-name="Таблица43.2">
            <table:table-cell table:style-name="Таблица43.A2" office:value-type="string">
              <text:p text:style-name="Table_20_Contents">INVCMDID</text:p>
            </table:table-cell>
            <table:table-cell table:style-name="Таблица43.A2" office:value-type="string">
              <text:p text:style-name="P42">3</text:p>
            </table:table-cell>
            <table:table-cell table:style-name="Таблица43.C2" office:value-type="string">
              <text:p text:style-name="Table_20_Contents">Invalid Command ID</text:p>
            </table:table-cell>
          </table:table-row>
          <table:table-row table:style-name="Таблица43.2">
            <table:table-cell table:style-name="Таблица43.A2" office:value-type="string">
              <text:p text:style-name="Table_20_Contents">INVBNDSTS</text:p>
            </table:table-cell>
            <table:table-cell table:style-name="Таблица43.A2" office:value-type="string">
              <text:p text:style-name="P42">4</text:p>
            </table:table-cell>
            <table:table-cell table:style-name="Таблица43.C2" office:value-type="string">
              <text:p text:style-name="Table_20_Contents">Incorrect BIND Status for given command</text:p>
            </table:table-cell>
          </table:table-row>
          <table:table-row table:style-name="Таблица43.2">
            <table:table-cell table:style-name="Таблица43.A2" office:value-type="string">
              <text:p text:style-name="Table_20_Contents">ALYBND</text:p>
            </table:table-cell>
            <table:table-cell table:style-name="Таблица43.A2" office:value-type="string">
              <text:p text:style-name="P42">5</text:p>
            </table:table-cell>
            <table:table-cell table:style-name="Таблица43.C2" office:value-type="string">
              <text:p text:style-name="Table_20_Contents">ESME Already in Bound State</text:p>
            </table:table-cell>
          </table:table-row>
          <table:table-row table:style-name="Таблица43.2">
            <table:table-cell table:style-name="Таблица43.A2" office:value-type="string">
              <text:p text:style-name="Table_20_Contents">INVPRTFLG</text:p>
            </table:table-cell>
            <table:table-cell table:style-name="Таблица43.A2" office:value-type="string">
              <text:p text:style-name="P42">6</text:p>
            </table:table-cell>
            <table:table-cell table:style-name="Таблица43.C2" office:value-type="string">
              <text:p text:style-name="Table_20_Contents">Invalid Priority Flag</text:p>
            </table:table-cell>
          </table:table-row>
          <table:table-row table:style-name="Таблица43.2">
            <table:table-cell table:style-name="Таблица43.A2" office:value-type="string">
              <text:p text:style-name="Table_20_Contents">INVREGDLVFLG</text:p>
            </table:table-cell>
            <table:table-cell table:style-name="Таблица43.A2" office:value-type="string">
              <text:p text:style-name="P42">7</text:p>
            </table:table-cell>
            <table:table-cell table:style-name="Таблица43.C2" office:value-type="string">
              <text:p text:style-name="Table_20_Contents">Invalid Registered Delivery Flag</text:p>
            </table:table-cell>
          </table:table-row>
          <table:table-row table:style-name="Таблица43.2">
            <table:table-cell table:style-name="Таблица43.A2" office:value-type="string">
              <text:p text:style-name="Table_20_Contents">SYSERR</text:p>
            </table:table-cell>
            <table:table-cell table:style-name="Таблица43.A2" office:value-type="string">
              <text:p text:style-name="P42">8</text:p>
            </table:table-cell>
            <table:table-cell table:style-name="Таблица43.C2" office:value-type="string">
              <text:p text:style-name="Table_20_Contents">System Error</text:p>
            </table:table-cell>
          </table:table-row>
          <table:table-row table:style-name="Таблица43.2">
            <table:table-cell table:style-name="Таблица43.A2" office:value-type="string">
              <text:p text:style-name="Table_20_Contents">INVSRCADR</text:p>
            </table:table-cell>
            <table:table-cell table:style-name="Таблица43.A2" office:value-type="string">
              <text:p text:style-name="P42">10</text:p>
            </table:table-cell>
            <table:table-cell table:style-name="Таблица43.C2" office:value-type="string">
              <text:p text:style-name="Table_20_Contents">Invalid Source Address</text:p>
            </table:table-cell>
          </table:table-row>
          <table:table-row table:style-name="Таблица43.2">
            <table:table-cell table:style-name="Таблица43.A2" office:value-type="string">
              <text:p text:style-name="Table_20_Contents">INVDSTADR</text:p>
            </table:table-cell>
            <table:table-cell table:style-name="Таблица43.A2" office:value-type="string">
              <text:p text:style-name="P42">11</text:p>
            </table:table-cell>
            <table:table-cell table:style-name="Таблица43.C2" office:value-type="string">
              <text:p text:style-name="Table_20_Contents">Invalid Dest Addr</text:p>
            </table:table-cell>
          </table:table-row>
          <table:table-row table:style-name="Таблица43.2">
            <table:table-cell table:style-name="Таблица43.A2" office:value-type="string">
              <text:p text:style-name="Table_20_Contents">INVMSGID</text:p>
            </table:table-cell>
            <table:table-cell table:style-name="Таблица43.A2" office:value-type="string">
              <text:p text:style-name="P42">12</text:p>
            </table:table-cell>
            <table:table-cell table:style-name="Таблица43.C2" office:value-type="string">
              <text:p text:style-name="Table_20_Contents">Message ID is invalid</text:p>
            </table:table-cell>
          </table:table-row>
          <table:table-row table:style-name="Таблица43.2">
            <table:table-cell table:style-name="Таблица43.A2" office:value-type="string">
              <text:p text:style-name="Table_20_Contents">BINDFAIL</text:p>
            </table:table-cell>
            <table:table-cell table:style-name="Таблица43.A2" office:value-type="string">
              <text:p text:style-name="P42">13</text:p>
            </table:table-cell>
            <table:table-cell table:style-name="Таблица43.C2" office:value-type="string">
              <text:p text:style-name="Table_20_Contents">Bind Failed</text:p>
            </table:table-cell>
          </table:table-row>
          <table:table-row table:style-name="Таблица43.2">
            <table:table-cell table:style-name="Таблица43.A2" office:value-type="string">
              <text:p text:style-name="Table_20_Contents">INVPASWD</text:p>
            </table:table-cell>
            <table:table-cell table:style-name="Таблица43.A2" office:value-type="string">
              <text:p text:style-name="P42">14</text:p>
            </table:table-cell>
            <table:table-cell table:style-name="Таблица43.C2" office:value-type="string">
              <text:p text:style-name="Table_20_Contents">Invalid Password</text:p>
            </table:table-cell>
          </table:table-row>
          <table:table-row table:style-name="Таблица43.2">
            <table:table-cell table:style-name="Таблица43.A2" office:value-type="string">
              <text:p text:style-name="Table_20_Contents">INVSYSID</text:p>
            </table:table-cell>
            <table:table-cell table:style-name="Таблица43.A2" office:value-type="string">
              <text:p text:style-name="P42">15</text:p>
            </table:table-cell>
            <table:table-cell table:style-name="Таблица43.C2" office:value-type="string">
              <text:p text:style-name="Table_20_Contents">Invalid System ID</text:p>
            </table:table-cell>
          </table:table-row>
          <table:table-row table:style-name="Таблица43.2">
            <table:table-cell table:style-name="Таблица43.A2" office:value-type="string">
              <text:p text:style-name="Table_20_Contents">CANCELFAIL</text:p>
            </table:table-cell>
            <table:table-cell table:style-name="Таблица43.A2" office:value-type="string">
              <text:p text:style-name="P42">17</text:p>
            </table:table-cell>
            <table:table-cell table:style-name="Таблица43.C2" office:value-type="string">
              <text:p text:style-name="Table_20_Contents">Cancel SM Failed</text:p>
            </table:table-cell>
          </table:table-row>
          <table:table-row table:style-name="Таблица43.2">
            <table:table-cell table:style-name="Таблица43.A2" office:value-type="string">
              <text:p text:style-name="Table_20_Contents">REPLACEFAIL</text:p>
            </table:table-cell>
            <table:table-cell table:style-name="Таблица43.A2" office:value-type="string">
              <text:p text:style-name="P42">19</text:p>
            </table:table-cell>
            <table:table-cell table:style-name="Таблица43.C2" office:value-type="string">
              <text:p text:style-name="Table_20_Contents">Replace SM Failed</text:p>
            </table:table-cell>
          </table:table-row>
          <table:table-row table:style-name="Таблица43.2">
            <table:table-cell table:style-name="Таблица43.A2" office:value-type="string">
              <text:p text:style-name="Table_20_Contents">MSGQFUL</text:p>
            </table:table-cell>
            <table:table-cell table:style-name="Таблица43.A2" office:value-type="string">
              <text:p text:style-name="P42">20</text:p>
            </table:table-cell>
            <table:table-cell table:style-name="Таблица43.C2" office:value-type="string">
              <text:p text:style-name="Table_20_Contents">Message Queue Full</text:p>
            </table:table-cell>
          </table:table-row>
          <table:table-row table:style-name="Таблица43.2">
            <table:table-cell table:style-name="Таблица43.A2" office:value-type="string">
              <text:p text:style-name="Table_20_Contents">INVSERTYP</text:p>
            </table:table-cell>
            <table:table-cell table:style-name="Таблица43.A2" office:value-type="string">
              <text:p text:style-name="P42">21</text:p>
            </table:table-cell>
            <table:table-cell table:style-name="Таблица43.C2" office:value-type="string">
              <text:p text:style-name="Table_20_Contents">Invalid Service Type</text:p>
            </table:table-cell>
          </table:table-row>
          <table:table-row table:style-name="Таблица43.2">
            <table:table-cell table:style-name="Таблица43.A2" office:value-type="string">
              <text:p text:style-name="Table_20_Contents">INVNUMDESTS</text:p>
            </table:table-cell>
            <table:table-cell table:style-name="Таблица43.A2" office:value-type="string">
              <text:p text:style-name="P42">51</text:p>
            </table:table-cell>
            <table:table-cell table:style-name="Таблица43.C2" office:value-type="string">
              <text:p text:style-name="Table_20_Contents">Invalid number of destinations</text:p>
            </table:table-cell>
          </table:table-row>
          <table:table-row table:style-name="Таблица43.2">
            <table:table-cell table:style-name="Таблица43.A2" office:value-type="string">
              <text:p text:style-name="Table_20_Contents">INVDLNAME</text:p>
            </table:table-cell>
            <table:table-cell table:style-name="Таблица43.A2" office:value-type="string">
              <text:p text:style-name="P42">52</text:p>
            </table:table-cell>
            <table:table-cell table:style-name="Таблица43.C2" office:value-type="string">
              <text:p text:style-name="Table_20_Contents">Invalid Distribution List name</text:p>
            </table:table-cell>
          </table:table-row>
          <table:table-row table:style-name="Таблица43.2">
            <table:table-cell table:style-name="Таблица43.A2" office:value-type="string">
              <text:p text:style-name="Table_20_Contents">INVDESTFLAG</text:p>
            </table:table-cell>
            <table:table-cell table:style-name="Таблица43.A2" office:value-type="string">
              <text:p text:style-name="P42">64</text:p>
            </table:table-cell>
            <table:table-cell table:style-name="Таблица43.C2" office:value-type="string">
              <text:p text:style-name="Table_20_Contents">Destination flag is invalid (submit_multi)</text:p>
            </table:table-cell>
          </table:table-row>
          <table:table-row table:style-name="Таблица43.2">
            <table:table-cell table:style-name="Таблица43.A2" office:value-type="string">
              <text:p text:style-name="Table_20_Contents">INVSUBREP</text:p>
            </table:table-cell>
            <table:table-cell table:style-name="Таблица43.A2" office:value-type="string">
              <text:p text:style-name="P42">66</text:p>
            </table:table-cell>
            <table:table-cell table:style-name="Таблица43.C2" office:value-type="string">
              <text:p text:style-name="Table_20_Contents">Invalid 'submit with replace' request</text:p>
            </table:table-cell>
          </table:table-row>
          <table:table-row table:style-name="Таблица43.2">
            <table:table-cell table:style-name="Таблица43.A2" office:value-type="string">
              <text:p text:style-name="Table_20_Contents">INVESMCLASS</text:p>
            </table:table-cell>
            <table:table-cell table:style-name="Таблица43.A2" office:value-type="string">
              <text:p text:style-name="P42">67</text:p>
            </table:table-cell>
            <table:table-cell table:style-name="Таблица43.C2" office:value-type="string">
              <text:p text:style-name="Table_20_Contents">Invalid esm_class field data</text:p>
            </table:table-cell>
          </table:table-row>
          <text:soft-page-break/>
          <table:table-row table:style-name="Таблица43.2">
            <table:table-cell table:style-name="Таблица43.A2" office:value-type="string">
              <text:p text:style-name="Table_20_Contents">CNTSUBDL</text:p>
            </table:table-cell>
            <table:table-cell table:style-name="Таблица43.A2" office:value-type="string">
              <text:p text:style-name="P42">68</text:p>
            </table:table-cell>
            <table:table-cell table:style-name="Таблица43.C2" office:value-type="string">
              <text:p text:style-name="Table_20_Contents">Cannot Submit to Distribution List</text:p>
            </table:table-cell>
          </table:table-row>
          <table:table-row table:style-name="Таблица43.2">
            <table:table-cell table:style-name="Таблица43.A2" office:value-type="string">
              <text:p text:style-name="Table_20_Contents">SUBMITFAIL</text:p>
            </table:table-cell>
            <table:table-cell table:style-name="Таблица43.A2" office:value-type="string">
              <text:p text:style-name="P42">69</text:p>
            </table:table-cell>
            <table:table-cell table:style-name="Таблица43.C2" office:value-type="string">
              <text:p text:style-name="Table_20_Contents">submit_sm or submit_multi failed</text:p>
            </table:table-cell>
          </table:table-row>
          <table:table-row table:style-name="Таблица43.2">
            <table:table-cell table:style-name="Таблица43.A2" office:value-type="string">
              <text:p text:style-name="Table_20_Contents">INVSRCTON</text:p>
            </table:table-cell>
            <table:table-cell table:style-name="Таблица43.A2" office:value-type="string">
              <text:p text:style-name="P42">72</text:p>
            </table:table-cell>
            <table:table-cell table:style-name="Таблица43.C2" office:value-type="string">
              <text:p text:style-name="Table_20_Contents">Invalid Source address TON</text:p>
            </table:table-cell>
          </table:table-row>
          <table:table-row table:style-name="Таблица43.2">
            <table:table-cell table:style-name="Таблица43.A2" office:value-type="string">
              <text:p text:style-name="Table_20_Contents">INVSRCNPI</text:p>
            </table:table-cell>
            <table:table-cell table:style-name="Таблица43.A2" office:value-type="string">
              <text:p text:style-name="P42">73</text:p>
            </table:table-cell>
            <table:table-cell table:style-name="Таблица43.C2" office:value-type="string">
              <text:p text:style-name="Table_20_Contents">Invalid Source address NPI</text:p>
            </table:table-cell>
          </table:table-row>
          <table:table-row table:style-name="Таблица43.2">
            <table:table-cell table:style-name="Таблица43.A2" office:value-type="string">
              <text:p text:style-name="Table_20_Contents">INVDSTTON</text:p>
            </table:table-cell>
            <table:table-cell table:style-name="Таблица43.A2" office:value-type="string">
              <text:p text:style-name="P42">80</text:p>
            </table:table-cell>
            <table:table-cell table:style-name="Таблица43.C2" office:value-type="string">
              <text:p text:style-name="Table_20_Contents">Invalid Destination address TON</text:p>
            </table:table-cell>
          </table:table-row>
          <table:table-row table:style-name="Таблица43.2">
            <table:table-cell table:style-name="Таблица43.A2" office:value-type="string">
              <text:p text:style-name="Table_20_Contents">INVDSTNPI</text:p>
            </table:table-cell>
            <table:table-cell table:style-name="Таблица43.A2" office:value-type="string">
              <text:p text:style-name="P42">81</text:p>
            </table:table-cell>
            <table:table-cell table:style-name="Таблица43.C2" office:value-type="string">
              <text:p text:style-name="Table_20_Contents">Invalid Destination address NPI</text:p>
            </table:table-cell>
          </table:table-row>
          <table:table-row table:style-name="Таблица43.2">
            <table:table-cell table:style-name="Таблица43.A2" office:value-type="string">
              <text:p text:style-name="Table_20_Contents">INVSYSTYP</text:p>
            </table:table-cell>
            <table:table-cell table:style-name="Таблица43.A2" office:value-type="string">
              <text:p text:style-name="P42">83</text:p>
            </table:table-cell>
            <table:table-cell table:style-name="Таблица43.C2" office:value-type="string">
              <text:p text:style-name="Table_20_Contents">Invalid system_type field</text:p>
            </table:table-cell>
          </table:table-row>
          <table:table-row table:style-name="Таблица43.2">
            <table:table-cell table:style-name="Таблица43.A2" office:value-type="string">
              <text:p text:style-name="Table_20_Contents">INVREPFLAG</text:p>
            </table:table-cell>
            <table:table-cell table:style-name="Таблица43.A2" office:value-type="string">
              <text:p text:style-name="P42">84</text:p>
            </table:table-cell>
            <table:table-cell table:style-name="Таблица43.C2" office:value-type="string">
              <text:p text:style-name="Table_20_Contents">Invalid replace_if_present flag</text:p>
            </table:table-cell>
          </table:table-row>
          <table:table-row table:style-name="Таблица43.2">
            <table:table-cell table:style-name="Таблица43.A2" office:value-type="string">
              <text:p text:style-name="Table_20_Contents">INVNUMMSGS</text:p>
            </table:table-cell>
            <table:table-cell table:style-name="Таблица43.A2" office:value-type="string">
              <text:p text:style-name="P42">85</text:p>
            </table:table-cell>
            <table:table-cell table:style-name="Таблица43.C2" office:value-type="string">
              <text:p text:style-name="Table_20_Contents">Invalid number of messages</text:p>
            </table:table-cell>
          </table:table-row>
          <table:table-row table:style-name="Таблица43.2">
            <table:table-cell table:style-name="Таблица43.A2" office:value-type="string">
              <text:p text:style-name="Table_20_Contents">THROTTLED</text:p>
            </table:table-cell>
            <table:table-cell table:style-name="Таблица43.A2" office:value-type="string">
              <text:p text:style-name="P42">88</text:p>
            </table:table-cell>
            <table:table-cell table:style-name="Таблица43.C2" office:value-type="string">
              <text:p text:style-name="Table_20_Contents">Throttling error</text:p>
            </table:table-cell>
          </table:table-row>
          <table:table-row table:style-name="Таблица43.2">
            <table:table-cell table:style-name="Таблица43.A2" office:value-type="string">
              <text:p text:style-name="Table_20_Contents">INVSCHED</text:p>
            </table:table-cell>
            <table:table-cell table:style-name="Таблица43.A2" office:value-type="string">
              <text:p text:style-name="P42">97</text:p>
            </table:table-cell>
            <table:table-cell table:style-name="Таблица43.C2" office:value-type="string">
              <text:p text:style-name="Table_20_Contents">Invalid Scheduled Delivery Time</text:p>
            </table:table-cell>
          </table:table-row>
          <table:table-row table:style-name="Таблица43.2">
            <table:table-cell table:style-name="Таблица43.A2" office:value-type="string">
              <text:p text:style-name="Table_20_Contents">INVEXPIRY</text:p>
            </table:table-cell>
            <table:table-cell table:style-name="Таблица43.A2" office:value-type="string">
              <text:p text:style-name="P42">98</text:p>
            </table:table-cell>
            <table:table-cell table:style-name="Таблица43.C2" office:value-type="string">
              <text:p text:style-name="Table_20_Contents">Invalid message validity period (Expiry time)</text:p>
            </table:table-cell>
          </table:table-row>
          <table:table-row table:style-name="Таблица43.2">
            <table:table-cell table:style-name="Таблица43.A2" office:value-type="string">
              <text:p text:style-name="Table_20_Contents">INVDFTMSGID</text:p>
            </table:table-cell>
            <table:table-cell table:style-name="Таблица43.A2" office:value-type="string">
              <text:p text:style-name="P42">99</text:p>
            </table:table-cell>
            <table:table-cell table:style-name="Таблица43.C2" office:value-type="string">
              <text:p text:style-name="Table_20_Contents">Predefined Message Invalid or Not Found</text:p>
            </table:table-cell>
          </table:table-row>
          <table:table-row table:style-name="Таблица43.2">
            <table:table-cell table:style-name="Таблица43.A2" office:value-type="string">
              <text:p text:style-name="Table_20_Contents">RX_T_APPN</text:p>
            </table:table-cell>
            <table:table-cell table:style-name="Таблица43.A2" office:value-type="string">
              <text:p text:style-name="P42">100</text:p>
            </table:table-cell>
            <table:table-cell table:style-name="Таблица43.C2" office:value-type="string">
              <text:p text:style-name="Table_20_Contents">ESME Receiver Temporary App Error Code</text:p>
            </table:table-cell>
          </table:table-row>
          <table:table-row table:style-name="Таблица43.2">
            <table:table-cell table:style-name="Таблица43.A2" office:value-type="string">
              <text:p text:style-name="Table_20_Contents">RX_P_APPN</text:p>
            </table:table-cell>
            <table:table-cell table:style-name="Таблица43.A2" office:value-type="string">
              <text:p text:style-name="P42">101</text:p>
            </table:table-cell>
            <table:table-cell table:style-name="Таблица43.C2" office:value-type="string">
              <text:p text:style-name="Table_20_Contents">ESME Receiver Permanent App Error Code</text:p>
            </table:table-cell>
          </table:table-row>
          <table:table-row table:style-name="Таблица43.2">
            <table:table-cell table:style-name="Таблица43.A2" office:value-type="string">
              <text:p text:style-name="Table_20_Contents">RX_R_APPN</text:p>
            </table:table-cell>
            <table:table-cell table:style-name="Таблица43.A2" office:value-type="string">
              <text:p text:style-name="P42">102</text:p>
            </table:table-cell>
            <table:table-cell table:style-name="Таблица43.C2" office:value-type="string">
              <text:p text:style-name="Table_20_Contents">ESME Receiver Reject Message Error Code</text:p>
            </table:table-cell>
          </table:table-row>
          <table:table-row table:style-name="Таблица43.2">
            <table:table-cell table:style-name="Таблица43.A2" office:value-type="string">
              <text:p text:style-name="Table_20_Contents">QUERYFAIL</text:p>
            </table:table-cell>
            <table:table-cell table:style-name="Таблица43.A2" office:value-type="string">
              <text:p text:style-name="P42">103</text:p>
            </table:table-cell>
            <table:table-cell table:style-name="Таблица43.C2" office:value-type="string">
              <text:p text:style-name="Table_20_Contents">query_sm request failed</text:p>
            </table:table-cell>
          </table:table-row>
          <table:table-row table:style-name="Таблица43.2">
            <table:table-cell table:style-name="Таблица43.A2" office:value-type="string">
              <text:p text:style-name="Table_20_Contents">INVOPTPARSTREAM</text:p>
            </table:table-cell>
            <table:table-cell table:style-name="Таблица43.A2" office:value-type="string">
              <text:p text:style-name="P42">192</text:p>
            </table:table-cell>
            <table:table-cell table:style-name="Таблица43.C2" office:value-type="string">
              <text:p text:style-name="Table_20_Contents">Error in the optional part of the PDU Body</text:p>
            </table:table-cell>
          </table:table-row>
          <table:table-row table:style-name="Таблица43.2">
            <table:table-cell table:style-name="Таблица43.A2" office:value-type="string">
              <text:p text:style-name="Table_20_Contents">OPTPARNOTALLWD</text:p>
            </table:table-cell>
            <table:table-cell table:style-name="Таблица43.A2" office:value-type="string">
              <text:p text:style-name="P42">193</text:p>
            </table:table-cell>
            <table:table-cell table:style-name="Таблица43.C2" office:value-type="string">
              <text:p text:style-name="Table_20_Contents">Optional Parameter not allowed</text:p>
            </table:table-cell>
          </table:table-row>
          <table:table-row table:style-name="Таблица43.2">
            <table:table-cell table:style-name="Таблица43.A2" office:value-type="string">
              <text:p text:style-name="Table_20_Contents">INVPARLEN</text:p>
            </table:table-cell>
            <table:table-cell table:style-name="Таблица43.A2" office:value-type="string">
              <text:p text:style-name="P42">194</text:p>
            </table:table-cell>
            <table:table-cell table:style-name="Таблица43.C2" office:value-type="string">
              <text:p text:style-name="Table_20_Contents">Invalid Parameter Length</text:p>
            </table:table-cell>
          </table:table-row>
          <table:table-row table:style-name="Таблица43.2">
            <table:table-cell table:style-name="Таблица43.A2" office:value-type="string">
              <text:p text:style-name="Table_20_Contents">MISSINGOPTPARAM</text:p>
            </table:table-cell>
            <table:table-cell table:style-name="Таблица43.A2" office:value-type="string">
              <text:p text:style-name="P42">195</text:p>
            </table:table-cell>
            <table:table-cell table:style-name="Таблица43.C2" office:value-type="string">
              <text:p text:style-name="Table_20_Contents">Expected Optional Parameter missing</text:p>
            </table:table-cell>
          </table:table-row>
          <table:table-row table:style-name="Таблица43.2">
            <table:table-cell table:style-name="Таблица43.A2" office:value-type="string">
              <text:p text:style-name="Table_20_Contents">INVOPTPARAMVAL</text:p>
            </table:table-cell>
            <table:table-cell table:style-name="Таблица43.A2" office:value-type="string">
              <text:p text:style-name="P42">196</text:p>
            </table:table-cell>
            <table:table-cell table:style-name="Таблица43.C2" office:value-type="string">
              <text:p text:style-name="Table_20_Contents">Invalid Optional Parameter Value</text:p>
            </table:table-cell>
          </table:table-row>
          <table:table-row table:style-name="Таблица43.2">
            <table:table-cell table:style-name="Таблица43.A2" office:value-type="string">
              <text:p text:style-name="Table_20_Contents">DELIVERYFAILURE</text:p>
            </table:table-cell>
            <table:table-cell table:style-name="Таблица43.A2" office:value-type="string">
              <text:p text:style-name="P42">254</text:p>
            </table:table-cell>
            <table:table-cell table:style-name="Таблица43.C2" office:value-type="string">
              <text:p text:style-name="Table_20_Contents">Delivery Failure (used for data_sm_resp)</text:p>
            </table:table-cell>
          </table:table-row>
          <table:table-row table:style-name="Таблица43.2">
            <table:table-cell table:style-name="Таблица43.A2" office:value-type="string">
              <text:p text:style-name="Table_20_Contents">UNKNOWNERR</text:p>
            </table:table-cell>
            <table:table-cell table:style-name="Таблица43.A2" office:value-type="string">
              <text:p text:style-name="P42">255</text:p>
            </table:table-cell>
            <table:table-cell table:style-name="Таблица43.C2" office:value-type="string">
              <text:p text:style-name="Table_20_Contents">Unknown Error</text:p>
            </table:table-cell>
          </table:table-row>
          <table:table-row table:style-name="Таблица43.2">
            <table:table-cell table:style-name="Таблица43.A2" office:value-type="string">
              <text:p text:style-name="Table_20_Contents">PROHIBITED</text:p>
            </table:table-cell>
            <table:table-cell table:style-name="Таблица43.B50" office:value-type="float" office:value="257">
              <text:p text:style-name="P40">257</text:p>
            </table:table-cell>
            <table:table-cell table:style-name="Таблица43.C2" office:value-type="string">
              <text:p text:style-name="Table_20_Contents">Prohibited</text:p>
            </table:table-cell>
          </table:table-row>
          <table:table-row table:style-name="Таблица43.2">
            <table:table-cell table:style-name="Таблица43.A2" office:value-type="string">
              <text:p text:style-name="Table_20_Contents">INVDCS</text:p>
            </table:table-cell>
            <table:table-cell table:style-name="Таблица43.A2" office:value-type="string">
              <text:p text:style-name="P42">260</text:p>
            </table:table-cell>
            <table:table-cell table:style-name="Таблица43.C2" office:value-type="string">
              <text:p text:style-name="Table_20_Contents">Invalid Data Coding Scheme</text:p>
            </table:table-cell>
          </table:table-row>
          <table:table-row table:style-name="Таблица43.2">
            <table:table-cell table:style-name="Таблица43.A2" office:value-type="string">
              <text:p text:style-name="Table_20_Contents">NOROUTE</text:p>
            </table:table-cell>
            <table:table-cell table:style-name="Таблица43.A2" office:value-type="string">
              <text:p text:style-name="P42">1025</text:p>
            </table:table-cell>
            <table:table-cell table:style-name="Таблица43.C2" office:value-type="string">
              <text:p text:style-name="Table_20_Contents">No route defined</text:p>
            </table:table-cell>
          </table:table-row>
          <table:table-row table:style-name="Таблица43.2">
            <table:table-cell table:style-name="Таблица43.A2" office:value-type="string">
              <text:p text:style-name="Table_20_Contents">EXPIRED</text:p>
            </table:table-cell>
            <table:table-cell table:style-name="Таблица43.A2" office:value-type="string">
              <text:p text:style-name="P42">1026</text:p>
            </table:table-cell>
            <table:table-cell table:style-name="Таблица43.C2" office:value-type="string">
              <text:p text:style-name="Table_20_Contents">Message expired</text:p>
            </table:table-cell>
          </table:table-row>
          <table:table-row table:style-name="Таблица43.2">
            <table:table-cell table:style-name="Таблица43.A2" office:value-type="string">
              <text:p text:style-name="Table_20_Contents">DELIVERYTIMEDOUT</text:p>
            </table:table-cell>
            <table:table-cell table:style-name="Таблица43.A2" office:value-type="string">
              <text:p text:style-name="P42">1027</text:p>
            </table:table-cell>
            <table:table-cell table:style-name="Таблица43.C2" office:value-type="string">
              <text:p text:style-name="Table_20_Contents">Delivery attempt timed out</text:p>
            </table:table-cell>
          </table:table-row>
          <table:table-row table:style-name="Таблица43.2">
            <table:table-cell table:style-name="Таблица43.A2" office:value-type="string">
              <text:p text:style-name="Table_20_Contents">SMENOTCONNECTED</text:p>
            </table:table-cell>
            <table:table-cell table:style-name="Таблица43.A2" office:value-type="string">
              <text:p text:style-name="P42">1028</text:p>
            </table:table-cell>
            <table:table-cell table:style-name="Таблица43.C2" office:value-type="string">
              <text:p text:style-name="Table_20_Contents">Sme is not connected</text:p>
            </table:table-cell>
          </table:table-row>
          <table:table-row table:style-name="Таблица43.2">
            <table:table-cell table:style-name="Таблица43.A2" office:value-type="string">
              <text:p text:style-name="Table_20_Contents">BLOCKEDMSC</text:p>
            </table:table-cell>
            <table:table-cell table:style-name="Таблица43.A2" office:value-type="string">
              <text:p text:style-name="P42">1029</text:p>
            </table:table-cell>
            <table:table-cell table:style-name="Таблица43.C2" office:value-type="string">
              <text:p text:style-name="Table_20_Contents">Msc is blocked</text:p>
            </table:table-cell>
          </table:table-row>
          <table:table-row table:style-name="Таблица43.2">
            <table:table-cell table:style-name="Таблица43.A2" office:value-type="string">
              <text:p text:style-name="Table_20_Contents">DELETED</text:p>
            </table:table-cell>
            <table:table-cell table:style-name="Таблица43.A2" office:value-type="string">
              <text:p text:style-name="P42">1030</text:p>
            </table:table-cell>
            <table:table-cell table:style-name="Таблица43.C2" office:value-type="string">
              <text:p text:style-name="Table_20_Contents">Message was deleted by administrator</text:p>
            </table:table-cell>
          </table:table-row>
          <table:table-row table:style-name="Таблица43.2">
            <table:table-cell table:style-name="Таблица43.A2" office:value-type="string">
              <text:p text:style-name="Table_20_Contents">USSDDLGNFOUND</text:p>
            </table:table-cell>
            <table:table-cell table:style-name="Таблица43.A2" office:value-type="string">
              <text:p text:style-name="P42">1031</text:p>
            </table:table-cell>
            <table:table-cell table:style-name="Таблица43.C2" office:value-type="string">
              <text:p text:style-name="Table_20_Contents">USSD dialog not found for response (PSSR_RESP)</text:p>
            </table:table-cell>
          </table:table-row>
          <table:table-row table:style-name="Таблица43.2">
            <table:table-cell table:style-name="Таблица43.A2" office:value-type="string">
              <text:p text:style-name="Table_20_Contents">USSDMSGTOOLONG</text:p>
            </table:table-cell>
            <table:table-cell table:style-name="Таблица43.A2" office:value-type="string">
              <text:p text:style-name="P42">1032</text:p>
            </table:table-cell>
            <table:table-cell table:style-name="Таблица43.C2" office:value-type="string">
              <text:p text:style-name="Table_20_Contents">USSD msg can't be concatenated or truncated</text:p>
            </table:table-cell>
          </table:table-row>
          <table:table-row table:style-name="Таблица43.2">
            <table:table-cell table:style-name="Таблица43.A2" office:value-type="string">
              <text:p text:style-name="Table_20_Contents">INCOMPLETECONCATMSG</text:p>
            </table:table-cell>
            <table:table-cell table:style-name="Таблица43.A2" office:value-type="string">
              <text:p text:style-name="P42">1033</text:p>
            </table:table-cell>
            <table:table-cell table:style-name="Таблица43.C2" office:value-type="string">
              <text:p text:style-name="Table_20_Contents">Not all parts of concatenated message received</text:p>
            </table:table-cell>
          </table:table-row>
          <table:table-row table:style-name="Таблица43.2">
            <table:table-cell table:style-name="Таблица43.A2" office:value-type="string">
              <text:p text:style-name="Table_20_Contents">DUPLICATECONCATPART</text:p>
            </table:table-cell>
            <table:table-cell table:style-name="Таблица43.A2" office:value-type="string">
              <text:p text:style-name="P42">1034</text:p>
            </table:table-cell>
            <table:table-cell table:style-name="Таблица43.C2" office:value-type="string">
              <text:p text:style-name="Table_20_Contents">Duplicate part of concatenated message</text:p>
            </table:table-cell>
          </table:table-row>
          <table:table-row table:style-name="Таблица43.2">
            <table:table-cell table:style-name="Таблица43.A2" office:value-type="string">
              <text:p text:style-name="Table_20_Contents">TRANSACTIONTIMEDOUT</text:p>
            </table:table-cell>
            <table:table-cell table:style-name="Таблица43.A2" office:value-type="string">
              <text:p text:style-name="P42">1035</text:p>
            </table:table-cell>
            <table:table-cell table:style-name="Таблица43.C2" office:value-type="string">
              <text:p text:style-name="Table_20_Contents">Transactioin was timed out</text:p>
            </table:table-cell>
          </table:table-row>
          <table:table-row table:style-name="Таблица43.2">
            <table:table-cell table:style-name="Таблица43.A2" office:value-type="string">
              <text:p text:style-name="Table_20_Contents">LICENSELIMITREJECT</text:p>
            </table:table-cell>
            <table:table-cell table:style-name="Таблица43.A2" office:value-type="string">
              <text:p text:style-name="P42">1037</text:p>
            </table:table-cell>
            <table:table-cell table:style-name="Таблица43.C2" office:value-type="string">
              <text:p text:style-name="Table_20_Contents">Ssms rejected due to license limit</text:p>
            </table:table-cell>
          </table:table-row>
          <text:soft-page-break/>
          <table:table-row table:style-name="Таблица43.1">
            <table:table-cell table:style-name="Таблица43.A2" office:value-type="string">
              <text:p text:style-name="Table_20_Contents">USSDDLGREFMISM</text:p>
            </table:table-cell>
            <table:table-cell table:style-name="Таблица43.A2" office:value-type="string">
              <text:p text:style-name="P42">1038</text:p>
            </table:table-cell>
            <table:table-cell table:style-name="Таблица43.C2" office:value-type="string">
              <text:p text:style-name="Table_20_Contents">USSD dialog exists but reference mismatch (PSSR_RESP)</text:p>
            </table:table-cell>
          </table:table-row>
          <table:table-row table:style-name="Таблица43.1">
            <table:table-cell table:style-name="Таблица43.A2" office:value-type="string">
              <text:p text:style-name="Table_20_Contents">DENIEDBYINMAN</text:p>
            </table:table-cell>
            <table:table-cell table:style-name="Таблица43.A2" office:value-type="string">
              <text:p text:style-name="P42">1039</text:p>
            </table:table-cell>
            <table:table-cell table:style-name="Таблица43.C2" office:value-type="string">
              <text:p text:style-name="Table_20_Contents">Inman return charge resp with CHARGE NOT POSSIBLE</text:p>
            </table:table-cell>
          </table:table-row>
          <table:table-row table:style-name="Таблица43.2">
            <table:table-cell table:style-name="Таблица43.A2" office:value-type="string">
              <text:p text:style-name="Table_20_Contents">DEFERREDDELIVERY</text:p>
            </table:table-cell>
            <table:table-cell table:style-name="Таблица43.A2" office:value-type="string">
              <text:p text:style-name="P42">1040</text:p>
            </table:table-cell>
            <table:table-cell table:style-name="Таблица43.C2" office:value-type="string">
              <text:p text:style-name="Table_20_Contents">Deferred sms with charge on delivery policy</text:p>
            </table:table-cell>
          </table:table-row>
          <table:table-row table:style-name="Таблица43.1">
            <table:table-cell table:style-name="Таблица43.A2" office:value-type="string">
              <text:p text:style-name="Table_20_Contents">DENIEDBYCLOSEDGROUP</text:p>
            </table:table-cell>
            <table:table-cell table:style-name="Таблица43.A2" office:value-type="string">
              <text:p text:style-name="P42">1041</text:p>
            </table:table-cell>
            <table:table-cell table:style-name="Таблица43.C2" office:value-type="string">
              <text:p text:style-name="Table_20_Contents">Member of closed group tried to send sms to restricted address</text:p>
            </table:table-cell>
          </table:table-row>
          <table:table-row table:style-name="Таблица43.2">
            <table:table-cell table:style-name="Таблица43.A2" office:value-type="string">
              <text:p text:style-name="Table_20_Contents">DENIEDBYACCESSMASK</text:p>
            </table:table-cell>
            <table:table-cell table:style-name="Таблица43.A2" office:value-type="string">
              <text:p text:style-name="P42">1042</text:p>
            </table:table-cell>
            <table:table-cell table:style-name="Таблица43.C2" office:value-type="string">
              <text:p text:style-name="Table_20_Contents">Access mask prohibited submit</text:p>
            </table:table-cell>
          </table:table-row>
          <table:table-row table:style-name="Таблица43.2">
            <table:table-cell table:style-name="Таблица43.A2" office:value-type="string">
              <text:p text:style-name="Table_20_Contents">NOCONNECTIONTOINMAN</text:p>
            </table:table-cell>
            <table:table-cell table:style-name="Таблица43.A2" office:value-type="string">
              <text:p text:style-name="P42">1043</text:p>
            </table:table-cell>
            <table:table-cell table:style-name="Таблица43.C2" office:value-type="string">
              <text:p text:style-name="Table_20_Contents">failed to connect to inman</text:p>
            </table:table-cell>
          </table:table-row>
          <table:table-row table:style-name="Таблица43.2">
            <table:table-cell table:style-name="Таблица43.A2" office:value-type="string">
              <text:p text:style-name="Table_20_Contents">MSMEMCAPACITYFULL</text:p>
            </table:table-cell>
            <table:table-cell table:style-name="Таблица43.A2" office:value-type="string">
              <text:p text:style-name="P42">1044</text:p>
            </table:table-cell>
            <table:table-cell table:style-name="Таблица43.C2" office:value-type="string">
              <text:p text:style-name="Table_20_Contents">mobile station cannot receive sms due to memory limit</text:p>
            </table:table-cell>
          </table:table-row>
          <table:table-row table:style-name="Таблица43.2">
            <table:table-cell table:style-name="Таблица43.A2" office:value-type="string">
              <text:p text:style-name="Table_20_Contents">MAPINTERNALFAILURE</text:p>
            </table:table-cell>
            <table:table-cell table:style-name="Таблица43.B50" office:value-type="float" office:value="1045">
              <text:p text:style-name="P40">1045</text:p>
            </table:table-cell>
            <table:table-cell table:style-name="Таблица43.C2" office:value-type="string">
              <text:p text:style-name="Table_20_Contents">map internal exception</text:p>
            </table:table-cell>
          </table:table-row>
          <table:table-row table:style-name="Таблица43.2">
            <table:table-cell table:style-name="Таблица43.A2" office:value-type="string">
              <text:p text:style-name="Table_20_Contents">SCHEDULERLIMIT</text:p>
            </table:table-cell>
            <table:table-cell table:style-name="Таблица43.B50" office:value-type="float" office:value="1046">
              <text:p text:style-name="P40">1046</text:p>
            </table:table-cell>
            <table:table-cell table:style-name="Таблица43.C2" office:value-type="string">
              <text:p text:style-name="Table_20_Contents">either soft or hard scheduler limit reached</text:p>
            </table:table-cell>
          </table:table-row>
          <table:table-row table:style-name="Таблица43.2">
            <table:table-cell table:style-name="Таблица43.A2" office:value-type="string">
              <text:p text:style-name="Table_20_Contents">DPFSMENOTCONNECTED</text:p>
            </table:table-cell>
            <table:table-cell table:style-name="Таблица43.B50" office:value-type="float" office:value="1047">
              <text:p text:style-name="P40">1047</text:p>
            </table:table-cell>
            <table:table-cell table:style-name="Таблица43.C2" office:value-type="string">
              <text:p text:style-name="Table_20_Contents">failed to send alert notification, sme not connected. pseudoerror.</text:p>
            </table:table-cell>
          </table:table-row>
          <table:table-row table:style-name="Таблица43.2">
            <table:table-cell table:style-name="Таблица43.A2" office:value-type="string">
              <text:p text:style-name="Table_20_Contents">BACKUPSMERESCHEDULE</text:p>
            </table:table-cell>
            <table:table-cell table:style-name="Таблица43.B50" office:value-type="float" office:value="1048">
              <text:p text:style-name="P40">1048</text:p>
            </table:table-cell>
            <table:table-cell table:style-name="Таблица43.C2" office:value-type="string">
              <text:p text:style-name="Table_20_Contents">??? (noresp|blockedmsc)+(backupsme on route)=&gt;this error</text:p>
            </table:table-cell>
          </table:table-row>
          <table:table-row table:style-name="Таблица43.2">
            <table:table-cell table:style-name="Таблица43.A2" office:value-type="string">
              <text:p text:style-name="Table_20_Contents">MAP_UR_NO_REASON</text:p>
            </table:table-cell>
            <table:table-cell table:style-name="Таблица43.A2" office:value-type="string">
              <text:p text:style-name="P42">1109</text:p>
            </table:table-cell>
            <table:table-cell table:style-name="Таблица43.C2" office:value-type="string">
              <text:p text:style-name="Table_20_Contents">MAP operation failed, user provided no reason</text:p>
            </table:table-cell>
          </table:table-row>
          <table:table-row table:style-name="Таблица43.1">
            <table:table-cell table:style-name="Таблица43.A2" office:value-type="string">
              <text:p text:style-name="Table_20_Contents">MAP_UR_RESOURCE_LIM_T</text:p>
            </table:table-cell>
            <table:table-cell table:style-name="Таблица43.A2" office:value-type="string">
              <text:p text:style-name="P42">1110</text:p>
            </table:table-cell>
            <table:table-cell table:style-name="Таблица43.C2" office:value-type="string">
              <text:p text:style-name="Table_20_Contents">MAP operation failed due to resource limitation on user side</text:p>
            </table:table-cell>
          </table:table-row>
          <table:table-row table:style-name="Таблица43.1">
            <table:table-cell table:style-name="Таблица43.A2" office:value-type="string">
              <text:p text:style-name="Table_20_Contents">MAP_UR_RESOURCE_UNAVAIL</text:p>
            </table:table-cell>
            <table:table-cell table:style-name="Таблица43.A2" office:value-type="string">
              <text:p text:style-name="P42">1111</text:p>
            </table:table-cell>
            <table:table-cell table:style-name="Таблица43.C2" office:value-type="string">
              <text:p text:style-name="Table_20_Contents">MAP operation failed due to resource unavailability on user side</text:p>
            </table:table-cell>
          </table:table-row>
          <table:table-row table:style-name="Таблица43.1">
            <table:table-cell table:style-name="Таблица43.A2" office:value-type="string">
              <text:p text:style-name="Table_20_Contents">MAP_UR_APPL_PROC_CANCEL</text:p>
            </table:table-cell>
            <table:table-cell table:style-name="Таблица43.A2" office:value-type="string">
              <text:p text:style-name="P42">1112</text:p>
            </table:table-cell>
            <table:table-cell table:style-name="Таблица43.C2" office:value-type="string">
              <text:p text:style-name="Table_20_Contents">MAP operation failed because application process cancelled</text:p>
            </table:table-cell>
          </table:table-row>
          <table:table-row table:style-name="Таблица43.79">
            <table:table-cell table:style-name="Таблица43.A2" office:value-type="string">
              <text:p text:style-name="Table_20_Contents">MAP_UR_PROC_ERROR</text:p>
            </table:table-cell>
            <table:table-cell table:style-name="Таблица43.A2" office:value-type="string">
              <text:p text:style-name="P42">1113</text:p>
            </table:table-cell>
            <table:table-cell table:style-name="Таблица43.C2" office:value-type="string">
              <text:p text:style-name="Table_20_Contents">MAP operation failed because processing error occured</text:p>
            </table:table-cell>
          </table:table-row>
          <table:table-row table:style-name="Таблица43.2">
            <table:table-cell table:style-name="Таблица43.A2" office:value-type="string">
              <text:p text:style-name="Table_20_Contents">MAP_ABNORMAL_DIALOGUE</text:p>
            </table:table-cell>
            <table:table-cell table:style-name="Таблица43.A2" office:value-type="string">
              <text:p text:style-name="P42">1120</text:p>
            </table:table-cell>
            <table:table-cell table:style-name="Таблица43.C2" office:value-type="string">
              <text:p text:style-name="Table_20_Contents">MAP provider returned abnormal dialogue</text:p>
            </table:table-cell>
          </table:table-row>
          <table:table-row table:style-name="Таблица43.79">
            <table:table-cell table:style-name="Таблица43.A2" office:value-type="string">
              <text:p text:style-name="Table_20_Contents">MAP_PROVIDER_MALFUNCTION</text:p>
            </table:table-cell>
            <table:table-cell table:style-name="Таблица43.A2" office:value-type="string">
              <text:p text:style-name="P42">1121</text:p>
            </table:table-cell>
            <table:table-cell table:style-name="Таблица43.C2" office:value-type="string">
              <text:p text:style-name="Table_20_Contents">MAP provider returned malfunction cause</text:p>
            </table:table-cell>
          </table:table-row>
          <table:table-row table:style-name="Таблица43.2">
            <table:table-cell table:style-name="Таблица43.A2" office:value-type="string">
              <text:p text:style-name="Table_20_Contents">MAP_TRANSACTION_RELEASED</text:p>
            </table:table-cell>
            <table:table-cell table:style-name="Таблица43.A2" office:value-type="string">
              <text:p text:style-name="P42">1122</text:p>
            </table:table-cell>
            <table:table-cell table:style-name="Таблица43.C2" office:value-type="string">
              <text:p text:style-name="Table_20_Contents">MAP provider released transaction</text:p>
            </table:table-cell>
          </table:table-row>
          <table:table-row table:style-name="Таблица43.2">
            <table:table-cell table:style-name="Таблица43.A2" office:value-type="string">
              <text:p text:style-name="Table_20_Contents">MAP_RESOURCE_LIM_T</text:p>
            </table:table-cell>
            <table:table-cell table:style-name="Таблица43.A2" office:value-type="string">
              <text:p text:style-name="P42">1123</text:p>
            </table:table-cell>
            <table:table-cell table:style-name="Таблица43.C2" office:value-type="string">
              <text:p text:style-name="Table_20_Contents">MAP provider returned resource limitation cause</text:p>
            </table:table-cell>
          </table:table-row>
          <table:table-row table:style-name="Таблица43.2">
            <table:table-cell table:style-name="Таблица43.A2" office:value-type="string">
              <text:p text:style-name="Table_20_Contents">MAP_MAINTENANCE_ACTIVITY</text:p>
            </table:table-cell>
            <table:table-cell table:style-name="Таблица43.A2" office:value-type="string">
              <text:p text:style-name="P42">1124</text:p>
            </table:table-cell>
            <table:table-cell table:style-name="Таблица43.C2" office:value-type="string">
              <text:p text:style-name="Table_20_Contents">MAP provider is under maintenance</text:p>
            </table:table-cell>
          </table:table-row>
          <table:table-row table:style-name="Таблица43.79">
            <table:table-cell table:style-name="Таблица43.A2" office:value-type="string">
              <text:p text:style-name="Table_20_Contents">MAP_VERSION_INCOMPATIBILITY</text:p>
            </table:table-cell>
            <table:table-cell table:style-name="Таблица43.A2" office:value-type="string">
              <text:p text:style-name="P42">1125</text:p>
            </table:table-cell>
            <table:table-cell table:style-name="Таблица43.C2" office:value-type="string">
              <text:p text:style-name="Table_20_Contents">MAP provider returned incompatible version cause</text:p>
            </table:table-cell>
          </table:table-row>
          <table:table-row table:style-name="Таблица43.2">
            <table:table-cell table:style-name="Таблица43.A2" office:value-type="string">
              <text:p text:style-name="Table_20_Contents">MAP_DIALOGUE_TIMEOUT</text:p>
            </table:table-cell>
            <table:table-cell table:style-name="Таблица43.A2" office:value-type="string">
              <text:p text:style-name="P42">1126</text:p>
            </table:table-cell>
            <table:table-cell table:style-name="Таблица43.C2" office:value-type="string">
              <text:p text:style-name="Table_20_Contents">MAP provider timed out dialogue</text:p>
            </table:table-cell>
          </table:table-row>
          <table:table-row table:style-name="Таблица43.79">
            <table:table-cell table:style-name="Таблица43.A2" office:value-type="string">
              <text:p text:style-name="Table_20_Contents">MAP_REFUSE_REASON_NO_REASON</text:p>
            </table:table-cell>
            <table:table-cell table:style-name="Таблица43.A2" office:value-type="string">
              <text:p text:style-name="P42">1128</text:p>
            </table:table-cell>
            <table:table-cell table:style-name="Таблица43.C2" office:value-type="string">
              <text:p text:style-name="Table_20_Contents">MAP operation refused without reason</text:p>
            </table:table-cell>
          </table:table-row>
          <table:table-row table:style-name="Таблица43.1">
            <table:table-cell table:style-name="Таблица43.A2" office:value-type="string">
              <text:p text:style-name="Table_20_Contents">MAP_REFUSE_REASON_INV_DEST_REF</text:p>
            </table:table-cell>
            <table:table-cell table:style-name="Таблица43.A2" office:value-type="string">
              <text:p text:style-name="P42">1129</text:p>
            </table:table-cell>
            <table:table-cell table:style-name="Таблица43.C2" office:value-type="string">
              <text:p text:style-name="Table_20_Contents">MAP operation refused because invalid destination reference specified</text:p>
            </table:table-cell>
          </table:table-row>
          <table:table-row table:style-name="Таблица43.1">
            <table:table-cell table:style-name="Таблица43.A2" office:value-type="string">
              <text:p text:style-name="Table_20_Contents">MAP_REFUSE_REASON_INV_ORIG_REF</text:p>
            </table:table-cell>
            <table:table-cell table:style-name="Таблица43.A2" office:value-type="string">
              <text:p text:style-name="P42">1130</text:p>
            </table:table-cell>
            <table:table-cell table:style-name="Таблица43.C2" office:value-type="string">
              <text:p text:style-name="Table_20_Contents">MAP operation refused because invalid originating reference specified</text:p>
            </table:table-cell>
          </table:table-row>
          <table:table-row table:style-name="Таблица43.1">
            <table:table-cell table:style-name="Таблица43.A2" office:value-type="string">
              <text:p text:style-name="Table_20_Contents">MAP_REFUSE_REASON_APP_CONTEXT_NOT_SUPP</text:p>
            </table:table-cell>
            <table:table-cell table:style-name="Таблица43.A2" office:value-type="string">
              <text:p text:style-name="P42">1131</text:p>
            </table:table-cell>
            <table:table-cell table:style-name="Таблица43.C2" office:value-type="string">
              <text:p text:style-name="Table_20_Contents">MAP operation refused because application context is not supported</text:p>
            </table:table-cell>
          </table:table-row>
          <table:table-row table:style-name="Таблица43.1">
            <table:table-cell table:style-name="Таблица43.A2" office:value-type="string">
              <text:p text:style-name="Table_20_Contents">MAP_REFUSE_REASON_NODE_NOT_REACHABLE</text:p>
            </table:table-cell>
            <table:table-cell table:style-name="Таблица43.A2" office:value-type="string">
              <text:p text:style-name="P42">1132</text:p>
            </table:table-cell>
            <table:table-cell table:style-name="Таблица43.C2" office:value-type="string">
              <text:p text:style-name="Table_20_Contents">MAP operation refused because remote node not reachable</text:p>
            </table:table-cell>
          </table:table-row>
          <text:soft-page-break/>
          <table:table-row table:style-name="Таблица43.1">
            <table:table-cell table:style-name="Таблица43.A2" office:value-type="string">
              <text:p text:style-name="Table_20_Contents">MAP_REFUSE_REASON_VERS_INCOMPATIBLE</text:p>
            </table:table-cell>
            <table:table-cell table:style-name="Таблица43.A2" office:value-type="string">
              <text:p text:style-name="P42">1133</text:p>
            </table:table-cell>
            <table:table-cell table:style-name="Таблица43.C2" office:value-type="string">
              <text:p text:style-name="Table_20_Contents">MAP operation refused because application context version is not compatible</text:p>
            </table:table-cell>
          </table:table-row>
          <table:table-row table:style-name="Таблица43.79">
            <table:table-cell table:style-name="Таблица43.A2" office:value-type="string">
              <text:p text:style-name="Table_20_Contents">RESCHEDULEDNOW</text:p>
            </table:table-cell>
            <table:table-cell table:style-name="Таблица43.A2" office:value-type="string">
              <text:p text:style-name="P42">1134</text:p>
            </table:table-cell>
            <table:table-cell table:style-name="Таблица43.C2" office:value-type="string">
              <text:p text:style-name="Table_20_Contents">Message was rescheduled for immediate retransmition</text:p>
            </table:table-cell>
          </table:table-row>
          <table:table-row table:style-name="Таблица43.2">
            <table:table-cell table:style-name="Таблица43.A2" office:value-type="string">
              <text:p text:style-name="Table_20_Contents">MAP_DUPLICATED_INVOKE_ID</text:p>
            </table:table-cell>
            <table:table-cell table:style-name="Таблица43.A2" office:value-type="string">
              <text:p text:style-name="P42">1136</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NOT_SUPPORTED_SERVICE</text:p>
            </table:table-cell>
            <table:table-cell table:style-name="Таблица43.A2" office:value-type="string">
              <text:p text:style-name="P42">1137</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MISTYPED_PARAMETER</text:p>
            </table:table-cell>
            <table:table-cell table:style-name="Таблица43.A2" office:value-type="string">
              <text:p text:style-name="P42">1138</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RESOURCE_LIMITATION</text:p>
            </table:table-cell>
            <table:table-cell table:style-name="Таблица43.A2" office:value-type="string">
              <text:p text:style-name="P42">1139</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INITIATING_RELEASE</text:p>
            </table:table-cell>
            <table:table-cell table:style-name="Таблица43.A2" office:value-type="string">
              <text:p text:style-name="P42">1140</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RESPONSE_FROM_PEER</text:p>
            </table:table-cell>
            <table:table-cell table:style-name="Таблица43.A2" office:value-type="string">
              <text:p text:style-name="P42">1141</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SERVICE_COMPLETION_FAILURE</text:p>
            </table:table-cell>
            <table:table-cell table:style-name="Таблица43.A2" office:value-type="string">
              <text:p text:style-name="P42">1142</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NO_RESPONSE_FROM_PEER</text:p>
            </table:table-cell>
            <table:table-cell table:style-name="Таблица43.A2" office:value-type="string">
              <text:p text:style-name="P42">1143</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INVALID_RESPONSE_RECEIVED</text:p>
            </table:table-cell>
            <table:table-cell table:style-name="Таблица43.A2" office:value-type="string">
              <text:p text:style-name="P42">1144</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TRANSACTION_ID</text:p>
            </table:table-cell>
            <table:table-cell table:style-name="Таблица43.A2" office:value-type="string">
              <text:p text:style-name="P42">1145</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RECOGNIZED_COMPONENT</text:p>
            </table:table-cell>
            <table:table-cell table:style-name="Таблица43.A2" office:value-type="string">
              <text:p text:style-name="P42">1146</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MISTYPED_COMPONENT</text:p>
            </table:table-cell>
            <table:table-cell table:style-name="Таблица43.A2" office:value-type="string">
              <text:p text:style-name="P42">1147</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BADSTRUCTURED_COMPONENT</text:p>
            </table:table-cell>
            <table:table-cell table:style-name="Таблица43.A2" office:value-type="string">
              <text:p text:style-name="P42">1148</text:p>
            </table:table-cell>
            <table:table-cell table:style-name="Таблица43.C2" office:value-type="string">
              <text:p text:style-name="Table_20_Contents">MAP provider error</text:p>
            </table:table-cell>
          </table:table-row>
          <table:table-row table:style-name="Таблица43.107">
            <table:table-cell table:style-name="Таблица43.A2" office:value-type="string">
              <text:p text:style-name="Table_20_Contents">MAP_UNRECOGNIZED_LINKED_ID</text:p>
            </table:table-cell>
            <table:table-cell table:style-name="Таблица43.A2" office:value-type="string">
              <text:p text:style-name="P42">1149</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LINKED_RESPONSE_UNEXPECTED</text:p>
            </table:table-cell>
            <table:table-cell table:style-name="Таблица43.A2" office:value-type="string">
              <text:p text:style-name="P42">1150</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LINKED_OPERATION</text:p>
            </table:table-cell>
            <table:table-cell table:style-name="Таблица43.A2" office:value-type="string">
              <text:p text:style-name="P42">1151</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UNKSUBSCRIBER</text:p>
            </table:table-cell>
            <table:table-cell table:style-name="Таблица43.A2" office:value-type="string">
              <text:p text:style-name="P42">1153</text:p>
            </table:table-cell>
            <table:table-cell table:style-name="Таблица43.C2" office:value-type="string">
              <text:p text:style-name="Table_20_Contents">Unknown subscriber</text:p>
            </table:table-cell>
          </table:table-row>
          <table:table-row table:style-name="Таблица43.2">
            <table:table-cell table:style-name="Таблица43.A2" office:value-type="string">
              <text:p text:style-name="Table_20_Contents">UNDEFSUBSCRIBER</text:p>
            </table:table-cell>
            <table:table-cell table:style-name="Таблица43.A2" office:value-type="string">
              <text:p text:style-name="P42">1157</text:p>
            </table:table-cell>
            <table:table-cell table:style-name="Таблица43.C2" office:value-type="string">
              <text:p text:style-name="Table_20_Contents">Unidentified subscriber</text:p>
            </table:table-cell>
          </table:table-row>
          <table:table-row table:style-name="Таблица43.2">
            <table:table-cell table:style-name="Таблица43.A2" office:value-type="string">
              <text:p text:style-name="Table_20_Contents">ABSENTSUBSCRIBERSM</text:p>
            </table:table-cell>
            <table:table-cell table:style-name="Таблица43.B50" office:value-type="float" office:value="1158">
              <text:p text:style-name="P40">1158</text:p>
            </table:table-cell>
            <table:table-cell table:style-name="Таблица43.C2" office:value-type="string">
              <text:p text:style-name="Table_20_Contents">Absent subscriber SM</text:p>
            </table:table-cell>
          </table:table-row>
          <table:table-row table:style-name="Таблица43.2">
            <table:table-cell table:style-name="Таблица43.A2" office:value-type="string">
              <text:p text:style-name="Table_20_Contents">ROAMINGNOTALWD</text:p>
            </table:table-cell>
            <table:table-cell table:style-name="Таблица43.B50" office:value-type="float" office:value="1160">
              <text:p text:style-name="P40">1160</text:p>
            </table:table-cell>
            <table:table-cell table:style-name="Таблица43.C2" office:value-type="string">
              <text:p text:style-name="P37">Roaming not allowed</text:p>
            </table:table-cell>
          </table:table-row>
          <table:table-row table:style-name="Таблица43.2">
            <table:table-cell table:style-name="Таблица43.A2" office:value-type="string">
              <text:p text:style-name="Table_20_Contents">ILLEGALSUBSCRIBER</text:p>
            </table:table-cell>
            <table:table-cell table:style-name="Таблица43.A2" office:value-type="string">
              <text:p text:style-name="P42">1161</text:p>
            </table:table-cell>
            <table:table-cell table:style-name="Таблица43.C2" office:value-type="string">
              <text:p text:style-name="Table_20_Contents">Illegal subscriber</text:p>
            </table:table-cell>
          </table:table-row>
          <table:table-row table:style-name="Таблица43.2">
            <table:table-cell table:style-name="Таблица43.A2" office:value-type="string">
              <text:p text:style-name="Table_20_Contents">TELSVCNOTPROVIS</text:p>
            </table:table-cell>
            <table:table-cell table:style-name="Таблица43.B50" office:value-type="float" office:value="1163">
              <text:p text:style-name="P40">1163</text:p>
            </table:table-cell>
            <table:table-cell table:style-name="Таблица43.C2" office:value-type="string">
              <text:p text:style-name="Table_20_Contents">Teleservice not provisioned</text:p>
            </table:table-cell>
          </table:table-row>
          <table:table-row table:style-name="Таблица43.2">
            <table:table-cell table:style-name="Таблица43.A2" office:value-type="string">
              <text:p text:style-name="Table_20_Contents">INVEQUIPMENT</text:p>
            </table:table-cell>
            <table:table-cell table:style-name="Таблица43.A2" office:value-type="string">
              <text:p text:style-name="P42">1164</text:p>
            </table:table-cell>
            <table:table-cell table:style-name="Таблица43.C2" office:value-type="string">
              <text:p text:style-name="Table_20_Contents">Illegal Equipment</text:p>
            </table:table-cell>
          </table:table-row>
          <table:table-row table:style-name="Таблица43.2">
            <table:table-cell table:style-name="Таблица43.A2" office:value-type="string">
              <text:p text:style-name="Table_20_Contents">CALLBARRED</text:p>
            </table:table-cell>
            <table:table-cell table:style-name="Таблица43.A2" office:value-type="string">
              <text:p text:style-name="P42">1165</text:p>
            </table:table-cell>
            <table:table-cell table:style-name="Таблица43.C2" office:value-type="string">
              <text:p text:style-name="Table_20_Contents">Call Barred</text:p>
            </table:table-cell>
          </table:table-row>
          <table:table-row table:style-name="Таблица43.2">
            <table:table-cell table:style-name="Таблица43.A2" office:value-type="string">
              <text:p text:style-name="Table_20_Contents">CUGREJECT</text:p>
            </table:table-cell>
            <table:table-cell table:style-name="Таблица43.B50" office:value-type="float" office:value="1167">
              <text:p text:style-name="P40">1167</text:p>
            </table:table-cell>
            <table:table-cell table:style-name="Таблица43.C2" office:value-type="string">
              <text:p text:style-name="Table_20_Contents">CUG reject</text:p>
            </table:table-cell>
          </table:table-row>
          <table:table-row table:style-name="Таблица43.2">
            <table:table-cell table:style-name="Таблица43.A2" office:value-type="string">
              <text:p text:style-name="Table_20_Contents">FACILITYNOTSUPP</text:p>
            </table:table-cell>
            <table:table-cell table:style-name="Таблица43.A2" office:value-type="string">
              <text:p text:style-name="P42">1173</text:p>
            </table:table-cell>
            <table:table-cell table:style-name="Таблица43.C2" office:value-type="string">
              <text:p text:style-name="Table_20_Contents">Facility Not Supported</text:p>
            </table:table-cell>
          </table:table-row>
          <table:table-row table:style-name="Таблица43.2">
            <table:table-cell table:style-name="Таблица43.A2" office:value-type="string">
              <text:p text:style-name="Table_20_Contents">ABSENTSUBSCR</text:p>
            </table:table-cell>
            <table:table-cell table:style-name="Таблица43.A2" office:value-type="string">
              <text:p text:style-name="P42">1179</text:p>
            </table:table-cell>
            <table:table-cell table:style-name="Таблица43.C2" office:value-type="string">
              <text:p text:style-name="Table_20_Contents">Absent Subscriber</text:p>
            </table:table-cell>
          </table:table-row>
          <table:table-row table:style-name="Таблица43.2">
            <table:table-cell table:style-name="Таблица43.A2" office:value-type="string">
              <text:p text:style-name="Table_20_Contents">SUBSCRBUSYMT</text:p>
            </table:table-cell>
            <table:table-cell table:style-name="Таблица43.A2" office:value-type="string">
              <text:p text:style-name="P42">1183</text:p>
            </table:table-cell>
            <table:table-cell table:style-name="Таблица43.C2" office:value-type="string">
              <text:p text:style-name="Table_20_Contents">Subscriber Busy for MT SMS.</text:p>
            </table:table-cell>
          </table:table-row>
          <table:table-row table:style-name="Таблица43.2">
            <table:table-cell table:style-name="Таблица43.A2" office:value-type="string">
              <text:p text:style-name="Table_20_Contents">SMDELIFERYFAILURE</text:p>
            </table:table-cell>
            <table:table-cell table:style-name="Таблица43.A2" office:value-type="string">
              <text:p text:style-name="P42">1184</text:p>
            </table:table-cell>
            <table:table-cell table:style-name="Таблица43.C2" office:value-type="string">
              <text:p text:style-name="Table_20_Contents">SM Delivery Failure</text:p>
            </table:table-cell>
          </table:table-row>
          <table:table-row table:style-name="Таблица43.2">
            <table:table-cell table:style-name="Таблица43.A2" office:value-type="string">
              <text:p text:style-name="Table_20_Contents">MWLISTFULL</text:p>
            </table:table-cell>
            <table:table-cell table:style-name="Таблица43.A2" office:value-type="string">
              <text:p text:style-name="P42">1185</text:p>
            </table:table-cell>
            <table:table-cell table:style-name="Таблица43.C2" office:value-type="string">
              <text:p text:style-name="Table_20_Contents">Message Waiting List Full</text:p>
            </table:table-cell>
          </table:table-row>
          <table:table-row table:style-name="Таблица43.2">
            <table:table-cell table:style-name="Таблица43.A2" office:value-type="string">
              <text:p text:style-name="Table_20_Contents">SYSFAILURE</text:p>
            </table:table-cell>
            <table:table-cell table:style-name="Таблица43.A2" office:value-type="string">
              <text:p text:style-name="P42">1186</text:p>
            </table:table-cell>
            <table:table-cell table:style-name="Таблица43.C2" office:value-type="string">
              <text:p text:style-name="Table_20_Contents">System Failure</text:p>
            </table:table-cell>
          </table:table-row>
          <table:table-row table:style-name="Таблица43.2">
            <table:table-cell table:style-name="Таблица43.A2" office:value-type="string">
              <text:p text:style-name="Table_20_Contents">DATAMISSING</text:p>
            </table:table-cell>
            <table:table-cell table:style-name="Таблица43.A2" office:value-type="string">
              <text:p text:style-name="P42">1187</text:p>
            </table:table-cell>
            <table:table-cell table:style-name="Таблица43.C2" office:value-type="string">
              <text:p text:style-name="Table_20_Contents">Data Missing</text:p>
            </table:table-cell>
          </table:table-row>
          <table:table-row table:style-name="Таблица43.2">
            <table:table-cell table:style-name="Таблица43.A2" office:value-type="string">
              <text:p text:style-name="Table_20_Contents">UNEXPDATA</text:p>
            </table:table-cell>
            <table:table-cell table:style-name="Таблица43.A2" office:value-type="string">
              <text:p text:style-name="P42">1188</text:p>
            </table:table-cell>
            <table:table-cell table:style-name="Таблица43.C2" office:value-type="string">
              <text:p text:style-name="Table_20_Contents">Unexpected Data value</text:p>
            </table:table-cell>
          </table:table-row>
          <table:table-row table:style-name="Таблица43.2">
            <table:table-cell table:style-name="Таблица43.A2" office:value-type="string">
              <text:p text:style-name="Table_20_Contents">USSDSESSIONTERMABN</text:p>
            </table:table-cell>
            <table:table-cell table:style-name="Таблица43.B50" office:value-type="float" office:value="1217">
              <text:p text:style-name="P40">1217</text:p>
            </table:table-cell>
            <table:table-cell table:style-name="Таблица43.C2" office:value-type="string">
              <text:p text:style-name="P37">Smpp+ error</text:p>
            </table:table-cell>
          </table:table-row>
          <table:table-row table:style-name="Таблица43.2">
            <table:table-cell table:style-name="Таблица43.A2" office:value-type="string">
              <text:p text:style-name="Table_20_Contents">UNKALPHABET</text:p>
            </table:table-cell>
            <table:table-cell table:style-name="Таблица43.B50" office:value-type="float" office:value="1223">
              <text:p text:style-name="P40">1223</text:p>
            </table:table-cell>
            <table:table-cell table:style-name="Таблица43.C2" office:value-type="string">
              <text:p text:style-name="Table_20_Contents">Unknown alphabet</text:p>
            </table:table-cell>
          </table:table-row>
          <text:soft-page-break/>
          <table:table-row table:style-name="Таблица43.2">
            <table:table-cell table:style-name="Таблица43.A2" office:value-type="string">
              <text:p text:style-name="Table_20_Contents">USSDBUSY</text:p>
            </table:table-cell>
            <table:table-cell table:style-name="Таблица43.B50" office:value-type="float" office:value="1224">
              <text:p text:style-name="P40">1224</text:p>
            </table:table-cell>
            <table:table-cell table:style-name="Таблица43.C2" office:value-type="string">
              <text:p text:style-name="Table_20_Contents">USSD busy</text:p>
            </table:table-cell>
          </table:table-row>
          <table:table-row table:style-name="Таблица43.2">
            <table:table-cell table:style-name="Таблица43.A2" office:value-type="string">
              <text:p text:style-name="Table_20_Contents">INVPRBRESLIM</text:p>
            </table:table-cell>
            <table:table-cell table:style-name="Таблица43.B50" office:value-type="float" office:value="1258">
              <text:p text:style-name="P40">1258</text:p>
            </table:table-cell>
            <table:table-cell table:style-name="Таблица43.C2" office:value-type="string">
              <text:p text:style-name="Table_20_Contents">Invoke problem. Resource limitation</text:p>
            </table:table-cell>
          </table:table-row>
          <table:table-row table:style-name="Таблица43.2">
            <table:table-cell table:style-name="Таблица43.A2" office:value-type="string">
              <text:p text:style-name="Table_20_Contents">INVPRBINITREL</text:p>
            </table:table-cell>
            <table:table-cell table:style-name="Таблица43.B50" office:value-type="float" office:value="1259">
              <text:p text:style-name="P40">1259</text:p>
            </table:table-cell>
            <table:table-cell table:style-name="Таблица43.C2" office:value-type="string">
              <text:p text:style-name="Table_20_Contents">Invoke problem. Initiating release</text:p>
            </table:table-cell>
          </table:table-row>
        </table:table>
        <text:p text:style-name="Standard"/>
        <text:h text:style-name="Heading_20_2" text:outline-level="2"><text:bookmark-start text:name="Формат статистических таблиц"/><text:bookmark text:name="__RefHeading__36098_78748477"/>Формат статистических таблиц<text:bookmark-end text:name="Формат статистических таблиц"/><text:bookmark-end text:name="__RefHeading__36098_78748477"/></text:h>
        <text:h text:style-name="Heading_20_3" text:outline-level="3"><text:bookmark text:name="__RefHeading__36100_78748477"/><text:span text:style-name="T15">Формат временного интервала (столбец </text:span><text:span text:style-name="T17">PERIOD</text:span><text:span text:style-name="T15">)</text:span><text:bookmark-end text:name="__RefHeading__36100_78748477"/></text:h>
        <text:p text:style-name="P19">Все таблицы имеют столбец PERIOD.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yyyyMMddHH»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43">локальное время</text:span> сервера на котором запущен SMS центр. </text:p>
        <text:h text:style-name="Heading_20_3" text:outline-level="3"><text:bookmark text:name="__RefHeading__36102_78748477"/><text:span text:style-name="T15">Cтатистика по обработке сообщений общая (</text:span><text:span text:style-name="T20">SMS_STAT_SMS</text:span><text:span text:style-name="T15">)</text:span><text:bookmark-end text:name="__RefHeading__36102_78748477"/></text:h>
        <table:table table:name="Таблица45" table:style-name="Таблица45">
          <table:table-column table:style-name="Таблица45.A"/>
          <table:table-column table:style-name="Таблица45.B"/>
          <table:table-column table:style-name="Таблица45.C"/>
          <table:table-row table:style-name="Таблица45.1">
            <table:table-cell table:style-name="Таблица45.A1" office:value-type="string">
              <text:p text:style-name="P35">Имя столбца</text:p>
            </table:table-cell>
            <table:table-cell table:style-name="Таблица45.A1" office:value-type="string">
              <text:p text:style-name="P35">Назначение/описание</text:p>
            </table:table-cell>
            <table:table-cell table:style-name="Таблица45.C1" office:value-type="string">
              <text:p text:style-name="P35">Тип данных</text:p>
            </table:table-cell>
          </table:table-row>
          <table:table-row table:style-name="Таблица45.1">
            <table:table-cell table:style-name="Таблица45.A2" office:value-type="string">
              <text:p text:style-name="Table_20_Contents">PERIOD</text:p>
            </table:table-cell>
            <table:table-cell table:style-name="Таблица45.A2" office:value-type="string">
              <text:p text:style-name="P32">Временной интервал</text:p>
            </table:table-cell>
            <table:table-cell table:style-name="Таблица45.C2" office:value-type="string">
              <text:p text:style-name="Table_20_Contents"><text:span text:style-name="T47">NUMBER(22) </text:span><text:span text:style-name="T6"><text:s/></text:span><text:span text:style-name="T35">INDEXED</text:span></text:p>
            </table:table-cell>
          </table:table-row>
          <table:table-row table:style-name="Таблица45.1">
            <table:table-cell table:style-name="Таблица45.A2" office:value-type="string">
              <text:p text:style-name="Table_20_Contents">ACCEPTED</text:p>
            </table:table-cell>
            <table:table-cell table:style-name="Таблица45.A2" office:value-type="string">
              <text:p text:style-name="Table_20_Contents"><text:span text:style-name="T6">Количество сообщений принятых в обработку </text:span><text:span text:style-name="T35">SMS</text:span><text:span text:style-name="T6"> центром</text:span></text:p>
            </table:table-cell>
            <table:table-cell table:style-name="Таблица45.C2" office:value-type="string">
              <text:p text:style-name="Table_20_Contents"><text:span text:style-name="T47">NUMBER(22) </text:span><text:span text:style-name="T6"><text:s/></text:span></text:p>
            </table:table-cell>
          </table:table-row>
          <table:table-row table:style-name="Таблица45.1">
            <table:table-cell table:style-name="Таблица45.A2" office:value-type="string">
              <text:p text:style-name="Table_20_Contents">REJECTED</text:p>
            </table:table-cell>
            <table:table-cell table:style-name="Таблица45.A2" office:value-type="string">
              <text:p text:style-name="Table_20_Contents"><text:span text:style-name="T6">Количество сообщений не принятых в обработку </text:span><text:span text:style-name="T35">SMS</text:span><text:span text:style-name="T6"> </text:span><text:span text:style-name="T6">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DELIVERED</text:p>
            </table:table-cell>
            <table:table-cell table:style-name="Таблица45.A2" office:value-type="string">
              <text:p text:style-name="Table_20_Contents"><text:span text:style-name="T6">Количество сообщений успешно доставленных </text:span><text:span text:style-name="T35">SMS</text:span><text:span text:style-name="T6"> </text:span><text:span text:style-name="T6">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FAILED</text:p>
            </table:table-cell>
            <table:table-cell table:style-name="Таблица45.A2" office:value-type="string">
              <text:p text:style-name="Table_20_Contents"><text:span text:style-name="T6">Количество сообщений не доставленных </text:span><text:span text:style-name="T35">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RESCHEDULED</text:p>
            </table:table-cell>
            <table:table-cell table:style-name="Таблица45.A2" office:value-type="string">
              <text:p text:style-name="Table_20_Contents"><text:span text:style-name="T6">Количество сообщений отложенных/перепланированных </text:span><text:span text:style-name="T35">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TEMPORAL</text:p>
            </table:table-cell>
            <table:table-cell table:style-name="Таблица45.A2" office:value-type="string">
              <text:p text:style-name="Table_20_Contents"><text:span text:style-name="T6">Количество временных ошибок при доставке сообщений </text:span><text:span text:style-name="T35">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PEAK_I</text:p>
            </table:table-cell>
            <table:table-cell table:style-name="Таблица45.A2" office:value-type="string">
              <text:p text:style-name="Table_20_Contents"><text:span text:style-name="T6">Пиковая нагрузка на вход </text:span><text:span text:style-name="T35">SMS</text:span><text:span text:style-name="T6"> центра (сообщений в секунду)</text:span></text:p>
            </table:table-cell>
            <table:table-cell table:style-name="Таблица45.C2" office:value-type="string">
              <text:p text:style-name="Table_20_Contents"><text:span text:style-name="T47">NUMBER(22) </text:span><text:span text:style-name="T6"><text:s/></text:span><text:span text:style-name="T47">DEFAULT 0</text:span></text:p>
            </table:table-cell>
          </table:table-row>
          <table:table-row table:style-name="Таблица45.1">
            <table:table-cell table:style-name="Таблица45.A2" office:value-type="string">
              <text:p text:style-name="Table_20_Contents">PEAK_O</text:p>
            </table:table-cell>
            <table:table-cell table:style-name="Таблица45.A2" office:value-type="string">
              <text:p text:style-name="Table_20_Contents"><text:span text:style-name="T6">Пиковая нагрузка на выход </text:span><text:span text:style-name="T35">SMS</text:span><text:span text:style-name="T6"> центра (сообщений в секунду)</text:span></text:p>
            </table:table-cell>
            <table:table-cell table:style-name="Таблица45.C2" office:value-type="string">
              <text:p text:style-name="Table_20_Contents"><text:span text:style-name="T47">NUMBER(22)</text:span><text:span text:style-name="T6"> </text:span><text:span text:style-name="T47"><text:s/>DEFAULT 0</text:span></text:p>
            </table:table-cell>
          </table:table-row>
        </table:table>
        <text:h text:style-name="Heading_20_3" text:outline-level="3"><text:bookmark text:name="__RefHeading__36104_78748477"/><text:span text:style-name="T15">Статистика по кодам ошибок общая (</text:span><text:span text:style-name="T20">SMS_STAT_STATE</text:span><text:span text:style-name="T15">)</text:span><text:bookmark-end text:name="__RefHeading__36104_78748477"/></text:h>
        <table:table table:name="Таблица46" table:style-name="Таблица46">
          <table:table-column table:style-name="Таблица46.A"/>
          <table:table-column table:style-name="Таблица46.B"/>
          <table:table-column table:style-name="Таблица46.C"/>
          <table:table-row table:style-name="Таблица46.1">
            <table:table-cell table:style-name="Таблица46.A1" office:value-type="string">
              <text:p text:style-name="P35">Имя столбца</text:p>
            </table:table-cell>
            <table:table-cell table:style-name="Таблица46.A1" office:value-type="string">
              <text:p text:style-name="P35"><text:span text:style-name="T6">Назначение</text:span><text:span text:style-name="T35">/</text:span><text:span text:style-name="T6">описание</text:span></text:p>
            </table:table-cell>
            <table:table-cell table:style-name="Таблица46.C1" office:value-type="string">
              <text:p text:style-name="P35">Тип данных</text:p>
            </table:table-cell>
          </table:table-row>
          <table:table-row table:style-name="Таблица46.1">
            <table:table-cell table:style-name="Таблица46.A2" office:value-type="string">
              <text:p text:style-name="Table_20_Contents">PERIOD</text:p>
            </table:table-cell>
            <table:table-cell table:style-name="Таблица46.A2" office:value-type="string">
              <text:p text:style-name="P32">Временной интервал</text:p>
            </table:table-cell>
            <table:table-cell table:style-name="Таблица46.C2" office:value-type="string">
              <text:p text:style-name="Table_20_Contents"><text:span text:style-name="T47">NUMBER(22) </text:span><text:span text:style-name="T6"><text:s/></text:span><text:span text:style-name="T35">INDEXED</text:span></text:p>
            </table:table-cell>
          </table:table-row>
          <table:table-row table:style-name="Таблица46.1">
            <table:table-cell table:style-name="Таблица46.A2" office:value-type="string">
              <text:p text:style-name="Table_20_Contents">ERRCODE</text:p>
            </table:table-cell>
            <table:table-cell table:style-name="Таблица46.A2"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46.C2" office:value-type="string">
              <text:p text:style-name="Table_20_Contents"><text:span text:style-name="T47">NUMBER(22)</text:span><text:span text:style-name="T6"> <text:s/></text:span><text:span text:style-name="T35">INDEXED</text:span></text:p>
            </table:table-cell>
          </table:table-row>
          <table:table-row table:style-name="Таблица46.1">
            <table:table-cell table:style-name="Таблица46.A2" office:value-type="string">
              <text:p text:style-name="Table_20_Contents">COUNTER</text:p>
            </table:table-cell>
            <table:table-cell table:style-name="Таблица46.A2" office:value-type="string">
              <text:p text:style-name="Table_20_Contents"><text:span text:style-name="T6">Количество ситуаций с указанным </text:span><text:span text:style-name="T35">ERRCODE</text:span></text:p>
            </table:table-cell>
            <table:table-cell table:style-name="Таблица46.C2" office:value-type="string">
              <text:p text:style-name="Table_20_Contents">NUMBER(22)</text:p>
            </table:table-cell>
          </table:table-row>
        </table:table>
        <text:h text:style-name="P74" text:outline-level="3"><text:bookmark text:name="__RefHeading__36106_78748477"/><text:span text:style-name="T15">Статистика по активности сервисов (</text:span><text:span text:style-name="T20">SMS_STAT_SME</text:span><text:span text:style-name="T15">)</text:span><text:bookmark-end text:name="__RefHeading__36106_78748477"/></text:h>
        <table:table table:name="Таблица47" table:style-name="Таблица47">
          <table:table-column table:style-name="Таблица47.A"/>
          <table:table-column table:style-name="Таблица47.B"/>
          <table:table-column table:style-name="Таблица47.C"/>
          <table:table-row table:style-name="Таблица47.1">
            <table:table-cell table:style-name="Таблица47.A1" office:value-type="string">
              <text:p text:style-name="P35">Имя столбца</text:p>
            </table:table-cell>
            <table:table-cell table:style-name="Таблица47.A1" office:value-type="string">
              <text:p text:style-name="P35"><text:span text:style-name="T6">Назначение</text:span><text:span text:style-name="T35">/</text:span><text:span text:style-name="T6">описание</text:span></text:p>
            </table:table-cell>
            <table:table-cell table:style-name="Таблица47.C1" office:value-type="string">
              <text:p text:style-name="P35">Тип данных</text:p>
            </table:table-cell>
          </table:table-row>
          <text:soft-page-break/>
          <table:table-row table:style-name="Таблица47.1">
            <table:table-cell table:style-name="Таблица47.A2" office:value-type="string">
              <text:p text:style-name="Table_20_Contents">PERIOD</text:p>
            </table:table-cell>
            <table:table-cell table:style-name="Таблица47.A2" office:value-type="string">
              <text:p text:style-name="P32">Временной интервал</text:p>
            </table:table-cell>
            <table:table-cell table:style-name="Таблица47.C2" office:value-type="string">
              <text:p text:style-name="Table_20_Contents"><text:span text:style-name="T47">NUMBER(22)</text:span><text:span text:style-name="T6"> <text:s/></text:span><text:span text:style-name="T35">INDEXED</text:span></text:p>
            </table:table-cell>
          </table:table-row>
          <table:table-row table:style-name="Таблица47.1">
            <table:table-cell table:style-name="Таблица47.A2" office:value-type="string">
              <text:p text:style-name="Table_20_Contents">SYSTEMID</text:p>
            </table:table-cell>
            <table:table-cell table:style-name="Таблица47.A2" office:value-type="string">
              <text:p text:style-name="Table_20_Contents"><text:span text:style-name="T6">Идентификатор сервиса (</text:span><text:span text:style-name="T35">SME</text:span><text:span text:style-name="T6">_</text:span><text:span text:style-name="T35">ID</text:span><text:span text:style-name="T6">)</text:span></text:p>
            </table:table-cell>
            <table:table-cell table:style-name="Таблица47.C2" office:value-type="string">
              <text:p text:style-name="Table_20_Contents"><text:span text:style-name="T47">VARCHAR2(16)</text:span><text:span text:style-name="T6"> </text:span><text:span text:style-name="T47"><text:s/>INDEXED</text:span></text:p>
            </table:table-cell>
          </table:table-row>
          <table:table-row table:style-name="Таблица47.1">
            <table:table-cell table:style-name="Таблица47.A2" office:value-type="string">
              <text:p text:style-name="Table_20_Contents">ACCEPTED</text:p>
            </table:table-cell>
            <table:table-cell table:style-name="Таблица47.A2" office:value-type="string">
              <text:p text:style-name="Table_20_Contents"><text:span text:style-name="T6">Количество сообщений принятых в обработку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REJECTED</text:p>
            </table:table-cell>
            <table:table-cell table:style-name="Таблица47.A2" office:value-type="string">
              <text:p text:style-name="Table_20_Contents"><text:span text:style-name="T6">Количество сообщений не принятых в обработку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DELIVERED</text:p>
            </table:table-cell>
            <table:table-cell table:style-name="Таблица47.A2" office:value-type="string">
              <text:p text:style-name="Table_20_Contents"><text:span text:style-name="T6">Количество сообщений успешно доставленных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FAILED</text:p>
            </table:table-cell>
            <table:table-cell table:style-name="Таблица47.A2" office:value-type="string">
              <text:p text:style-name="Table_20_Contents"><text:span text:style-name="T6">Количество сообщений не доставленных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RESCHEDULED</text:p>
            </table:table-cell>
            <table:table-cell table:style-name="Таблица47.A2" office:value-type="string">
              <text:p text:style-name="Table_20_Contents"><text:span text:style-name="T6">Количество сообщений отложенных/перепланированных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TEMPORAL</text:p>
            </table:table-cell>
            <table:table-cell table:style-name="Таблица47.A2" office:value-type="string">
              <text:p text:style-name="Table_20_Contents"><text:span text:style-name="T6">Количество временных ошибок при доставке сообщений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PEAK_I</text:p>
            </table:table-cell>
            <table:table-cell table:style-name="Таблица47.A2" office:value-type="string">
              <text:p text:style-name="Table_20_Contents"><text:span text:style-name="T6">Пиковая нагрузка на вход </text:span><text:span text:style-name="T35">SMS</text:span><text:span text:style-name="T6"> центра (сообщений в секунду) от сервиса</text:span></text:p>
            </table:table-cell>
            <table:table-cell table:style-name="Таблица47.C2" office:value-type="string">
              <text:p text:style-name="Table_20_Contents"><text:span text:style-name="T47">NUMBER(22) </text:span><text:span text:style-name="T6"><text:s/></text:span><text:span text:style-name="T47">DEFAULT 0</text:span></text:p>
            </table:table-cell>
          </table:table-row>
          <table:table-row table:style-name="Таблица47.1">
            <table:table-cell table:style-name="Таблица47.A2" office:value-type="string">
              <text:p text:style-name="Table_20_Contents">PEAK_O</text:p>
            </table:table-cell>
            <table:table-cell table:style-name="Таблица47.A2" office:value-type="string">
              <text:p text:style-name="Table_20_Contents"><text:span text:style-name="T6">Пиковая нагрузка на выход </text:span><text:span text:style-name="T35">SMS</text:span><text:span text:style-name="T6"> центра (сообщений в секунду) для сервиса</text:span></text:p>
            </table:table-cell>
            <table:table-cell table:style-name="Таблица47.C2" office:value-type="string">
              <text:p text:style-name="Table_20_Contents"><text:span text:style-name="T47">NUMBER(22) </text:span><text:span text:style-name="T6"><text:s/></text:span><text:span text:style-name="T47">DEFAULT 0</text:span></text:p>
            </table:table-cell>
          </table:table-row>
        </table:table>
        <text:h text:style-name="Heading_20_3" text:outline-level="3"><text:bookmark text:name="__RefHeading__36108_78748477"/><text:span text:style-name="T15">Статистика по кодам ошибок для сервисов (</text:span><text:span text:style-name="T20">SMS_STAT_SME_STATE)</text:span><text:bookmark-end text:name="__RefHeading__36108_78748477"/></text:h>
        <table:table table:name="Таблица48" table:style-name="Таблица48">
          <table:table-column table:style-name="Таблица48.A"/>
          <table:table-column table:style-name="Таблица48.B"/>
          <table:table-column table:style-name="Таблица48.C"/>
          <table:table-row table:style-name="Таблица48.1">
            <table:table-cell table:style-name="Таблица48.A1" office:value-type="string">
              <text:p text:style-name="P35">Имя столбца</text:p>
            </table:table-cell>
            <table:table-cell table:style-name="Таблица48.A1" office:value-type="string">
              <text:p text:style-name="P35"><text:span text:style-name="T6">Назначение</text:span><text:span text:style-name="T35">/</text:span><text:span text:style-name="T6">описание</text:span></text:p>
            </table:table-cell>
            <table:table-cell table:style-name="Таблица48.C1" office:value-type="string">
              <text:p text:style-name="P35">Тип данных</text:p>
            </table:table-cell>
          </table:table-row>
          <table:table-row table:style-name="Таблица48.1">
            <table:table-cell table:style-name="Таблица48.A2" office:value-type="string">
              <text:p text:style-name="Table_20_Contents">PERIOD</text:p>
            </table:table-cell>
            <table:table-cell table:style-name="Таблица48.A2" office:value-type="string">
              <text:p text:style-name="P32">Временной интервал</text:p>
            </table:table-cell>
            <table:table-cell table:style-name="Таблица48.C2" office:value-type="string">
              <text:p text:style-name="Table_20_Contents"><text:span text:style-name="T47">NUMBER(22)</text:span><text:span text:style-name="T6"> <text:s/></text:span><text:span text:style-name="T35">INDEXED</text:span></text:p>
            </table:table-cell>
          </table:table-row>
          <table:table-row table:style-name="Таблица48.1">
            <table:table-cell table:style-name="Таблица48.A2" office:value-type="string">
              <text:p text:style-name="Table_20_Contents">SYSTEMID</text:p>
            </table:table-cell>
            <table:table-cell table:style-name="Таблица48.A2" office:value-type="string">
              <text:p text:style-name="Table_20_Contents"><text:span text:style-name="T6">Идентификатор сервиса (</text:span><text:span text:style-name="T35">SME</text:span><text:span text:style-name="T6">_</text:span><text:span text:style-name="T35">ID</text:span><text:span text:style-name="T6">)</text:span></text:p>
            </table:table-cell>
            <table:table-cell table:style-name="Таблица48.C2" office:value-type="string">
              <text:p text:style-name="Table_20_Contents"><text:span text:style-name="T47">VARCHAR2(16)</text:span><text:span text:style-name="T6"> <text:s/></text:span><text:span text:style-name="T47">INDEXED</text:span></text:p>
            </table:table-cell>
          </table:table-row>
          <table:table-row table:style-name="Таблица48.1">
            <table:table-cell table:style-name="Таблица48.A2" office:value-type="string">
              <text:p text:style-name="Table_20_Contents">ERRCODE</text:p>
            </table:table-cell>
            <table:table-cell table:style-name="Таблица48.A2"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48.C2" office:value-type="string">
              <text:p text:style-name="Table_20_Contents"><text:span text:style-name="T47">NUMBER(22)</text:span><text:span text:style-name="T6"> <text:s/></text:span><text:span text:style-name="T35">INDEXED</text:span></text:p>
            </table:table-cell>
          </table:table-row>
          <table:table-row table:style-name="Таблица48.1">
            <table:table-cell table:style-name="Таблица48.A2" office:value-type="string">
              <text:p text:style-name="Table_20_Contents">COUNTER</text:p>
            </table:table-cell>
            <table:table-cell table:style-name="Таблица48.A2" office:value-type="string">
              <text:p text:style-name="Table_20_Contents"><text:span text:style-name="T6">Количество ситуаций с указанным </text:span><text:span text:style-name="T35">ERRCODE</text:span></text:p>
            </table:table-cell>
            <table:table-cell table:style-name="Таблица48.C2" office:value-type="string">
              <text:p text:style-name="Table_20_Contents"><text:span text:style-name="T47">NUMBER(2</text:span><text:span text:style-name="T47">2)</text:span></text:p>
            </table:table-cell>
          </table:table-row>
        </table:table>
        <text:h text:style-name="Heading_20_3" text:outline-level="3"><text:bookmark text:name="__RefHeading__36110_78748477"/><text:span text:style-name="T15">Статистика по маршрутам прохождения сообщений (</text:span><text:span text:style-name="T20">SMS_STAT_ROUTE</text:span><text:span text:style-name="T15">)</text:span><text:bookmark-end text:name="__RefHeading__36110_78748477"/></text:h>
        <table:table table:name="Таблица49" table:style-name="Таблица49">
          <table:table-column table:style-name="Таблица49.A"/>
          <table:table-column table:style-name="Таблица49.B"/>
          <table:table-column table:style-name="Таблица49.C"/>
          <table:table-row table:style-name="Таблица49.1">
            <table:table-cell table:style-name="Таблица49.A1" office:value-type="string">
              <text:p text:style-name="P35">Имя столбца</text:p>
            </table:table-cell>
            <table:table-cell table:style-name="Таблица49.A1" office:value-type="string">
              <text:p text:style-name="P35"><text:span text:style-name="T6">Назначение</text:span><text:span text:style-name="T35">/</text:span><text:span text:style-name="T6">описание</text:span></text:p>
            </table:table-cell>
            <table:table-cell table:style-name="Таблица49.C1" office:value-type="string">
              <text:p text:style-name="P35">Тип данных</text:p>
            </table:table-cell>
          </table:table-row>
          <table:table-row table:style-name="Таблица49.1">
            <table:table-cell table:style-name="Таблица49.A2" office:value-type="string">
              <text:p text:style-name="Table_20_Contents">PERIOD</text:p>
            </table:table-cell>
            <table:table-cell table:style-name="Таблица49.A2" office:value-type="string">
              <text:p text:style-name="P32">Временной интервал</text:p>
            </table:table-cell>
            <table:table-cell table:style-name="Таблица49.C2" office:value-type="string">
              <text:p text:style-name="Table_20_Contents"><text:span text:style-name="T47">NUMBER(22)</text:span><text:span text:style-name="T6"> <text:s/></text:span><text:span text:style-name="T35">INDEXED</text:span></text:p>
            </table:table-cell>
          </table:table-row>
          <table:table-row table:style-name="Таблица49.1">
            <table:table-cell table:style-name="Таблица49.A2" office:value-type="string">
              <text:p text:style-name="Table_20_Contents">ROUTEID</text:p>
            </table:table-cell>
            <table:table-cell table:style-name="Таблица49.A2" office:value-type="string">
              <text:p text:style-name="Table_20_Contents"><text:span text:style-name="T6">Идентификатор маршрута (</text:span><text:span text:style-name="T35">ROUTE</text:span><text:span text:style-name="T6">_</text:span><text:span text:style-name="T35">ID</text:span><text:span text:style-name="T6">)</text:span></text:p>
            </table:table-cell>
            <table:table-cell table:style-name="Таблица49.C2" office:value-type="string">
              <text:p text:style-name="Table_20_Contents"><text:span text:style-name="T47">VARCHAR2(32)</text:span><text:span text:style-name="T6"> <text:s/></text:span><text:span text:style-name="T47">INDEXED</text:span></text:p>
            </table:table-cell>
          </table:table-row>
          <table:table-row table:style-name="Таблица49.1">
            <table:table-cell table:style-name="Таблица49.A2" office:value-type="string">
              <text:p text:style-name="Table_20_Contents">ACCEPTED</text:p>
            </table:table-cell>
            <table:table-cell table:style-name="Таблица49.A2" office:value-type="string">
              <text:p text:style-name="Table_20_Contents"><text:span text:style-name="T6">Количество сообщений принятых в обработку </text:span><text:span text:style-name="T35">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REJECTED</text:p>
            </table:table-cell>
            <table:table-cell table:style-name="Таблица49.A2" office:value-type="string">
              <text:p text:style-name="Table_20_Contents"><text:span text:style-name="T6">Количество сообщений не принятых в обработку </text:span><text:span text:style-name="T35">SMS</text:span><text:span text:style-name="T6"> </text:span><text:span text:style-name="T6">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DELIVERED</text:p>
            </table:table-cell>
            <table:table-cell table:style-name="Таблица49.A2" office:value-type="string">
              <text:p text:style-name="Table_20_Contents"><text:span text:style-name="T6">Количество сообщений успешно доставленных </text:span><text:span text:style-name="T35">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FAILED</text:p>
            </table:table-cell>
            <table:table-cell table:style-name="Таблица49.A2" office:value-type="string">
              <text:p text:style-name="Table_20_Contents"><text:span text:style-name="T6">Количество сообщений не доставленных </text:span><text:span text:style-name="T35">SMS</text:span><text:span text:style-name="T6"> центром по </text:span><text:span text:style-name="T6">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RESCHEDULED</text:p>
            </table:table-cell>
            <table:table-cell table:style-name="Таблица49.A2" office:value-type="string">
              <text:p text:style-name="Table_20_Contents"><text:span text:style-name="T6">Количество сообщений отложенных/перепланированных </text:span><text:span text:style-name="T35">SMS</text:span><text:span text:style-name="T6"> центром при отправке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TEMPORAL</text:p>
            </table:table-cell>
            <table:table-cell table:style-name="Таблица49.A2" office:value-type="string">
              <text:p text:style-name="Table_20_Contents"><text:span text:style-name="T6">Количество временных ошибок при доставке </text:span><text:span text:style-name="T6">сообщений </text:span><text:span text:style-name="T35">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PEAK_I</text:p>
            </table:table-cell>
            <table:table-cell table:style-name="Таблица49.A2" office:value-type="string">
              <text:p text:style-name="Table_20_Contents"><text:span text:style-name="T6">Пиковая нагрузка на вход </text:span><text:span text:style-name="T35">SMS</text:span><text:span text:style-name="T6"> центра (сообщений в секунду) по маршруту</text:span></text:p>
            </table:table-cell>
            <table:table-cell table:style-name="Таблица49.C2" office:value-type="string">
              <text:p text:style-name="Table_20_Contents"><text:span text:style-name="T47">NUMBER(22)</text:span><text:span text:style-name="T6"> <text:s/></text:span><text:span text:style-name="T47">DEFAULT 0</text:span></text:p>
            </table:table-cell>
          </table:table-row>
          <text:soft-page-break/>
          <table:table-row table:style-name="Таблица49.1">
            <table:table-cell table:style-name="Таблица49.A2" office:value-type="string">
              <text:p text:style-name="Table_20_Contents">PEAK_O</text:p>
            </table:table-cell>
            <table:table-cell table:style-name="Таблица49.A2" office:value-type="string">
              <text:p text:style-name="Table_20_Contents"><text:span text:style-name="T6">Пиковая нагрузка на выход </text:span><text:span text:style-name="T35">SMS</text:span><text:span text:style-name="T6"> центра (сообщений в секунду) по маршруту</text:span></text:p>
            </table:table-cell>
            <table:table-cell table:style-name="Таблица49.C2" office:value-type="string">
              <text:p text:style-name="Table_20_Contents"><text:span text:style-name="T47">NUMBER(22)</text:span><text:span text:style-name="T6"> <text:s/></text:span><text:span text:style-name="T47">DEFAULT 0</text:span></text:p>
            </table:table-cell>
          </table:table-row>
        </table:table>
        <text:h text:style-name="P74" text:outline-level="3"><text:bookmark text:name="__RefHeading__36112_78748477"/><text:span text:style-name="T15">Статистика по кодам ошибок для маршрутов (</text:span><text:span text:style-name="T17">SMS</text:span><text:span text:style-name="T15">_</text:span><text:span text:style-name="T17">STAT</text:span><text:span text:style-name="T15">_</text:span><text:span text:style-name="T17">ROUTE</text:span><text:span text:style-name="T15">_</text:span><text:span text:style-name="T17">STATE</text:span><text:span text:style-name="T15">)</text:span><text:bookmark-end text:name="__RefHeading__36112_78748477"/></text:h>
        <table:table table:name="Таблица50" table:style-name="Таблица50">
          <table:table-column table:style-name="Таблица50.A"/>
          <table:table-column table:style-name="Таблица50.B"/>
          <table:table-column table:style-name="Таблица50.C"/>
          <table:table-row table:style-name="Таблица50.1">
            <table:table-cell table:style-name="Таблица50.A1" office:value-type="string">
              <text:p text:style-name="P35">Имя столбца</text:p>
            </table:table-cell>
            <table:table-cell table:style-name="Таблица50.A1" office:value-type="string">
              <text:p text:style-name="P35"><text:span text:style-name="T6">Назначение</text:span><text:span text:style-name="T35">/</text:span><text:span text:style-name="T6">описание</text:span></text:p>
            </table:table-cell>
            <table:table-cell table:style-name="Таблица50.C1" office:value-type="string">
              <text:p text:style-name="P35">Тип данных</text:p>
            </table:table-cell>
          </table:table-row>
          <table:table-row table:style-name="Таблица50.1">
            <table:table-cell table:style-name="Таблица50.A2" office:value-type="string">
              <text:p text:style-name="Table_20_Contents">PERIOD</text:p>
            </table:table-cell>
            <table:table-cell table:style-name="Таблица50.A2" office:value-type="string">
              <text:p text:style-name="P32">Временной интервал</text:p>
            </table:table-cell>
            <table:table-cell table:style-name="Таблица50.C2" office:value-type="string">
              <text:p text:style-name="Table_20_Contents"><text:span text:style-name="T47">NUMBER(22)</text:span><text:span text:style-name="T6"> <text:s/></text:span><text:span text:style-name="T35">INDEXED</text:span></text:p>
            </table:table-cell>
          </table:table-row>
          <table:table-row table:style-name="Таблица50.1">
            <table:table-cell table:style-name="Таблица50.A2" office:value-type="string">
              <text:p text:style-name="Table_20_Contents">ROUTEID</text:p>
            </table:table-cell>
            <table:table-cell table:style-name="Таблица50.A2" office:value-type="string">
              <text:p text:style-name="Table_20_Contents"><text:span text:style-name="T6">Идентификатор маршрута (</text:span><text:span text:style-name="T35">ROUTE</text:span><text:span text:style-name="T6">_</text:span><text:span text:style-name="T35">ID</text:span><text:span text:style-name="T6">)</text:span></text:p>
            </table:table-cell>
            <table:table-cell table:style-name="Таблица50.C2" office:value-type="string">
              <text:p text:style-name="Table_20_Contents"><text:span text:style-name="T47">VARCHAR2(32)</text:span><text:span text:style-name="T6"> <text:s/></text:span><text:span text:style-name="T47">INDEXED</text:span></text:p>
            </table:table-cell>
          </table:table-row>
          <table:table-row table:style-name="Таблица50.1">
            <table:table-cell table:style-name="Таблица50.A2" office:value-type="string">
              <text:p text:style-name="Table_20_Contents">ERRCODE</text:p>
            </table:table-cell>
            <table:table-cell table:style-name="Таблица50.A2"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50.C2" office:value-type="string">
              <text:p text:style-name="Table_20_Contents"><text:span text:style-name="T47">NUMBER(22)</text:span><text:span text:style-name="T6"> <text:s/></text:span><text:span text:style-name="T35">INDEXED</text:span></text:p>
            </table:table-cell>
          </table:table-row>
          <table:table-row table:style-name="Таблица50.1">
            <table:table-cell table:style-name="Таблица50.A2" office:value-type="string">
              <text:p text:style-name="Table_20_Contents">COUNTER</text:p>
            </table:table-cell>
            <table:table-cell table:style-name="Таблица50.A2" office:value-type="string">
              <text:p text:style-name="Table_20_Contents"><text:span text:style-name="T6">Количество ситуаций с указанным </text:span><text:span text:style-name="T35">ERRCODE</text:span></text:p>
            </table:table-cell>
            <table:table-cell table:style-name="Таблица50.C2" office:value-type="string">
              <text:p text:style-name="Table_20_Contents">NUMBER(22)</text:p>
            </table:table-cell>
          </table:table-row>
        </table:table>
        <text:h text:style-name="Heading_20_2" text:outline-level="2"><text:bookmark text:name="__RefHeading__36114_78748477"/><text:span text:style-name="T6">Диаграмма взаимодействия в ходе </text:span><text:span text:style-name="T35">USSD</text:span><text:span text:style-name="T6"> сессии</text:span><text:bookmark-end text:name="__RefHeading__36114_78748477"/></text:h>
        <text:p text:style-name="Text_20_body">Идентификатором USSD сессии с точки зрения центра является номер абонента, поскольку мобильный терминал может поддерживать только одну сессию. Поле user_message_reference используется центром для проверки корректности ответов SME, чтобы исключить возможность работы по уже не существующей сессии (обрыв сессии абонентом, истечение таймаута на HLR). Таким образом идентификатором сессии со стороны SME нужно считать пару MSISDN, user_message_reference.</text:p>
        <text:p text:style-name="P8"><draw:frame draw:style-name="fr1" draw:name="Frame1" text:anchor-type="paragraph" svg:width="6.4957in" draw:z-index="17"><draw:text-box fo:min-height="3.8547in"><text:p text:style-name="Схема"><draw:frame draw:style-name="fr10" draw:name="graphics1" text:anchor-type="paragraph" svg:x="0.0016in" svg:y="0.0008in" svg:width="6.4957in" style:rel-width="100%" svg:height="3.8547in" style:rel-height="scale" draw:z-index="18"><draw:image xlink:href="Pictures/10000201000002E2000001B6391B2CB2.png" xlink:type="simple" xlink:show="embed" xlink:actuate="onLoad"/></draw:frame>Схема <text:sequence text:ref-name="refСхема0" text:name="Схема" text:formula="ooow:Схема+1" style:num-format="1">5.1</text:sequence></text:p></draw:text-box></draw:frame></text:p>
        <text:p text:style-name="P8"/>
        <text:p text:style-name="P8"><draw:frame draw:style-name="fr2" draw:name="Frame2" text:anchor-type="paragraph" svg:width="6.4957in" draw:z-index="19"><draw:text-box fo:min-height="4.7173in"><text:p text:style-name="Схема"><draw:frame draw:style-name="fr10" draw:name="graphics2" text:anchor-type="paragraph" svg:x="0.0016in" svg:y="0.0008in" svg:width="6.4957in" style:rel-width="100%" svg:height="4.7173in" style:rel-height="scale" draw:z-index="21"><draw:image xlink:href="Pictures/10000201000002E20000021853C2F594.png" xlink:type="simple" xlink:show="embed" xlink:actuate="onLoad"/></draw:frame>Схема <text:sequence text:ref-name="refСхема1" text:name="Схема" text:formula="ooow:Схема+1" style:num-format="1">5.2</text:sequence></text:p></draw:text-box></draw:frame><text:soft-page-break/></text:p>
        <text:h text:style-name="Heading_20_2" text:outline-level="2"><text:bookmark text:name="__RefHeading__36116_78748477"/>Взаимодействие с сигнальной сетью<text:bookmark-end text:name="__RefHeading__36116_78748477"/></text:h>
        <text:p text:style-name="Text_20_body">Платформа MCISme, с точки зрения сети сигнализации, является пунктом, обрабатывающим сообщения <text:span text:style-name="T29">ISUP</text:span> протокола. Используется квазисвязанный режим. Протокол взаимодействия проиллюстрирован ниже.</text:p>
        <text:p text:style-name="Text_20_body"><text:span text:style-name="T31">IAM</text:span><text:span text:style-name="T40"> – начальное адресное сообщение</text:span></text:p>
        <text:p text:style-name="Text_20_body"><text:span text:style-name="T31">REL</text:span><text:span text:style-name="T40"> – разъединение, коды причин задаются в конфигурации платформы</text:span></text:p>
        <text:p text:style-name="Text_20_body"><text:span text:style-name="T31">RLC</text:span><text:span text:style-name="T40"> – разъединение завершено</text:span></text:p>
        <text:p text:style-name="Text_20_body">Ниже приведены примеры указанных сообщений в частично декодированной форме:</text:p>
        <text:p text:style-name="P27"><text:span text:style-name="T57">Frame 1 (IAM)</text:span><text:line-break/>Message Transfer Part Level 2<text:line-break/>Message Transfer Part Level 3<text:line-break/>ISDN User Part<text:line-break/> <text:s text:c="3"/>CIC: 2<text:line-break/> <text:s text:c="3"/>Message type: Initial address (1)<text:line-break/> <text:s text:c="3"/>Nature of Connection Indicators: 0x0<text:line-break/> <text:s text:c="3"/>Forward Call Indicators: 0x6001<text:line-break/> <text:s text:c="3"/>Calling Party's category: 0xa (ordinary calling subscriber)<text:line-break/> <text:s text:c="3"/>Transmission medium requirement: 0 (speech)<text:line-break/> <text:s text:c="3"/>Called Party Number: 3832999971F<text:line-break/> <text:s text:c="3"/>Pointer to start of optional part: 10<text:line-break/> <text:s text:c="3"/>Calling Party Number: 9139167634<text:line-break/> <text:s text:c="3"/>Optional forward call indicators: non-CUG call (128)<text:line-break/> <text:s text:c="3"/>Redirecting Number: 9139859489<text:line-break/> <text:s text:c="3"/>Redirection Information<text:line-break/> <text:s text:c="3"/>Original Called Number: 9139859489<text:line-break/> <text:s text:c="3"/>User service information, (3 bytes length)<text:line-break/><text:soft-page-break/> <text:s text:c="3"/>Propagation delay counter = 90 ms<text:line-break/> <text:s text:c="3"/>MLPP precedence: NI = 0700, MLPP service domain = 0xff<text:line-break/> <text:s text:c="3"/>Location number: 79139860001<text:line-break/> <text:s text:c="3"/>Parameter compatibility information (6 bytes length)<text:line-break/> <text:s text:c="3"/>End of optional parameters (0)<text:line-break/></text:p>
        <text:p text:style-name="P27">0000 <text:s/>02 03 ff c5 f3 bb fd 2e 02 00 01 00 60 01 0a 00 <text:s text:c="2"/>............`...</text:p>
        <text:p text:style-name="P27">0010 <text:s/>02 0a 08 81 90 83 23 99 99 17 0f 0a 07 03 13 19 <text:s text:c="2"/>......#.........</text:p>
        <text:p text:style-name="P27">0020 <text:s/>93 61 67 43 08 01 80 0b 07 03 10 19 93 58 49 98 <text:s text:c="2"/>.agC.........XI.</text:p>
        <text:p text:style-name="P27">0030 <text:s/>13 02 23 21 28 07 03 10 19 93 58 49 98 1d 03 80 <text:s text:c="2"/>..#!(.....XI....</text:p>
        <text:p text:style-name="P27">0040 <text:s/>90 a3 31 02 00 5a 3a 06 43 07 00 00 00 ff 3f 08 <text:s text:c="2"/>..1..Z:.C.....?.</text:p>
        <text:p text:style-name="P27">0050 <text:s/>84 93 97 31 89 06 00 01 39 06 31 d0 3a d0 3f c0 <text:s text:c="2"/>...1....9.1.:.?.</text:p>
        <text:p text:style-name="P27">0060 <text:s/>00 <text:s text:c="47"/>.</text:p>
        <text:p text:style-name="P27"><text:span text:style-name="T57">Frame 2 (REL)</text:span><text:line-break/>Message Transfer Part Level 2<text:line-break/>Message Transfer Part Level 3<text:line-break/>ISDN User Part<text:line-break/> <text:s text:c="3"/>CIC: 2<text:line-break/> <text:s text:c="3"/>Message type: Release (12)<text:line-break/> <text:s text:c="3"/>Cause indicators, see Q.850 (2 bytes length)<text:line-break/> <text:s text:c="7"/>Mandatory Parameter: 18 (Cause indicators)<text:line-break/> <text:s text:c="7"/>Pointer to Parameter: 2<text:line-break/> <text:s text:c="7"/>Parameter length: 2<text:line-break/> <text:s text:c="7"/>Cause indicators (-&gt; Q.850)<text:line-break/> <text:s text:c="7"/>.... 0000 = Cause location: User (U) (0)<text:line-break/> <text:s text:c="7"/>.00. .... = Coding standard: ITU-T standardized coding (0x00)<text:line-break/> <text:s text:c="7"/>1... .... = Extension indicator: last octet<text:line-break/> <text:s text:c="7"/>.001 0011 = Cause indicator: No answer from user (user alerted) (19)<text:line-break/> <text:s text:c="7"/>1... .... = Extension indicator: last octet<text:line-break/> <text:s text:c="3"/>No optional parameter present (Pointer: 0)</text:p>
        <text:p text:style-name="P27">0000 <text:s/>02 03 ff e5 f6 fb fc 2e 02 00 0c 02 00 02 80 93 <text:s text:c="2"/>................</text:p>
        <text:p text:style-name="P27"><text:span text:style-name="T57">Frame 3 (RLC)</text:span><text:line-break/>Message Transfer Part Level 2<text:line-break/>Message Transfer Part Level 3<text:line-break/>ISDN User Part<text:line-break/> <text:s text:c="3"/>CIC: 2<text:line-break/> <text:s text:c="3"/>Message type: Release complete (16)<text:line-break/> <text:s text:c="3"/>No optional parameter present (Pointer: 0)</text:p>
        <text:p text:style-name="P27"><text:bookmark-end text:name="_%252525252525D0%252525252525A4%25252525"/><text:bookmark-end text:name="_%252525252525D0%252525252525A1%25252525"/><text:bookmark-end text:name="_%252525252525D0%252525252525A2%25252525"/><text:bookmark-end text:name="_%252525252525D0%2525252525259C%25252525"/><text:bookmark-end text:name="_%252525252525D0%252525252525A0%25252525"/>0000 <text:s/>02 03 ff c5 f3 bb fd 2e 02 00 10 00 <text:s text:c="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BookAntiqua" svg:font-family="BookAntiqua, 'Book Antiqua'" style:font-family-generic="roman"/>
    <style:font-face style:name="Courier New1" svg:font-family="'Courier New'"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1972in" style:writing-mode="lr-tb"/>
      <style:text-properties style:use-window-font-color="true" style:font-name="Times New Roman" fo:font-size="12pt" fo:language="ru" fo:country="RU"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master-page-name="">
      <style:paragraph-properties fo:margin-left="0.3937in" fo:margin-right="0in" fo:margin-top="0in" fo:margin-bottom="0.0783in" fo:orphans="3" fo:widows="3" fo:text-indent="0in" style:auto-text-indent="false" style:page-number="auto"/>
      <style:text-properties fo:font-size="11pt"/>
    </style:style>
    <style:style style:name="Text_20_body_20_indent" style:display-name="Text body indent" style:family="paragraph" style:parent-style-name="Standard" style:class="text">
      <style:paragraph-properties fo:margin-left="0.9862in" fo:margin-right="0in" fo:text-indent="0.1972in" style:auto-text-indent="false" style:text-autospace="none"/>
      <style:text-properties style:font-name="Arial1" fo:font-size="10pt" style:font-size-asian="10pt" style:font-name-complex="Arial1"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1665in" fo:margin-bottom="0.0835in" fo:keep-with-next="always"/>
      <style:text-properties style:font-name="Arial1" fo:font-size="14pt" style:font-name-asian="DejaVu Sans"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in" fo:margin-right="0in" fo:text-indent="0in" style:auto-text-indent="false" fo:keep-with-next="always" style:text-autospace="none"/>
      <style:text-properties style:font-name="Arial1" fo:font-size="20pt" fo:language="de" fo:country="DE" fo:font-weight="normal" style:font-size-asian="18pt" style:font-weight-asian="bold" style:font-name-complex="Arial1" style:font-size-complex="10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835in" fo:text-indent="0in" style:auto-text-indent="false" fo:keep-with-next="always" style:text-autospace="none"/>
      <style:text-properties style:font-name="Arial1" fo:font-size="16pt" fo:font-weight="normal" style:font-size-asian="13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1" fo:font-size="14pt"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Arial" fo:font-style="normal" style:font-style-asian="italic" style:font-size-complex="14pt" style:font-weight-complex="bold"/>
    </style:style>
    <style:style style:name="Heading_20_5" style:display-name="Heading 5" style:family="paragraph" style:parent-style-name="Standard" style:next-style-name="Standard" style:default-outline-level="5" style:class="text" style:master-page-name="">
      <style:paragraph-properties fo:margin-left="0in" fo:margin-right="0in" fo:margin-top="0.1665in" fo:margin-bottom="0.0417in" fo:text-indent="0in" style:auto-text-indent="false" style:page-number="auto"/>
      <style:text-properties style:font-name="Arial" fo:font-size="12pt" fo:font-style="normal" style:font-size-asian="11pt"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style:font-size-asian="11pt"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1" fo:font-size="11pt" style:font-size-asian="11pt" style:font-name-complex="Arial1" style:font-size-complex="11pt"/>
    </style:style>
    <style:style style:name="Heading_20_10" style:display-name="Heading 10" style:family="paragraph" style:parent-style-name="Title" style:next-style-name="Text_20_body" style:class="text">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style style:name="Header" style:family="paragraph" style:parent-style-name="Standard" style:class="extra">
      <style:paragraph-properties fo:background-color="transparent" fo:padding="0in" fo:border-left="none" fo:border-right="none" fo:border-top="none" fo:border-bottom="0.0008in solid #808080" style:shadow="none">
        <style:tab-stops>
          <style:tab-stop style:position="3.248in" style:type="center"/>
          <style:tab-stop style:position="6.4965in" style:type="right"/>
        </style:tab-stops>
        <style:background-image/>
      </style:paragraph-properties>
      <style:text-properties fo:color="#808080" style:font-name="Arial" fo:font-size="10pt"/>
    </style:style>
    <style:style style:name="Footer" style:family="paragraph" style:parent-style-name="Standard" style:class="extra" style:master-page-name="">
      <style:paragraph-properties style:page-number="auto" fo:background-color="transparent" style:shadow="none">
        <style:tab-stops>
          <style:tab-stop style:position="3.248in" style:type="center"/>
          <style:tab-stop style:position="6.4965in" style:type="right"/>
        </style:tab-stops>
        <style:background-image/>
      </style:paragraph-properties>
      <style:text-properties fo:color="#808080" style:font-name="Arial" fo:font-size="10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25in" fo:margin-right="0in" fo:margin-top="0.028in" fo:margin-bottom="0.028in" style:line-height-at-least="0.1665in" fo:keep-together="always" fo:orphans="0" fo:widows="0" fo:text-indent="-0.25in" style:auto-text-indent="false" fo:padding="0in" fo:border-left="none" fo:border-right="none" fo:border-top="none" fo:border-bottom="0.0071in solid #000000" fo:keep-with-next="always"/>
      <style:text-properties style:font-name="Helvetica" fo:font-size="8pt" fo:language="en" fo:country="US" style:font-size-asian="8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master-page-name="">
      <style:paragraph-properties fo:margin-top="0.0835in" fo:margin-bottom="0.0835in" style:page-number="auto"/>
      <style:text-properties fo:font-variant="normal" fo:text-transform="none" fo:font-size="11pt" fo:font-weight="normal"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0.1654in" fo:margin-right="0in" fo:text-indent="0in" style:auto-text-indent="false" style:page-number="auto">
        <style:tab-stops>
          <style:tab-stop style:position="0.6665in"/>
          <style:tab-stop style:position="6.4898in" style:type="right" style:leader-style="dotted" style:leader-text="."/>
        </style:tab-stops>
      </style:paragraph-properties>
      <style:text-properties fo:font-variant="normal" fo:text-transform="none" fo:font-size="11pt" style:font-size-asian="10pt" style:font-size-complex="10pt"/>
    </style:style>
    <style:style style:name="Contents_20_3" style:display-name="Contents 3" style:family="paragraph" style:parent-style-name="Standard" style:next-style-name="Standard" style:class="index">
      <style:paragraph-properties fo:margin-left="0.3346in" fo:margin-right="0in" fo:text-indent="0in" style:auto-text-indent="false">
        <style:tab-stops>
          <style:tab-stop style:position="0.8335in"/>
          <style:tab-stop style:position="6.4898in" style:type="right" style:leader-style="dotted" style:leader-text="."/>
        </style:tab-stops>
      </style:paragraph-properties>
      <style:text-properties fo:font-size="11pt" fo:font-style="normal"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11pt" style:font-size-asian="9pt" style:font-size-complex="9pt"/>
    </style:style>
    <style:style style:name="Contents_20_5" style:display-name="Contents 5" style:family="paragraph" style:parent-style-name="Standard" style:next-style-name="Standard" style:class="index" style:master-page-name="">
      <style:paragraph-properties fo:margin-left="0.6665in" fo:margin-right="0in" fo:text-indent="0in" style:auto-text-indent="false" style:page-number="auto"/>
      <style:text-properties fo:font-size="11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lock_20_Text" style:display-name="Block Text" style:family="paragraph" style:parent-style-name="Standard">
      <style:paragraph-properties fo:margin-left="0.9846in" fo:margin-right="0.3937in" fo:text-indent="0in" style:auto-text-indent="false" style:text-autospace="none"/>
      <style:text-properties style:font-name="Arial1" fo:font-size="10pt" style:font-size-asian="10pt" style:font-name-complex="Arial1" style:font-size-complex="10pt"/>
    </style:style>
    <style:style style:name="Table_20_Text" style:display-name="Table Text" style:family="paragraph" style:parent-style-name="Text_20_body" style:next-style-name="Standard">
      <style:paragraph-properties fo:margin-top="0in" fo:margin-bottom="0in" style:line-height-at-least="0.1665in" fo:text-align="justify" style:justify-single-word="false" fo:keep-together="always" fo:orphans="0" fo:widows="0"/>
      <style:text-properties fo:font-size="10pt" style:font-size-asian="10pt" style:font-size-complex="10pt"/>
    </style:style>
    <style:style style:name="Table_20_Title" style:display-name="Table Title" style:family="paragraph" style:parent-style-name="Table_20_Text">
      <style:paragraph-properties fo:text-align="center" style:justify-single-word="false"/>
      <style:text-properties fo:language="en" fo:country="US" fo:font-weight="bold" style:font-weight-asian="bold"/>
    </style:style>
    <style:style style:name="Normal_20__28_Web_29_" style:display-name="Normal (Web)" style:family="paragraph" style:parent-style-name="Standard">
      <style:paragraph-properties fo:margin-top="0.1945in" fo:margin-bottom="0.0827in"/>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itle_20_A" style:display-name="Title A" style:family="paragraph">
      <style:paragraph-properties fo:margin-top="0.1665in" fo:margin-bottom="0.0417in" fo:text-align="center" style:justify-single-word="false" fo:orphans="2" fo:widows="2" fo:hyphenation-ladder-count="no-limit"/>
      <style:text-properties fo:color="#000000" style:font-name="Arial1" fo:font-size="16pt" fo:language="ru" fo:country="RU" fo:font-weight="bold" style:letter-kerning="true" style:font-name-asian="Arial1" style:font-size-asian="16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Body" style:family="paragraph">
      <style:paragraph-properties fo:margin-top="0in" fo:margin-bottom="0.1665in" fo:orphans="2" fo:widows="2" fo:hyphenation-ladder-count="no-limit"/>
      <style:text-properties fo:color="#000000" style:font-name="Helvetica" fo:font-size="12pt" fo:language="ru" fo:country="RU" style:font-name-asian="Helvetica" style:font-size-asian="12pt" style:language-asian="zxx" style:country-asian="none" style:font-name-complex="Times New Roman" style:font-size-complex="10pt" style:language-complex="zxx" style:country-complex="none" fo:hyphenate="false" fo:hyphenation-remain-char-count="2" fo:hyphenation-push-char-count="2"/>
    </style:style>
    <style:style style:name="Sub-heading" style:family="paragraph" style:next-style-name="Body">
      <style:paragraph-properties fo:margin-top="0.0835in" fo:margin-bottom="0in" fo:orphans="2" fo:widows="2" fo:hyphenation-ladder-count="no-limit" fo:keep-with-next="always"/>
      <style:text-properties fo:color="#000000" style:font-name="Helvetica" fo:font-size="12pt" fo:language="ru" fo:country="RU" fo:font-weight="bold" style:font-name-asian="Helvetica" style:font-size-asian="12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Схема" style:family="paragraph" style:parent-style-name="Caption"/>
    <style:style style:name="Footer_20_right" style:display-name="Footer right" style:family="paragraph" style:parent-style-name="Standard" style:class="extra">
      <style:paragraph-properties text:number-lines="false" text:line-number="0">
        <style:tab-stops>
          <style:tab-stop style:position="3.248in" style:type="center"/>
          <style:tab-stop style:position="6.4957in" style:type="right"/>
        </style:tab-stops>
      </style:paragraph-properties>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8pt" fo:font-weight="normal" style:font-size-asian="16pt" style:font-weight-asian="bold" style:font-size-complex="16pt" style:font-weight-complex="bold"/>
    </style:style>
    <style:style style:name="List_20_1" style:display-name="List 1" style:family="paragraph" style:parent-style-name="List" style:class="list">
      <style:paragraph-properties fo:margin-left="0.1965in" fo:margin-right="0in" fo:margin-top="0in" fo:margin-bottom="0.0398in" fo:text-indent="0in" style:auto-text-indent="false"/>
    </style:style>
    <style:style style:name="Numbering_20_1" style:display-name="Numbering 1" style:family="paragraph" style:parent-style-name="List" style:class="list">
      <style:paragraph-properties fo:margin-left="0.1965in" fo:margin-right="0in" fo:margin-top="0in" fo:margin-bottom="0.0398in" fo:text-indent="0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able" style:family="paragraph" style:parent-style-name="Caption" style:class="extra"/>
    <style:style style:name="Основной_20_текст_20_ссылка" style:display-name="Основной текст ссылка" style:family="paragraph" style:parent-style-name="Text_20_body" style:master-page-name="">
      <style:paragraph-properties style:page-number="auto"/>
      <style:text-properties style:use-window-font-color="true"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fo:color="#000000" style:text-position="0% 100%" fo:font-size="16pt" style:font-size-asian="16pt"/>
    </style:style>
    <style:style style:name="WW8Num2z0" style:family="text">
      <style:text-properties fo:color="#000000" style:text-position="0% 100%" style:font-name="Symbol" fo:font-size="12pt" style:font-name-asian="Symbol" style:font-size-asian="12pt"/>
    </style:style>
    <style:style style:name="WW8Num3z0" style:family="text">
      <style:text-properties fo:color="#000000" style:text-position="0% 100%" fo:font-size="12pt" style:font-size-asian="12pt"/>
    </style:style>
    <style:style style:name="WW8Num4z0" style:family="text">
      <style:text-properties fo:color="#000000" style:text-position="0% 100%" style:font-name="Symbol" fo:font-size="12pt" style:font-name-asian="Symbol" style:font-size-asian="12pt"/>
    </style:style>
    <style:style style:name="WW8Num5z0" style:family="text">
      <style:text-properties fo:color="#000000" style:text-position="0% 100%" style:font-name="Symbol" fo:font-size="12pt" style:font-name-asian="Symbol" style:font-size-asian="12pt"/>
    </style:style>
    <style:style style:name="WW8Num6z0" style:family="text">
      <style:text-properties fo:color="#000000" style:text-position="0% 100%" style:font-name="Symbol" fo:font-size="12pt" style:font-name-asian="Symbol" style:font-size-asian="12pt"/>
    </style:style>
    <style:style style:name="WW8Num7z0" style:family="text">
      <style:text-properties fo:color="#000000" style:text-position="0% 100%" style:font-name="Symbol" fo:font-size="12pt" style:font-name-asian="Symbol" style:font-size-asian="12pt"/>
    </style:style>
    <style:style style:name="WW8Num8z0" style:family="text">
      <style:text-properties fo:color="#000000" style:text-position="0% 100%" style:font-name="Symbol" fo:font-size="12pt" style:font-name-asian="Symbol" style:font-size-asian="12pt"/>
    </style:style>
    <style:style style:name="WW8Num9z0" style:family="text">
      <style:text-properties fo:color="#000000" style:text-position="0% 100%" style:font-name="Symbol" fo:font-size="12pt" style:font-name-asian="Symbol" style:font-size-asian="12pt"/>
    </style:style>
    <style:style style:name="WW8Num10z0" style:family="text">
      <style:text-properties fo:color="#000000" style:text-position="0% 100%" fo:font-size="12pt" style:font-size-asian="12pt"/>
    </style:style>
    <style:style style:name="WW8Num11z0" style:family="text">
      <style:text-properties style:font-name="Symbol"/>
    </style:style>
    <style:style style:name="WW8Num12z1" style:family="text">
      <style:text-properties style:font-name="Courier New" style:font-name-complex="Wingdings"/>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9z0" style:family="text">
      <style:text-properties style:font-name="Wingdings"/>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5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5z1" style:family="text">
      <style:text-properties style:font-name="Courier New" style:font-name-complex="Courier New"/>
    </style:style>
    <style:style style:name="WW8Num25z2" style:family="text">
      <style:text-properties style:font-name="Wingdings"/>
    </style:style>
    <style:style style:name="WW-Absatz-Standardschriftart111" style:family="text"/>
    <style:style style:name="WW-Absatz-Standardschriftart1111" style:family="text"/>
    <style:style style:name="WW-Absatz-Standardschriftart11111" style:family="text"/>
    <style:style style:name="WW8Num1z1" style:family="text">
      <style:text-properties fo:color="#000000" style:text-position="0% 100%" fo:font-size="12pt" style:font-size-asian="12pt"/>
    </style:style>
    <style:style style:name="WW8Num2z1" style:family="text">
      <style:text-properties fo:color="#000000" style:text-position="0% 100%" style:font-name="Courier New" fo:font-size="12pt" style:font-name-asian="Courier New" style:font-size-asian="12pt"/>
    </style:style>
    <style:style style:name="WW8Num2z2" style:family="text">
      <style:text-properties fo:color="#000000" style:text-position="0% 100%" style:font-name="Wingdings" fo:font-size="12pt" style:font-name-asian="Wingdings" style:font-size-asian="12pt"/>
    </style:style>
    <style:style style:name="WW8Num4z1" style:family="text">
      <style:text-properties fo:color="#000000" style:text-position="0% 100%" style:font-name="Courier New" fo:font-size="12pt" style:font-name-asian="Courier New" style:font-size-asian="12pt"/>
    </style:style>
    <style:style style:name="WW8Num4z2" style:family="text">
      <style:text-properties fo:color="#000000" style:text-position="0% 100%" style:font-name="Wingdings" fo:font-size="12pt" style:font-name-asian="Wingdings" style:font-size-asian="12pt"/>
    </style:style>
    <style:style style:name="WW8Num5z1" style:family="text">
      <style:text-properties fo:color="#000000" style:text-position="0% 100%" style:font-name="Courier New" fo:font-size="12pt" style:font-name-asian="Courier New" style:font-size-asian="12pt"/>
    </style:style>
    <style:style style:name="WW8Num5z2" style:family="text">
      <style:text-properties fo:color="#000000" style:text-position="0% 100%" style:font-name="Wingdings" fo:font-size="12pt" style:font-name-asian="Wingdings" style:font-size-asian="12pt"/>
    </style:style>
    <style:style style:name="WW8Num6z1" style:family="text">
      <style:text-properties fo:color="#000000" style:text-position="0% 100%" style:font-name="Courier New" fo:font-size="12pt" style:font-name-asian="Courier New" style:font-size-asian="12pt"/>
    </style:style>
    <style:style style:name="WW8Num6z2" style:family="text">
      <style:text-properties fo:color="#000000" style:text-position="0% 100%" style:font-name="Wingdings" fo:font-size="12pt" style:font-name-asian="Wingdings" style:font-size-asian="12pt"/>
    </style:style>
    <style:style style:name="WW8Num7z1" style:family="text">
      <style:text-properties fo:color="#000000" style:text-position="0% 100%" style:font-name="Courier New" fo:font-size="12pt" style:font-name-asian="Courier New" style:font-size-asian="12pt"/>
    </style:style>
    <style:style style:name="WW8Num7z2" style:family="text">
      <style:text-properties fo:color="#000000" style:text-position="0% 100%" style:font-name="Wingdings" fo:font-size="12pt" style:font-name-asian="Wingdings" style:font-size-asian="12pt"/>
    </style:style>
    <style:style style:name="WW8Num8z1" style:family="text">
      <style:text-properties fo:color="#000000" style:text-position="0% 100%" style:font-name="Courier New" fo:font-size="12pt" style:font-name-asian="Courier New" style:font-size-asian="12pt"/>
    </style:style>
    <style:style style:name="WW8Num8z2" style:family="text">
      <style:text-properties fo:color="#000000" style:text-position="0% 100%" style:font-name="Wingdings" fo:font-size="12pt" style:font-name-asian="Wingdings" style:font-size-asian="12pt"/>
    </style:style>
    <style:style style:name="WW8Num9z1" style:family="text">
      <style:text-properties fo:color="#000000" style:text-position="0% 100%" style:font-name="Courier New" fo:font-size="12pt" style:font-name-asian="Courier New" style:font-size-asian="12pt"/>
    </style:style>
    <style:style style:name="WW8Num9z2" style:family="text">
      <style:text-properties fo:color="#000000" style:text-position="0% 100%" style:font-name="Wingdings" fo:font-size="12pt" style:font-name-asian="Wingdings" style:font-size-asian="12pt"/>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1" style:family="text">
      <style:text-properties style:font-name="Courier New" style:font-name-complex="Wingdings"/>
    </style:style>
    <style:style style:name="WW8Num15z2" style:family="text">
      <style:text-properties style:font-name="Wingdings"/>
    </style:style>
    <style:style style:name="WW8Num16z1" style:family="text">
      <style:text-properties style:font-name="Courier New" style:font-name-complex="Wingdings"/>
    </style:style>
    <style:style style:name="WW8Num16z2" style:family="text">
      <style:text-properties style:font-name="Wingdings"/>
    </style:style>
    <style:style style:name="WW8Num17z1" style:family="text">
      <style:text-properties style:font-name="Courier New" style:font-name-complex="Wingdings"/>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19z1" style:family="text">
      <style:text-properties style:font-name="Courier New" style:font-name-complex="Wingdings"/>
    </style:style>
    <style:style style:name="WW8Num19z3"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1" style:family="text">
      <style:text-properties style:font-name="Courier New" style:font-name-complex="Wingdings"/>
    </style:style>
    <style:style style:name="WW8Num21z2" style:family="text">
      <style:text-properties style:font-name="Wingdings"/>
    </style:style>
    <style:style style:name="WW8Num21z3"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fo:font-size="16pt" style:font-size-asian="16pt" style:font-size-complex="16pt"/>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WW-Body_20_Text_20_Char1_20_Char_20_Char_20_Char_20_Char" style:display-name="WW-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WW-Endnote_20_Characters" style:display-name="WW-Endnote Character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382in" fo:margin-left="0.7283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382in" fo:margin-left="0.7283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382in" fo:margin-left="0.728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382in" fo:margin-left="0.7283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382in" fo:margin-left="0.7283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382in" fo:margin-left="0.72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382in" fo:margin-left="0.728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382in" fo:margin-left="0.728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382in" fo:margin-left="0.728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382in" fo:margin-left="0.7283in"/>
        </style:list-level-properties>
        <style:text-properties style:font-name="OpenSymbol"/>
      </text:list-level-style-bullet>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a" style:num-letter-sync="true">
        <style:list-level-properties text:space-before="0.25in" text:min-label-width="0.25in"/>
      </text:list-level-style-number>
      <text:list-level-style-bullet text:level="2" text:style-name="WW8Num12z1" style:num-suffix="." text:bullet-char="o">
        <style:list-level-properties text:space-before="0.75in" text:min-label-width="0.25in"/>
        <style:text-properties fo:font-family="'Courier New'" style:font-family-generic="modern" style:font-pitch="variable"/>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variable"/>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variable"/>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space-before="0.3937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48in" style:type="center"/>
          <style:tab-stop style:position="6.6854in" style:type="right"/>
        </style:tab-stops>
      </style:paragraph-properties>
    </style:style>
    <style:style style:name="MP2" style:family="paragraph" style:parent-style-name="Footer">
      <style:text-properties fo:color="#808080"/>
    </style:style>
    <style:style style:name="MT1" style:family="text">
      <style:text-properties fo:language="ru" fo:country="RU" style:font-name-asian="Times New Roman" style:language-asian="zxx" style:country-asian="none" style:font-name-complex="Times New Roman" style:language-complex="ar" style:country-complex="SA"/>
    </style:style>
    <style:style style:name="MT2" style:family="text">
      <style:text-properties fo:language="ru" fo:country="RU" fo:font-weight="bold" style:font-name-asian="Times New Roman" style:language-asian="zxx" style:country-asian="none" style:font-weight-asian="bold" style:font-name-complex="Times New Roman" style:language-complex="ar" style:country-complex="SA" style:font-weight-complex="bold"/>
    </style:style>
    <style:page-layout style:name="Mpm1">
      <style:page-layout-properties fo:page-width="8.2681in" fo:page-height="11.6929in" style:num-format="1" style:print-orientation="portrait" fo:margin-top="0.4917in" fo:margin-bottom="0.4917in" fo:margin-left="0.9839in" fo:margin-right="0.5902in" fo:background-color="#ffffff" style:writing-mode="lr-tb" style:layout-grid-color="#c0c0c0" style:layout-grid-lines="42"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819in" fo:margin-left="0in" fo:margin-right="0in" fo:margin-top="0.3429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MS центр. Руководство администратора<text:tab/><text:tab/>Конфиденциально</text:p>
      </style:header>
      <style:footer>
        <text:p text:style-name="MP2"><text:span text:style-name="MT1">© Eyeline Communications, 2011<text:tab/><text:tab/><text:tab/></text:span><text:span text:style-name="MT2"><text:page-number text:select-page="current">2</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6</meta:generator>
    <dc:title>SMSC</dc:title>
    <dc:subject>SMS центр</dc:subject>
    <meta:initial-creator>Victor V. Makarov</meta:initial-creator>
    <meta:creation-date>2006-04-25T12:22:00</meta:creation-date>
    <dc:date>2011-02-22T17:08:40</dc:date>
    <meta:print-date>2011-02-02T14:50:51</meta:print-date>
    <dc:language>ru-RU</dc:language>
    <meta:editing-cycles>173</meta:editing-cycles>
    <meta:editing-duration>P11DT17H58M28S</meta:editing-duration>
    <meta:printed-by>Aleksey Averchenko</meta:printed-by>
    <meta:document-statistic meta:table-count="25" meta:image-count="67" meta:object-count="0" meta:page-count="94" meta:paragraph-count="2457" meta:word-count="19750" meta:character-count="151678"/>
    <meta:user-defined meta:name="Date">27.07.2004</meta:user-defined>
    <meta:user-defined meta:name="Version">1.0</meta:user-defined>
    <meta:user-defined meta:name="isubject">Руководство администратора</meta:user-defined>
    <meta:user-defined meta:name="Поле 1"/>
    <meta:user-defined meta:name="Поле 2" meta:value-type="string"/>
    <meta:user-defined meta:name="Поле 3" meta:value-type="string"/>
    <meta:user-defined meta:name="Поле 4" meta:value-type="string"/>
  </office:meta>
</office:document-meta>
</file>